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none" fo:country="none" style:language-asian="none" style:country-asian="non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>
            <text:p>IAU Nam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nst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WDS_J</text:p>
          </table:table-cell>
          <table:table-cell table:style-name="ce1" office:value-type="string" calcext:value-type="string">
            <text:p>Vmag</text:p>
          </table:table-cell>
          <table:table-cell table:style-name="ce1" office:value-type="string" calcext:value-type="string">
            <text:p>RA(J2000)</text:p>
          </table:table-cell>
          <table:table-cell table:style-name="ce1" office:value-type="string" calcext:value-type="string">
            <text:p>Dec(J2000)</text:p>
          </table:table-cell>
          <table:table-cell table:style-name="ce1" office:value-type="string" calcext:value-type="string">
            <text:p>Approval Date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bsolutno</text:p>
          </table:table-cell>
          <table:table-cell office:value-type="string" calcext:value-type="string">
            <text:p>XO-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16.716506</text:p>
          </table:table-cell>
          <table:table-cell office:value-type="string" calcext:value-type="string">
            <text:p>39.094572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];CHAR(34); &quot;, Designation = &quot;;CHAR(34);[.B2];CHAR(34); &quot;, Id = &quot;;CHAR(34);[.C2];CHAR(34);&quot;, Constellation = &quot;;CHAR(34);[.D2];CHAR(34);&quot;, No = &quot;;CHAR(34);[.E2];CHAR(34); &quot;, VMag = &quot;;[.G2]; &quot;, RightAscension = &quot;;[.H2]; &quot;, Declination= &quot;; [.I2]; &quot;},&quot;)" office:value-type="string" office:string-value="new IAUNamed {Name = &quot;Absolutno&quot;, Designation = &quot;XO-5&quot;, Id = &quot;_&quot;, Constellation = &quot;Lyn&quot;, No = &quot;_&quot;, VMag = 12.13, RightAscension = 116.716506, Declination= 39.094572}," calcext:value-type="string">
            <text:p>new IAUNamed {Name = "Absolutno", Designation = "XO-5", Id = "_", Constellation = "Lyn", No = "_", VMag = 12.13, RightAscension = 116.716506, Declination= 39.094572},</text:p>
          </table:table-cell>
        </table:table-row>
        <table:table-row table:style-name="ro2">
          <table:table-cell office:value-type="string" calcext:value-type="string">
            <text:p>Alasia</text:p>
          </table:table-cell>
          <table:table-cell office:value-type="string" calcext:value-type="string">
            <text:p>HD 16874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8218-1155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75.457428</text:p>
          </table:table-cell>
          <table:table-cell office:value-type="string" calcext:value-type="string">
            <text:p>-11.922682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];CHAR(34); &quot;, Designation = &quot;;CHAR(34);[.B3];CHAR(34); &quot;, Id = &quot;;CHAR(34);[.C3];CHAR(34);&quot;, Constellation = &quot;;CHAR(34);[.D3];CHAR(34);&quot;, No = &quot;;CHAR(34);[.E3];CHAR(34); &quot;, VMag = &quot;;[.G3]; &quot;, RightAscension = &quot;;[.H3]; &quot;, Declination= &quot;; [.I3]; &quot;},&quot;)" office:value-type="string" office:string-value="new IAUNamed {Name = &quot;Alasia&quot;, Designation = &quot;HD 168746&quot;, Id = &quot;_&quot;, Constellation = &quot;Ser&quot;, No = &quot;_&quot;, VMag = 7.95, RightAscension = 275.457428, Declination= -11.922682}," calcext:value-type="string">
            <text:p>new IAUNamed {Name = "Alasia", Designation = "HD 168746", Id = "_", Constellation = "Ser", No = "_", VMag = 7.95, RightAscension = 275.457428, Declination= -11.922682},</text:p>
          </table:table-cell>
        </table:table-row>
        <table:table-row table:style-name="ro2">
          <table:table-cell office:value-type="string" calcext:value-type="string">
            <text:p>Amadioha</text:p>
          </table:table-cell>
          <table:table-cell office:value-type="string" calcext:value-type="string">
            <text:p>HD 431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M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93.398590</text:p>
          </table:table-cell>
          <table:table-cell office:value-type="string" calcext:value-type="string">
            <text:p>-29.89726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];CHAR(34); &quot;, Designation = &quot;;CHAR(34);[.B4];CHAR(34); &quot;, Id = &quot;;CHAR(34);[.C4];CHAR(34);&quot;, Constellation = &quot;;CHAR(34);[.D4];CHAR(34);&quot;, No = &quot;;CHAR(34);[.E4];CHAR(34); &quot;, VMag = &quot;;[.G4]; &quot;, RightAscension = &quot;;[.H4]; &quot;, Declination= &quot;; [.I4]; &quot;},&quot;)" office:value-type="string" office:string-value="new IAUNamed {Name = &quot;Amadioha&quot;, Designation = &quot;HD 43197&quot;, Id = &quot;_&quot;, Constellation = &quot;CMa&quot;, No = &quot;_&quot;, VMag = 8.98, RightAscension = 93.398590, Declination= -29.897264}," calcext:value-type="string">
            <text:p>new IAUNamed {Name = "Amadioha", Designation = "HD 43197", Id = "_", Constellation = "CMa", No = "_", VMag = 8.98, RightAscension = 93.398590, Declination= -29.897264},</text:p>
          </table:table-cell>
        </table:table-row>
        <table:table-row table:style-name="ro2">
          <table:table-cell office:value-type="string" calcext:value-type="string">
            <text:p>Amansinaya</text:p>
          </table:table-cell>
          <table:table-cell office:value-type="string" calcext:value-type="string">
            <text:p>WASP-3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165.399575</text:p>
          </table:table-cell>
          <table:table-cell office:value-type="string" calcext:value-type="string">
            <text:p>-23.860662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];CHAR(34); &quot;, Designation = &quot;;CHAR(34);[.B5];CHAR(34); &quot;, Id = &quot;;CHAR(34);[.C5];CHAR(34);&quot;, Constellation = &quot;;CHAR(34);[.D5];CHAR(34);&quot;, No = &quot;;CHAR(34);[.E5];CHAR(34); &quot;, VMag = &quot;;[.G5]; &quot;, RightAscension = &quot;;[.H5]; &quot;, Declination= &quot;; [.I5]; &quot;},&quot;)" office:value-type="string" office:string-value="new IAUNamed {Name = &quot;Amansinaya&quot;, Designation = &quot;WASP-34&quot;, Id = &quot;_&quot;, Constellation = &quot;Crt&quot;, No = &quot;_&quot;, VMag = 10.30, RightAscension = 165.399575, Declination= -23.860662}," calcext:value-type="string">
            <text:p>new IAUNamed {Name = "Amansinaya", Designation = "WASP-34", Id = "_", Constellation = "Crt", No = "_", VMag = 10.30, RightAscension = 165.399575, Declination= -23.860662},</text:p>
          </table:table-cell>
        </table:table-row>
        <table:table-row table:style-name="ro2">
          <table:table-cell office:value-type="string" calcext:value-type="string">
            <text:p>Anadolu</text:p>
          </table:table-cell>
          <table:table-cell office:value-type="string" calcext:value-type="string">
            <text:p>WASP-5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348.494823</text:p>
          </table:table-cell>
          <table:table-cell office:value-type="string" calcext:value-type="string">
            <text:p>8.761270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];CHAR(34); &quot;, Designation = &quot;;CHAR(34);[.B6];CHAR(34); &quot;, Id = &quot;;CHAR(34);[.C6];CHAR(34);&quot;, Constellation = &quot;;CHAR(34);[.D6];CHAR(34);&quot;, No = &quot;;CHAR(34);[.E6];CHAR(34); &quot;, VMag = &quot;;[.G6]; &quot;, RightAscension = &quot;;[.H6]; &quot;, Declination= &quot;; [.I6]; &quot;},&quot;)" office:value-type="string" office:string-value="new IAUNamed {Name = &quot;Anadolu&quot;, Designation = &quot;WASP-52&quot;, Id = &quot;_&quot;, Constellation = &quot;Peg&quot;, No = &quot;_&quot;, VMag = 12.20, RightAscension = 348.494823, Declination= 8.761270}," calcext:value-type="string">
            <text:p>new IAUNamed {Name = "Anadolu", Designation = "WASP-52", Id = "_", Constellation = "Peg", No = "_", VMag = 12.20, RightAscension = 348.494823, Declination= 8.761270},</text:p>
          </table:table-cell>
        </table:table-row>
        <table:table-row table:style-name="ro2">
          <table:table-cell office:value-type="string" calcext:value-type="string">
            <text:p>Aniara</text:p>
          </table:table-cell>
          <table:table-cell office:value-type="string" calcext:value-type="string">
            <text:p>HD 1029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177.843796</text:p>
          </table:table-cell>
          <table:table-cell office:value-type="string" calcext:value-type="string">
            <text:p>57.64073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];CHAR(34); &quot;, Designation = &quot;;CHAR(34);[.B7];CHAR(34); &quot;, Id = &quot;;CHAR(34);[.C7];CHAR(34);&quot;, Constellation = &quot;;CHAR(34);[.D7];CHAR(34);&quot;, No = &quot;;CHAR(34);[.E7];CHAR(34); &quot;, VMag = &quot;;[.G7]; &quot;, RightAscension = &quot;;[.H7]; &quot;, Declination= &quot;; [.I7]; &quot;},&quot;)" office:value-type="string" office:string-value="new IAUNamed {Name = &quot;Aniara&quot;, Designation = &quot;HD 102956&quot;, Id = &quot;_&quot;, Constellation = &quot;UMa&quot;, No = &quot;_&quot;, VMag = 7.86, RightAscension = 177.843796, Declination= 57.640734}," calcext:value-type="string">
            <text:p>new IAUNamed {Name = "Aniara", Designation = "HD 102956", Id = "_", Constellation = "UMa", No = "_", VMag = 7.86, RightAscension = 177.843796, Declination= 57.640734},</text:p>
          </table:table-cell>
        </table:table-row>
        <table:table-row table:style-name="ro2">
          <table:table-cell office:value-type="string" calcext:value-type="string">
            <text:p>Arcalís</text:p>
          </table:table-cell>
          <table:table-cell office:value-type="string" calcext:value-type="string">
            <text:p>HD 13149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oo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223.345951</text:p>
          </table:table-cell>
          <table:table-cell office:value-type="string" calcext:value-type="string">
            <text:p>18.235409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];CHAR(34); &quot;, Designation = &quot;;CHAR(34);[.B8];CHAR(34); &quot;, Id = &quot;;CHAR(34);[.C8];CHAR(34);&quot;, Constellation = &quot;;CHAR(34);[.D8];CHAR(34);&quot;, No = &quot;;CHAR(34);[.E8];CHAR(34); &quot;, VMag = &quot;;[.G8]; &quot;, RightAscension = &quot;;[.H8]; &quot;, Declination= &quot;; [.I8]; &quot;},&quot;)" office:value-type="string" office:string-value="new IAUNamed {Name = &quot;Arcalís&quot;, Designation = &quot;HD 131496&quot;, Id = &quot;_&quot;, Constellation = &quot;Boo&quot;, No = &quot;_&quot;, VMag = 7.80, RightAscension = 223.345951, Declination= 18.235409}," calcext:value-type="string">
            <text:p>new IAUNamed {Name = "Arcalís", Designation = "HD 131496", Id = "_", Constellation = "Boo", No = "_", VMag = 7.80, RightAscension = 223.345951, Declination= 18.235409},</text:p>
          </table:table-cell>
        </table:table-row>
        <table:table-row table:style-name="ro2">
          <table:table-cell office:value-type="string" calcext:value-type="string">
            <text:p>Atakoraka</text:p>
          </table:table-cell>
          <table:table-cell office:value-type="string" calcext:value-type="string">
            <text:p>WASP-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6445-3252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101.115022</text:p>
          </table:table-cell>
          <table:table-cell office:value-type="string" calcext:value-type="string">
            <text:p>-32.85838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];CHAR(34); &quot;, Designation = &quot;;CHAR(34);[.B9];CHAR(34); &quot;, Id = &quot;;CHAR(34);[.C9];CHAR(34);&quot;, Constellation = &quot;;CHAR(34);[.D9];CHAR(34);&quot;, No = &quot;;CHAR(34);[.E9];CHAR(34); &quot;, VMag = &quot;;[.G9]; &quot;, RightAscension = &quot;;[.H9]; &quot;, Declination= &quot;; [.I9]; &quot;},&quot;)" office:value-type="string" office:string-value="new IAUNamed {Name = &quot;Atakoraka&quot;, Designation = &quot;WASP-64&quot;, Id = &quot;_&quot;, Constellation = &quot;CMa&quot;, No = &quot;_&quot;, VMag = 12.69, RightAscension = 101.115022, Declination= -32.858383}," calcext:value-type="string">
            <text:p>new IAUNamed {Name = "Atakoraka", Designation = "WASP-64", Id = "_", Constellation = "CMa", No = "_", VMag = 12.69, RightAscension = 101.115022, Declination= -32.858383},</text:p>
          </table:table-cell>
        </table:table-row>
        <table:table-row table:style-name="ro2">
          <table:table-cell office:value-type="string" calcext:value-type="string">
            <text:p>Axólotl</text:p>
          </table:table-cell>
          <table:table-cell office:value-type="string" calcext:value-type="string">
            <text:p>HD 22469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359.974298</text:p>
          </table:table-cell>
          <table:table-cell office:value-type="string" calcext:value-type="string">
            <text:p>-22.42811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];CHAR(34); &quot;, Designation = &quot;;CHAR(34);[.B10];CHAR(34); &quot;, Id = &quot;;CHAR(34);[.C10];CHAR(34);&quot;, Constellation = &quot;;CHAR(34);[.D10];CHAR(34);&quot;, No = &quot;;CHAR(34);[.E10];CHAR(34); &quot;, VMag = &quot;;[.G10]; &quot;, RightAscension = &quot;;[.H10]; &quot;, Declination= &quot;; [.I10]; &quot;},&quot;)" office:value-type="string" office:string-value="new IAUNamed {Name = &quot;Axólotl&quot;, Designation = &quot;HD 224693&quot;, Id = &quot;_&quot;, Constellation = &quot;Cet&quot;, No = &quot;_&quot;, VMag = 8.23, RightAscension = 359.974298, Declination= -22.428116}," calcext:value-type="string">
            <text:p>new IAUNamed {Name = "Axólotl", Designation = "HD 224693", Id = "_", Constellation = "Cet", No = "_", VMag = 8.23, RightAscension = 359.974298, Declination= -22.428116},</text:p>
          </table:table-cell>
        </table:table-row>
        <table:table-row table:style-name="ro2">
          <table:table-cell office:value-type="string" calcext:value-type="string">
            <text:p>Ayeyarwady</text:p>
          </table:table-cell>
          <table:table-cell office:value-type="string" calcext:value-type="string">
            <text:p>HD 187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45.044402</text:p>
          </table:table-cell>
          <table:table-cell office:value-type="string" calcext:value-type="string">
            <text:p>-20.80260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1];CHAR(34); &quot;, Designation = &quot;;CHAR(34);[.B11];CHAR(34); &quot;, Id = &quot;;CHAR(34);[.C11];CHAR(34);&quot;, Constellation = &quot;;CHAR(34);[.D11];CHAR(34);&quot;, No = &quot;;CHAR(34);[.E11];CHAR(34); &quot;, VMag = &quot;;[.G11]; &quot;, RightAscension = &quot;;[.H11]; &quot;, Declination= &quot;; [.I11]; &quot;},&quot;)" office:value-type="string" office:string-value="new IAUNamed {Name = &quot;Ayeyarwady&quot;, Designation = &quot;HD 18742&quot;, Id = &quot;_&quot;, Constellation = &quot;Eri&quot;, No = &quot;_&quot;, VMag = 7.81, RightAscension = 45.044402, Declination= -20.802604}," calcext:value-type="string">
            <text:p>new IAUNamed {Name = "Ayeyarwady", Designation = "HD 18742", Id = "_", Constellation = "Eri", No = "_", VMag = 7.81, RightAscension = 45.044402, Declination= -20.802604},</text:p>
          </table:table-cell>
        </table:table-row>
        <table:table-row table:style-name="ro2">
          <table:table-cell office:value-type="string" calcext:value-type="string">
            <text:p>Baekdu</text:p>
          </table:table-cell>
          <table:table-cell office:value-type="string" calcext:value-type="string">
            <text:p>HD 1330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4568+7454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224.201473</text:p>
          </table:table-cell>
          <table:table-cell office:value-type="string" calcext:value-type="string">
            <text:p>74.90092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2];CHAR(34); &quot;, Designation = &quot;;CHAR(34);[.B12];CHAR(34); &quot;, Id = &quot;;CHAR(34);[.C12];CHAR(34);&quot;, Constellation = &quot;;CHAR(34);[.D12];CHAR(34);&quot;, No = &quot;;CHAR(34);[.E12];CHAR(34); &quot;, VMag = &quot;;[.G12]; &quot;, RightAscension = &quot;;[.H12]; &quot;, Declination= &quot;; [.I12]; &quot;},&quot;)" office:value-type="string" office:string-value="new IAUNamed {Name = &quot;Baekdu&quot;, Designation = &quot;HD 133086&quot;, Id = &quot;8&quot;, Constellation = &quot;UMi&quot;, No = &quot;_&quot;, VMag = 6.83, RightAscension = 224.201473, Declination= 74.900923}," calcext:value-type="string">
            <text:p>new IAUNamed {Name = "Baekdu", Designation = "HD 133086", Id = "8", Constellation = "UMi", No = "_", VMag = 6.83, RightAscension = 224.201473, Declination= 74.900923},</text:p>
          </table:table-cell>
        </table:table-row>
        <table:table-row table:style-name="ro2">
          <table:table-cell office:value-type="string" calcext:value-type="string">
            <text:p>Bélénos</text:p>
          </table:table-cell>
          <table:table-cell office:value-type="string" calcext:value-type="string">
            <text:p>HD 85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s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021.302148</text:p>
          </table:table-cell>
          <table:table-cell office:value-type="string" calcext:value-type="string">
            <text:p>28.56669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3];CHAR(34); &quot;, Designation = &quot;;CHAR(34);[.B13];CHAR(34); &quot;, Id = &quot;;CHAR(34);[.C13];CHAR(34);&quot;, Constellation = &quot;;CHAR(34);[.D13];CHAR(34);&quot;, No = &quot;;CHAR(34);[.E13];CHAR(34); &quot;, VMag = &quot;;[.G13]; &quot;, RightAscension = &quot;;[.H13]; &quot;, Declination= &quot;; [.I13]; &quot;},&quot;)" office:value-type="string" office:string-value="new IAUNamed {Name = &quot;Bélénos&quot;, Designation = &quot;HD 8574&quot;, Id = &quot;_&quot;, Constellation = &quot;Psc&quot;, No = &quot;_&quot;, VMag = 7.12, RightAscension = 021.302148, Declination= 28.566695}," calcext:value-type="string">
            <text:p>new IAUNamed {Name = "Bélénos", Designation = "HD 8574", Id = "_", Constellation = "Psc", No = "_", VMag = 7.12, RightAscension = 021.302148, Declination= 28.566695},</text:p>
          </table:table-cell>
        </table:table-row>
        <table:table-row table:style-name="ro2">
          <table:table-cell office:value-type="string" calcext:value-type="string">
            <text:p>Belel</text:p>
          </table:table-cell>
          <table:table-cell office:value-type="string" calcext:value-type="string">
            <text:p>HD 1813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g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290.267627</text:p>
          </table:table-cell>
          <table:table-cell office:value-type="string" calcext:value-type="string">
            <text:p>-23.619570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4];CHAR(34); &quot;, Designation = &quot;;CHAR(34);[.B14];CHAR(34); &quot;, Id = &quot;;CHAR(34);[.C14];CHAR(34);&quot;, Constellation = &quot;;CHAR(34);[.D14];CHAR(34);&quot;, No = &quot;;CHAR(34);[.E14];CHAR(34); &quot;, VMag = &quot;;[.G14]; &quot;, RightAscension = &quot;;[.H14]; &quot;, Declination= &quot;; [.I14]; &quot;},&quot;)" office:value-type="string" office:string-value="new IAUNamed {Name = &quot;Belel&quot;, Designation = &quot;HD 181342&quot;, Id = &quot;_&quot;, Constellation = &quot;Sgr&quot;, No = &quot;_&quot;, VMag = 7.55, RightAscension = 290.267627, Declination= -23.619570}," calcext:value-type="string">
            <text:p>new IAUNamed {Name = "Belel", Designation = "HD 181342", Id = "_", Constellation = "Sgr", No = "_", VMag = 7.55, RightAscension = 290.267627, Declination= -23.619570},</text:p>
          </table:table-cell>
        </table:table-row>
        <table:table-row table:style-name="ro2">
          <table:table-cell office:value-type="string" calcext:value-type="string">
            <text:p>Berehynia</text:p>
          </table:table-cell>
          <table:table-cell office:value-type="string" calcext:value-type="string">
            <text:p>HAT-P-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066.248062</text:p>
          </table:table-cell>
          <table:table-cell office:value-type="string" calcext:value-type="string">
            <text:p>39.460642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5];CHAR(34); &quot;, Designation = &quot;;CHAR(34);[.B15];CHAR(34); &quot;, Id = &quot;;CHAR(34);[.C15];CHAR(34);&quot;, Constellation = &quot;;CHAR(34);[.D15];CHAR(34);&quot;, No = &quot;;CHAR(34);[.E15];CHAR(34); &quot;, VMag = &quot;;[.G15]; &quot;, RightAscension = &quot;;[.H15]; &quot;, Declination= &quot;; [.I15]; &quot;},&quot;)" office:value-type="string" office:string-value="new IAUNamed {Name = &quot;Berehynia&quot;, Designation = &quot;HAT-P-15&quot;, Id = &quot;_&quot;, Constellation = &quot;Per&quot;, No = &quot;_&quot;, VMag = 12.02, RightAscension = 066.248062, Declination= 39.460642}," calcext:value-type="string">
            <text:p>new IAUNamed {Name = "Berehynia", Designation = "HAT-P-15", Id = "_", Constellation = "Per", No = "_", VMag = 12.02, RightAscension = 066.248062, Declination= 39.460642},</text:p>
          </table:table-cell>
        </table:table-row>
        <table:table-row table:style-name="ro2">
          <table:table-cell office:value-type="string" calcext:value-type="string">
            <text:p>Bibhā</text:p>
          </table:table-cell>
          <table:table-cell office:value-type="string" calcext:value-type="string">
            <text:p>HD 860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x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149.024661</text:p>
          </table:table-cell>
          <table:table-cell office:value-type="string" calcext:value-type="string">
            <text:p>-3.80842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6];CHAR(34); &quot;, Designation = &quot;;CHAR(34);[.B16];CHAR(34); &quot;, Id = &quot;;CHAR(34);[.C16];CHAR(34);&quot;, Constellation = &quot;;CHAR(34);[.D16];CHAR(34);&quot;, No = &quot;;CHAR(34);[.E16];CHAR(34); &quot;, VMag = &quot;;[.G16]; &quot;, RightAscension = &quot;;[.H16]; &quot;, Declination= &quot;; [.I16]; &quot;},&quot;)" office:value-type="string" office:string-value="new IAUNamed {Name = &quot;Bibhā&quot;, Designation = &quot;HD 86081&quot;, Id = &quot;_&quot;, Constellation = &quot;Sex&quot;, No = &quot;_&quot;, VMag = 8.73, RightAscension = 149.024661, Declination= -3.808423}," calcext:value-type="string">
            <text:p>new IAUNamed {Name = "Bibhā", Designation = "HD 86081", Id = "_", Constellation = "Sex", No = "_", VMag = 8.73, RightAscension = 149.024661, Declination= -3.808423},</text:p>
          </table:table-cell>
        </table:table-row>
        <table:table-row table:style-name="ro2">
          <table:table-cell office:value-type="string" calcext:value-type="string">
            <text:p>Bosona</text:p>
          </table:table-cell>
          <table:table-cell office:value-type="string" calcext:value-type="string">
            <text:p>HD 2066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q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325.853751</text:p>
          </table:table-cell>
          <table:table-cell office:value-type="string" calcext:value-type="string">
            <text:p>-7.40825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7];CHAR(34); &quot;, Designation = &quot;;CHAR(34);[.B17];CHAR(34); &quot;, Id = &quot;;CHAR(34);[.C17];CHAR(34);&quot;, Constellation = &quot;;CHAR(34);[.D17];CHAR(34);&quot;, No = &quot;;CHAR(34);[.E17];CHAR(34); &quot;, VMag = &quot;;[.G17]; &quot;, RightAscension = &quot;;[.H17]; &quot;, Declination= &quot;; [.I17]; &quot;},&quot;)" office:value-type="string" office:string-value="new IAUNamed {Name = &quot;Bosona&quot;, Designation = &quot;HD 206610&quot;, Id = &quot;_&quot;, Constellation = &quot;Aqr&quot;, No = &quot;_&quot;, VMag = 8.34, RightAscension = 325.853751, Declination= -7.408253}," calcext:value-type="string">
            <text:p>new IAUNamed {Name = "Bosona", Designation = "HD 206610", Id = "_", Constellation = "Aqr", No = "_", VMag = 8.34, RightAscension = 325.853751, Declination= -7.408253},</text:p>
          </table:table-cell>
        </table:table-row>
        <table:table-row table:style-name="ro2">
          <table:table-cell office:value-type="string" calcext:value-type="string">
            <text:p>Bubup</text:p>
          </table:table-cell>
          <table:table-cell office:value-type="string" calcext:value-type="string">
            <text:p>HD 382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84.258403</text:p>
          </table:table-cell>
          <table:table-cell office:value-type="string" calcext:value-type="string">
            <text:p>-73.69934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8];CHAR(34); &quot;, Designation = &quot;;CHAR(34);[.B18];CHAR(34); &quot;, Id = &quot;;CHAR(34);[.C18];CHAR(34);&quot;, Constellation = &quot;;CHAR(34);[.D18];CHAR(34);&quot;, No = &quot;;CHAR(34);[.E18];CHAR(34); &quot;, VMag = &quot;;[.G18]; &quot;, RightAscension = &quot;;[.H18]; &quot;, Declination= &quot;; [.I18]; &quot;},&quot;)" office:value-type="string" office:string-value="new IAUNamed {Name = &quot;Bubup&quot;, Designation = &quot;HD 38283&quot;, Id = &quot;_&quot;, Constellation = &quot;Men&quot;, No = &quot;_&quot;, VMag = 6.69, RightAscension = 84.258403, Declination= -73.699346}," calcext:value-type="string">
            <text:p>new IAUNamed {Name = "Bubup", Designation = "HD 38283", Id = "_", Constellation = "Men", No = "_", VMag = 6.69, RightAscension = 84.258403, Declination= -73.699346},</text:p>
          </table:table-cell>
        </table:table-row>
        <table:table-row table:style-name="ro2">
          <table:table-cell office:value-type="string" calcext:value-type="string">
            <text:p>Buna</text:p>
          </table:table-cell>
          <table:table-cell office:value-type="string" calcext:value-type="string">
            <text:p>HD 1617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39.257963</text:p>
          </table:table-cell>
          <table:table-cell office:value-type="string" calcext:value-type="string">
            <text:p>42.062630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9];CHAR(34); &quot;, Designation = &quot;;CHAR(34);[.B19];CHAR(34); &quot;, Id = &quot;;CHAR(34);[.C19];CHAR(34);&quot;, Constellation = &quot;;CHAR(34);[.D19];CHAR(34);&quot;, No = &quot;;CHAR(34);[.E19];CHAR(34); &quot;, VMag = &quot;;[.G19]; &quot;, RightAscension = &quot;;[.H19]; &quot;, Declination= &quot;; [.I19]; &quot;},&quot;)" office:value-type="string" office:string-value="new IAUNamed {Name = &quot;Buna&quot;, Designation = &quot;HD 16175&quot;, Id = &quot;_&quot;, Constellation = &quot;And&quot;, No = &quot;_&quot;, VMag = 7.28, RightAscension = 39.257963, Declination= 42.062630}," calcext:value-type="string">
            <text:p>new IAUNamed {Name = "Buna", Designation = "HD 16175", Id = "_", Constellation = "And", No = "_", VMag = 7.28, RightAscension = 39.257963, Declination= 42.062630},</text:p>
          </table:table-cell>
        </table:table-row>
        <table:table-row table:style-name="ro2">
          <table:table-cell office:value-type="string" calcext:value-type="string">
            <text:p>Ceibo</text:p>
          </table:table-cell>
          <table:table-cell office:value-type="string" calcext:value-type="string">
            <text:p>HD 6345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114.841057</text:p>
          </table:table-cell>
          <table:table-cell office:value-type="string" calcext:value-type="string">
            <text:p>-78.27897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0];CHAR(34); &quot;, Designation = &quot;;CHAR(34);[.B20];CHAR(34); &quot;, Id = &quot;;CHAR(34);[.C20];CHAR(34);&quot;, Constellation = &quot;;CHAR(34);[.D20];CHAR(34);&quot;, No = &quot;;CHAR(34);[.E20];CHAR(34); &quot;, VMag = &quot;;[.G20]; &quot;, RightAscension = &quot;;[.H20]; &quot;, Declination= &quot;; [.I20]; &quot;},&quot;)" office:value-type="string" office:string-value="new IAUNamed {Name = &quot;Ceibo&quot;, Designation = &quot;HD 63454&quot;, Id = &quot;_&quot;, Constellation = &quot;Cha&quot;, No = &quot;_&quot;, VMag = 9.37, RightAscension = 114.841057, Declination= -78.278974}," calcext:value-type="string">
            <text:p>new IAUNamed {Name = "Ceibo", Designation = "HD 63454", Id = "_", Constellation = "Cha", No = "_", VMag = 9.37, RightAscension = 114.841057, Declination= -78.278974},</text:p>
          </table:table-cell>
        </table:table-row>
        <table:table-row table:style-name="ro2">
          <table:table-cell office:value-type="string" calcext:value-type="string">
            <text:p>Chaophraya</text:p>
          </table:table-cell>
          <table:table-cell office:value-type="string" calcext:value-type="string">
            <text:p>WASP-5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043.688059</text:p>
          </table:table-cell>
          <table:table-cell office:value-type="string" calcext:value-type="string">
            <text:p>-10.89806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1];CHAR(34); &quot;, Designation = &quot;;CHAR(34);[.B21];CHAR(34); &quot;, Id = &quot;;CHAR(34);[.C21];CHAR(34);&quot;, Constellation = &quot;;CHAR(34);[.D21];CHAR(34);&quot;, No = &quot;;CHAR(34);[.E21];CHAR(34); &quot;, VMag = &quot;;[.G21]; &quot;, RightAscension = &quot;;[.H21]; &quot;, Declination= &quot;; [.I21]; &quot;},&quot;)" office:value-type="string" office:string-value="new IAUNamed {Name = &quot;Chaophraya&quot;, Designation = &quot;WASP-50&quot;, Id = &quot;_&quot;, Constellation = &quot;Eri&quot;, No = &quot;_&quot;, VMag = 11.74, RightAscension = 043.688059, Declination= -10.898063}," calcext:value-type="string">
            <text:p>new IAUNamed {Name = "Chaophraya", Designation = "WASP-50", Id = "_", Constellation = "Eri", No = "_", VMag = 11.74, RightAscension = 043.688059, Declination= -10.898063},</text:p>
          </table:table-cell>
        </table:table-row>
        <table:table-row table:style-name="ro2">
          <table:table-cell office:value-type="string" calcext:value-type="string">
            <text:p>Chasoň</text:p>
          </table:table-cell>
          <table:table-cell office:value-type="string" calcext:value-type="string">
            <text:p>HAT-P-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y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8176+3637</text:p>
          </table:table-cell>
          <table:table-cell office:value-type="string" calcext:value-type="string">
            <text:p>11.96</text:p>
          </table:table-cell>
          <table:table-cell office:value-type="string" calcext:value-type="string">
            <text:p>274.405470</text:p>
          </table:table-cell>
          <table:table-cell office:value-type="string" calcext:value-type="string">
            <text:p>36.62143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2];CHAR(34); &quot;, Designation = &quot;;CHAR(34);[.B22];CHAR(34); &quot;, Id = &quot;;CHAR(34);[.C22];CHAR(34);&quot;, Constellation = &quot;;CHAR(34);[.D22];CHAR(34);&quot;, No = &quot;;CHAR(34);[.E22];CHAR(34); &quot;, VMag = &quot;;[.G22]; &quot;, RightAscension = &quot;;[.H22]; &quot;, Declination= &quot;; [.I22]; &quot;},&quot;)" office:value-type="string" office:string-value="new IAUNamed {Name = &quot;Chasoň&quot;, Designation = &quot;HAT-P-5&quot;, Id = &quot;_&quot;, Constellation = &quot;Lyr&quot;, No = &quot;_&quot;, VMag = 11.96, RightAscension = 274.405470, Declination= 36.621436}," calcext:value-type="string">
            <text:p>new IAUNamed {Name = "Chasoň", Designation = "HAT-P-5", Id = "_", Constellation = "Lyr", No = "_", VMag = 11.96, RightAscension = 274.405470, Declination= 36.621436},</text:p>
          </table:table-cell>
        </table:table-row>
        <table:table-row table:style-name="ro2">
          <table:table-cell office:value-type="string" calcext:value-type="string">
            <text:p>Chechia</text:p>
          </table:table-cell>
          <table:table-cell office:value-type="string" calcext:value-type="string">
            <text:p>HD 19269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ql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304.025017</text:p>
          </table:table-cell>
          <table:table-cell office:value-type="string" calcext:value-type="string">
            <text:p>4.58079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3];CHAR(34); &quot;, Designation = &quot;;CHAR(34);[.B23];CHAR(34); &quot;, Id = &quot;;CHAR(34);[.C23];CHAR(34);&quot;, Constellation = &quot;;CHAR(34);[.D23];CHAR(34);&quot;, No = &quot;;CHAR(34);[.E23];CHAR(34); &quot;, VMag = &quot;;[.G23]; &quot;, RightAscension = &quot;;[.H23]; &quot;, Declination= &quot;; [.I23]; &quot;},&quot;)" office:value-type="string" office:string-value="new IAUNamed {Name = &quot;Chechia&quot;, Designation = &quot;HD 192699&quot;, Id = &quot;_&quot;, Constellation = &quot;Aql&quot;, No = &quot;_&quot;, VMag = 6.44, RightAscension = 304.025017, Declination= 4.580795}," calcext:value-type="string">
            <text:p>new IAUNamed {Name = "Chechia", Designation = "HD 192699", Id = "_", Constellation = "Aql", No = "_", VMag = 6.44, RightAscension = 304.025017, Declination= 4.580795},</text:p>
          </table:table-cell>
        </table:table-row>
        <table:table-row table:style-name="ro2">
          <table:table-cell office:value-type="string" calcext:value-type="string">
            <text:p>Citadelle</text:p>
          </table:table-cell>
          <table:table-cell office:value-type="string" calcext:value-type="string">
            <text:p>HD 150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s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4.821110</text:p>
          </table:table-cell>
          <table:table-cell office:value-type="string" calcext:value-type="string">
            <text:p>14.05475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4];CHAR(34); &quot;, Designation = &quot;;CHAR(34);[.B24];CHAR(34); &quot;, Id = &quot;;CHAR(34);[.C24];CHAR(34);&quot;, Constellation = &quot;;CHAR(34);[.D24];CHAR(34);&quot;, No = &quot;;CHAR(34);[.E24];CHAR(34); &quot;, VMag = &quot;;[.G24]; &quot;, RightAscension = &quot;;[.H24]; &quot;, Declination= &quot;; [.I24]; &quot;},&quot;)" office:value-type="string" office:string-value="new IAUNamed {Name = &quot;Citadelle&quot;, Designation = &quot;HD 1502&quot;, Id = &quot;_&quot;, Constellation = &quot;Psc&quot;, No = &quot;_&quot;, VMag = 8.36, RightAscension = 4.821110, Declination= 14.054756}," calcext:value-type="string">
            <text:p>new IAUNamed {Name = "Citadelle", Designation = "HD 1502", Id = "_", Constellation = "Psc", No = "_", VMag = 8.36, RightAscension = 4.821110, Declination= 14.054756},</text:p>
          </table:table-cell>
        </table:table-row>
        <table:table-row table:style-name="ro2">
          <table:table-cell office:value-type="string" calcext:value-type="string">
            <text:p>Citalá</text:p>
          </table:table-cell>
          <table:table-cell office:value-type="string" calcext:value-type="string">
            <text:p>HD 522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105.075149</text:p>
          </table:table-cell>
          <table:table-cell office:value-type="string" calcext:value-type="string">
            <text:p>-5.36716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5];CHAR(34); &quot;, Designation = &quot;;CHAR(34);[.B25];CHAR(34); &quot;, Id = &quot;;CHAR(34);[.C25];CHAR(34);&quot;, Constellation = &quot;;CHAR(34);[.D25];CHAR(34);&quot;, No = &quot;;CHAR(34);[.E25];CHAR(34); &quot;, VMag = &quot;;[.G25]; &quot;, RightAscension = &quot;;[.H25]; &quot;, Declination= &quot;; [.I25]; &quot;},&quot;)" office:value-type="string" office:string-value="new IAUNamed {Name = &quot;Citalá&quot;, Designation = &quot;HD 52265&quot;, Id = &quot;_&quot;, Constellation = &quot;Mon&quot;, No = &quot;_&quot;, VMag = 6.29, RightAscension = 105.075149, Declination= -5.367161}," calcext:value-type="string">
            <text:p>new IAUNamed {Name = "Citalá", Designation = "HD 52265", Id = "_", Constellation = "Mon", No = "_", VMag = 6.29, RightAscension = 105.075149, Declination= -5.367161},</text:p>
          </table:table-cell>
        </table:table-row>
        <table:table-row table:style-name="ro2">
          <table:table-cell office:value-type="string" calcext:value-type="string">
            <text:p>Cocibolca</text:p>
          </table:table-cell>
          <table:table-cell office:value-type="string" calcext:value-type="string">
            <text:p>HD 42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l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11.111045</text:p>
          </table:table-cell>
          <table:table-cell office:value-type="string" calcext:value-type="string">
            <text:p>-26.51568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6];CHAR(34); &quot;, Designation = &quot;;CHAR(34);[.B26];CHAR(34); &quot;, Id = &quot;;CHAR(34);[.C26];CHAR(34);&quot;, Constellation = &quot;;CHAR(34);[.D26];CHAR(34);&quot;, No = &quot;;CHAR(34);[.E26];CHAR(34); &quot;, VMag = &quot;;[.G26]; &quot;, RightAscension = &quot;;[.H26]; &quot;, Declination= &quot;; [.I26]; &quot;},&quot;)" office:value-type="string" office:string-value="new IAUNamed {Name = &quot;Cocibolca&quot;, Designation = &quot;HD 4208&quot;, Id = &quot;_&quot;, Constellation = &quot;Scl&quot;, No = &quot;_&quot;, VMag = 7.78, RightAscension = 11.111045, Declination= -26.515683}," calcext:value-type="string">
            <text:p>new IAUNamed {Name = "Cocibolca", Designation = "HD 4208", Id = "_", Constellation = "Scl", No = "_", VMag = 7.78, RightAscension = 11.111045, Declination= -26.515683},</text:p>
          </table:table-cell>
        </table:table-row>
        <table:table-row table:style-name="ro2">
          <table:table-cell office:value-type="string" calcext:value-type="string">
            <text:p>Dingolay</text:p>
          </table:table-cell>
          <table:table-cell office:value-type="string" calcext:value-type="string">
            <text:p>HD 960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eo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166.185228</text:p>
          </table:table-cell>
          <table:table-cell office:value-type="string" calcext:value-type="string">
            <text:p>-02.51321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7];CHAR(34); &quot;, Designation = &quot;;CHAR(34);[.B27];CHAR(34); &quot;, Id = &quot;;CHAR(34);[.C27];CHAR(34);&quot;, Constellation = &quot;;CHAR(34);[.D27];CHAR(34);&quot;, No = &quot;;CHAR(34);[.E27];CHAR(34); &quot;, VMag = &quot;;[.G27]; &quot;, RightAscension = &quot;;[.H27]; &quot;, Declination= &quot;; [.I27]; &quot;},&quot;)" office:value-type="string" office:string-value="new IAUNamed {Name = &quot;Dingolay&quot;, Designation = &quot;HD 96063&quot;, Id = &quot;_&quot;, Constellation = &quot;Leo&quot;, No = &quot;_&quot;, VMag = 8.21, RightAscension = 166.185228, Declination= -02.513218}," calcext:value-type="string">
            <text:p>new IAUNamed {Name = "Dingolay", Designation = "HD 96063", Id = "_", Constellation = "Leo", No = "_", VMag = 8.21, RightAscension = 166.185228, Declination= -02.513218},</text:p>
          </table:table-cell>
        </table:table-row>
        <table:table-row table:style-name="ro2">
          <table:table-cell office:value-type="string" calcext:value-type="string">
            <text:p>Dìwö</text:p>
          </table:table-cell>
          <table:table-cell office:value-type="string" calcext:value-type="string">
            <text:p>WASP-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5598-2804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239.962287</text:p>
          </table:table-cell>
          <table:table-cell office:value-type="string" calcext:value-type="string">
            <text:p>-28.06175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8];CHAR(34); &quot;, Designation = &quot;;CHAR(34);[.B28];CHAR(34); &quot;, Id = &quot;;CHAR(34);[.C28];CHAR(34);&quot;, Constellation = &quot;;CHAR(34);[.D28];CHAR(34);&quot;, No = &quot;;CHAR(34);[.E28];CHAR(34); &quot;, VMag = &quot;;[.G28]; &quot;, RightAscension = &quot;;[.H28]; &quot;, Declination= &quot;; [.I28]; &quot;},&quot;)" office:value-type="string" office:string-value="new IAUNamed {Name = &quot;Dìwö&quot;, Designation = &quot;WASP-17&quot;, Id = &quot;_&quot;, Constellation = &quot;Sco&quot;, No = &quot;_&quot;, VMag = 11.49, RightAscension = 239.962287, Declination= -28.061753}," calcext:value-type="string">
            <text:p>new IAUNamed {Name = "Dìwö", Designation = "WASP-17", Id = "_", Constellation = "Sco", No = "_", VMag = 11.49, RightAscension = 239.962287, Declination= -28.061753},</text:p>
          </table:table-cell>
        </table:table-row>
        <table:table-row table:style-name="ro2">
          <table:table-cell office:value-type="string" calcext:value-type="string">
            <text:p>Diya</text:p>
          </table:table-cell>
          <table:table-cell office:value-type="string" calcext:value-type="string">
            <text:p>WASP-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2442-301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41.040041</text:p>
          </table:table-cell>
          <table:table-cell office:value-type="string" calcext:value-type="string">
            <text:p>-30.16904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29];CHAR(34); &quot;, Designation = &quot;;CHAR(34);[.B29];CHAR(34); &quot;, Id = &quot;;CHAR(34);[.C29];CHAR(34);&quot;, Constellation = &quot;;CHAR(34);[.D29];CHAR(34);&quot;, No = &quot;;CHAR(34);[.E29];CHAR(34); &quot;, VMag = &quot;;[.G29]; &quot;, RightAscension = &quot;;[.H29]; &quot;, Declination= &quot;; [.I29]; &quot;},&quot;)" office:value-type="string" office:string-value="new IAUNamed {Name = &quot;Diya&quot;, Designation = &quot;WASP-72&quot;, Id = &quot;_&quot;, Constellation = &quot;For&quot;, No = &quot;_&quot;, VMag = 10.97, RightAscension = 041.040041, Declination= -30.169045}," calcext:value-type="string">
            <text:p>new IAUNamed {Name = "Diya", Designation = "WASP-72", Id = "_", Constellation = "For", No = "_", VMag = 10.97, RightAscension = 041.040041, Declination= -30.169045},</text:p>
          </table:table-cell>
        </table:table-row>
        <table:table-row table:style-name="ro2">
          <table:table-cell office:value-type="string" calcext:value-type="string">
            <text:p>Dofida</text:p>
          </table:table-cell>
          <table:table-cell office:value-type="string" calcext:value-type="string">
            <text:p>HD 1176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03.106482</text:p>
          </table:table-cell>
          <table:table-cell office:value-type="string" calcext:value-type="string">
            <text:p>-47.27136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0];CHAR(34); &quot;, Designation = &quot;;CHAR(34);[.B30];CHAR(34); &quot;, Id = &quot;;CHAR(34);[.C30];CHAR(34);&quot;, Constellation = &quot;;CHAR(34);[.D30];CHAR(34);&quot;, No = &quot;;CHAR(34);[.E30];CHAR(34); &quot;, VMag = &quot;;[.G30]; &quot;, RightAscension = &quot;;[.H30]; &quot;, Declination= &quot;; [.I30]; &quot;},&quot;)" office:value-type="string" office:string-value="new IAUNamed {Name = &quot;Dofida&quot;, Designation = &quot;HD 117618&quot;, Id = &quot;_&quot;, Constellation = &quot;Cen&quot;, No = &quot;_&quot;, VMag = 7.17, RightAscension = 203.106482, Declination= -47.271365}," calcext:value-type="string">
            <text:p>new IAUNamed {Name = "Dofida", Designation = "HD 117618", Id = "_", Constellation = "Cen", No = "_", VMag = 7.17, RightAscension = 203.106482, Declination= -47.271365},</text:p>
          </table:table-cell>
        </table:table-row>
        <table:table-row table:style-name="ro2">
          <table:table-cell office:value-type="string" calcext:value-type="string">
            <text:p>Dombay</text:p>
          </table:table-cell>
          <table:table-cell office:value-type="string" calcext:value-type="string">
            <text:p>HAT-P-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206.094141</text:p>
          </table:table-cell>
          <table:table-cell office:value-type="string" calcext:value-type="string">
            <text:p>48.02866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1];CHAR(34); &quot;, Designation = &quot;;CHAR(34);[.B31];CHAR(34); &quot;, Id = &quot;;CHAR(34);[.C31];CHAR(34);&quot;, Constellation = &quot;;CHAR(34);[.D31];CHAR(34);&quot;, No = &quot;;CHAR(34);[.E31];CHAR(34); &quot;, VMag = &quot;;[.G31]; &quot;, RightAscension = &quot;;[.H31]; &quot;, Declination= &quot;; [.I31]; &quot;},&quot;)" office:value-type="string" office:string-value="new IAUNamed {Name = &quot;Dombay&quot;, Designation = &quot;HAT-P-3&quot;, Id = &quot;_&quot;, Constellation = &quot;UMa&quot;, No = &quot;_&quot;, VMag = 11.52, RightAscension = 206.094141, Declination= 48.028668}," calcext:value-type="string">
            <text:p>new IAUNamed {Name = "Dombay", Designation = "HAT-P-3", Id = "_", Constellation = "UMa", No = "_", VMag = 11.52, RightAscension = 206.094141, Declination= 48.028668},</text:p>
          </table:table-cell>
        </table:table-row>
        <table:table-row table:style-name="ro2">
          <table:table-cell office:value-type="string" calcext:value-type="string">
            <text:p>Ebla</text:p>
          </table:table-cell>
          <table:table-cell office:value-type="string" calcext:value-type="string">
            <text:p>HD 2185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s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347.294696</text:p>
          </table:table-cell>
          <table:table-cell office:value-type="string" calcext:value-type="string">
            <text:p>-2.26074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2];CHAR(34); &quot;, Designation = &quot;;CHAR(34);[.B32];CHAR(34); &quot;, Id = &quot;;CHAR(34);[.C32];CHAR(34);&quot;, Constellation = &quot;;CHAR(34);[.D32];CHAR(34);&quot;, No = &quot;;CHAR(34);[.E32];CHAR(34); &quot;, VMag = &quot;;[.G32]; &quot;, RightAscension = &quot;;[.H32]; &quot;, Declination= &quot;; [.I32]; &quot;},&quot;)" office:value-type="string" office:string-value="new IAUNamed {Name = &quot;Ebla&quot;, Designation = &quot;HD 218566&quot;, Id = &quot;_&quot;, Constellation = &quot;Psc&quot;, No = &quot;_&quot;, VMag = 8.59, RightAscension = 347.294696, Declination= -2.260746}," calcext:value-type="string">
            <text:p>new IAUNamed {Name = "Ebla", Designation = "HD 218566", Id = "_", Constellation = "Psc", No = "_", VMag = 8.59, RightAscension = 347.294696, Declination= -2.260746},</text:p>
          </table:table-cell>
        </table:table-row>
        <table:table-row table:style-name="ro2">
          <table:table-cell office:value-type="string" calcext:value-type="string">
            <text:p>Emiw</text:p>
          </table:table-cell>
          <table:table-cell office:value-type="string" calcext:value-type="string">
            <text:p>HD 719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u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17.696756</text:p>
          </table:table-cell>
          <table:table-cell office:value-type="string" calcext:value-type="string">
            <text:p>-66.18816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3];CHAR(34); &quot;, Designation = &quot;;CHAR(34);[.B33];CHAR(34); &quot;, Id = &quot;;CHAR(34);[.C33];CHAR(34);&quot;, Constellation = &quot;;CHAR(34);[.D33];CHAR(34);&quot;, No = &quot;;CHAR(34);[.E33];CHAR(34); &quot;, VMag = &quot;;[.G33]; &quot;, RightAscension = &quot;;[.H33]; &quot;, Declination= &quot;; [.I33]; &quot;},&quot;)" office:value-type="string" office:string-value="new IAUNamed {Name = &quot;Emiw&quot;, Designation = &quot;HD 7199&quot;, Id = &quot;_&quot;, Constellation = &quot;Tuc&quot;, No = &quot;_&quot;, VMag = 8.06, RightAscension = 17.696756, Declination= -66.188164}," calcext:value-type="string">
            <text:p>new IAUNamed {Name = "Emiw", Designation = "HD 7199", Id = "_", Constellation = "Tuc", No = "_", VMag = 8.06, RightAscension = 17.696756, Declination= -66.188164},</text:p>
          </table:table-cell>
        </table:table-row>
        <table:table-row table:style-name="ro2">
          <table:table-cell office:value-type="string" calcext:value-type="string">
            <text:p>Felixvarela</text:p>
          </table:table-cell>
          <table:table-cell office:value-type="string" calcext:value-type="string">
            <text:p>BD-17 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7.142942</text:p>
          </table:table-cell>
          <table:table-cell office:value-type="string" calcext:value-type="string">
            <text:p>-16.22634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4];CHAR(34); &quot;, Designation = &quot;;CHAR(34);[.B34];CHAR(34); &quot;, Id = &quot;;CHAR(34);[.C34];CHAR(34);&quot;, Constellation = &quot;;CHAR(34);[.D34];CHAR(34);&quot;, No = &quot;;CHAR(34);[.E34];CHAR(34); &quot;, VMag = &quot;;[.G34]; &quot;, RightAscension = &quot;;[.H34]; &quot;, Declination= &quot;; [.I34]; &quot;},&quot;)" office:value-type="string" office:string-value="new IAUNamed {Name = &quot;Felixvarela&quot;, Designation = &quot;BD-17 63&quot;, Id = &quot;_&quot;, Constellation = &quot;Cet&quot;, No = &quot;_&quot;, VMag = 9.62, RightAscension = 7.142942, Declination= -16.226345}," calcext:value-type="string">
            <text:p>new IAUNamed {Name = "Felixvarela", Designation = "BD-17 63", Id = "_", Constellation = "Cet", No = "_", VMag = 9.62, RightAscension = 7.142942, Declination= -16.226345},</text:p>
          </table:table-cell>
        </table:table-row>
        <table:table-row table:style-name="ro2">
          <table:table-cell office:value-type="string" calcext:value-type="string">
            <text:p>Flegetonte</text:p>
          </table:table-cell>
          <table:table-cell office:value-type="string" calcext:value-type="string">
            <text:p>HD 1021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1457+0249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176.426220</text:p>
          </table:table-cell>
          <table:table-cell office:value-type="string" calcext:value-type="string">
            <text:p>2.821479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5];CHAR(34); &quot;, Designation = &quot;;CHAR(34);[.B35];CHAR(34); &quot;, Id = &quot;;CHAR(34);[.C35];CHAR(34);&quot;, Constellation = &quot;;CHAR(34);[.D35];CHAR(34);&quot;, No = &quot;;CHAR(34);[.E35];CHAR(34); &quot;, VMag = &quot;;[.G35]; &quot;, RightAscension = &quot;;[.H35]; &quot;, Declination= &quot;; [.I35]; &quot;},&quot;)" office:value-type="string" office:string-value="new IAUNamed {Name = &quot;Flegetonte&quot;, Designation = &quot;HD 102195&quot;, Id = &quot;_&quot;, Constellation = &quot;Vir&quot;, No = &quot;_&quot;, VMag = 8.07, RightAscension = 176.426220, Declination= 2.821479}," calcext:value-type="string">
            <text:p>new IAUNamed {Name = "Flegetonte", Designation = "HD 102195", Id = "_", Constellation = "Vir", No = "_", VMag = 8.07, RightAscension = 176.426220, Declination= 2.821479},</text:p>
          </table:table-cell>
        </table:table-row>
        <table:table-row table:style-name="ro2">
          <table:table-cell office:value-type="string" calcext:value-type="string">
            <text:p>Formosa</text:p>
          </table:table-cell>
          <table:table-cell office:value-type="string" calcext:value-type="string">
            <text:p>HD 1006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eo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73.765637</text:p>
          </table:table-cell>
          <table:table-cell office:value-type="string" calcext:value-type="string">
            <text:p>20.44154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6];CHAR(34); &quot;, Designation = &quot;;CHAR(34);[.B36];CHAR(34); &quot;, Id = &quot;;CHAR(34);[.C36];CHAR(34);&quot;, Constellation = &quot;;CHAR(34);[.D36];CHAR(34);&quot;, No = &quot;;CHAR(34);[.E36];CHAR(34); &quot;, VMag = &quot;;[.G36]; &quot;, RightAscension = &quot;;[.H36]; &quot;, Declination= &quot;; [.I36]; &quot;},&quot;)" office:value-type="string" office:string-value="new IAUNamed {Name = &quot;Formosa&quot;, Designation = &quot;HD 100655&quot;, Id = &quot;_&quot;, Constellation = &quot;Leo&quot;, No = &quot;_&quot;, VMag = 6.45, RightAscension = 173.765637, Declination= 20.441545}," calcext:value-type="string">
            <text:p>new IAUNamed {Name = "Formosa", Designation = "HD 100655", Id = "_", Constellation = "Leo", No = "_", VMag = 6.45, RightAscension = 173.765637, Declination= 20.441545},</text:p>
          </table:table-cell>
        </table:table-row>
        <table:table-row table:style-name="ro2">
          <table:table-cell office:value-type="string" calcext:value-type="string">
            <text:p>Franz</text:p>
          </table:table-cell>
          <table:table-cell office:value-type="string" calcext:value-type="string">
            <text:p>HAT-P-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7205+3815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260.116160</text:p>
          </table:table-cell>
          <table:table-cell office:value-type="string" calcext:value-type="string">
            <text:p>38.24219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7];CHAR(34); &quot;, Designation = &quot;;CHAR(34);[.B37];CHAR(34); &quot;, Id = &quot;;CHAR(34);[.C37];CHAR(34);&quot;, Constellation = &quot;;CHAR(34);[.D37];CHAR(34);&quot;, No = &quot;;CHAR(34);[.E37];CHAR(34); &quot;, VMag = &quot;;[.G37]; &quot;, RightAscension = &quot;;[.H37]; &quot;, Declination= &quot;; [.I37]; &quot;},&quot;)" office:value-type="string" office:string-value="new IAUNamed {Name = &quot;Franz&quot;, Designation = &quot;HAT-P-14&quot;, Id = &quot;_&quot;, Constellation = &quot;Her&quot;, No = &quot;_&quot;, VMag = 9.86, RightAscension = 260.116160, Declination= 38.242197}," calcext:value-type="string">
            <text:p>new IAUNamed {Name = "Franz", Designation = "HAT-P-14", Id = "_", Constellation = "Her", No = "_", VMag = 9.86, RightAscension = 260.116160, Declination= 38.242197},</text:p>
          </table:table-cell>
        </table:table-row>
        <table:table-row table:style-name="ro2">
          <table:table-cell office:value-type="string" calcext:value-type="string">
            <text:p>Funi</text:p>
          </table:table-cell>
          <table:table-cell office:value-type="string" calcext:value-type="string">
            <text:p>HD 10924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r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88.029952</text:p>
          </table:table-cell>
          <table:table-cell office:value-type="string" calcext:value-type="string">
            <text:p>74.48954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8];CHAR(34); &quot;, Designation = &quot;;CHAR(34);[.B38];CHAR(34); &quot;, Id = &quot;;CHAR(34);[.C38];CHAR(34);&quot;, Constellation = &quot;;CHAR(34);[.D38];CHAR(34);&quot;, No = &quot;;CHAR(34);[.E38];CHAR(34); &quot;, VMag = &quot;;[.G38]; &quot;, RightAscension = &quot;;[.H38]; &quot;, Declination= &quot;; [.I38]; &quot;},&quot;)" office:value-type="string" office:string-value="new IAUNamed {Name = &quot;Funi&quot;, Designation = &quot;HD 109246&quot;, Id = &quot;_&quot;, Constellation = &quot;Dra&quot;, No = &quot;_&quot;, VMag = 8.75, RightAscension = 188.029952, Declination= 74.489547}," calcext:value-type="string">
            <text:p>new IAUNamed {Name = "Funi", Designation = "HD 109246", Id = "_", Constellation = "Dra", No = "_", VMag = 8.75, RightAscension = 188.029952, Declination= 74.489547},</text:p>
          </table:table-cell>
        </table:table-row>
        <table:table-row table:style-name="ro2">
          <table:table-cell office:value-type="string" calcext:value-type="string">
            <text:p>Gakyid</text:p>
          </table:table-cell>
          <table:table-cell office:value-type="string" calcext:value-type="string">
            <text:p>HD 7353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n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129.815846</text:p>
          </table:table-cell>
          <table:table-cell office:value-type="string" calcext:value-type="string">
            <text:p>12.96037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39];CHAR(34); &quot;, Designation = &quot;;CHAR(34);[.B39];CHAR(34); &quot;, Id = &quot;;CHAR(34);[.C39];CHAR(34);&quot;, Constellation = &quot;;CHAR(34);[.D39];CHAR(34);&quot;, No = &quot;;CHAR(34);[.E39];CHAR(34); &quot;, VMag = &quot;;[.G39]; &quot;, RightAscension = &quot;;[.H39]; &quot;, Declination= &quot;; [.I39]; &quot;},&quot;)" office:value-type="string" office:string-value="new IAUNamed {Name = &quot;Gakyid&quot;, Designation = &quot;HD 73534&quot;, Id = &quot;_&quot;, Constellation = &quot;Cnc&quot;, No = &quot;_&quot;, VMag = 8.23, RightAscension = 129.815846, Declination= 12.960375}," calcext:value-type="string">
            <text:p>new IAUNamed {Name = "Gakyid", Designation = "HD 73534", Id = "_", Constellation = "Cnc", No = "_", VMag = 8.23, RightAscension = 129.815846, Declination= 12.960375},</text:p>
          </table:table-cell>
        </table:table-row>
        <table:table-row table:style-name="ro2">
          <table:table-cell office:value-type="string" calcext:value-type="string">
            <text:p>Gloas</text:p>
          </table:table-cell>
          <table:table-cell office:value-type="string" calcext:value-type="string">
            <text:p>WASP-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40.102977</text:p>
          </table:table-cell>
          <table:table-cell office:value-type="string" calcext:value-type="string">
            <text:p>33.88241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0];CHAR(34); &quot;, Designation = &quot;;CHAR(34);[.B40];CHAR(34); &quot;, Id = &quot;;CHAR(34);[.C40];CHAR(34);&quot;, Constellation = &quot;;CHAR(34);[.D40];CHAR(34);&quot;, No = &quot;;CHAR(34);[.E40];CHAR(34); &quot;, VMag = &quot;;[.G40]; &quot;, RightAscension = &quot;;[.H40]; &quot;, Declination= &quot;; [.I40]; &quot;},&quot;)" office:value-type="string" office:string-value="new IAUNamed {Name = &quot;Gloas&quot;, Designation = &quot;WASP-13&quot;, Id = &quot;_&quot;, Constellation = &quot;Lyn&quot;, No = &quot;_&quot;, VMag = 10.51, RightAscension = 140.102977, Declination= 33.882417}," calcext:value-type="string">
            <text:p>new IAUNamed {Name = "Gloas", Designation = "WASP-13", Id = "_", Constellation = "Lyn", No = "_", VMag = 10.51, RightAscension = 140.102977, Declination= 33.882417},</text:p>
          </table:table-cell>
        </table:table-row>
        <table:table-row table:style-name="ro2">
          <table:table-cell office:value-type="string" calcext:value-type="string">
            <text:p>Gumala</text:p>
          </table:table-cell>
          <table:table-cell office:value-type="string" calcext:value-type="string">
            <text:p>HD 179949</text:p>
          </table:table-cell>
          <table:table-cell office:value-type="string" calcext:value-type="string">
            <text:p>V5652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9156-2411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288.888459</text:p>
          </table:table-cell>
          <table:table-cell office:value-type="string" calcext:value-type="string">
            <text:p>-24.17935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1];CHAR(34); &quot;, Designation = &quot;;CHAR(34);[.B41];CHAR(34); &quot;, Id = &quot;;CHAR(34);[.C41];CHAR(34);&quot;, Constellation = &quot;;CHAR(34);[.D41];CHAR(34);&quot;, No = &quot;;CHAR(34);[.E41];CHAR(34); &quot;, VMag = &quot;;[.G41]; &quot;, RightAscension = &quot;;[.H41]; &quot;, Declination= &quot;; [.I41]; &quot;},&quot;)" office:value-type="string" office:string-value="new IAUNamed {Name = &quot;Gumala&quot;, Designation = &quot;HD 179949&quot;, Id = &quot;V5652&quot;, Constellation = &quot;Sgr&quot;, No = &quot;_&quot;, VMag = 6.25, RightAscension = 288.888459, Declination= -24.179354}," calcext:value-type="string">
            <text:p>new IAUNamed {Name = "Gumala", Designation = "HD 179949", Id = "V5652", Constellation = "Sgr", No = "_", VMag = 6.25, RightAscension = 288.888459, Declination= -24.179354},</text:p>
          </table:table-cell>
        </table:table-row>
        <table:table-row table:style-name="ro2">
          <table:table-cell office:value-type="string" calcext:value-type="string">
            <text:p>Hoggar</text:p>
          </table:table-cell>
          <table:table-cell office:value-type="string" calcext:value-type="string">
            <text:p>HD 2867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au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67.856059</text:p>
          </table:table-cell>
          <table:table-cell office:value-type="string" calcext:value-type="string">
            <text:p>4.57529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2];CHAR(34); &quot;, Designation = &quot;;CHAR(34);[.B42];CHAR(34); &quot;, Id = &quot;;CHAR(34);[.C42];CHAR(34);&quot;, Constellation = &quot;;CHAR(34);[.D42];CHAR(34);&quot;, No = &quot;;CHAR(34);[.E42];CHAR(34); &quot;, VMag = &quot;;[.G42]; &quot;, RightAscension = &quot;;[.H42]; &quot;, Declination= &quot;; [.I42]; &quot;},&quot;)" office:value-type="string" office:string-value="new IAUNamed {Name = &quot;Hoggar&quot;, Designation = &quot;HD 28678&quot;, Id = &quot;_&quot;, Constellation = &quot;Tau&quot;, No = &quot;_&quot;, VMag = 8.38, RightAscension = 67.856059, Declination= 4.575295}," calcext:value-type="string">
            <text:p>new IAUNamed {Name = "Hoggar", Designation = "HD 28678", Id = "_", Constellation = "Tau", No = "_", VMag = 8.38, RightAscension = 67.856059, Declination= 4.575295},</text:p>
          </table:table-cell>
        </table:table-row>
        <table:table-row table:style-name="ro2">
          <table:table-cell office:value-type="string" calcext:value-type="string">
            <text:p>Horna</text:p>
          </table:table-cell>
          <table:table-cell office:value-type="string" calcext:value-type="string">
            <text:p>HAT-P-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ri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035.383251</text:p>
          </table:table-cell>
          <table:table-cell office:value-type="string" calcext:value-type="string">
            <text:p>32.24613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3];CHAR(34); &quot;, Designation = &quot;;CHAR(34);[.B43];CHAR(34); &quot;, Id = &quot;;CHAR(34);[.C43];CHAR(34);&quot;, Constellation = &quot;;CHAR(34);[.D43];CHAR(34);&quot;, No = &quot;;CHAR(34);[.E43];CHAR(34); &quot;, VMag = &quot;;[.G43]; &quot;, RightAscension = &quot;;[.H43]; &quot;, Declination= &quot;; [.I43]; &quot;},&quot;)" office:value-type="string" office:string-value="new IAUNamed {Name = &quot;Horna&quot;, Designation = &quot;HAT-P-38&quot;, Id = &quot;_&quot;, Constellation = &quot;Tri&quot;, No = &quot;_&quot;, VMag = 12.53, RightAscension = 035.383251, Declination= 32.246136}," calcext:value-type="string">
            <text:p>new IAUNamed {Name = "Horna", Designation = "HAT-P-38", Id = "_", Constellation = "Tri", No = "_", VMag = 12.53, RightAscension = 035.383251, Declination= 32.246136},</text:p>
          </table:table-cell>
        </table:table-row>
        <table:table-row table:style-name="ro2">
          <table:table-cell office:value-type="string" calcext:value-type="string">
            <text:p>Hunahpú</text:p>
          </table:table-cell>
          <table:table-cell office:value-type="string" calcext:value-type="string">
            <text:p>HD 982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169.448138</text:p>
          </table:table-cell>
          <table:table-cell office:value-type="string" calcext:value-type="string">
            <text:p>-23.97541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4];CHAR(34); &quot;, Designation = &quot;;CHAR(34);[.B44];CHAR(34); &quot;, Id = &quot;;CHAR(34);[.C44];CHAR(34);&quot;, Constellation = &quot;;CHAR(34);[.D44];CHAR(34);&quot;, No = &quot;;CHAR(34);[.E44];CHAR(34); &quot;, VMag = &quot;;[.G44]; &quot;, RightAscension = &quot;;[.H44]; &quot;, Declination= &quot;; [.I44]; &quot;},&quot;)" office:value-type="string" office:string-value="new IAUNamed {Name = &quot;Hunahpú&quot;, Designation = &quot;HD 98219&quot;, Id = &quot;_&quot;, Constellation = &quot;Crt&quot;, No = &quot;_&quot;, VMag = 8.05, RightAscension = 169.448138, Declination= -23.975415}," calcext:value-type="string">
            <text:p>new IAUNamed {Name = "Hunahpú", Designation = "HD 98219", Id = "_", Constellation = "Crt", No = "_", VMag = 8.05, RightAscension = 169.448138, Declination= -23.975415},</text:p>
          </table:table-cell>
        </table:table-row>
        <table:table-row table:style-name="ro2">
          <table:table-cell office:value-type="string" calcext:value-type="string">
            <text:p>Hunor</text:p>
          </table:table-cell>
          <table:table-cell office:value-type="string" calcext:value-type="string">
            <text:p>HAT-P-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245.151491</text:p>
          </table:table-cell>
          <table:table-cell office:value-type="string" calcext:value-type="string">
            <text:p>41.04808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5];CHAR(34); &quot;, Designation = &quot;;CHAR(34);[.B45];CHAR(34); &quot;, Id = &quot;;CHAR(34);[.C45];CHAR(34);&quot;, Constellation = &quot;;CHAR(34);[.D45];CHAR(34);&quot;, No = &quot;;CHAR(34);[.E45];CHAR(34); &quot;, VMag = &quot;;[.G45]; &quot;, RightAscension = &quot;;[.H45]; &quot;, Declination= &quot;; [.I45]; &quot;},&quot;)" office:value-type="string" office:string-value="new IAUNamed {Name = &quot;Hunor&quot;, Designation = &quot;HAT-P-2&quot;, Id = &quot;_&quot;, Constellation = &quot;Her&quot;, No = &quot;_&quot;, VMag = 8.72, RightAscension = 245.151491, Declination= 41.048086}," calcext:value-type="string">
            <text:p>new IAUNamed {Name = "Hunor", Designation = "HAT-P-2", Id = "_", Constellation = "Her", No = "_", VMag = 8.72, RightAscension = 245.151491, Declination= 41.048086},</text:p>
          </table:table-cell>
        </table:table-row>
        <table:table-row table:style-name="ro2">
          <table:table-cell office:value-type="string" calcext:value-type="string">
            <text:p>Illyrian</text:p>
          </table:table-cell>
          <table:table-cell office:value-type="string" calcext:value-type="string">
            <text:p>HD 828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Mi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143.938267</text:p>
          </table:table-cell>
          <table:table-cell office:value-type="string" calcext:value-type="string">
            <text:p>34.780742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6];CHAR(34); &quot;, Designation = &quot;;CHAR(34);[.B46];CHAR(34); &quot;, Id = &quot;;CHAR(34);[.C46];CHAR(34);&quot;, Constellation = &quot;;CHAR(34);[.D46];CHAR(34);&quot;, No = &quot;;CHAR(34);[.E46];CHAR(34); &quot;, VMag = &quot;;[.G46]; &quot;, RightAscension = &quot;;[.H46]; &quot;, Declination= &quot;; [.I46]; &quot;},&quot;)" office:value-type="string" office:string-value="new IAUNamed {Name = &quot;Illyrian&quot;, Designation = &quot;HD 82886&quot;, Id = &quot;_&quot;, Constellation = &quot;LMi&quot;, No = &quot;_&quot;, VMag = 7.62, RightAscension = 143.938267, Declination= 34.780742}," calcext:value-type="string">
            <text:p>new IAUNamed {Name = "Illyrian", Designation = "HD 82886", Id = "_", Constellation = "LMi", No = "_", VMag = 7.62, RightAscension = 143.938267, Declination= 34.780742},</text:p>
          </table:table-cell>
        </table:table-row>
        <table:table-row table:style-name="ro2">
          <table:table-cell office:value-type="string" calcext:value-type="string">
            <text:p>Inquill</text:p>
          </table:table-cell>
          <table:table-cell office:value-type="string" calcext:value-type="string">
            <text:p>HD 1564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259.964168</text:p>
          </table:table-cell>
          <table:table-cell office:value-type="string" calcext:value-type="string">
            <text:p>-48.549320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7];CHAR(34); &quot;, Designation = &quot;;CHAR(34);[.B47];CHAR(34); &quot;, Id = &quot;;CHAR(34);[.C47];CHAR(34);&quot;, Constellation = &quot;;CHAR(34);[.D47];CHAR(34);&quot;, No = &quot;;CHAR(34);[.E47];CHAR(34); &quot;, VMag = &quot;;[.G47]; &quot;, RightAscension = &quot;;[.H47]; &quot;, Declination= &quot;; [.I47]; &quot;},&quot;)" office:value-type="string" office:string-value="new IAUNamed {Name = &quot;Inquill&quot;, Designation = &quot;HD 156411&quot;, Id = &quot;_&quot;, Constellation = &quot;Ara&quot;, No = &quot;_&quot;, VMag = 6.67, RightAscension = 259.964168, Declination= -48.549320}," calcext:value-type="string">
            <text:p>new IAUNamed {Name = "Inquill", Designation = "HD 156411", Id = "_", Constellation = "Ara", No = "_", VMag = 6.67, RightAscension = 259.964168, Declination= -48.549320},</text:p>
          </table:table-cell>
        </table:table-row>
        <table:table-row table:style-name="ro2">
          <table:table-cell office:value-type="string" calcext:value-type="string">
            <text:p>Intan</text:p>
          </table:table-cell>
          <table:table-cell office:value-type="string" calcext:value-type="string">
            <text:p>HD 208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50.177891</text:p>
          </table:table-cell>
          <table:table-cell office:value-type="string" calcext:value-type="string">
            <text:p>-33.73010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8];CHAR(34); &quot;, Designation = &quot;;CHAR(34);[.B48];CHAR(34); &quot;, Id = &quot;;CHAR(34);[.C48];CHAR(34);&quot;, Constellation = &quot;;CHAR(34);[.D48];CHAR(34);&quot;, No = &quot;;CHAR(34);[.E48];CHAR(34); &quot;, VMag = &quot;;[.G48]; &quot;, RightAscension = &quot;;[.H48]; &quot;, Declination= &quot;; [.I48]; &quot;},&quot;)" office:value-type="string" office:string-value="new IAUNamed {Name = &quot;Intan&quot;, Designation = &quot;HD 20868&quot;, Id = &quot;_&quot;, Constellation = &quot;For&quot;, No = &quot;_&quot;, VMag = 9.92, RightAscension = 50.177891, Declination= -33.730104}," calcext:value-type="string">
            <text:p>new IAUNamed {Name = "Intan", Designation = "HD 20868", Id = "_", Constellation = "For", No = "_", VMag = 9.92, RightAscension = 50.177891, Declination= -33.730104},</text:p>
          </table:table-cell>
        </table:table-row>
        <table:table-row table:style-name="ro2">
          <table:table-cell office:value-type="string" calcext:value-type="string">
            <text:p>Irena</text:p>
          </table:table-cell>
          <table:table-cell office:value-type="string" calcext:value-type="string">
            <text:p>WASP-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243.959855</text:p>
          </table:table-cell>
          <table:table-cell office:value-type="string" calcext:value-type="string">
            <text:p>10.032579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49];CHAR(34); &quot;, Designation = &quot;;CHAR(34);[.B49];CHAR(34); &quot;, Id = &quot;;CHAR(34);[.C49];CHAR(34);&quot;, Constellation = &quot;;CHAR(34);[.D49];CHAR(34);&quot;, No = &quot;;CHAR(34);[.E49];CHAR(34); &quot;, VMag = &quot;;[.G49]; &quot;, RightAscension = &quot;;[.H49]; &quot;, Declination= &quot;; [.I49]; &quot;},&quot;)" office:value-type="string" office:string-value="new IAUNamed {Name = &quot;Irena&quot;, Designation = &quot;WASP-38&quot;, Id = &quot;_&quot;, Constellation = &quot;Her&quot;, No = &quot;_&quot;, VMag = 9.41, RightAscension = 243.959855, Declination= 10.032579}," calcext:value-type="string">
            <text:p>new IAUNamed {Name = "Irena", Designation = "WASP-38", Id = "_", Constellation = "Her", No = "_", VMag = 9.41, RightAscension = 243.959855, Declination= 10.032579},</text:p>
          </table:table-cell>
        </table:table-row>
        <table:table-row table:style-name="ro2">
          <table:table-cell office:value-type="string" calcext:value-type="string">
            <text:p>Itonda</text:p>
          </table:table-cell>
          <table:table-cell office:value-type="string" calcext:value-type="string">
            <text:p>HD 2084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ru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329.332698</text:p>
          </table:table-cell>
          <table:table-cell office:value-type="string" calcext:value-type="string">
            <text:p>-37.76362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0];CHAR(34); &quot;, Designation = &quot;;CHAR(34);[.B50];CHAR(34); &quot;, Id = &quot;;CHAR(34);[.C50];CHAR(34);&quot;, Constellation = &quot;;CHAR(34);[.D50];CHAR(34);&quot;, No = &quot;;CHAR(34);[.E50];CHAR(34); &quot;, VMag = &quot;;[.G50]; &quot;, RightAscension = &quot;;[.H50]; &quot;, Declination= &quot;; [.I50]; &quot;},&quot;)" office:value-type="string" office:string-value="new IAUNamed {Name = &quot;Itonda&quot;, Designation = &quot;HD 208487&quot;, Id = &quot;_&quot;, Constellation = &quot;Gru&quot;, No = &quot;_&quot;, VMag = 7.47, RightAscension = 329.332698, Declination= -37.763624}," calcext:value-type="string">
            <text:p>new IAUNamed {Name = "Itonda", Designation = "HD 208487", Id = "_", Constellation = "Gru", No = "_", VMag = 7.47, RightAscension = 329.332698, Declination= -37.763624},</text:p>
          </table:table-cell>
        </table:table-row>
        <table:table-row table:style-name="ro2">
          <table:table-cell office:value-type="string" calcext:value-type="string">
            <text:p>Kalausi</text:p>
          </table:table-cell>
          <table:table-cell office:value-type="string" calcext:value-type="string">
            <text:p>HD 8344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9372-4316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144.299282</text:p>
          </table:table-cell>
          <table:table-cell office:value-type="string" calcext:value-type="string">
            <text:p>-43.27220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1];CHAR(34); &quot;, Designation = &quot;;CHAR(34);[.B51];CHAR(34); &quot;, Id = &quot;;CHAR(34);[.C51];CHAR(34);&quot;, Constellation = &quot;;CHAR(34);[.D51];CHAR(34);&quot;, No = &quot;;CHAR(34);[.E51];CHAR(34); &quot;, VMag = &quot;;[.G51]; &quot;, RightAscension = &quot;;[.H51]; &quot;, Declination= &quot;; [.I51]; &quot;},&quot;)" office:value-type="string" office:string-value="new IAUNamed {Name = &quot;Kalausi&quot;, Designation = &quot;HD 83443&quot;, Id = &quot;_&quot;, Constellation = &quot;Vel&quot;, No = &quot;_&quot;, VMag = 8.23, RightAscension = 144.299282, Declination= -43.272204}," calcext:value-type="string">
            <text:p>new IAUNamed {Name = "Kalausi", Designation = "HD 83443", Id = "_", Constellation = "Vel", No = "_", VMag = 8.23, RightAscension = 144.299282, Declination= -43.272204},</text:p>
          </table:table-cell>
        </table:table-row>
        <table:table-row table:style-name="ro2">
          <table:table-cell office:value-type="string" calcext:value-type="string">
            <text:p>Kamuy</text:p>
          </table:table-cell>
          <table:table-cell office:value-type="string" calcext:value-type="string">
            <text:p>HD 14545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B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242.516310</text:p>
          </table:table-cell>
          <table:table-cell office:value-type="string" calcext:value-type="string">
            <text:p>26.74274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2];CHAR(34); &quot;, Designation = &quot;;CHAR(34);[.B52];CHAR(34); &quot;, Id = &quot;;CHAR(34);[.C52];CHAR(34);&quot;, Constellation = &quot;;CHAR(34);[.D52];CHAR(34);&quot;, No = &quot;;CHAR(34);[.E52];CHAR(34); &quot;, VMag = &quot;;[.G52]; &quot;, RightAscension = &quot;;[.H52]; &quot;, Declination= &quot;; [.I52]; &quot;},&quot;)" office:value-type="string" office:string-value="new IAUNamed {Name = &quot;Kamuy&quot;, Designation = &quot;HD 145457&quot;, Id = &quot;_&quot;, Constellation = &quot;CrB&quot;, No = &quot;_&quot;, VMag = 6.57, RightAscension = 242.516310, Declination= 26.742748}," calcext:value-type="string">
            <text:p>new IAUNamed {Name = "Kamuy", Designation = "HD 145457", Id = "_", Constellation = "CrB", No = "_", VMag = 6.57, RightAscension = 242.516310, Declination= 26.742748},</text:p>
          </table:table-cell>
        </table:table-row>
        <table:table-row table:style-name="ro2">
          <table:table-cell office:value-type="string" calcext:value-type="string">
            <text:p>Karaka</text:p>
          </table:table-cell>
          <table:table-cell office:value-type="string" calcext:value-type="string">
            <text:p>HD 13738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5357-8012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233.916337</text:p>
          </table:table-cell>
          <table:table-cell office:value-type="string" calcext:value-type="string">
            <text:p>-80.20459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3];CHAR(34); &quot;, Designation = &quot;;CHAR(34);[.B53];CHAR(34); &quot;, Id = &quot;;CHAR(34);[.C53];CHAR(34);&quot;, Constellation = &quot;;CHAR(34);[.D53];CHAR(34);&quot;, No = &quot;;CHAR(34);[.E53];CHAR(34); &quot;, VMag = &quot;;[.G53]; &quot;, RightAscension = &quot;;[.H53]; &quot;, Declination= &quot;; [.I53]; &quot;},&quot;)" office:value-type="string" office:string-value="new IAUNamed {Name = &quot;Karaka&quot;, Designation = &quot;HD 137388&quot;, Id = &quot;_&quot;, Constellation = &quot;Aps&quot;, No = &quot;_&quot;, VMag = 8.71, RightAscension = 233.916337, Declination= -80.204594}," calcext:value-type="string">
            <text:p>new IAUNamed {Name = "Karaka", Designation = "HD 137388", Id = "_", Constellation = "Aps", No = "_", VMag = 8.71, RightAscension = 233.916337, Declination= -80.204594},</text:p>
          </table:table-cell>
        </table:table-row>
        <table:table-row table:style-name="ro2">
          <table:table-cell office:value-type="string" calcext:value-type="string">
            <text:p>Kaveh</text:p>
          </table:table-cell>
          <table:table-cell office:value-type="string" calcext:value-type="string">
            <text:p>HD 17554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283.920350</text:p>
          </table:table-cell>
          <table:table-cell office:value-type="string" calcext:value-type="string">
            <text:p>4.26532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4];CHAR(34); &quot;, Designation = &quot;;CHAR(34);[.B54];CHAR(34); &quot;, Id = &quot;;CHAR(34);[.C54];CHAR(34);&quot;, Constellation = &quot;;CHAR(34);[.D54];CHAR(34);&quot;, No = &quot;;CHAR(34);[.E54];CHAR(34); &quot;, VMag = &quot;;[.G54]; &quot;, RightAscension = &quot;;[.H54]; &quot;, Declination= &quot;; [.I54]; &quot;},&quot;)" office:value-type="string" office:string-value="new IAUNamed {Name = &quot;Kaveh&quot;, Designation = &quot;HD 175541&quot;, Id = &quot;_&quot;, Constellation = &quot;Ser&quot;, No = &quot;_&quot;, VMag = 8.02, RightAscension = 283.920350, Declination= 4.265323}," calcext:value-type="string">
            <text:p>new IAUNamed {Name = "Kaveh", Designation = "HD 175541", Id = "_", Constellation = "Ser", No = "_", VMag = 8.02, RightAscension = 283.920350, Declination= 4.265323},</text:p>
          </table:table-cell>
        </table:table-row>
        <table:table-row table:style-name="ro2">
          <table:table-cell office:value-type="string" calcext:value-type="string">
            <text:p>Koeia</text:p>
          </table:table-cell>
          <table:table-cell office:value-type="string" calcext:value-type="string">
            <text:p>HIP 129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041.678695</text:p>
          </table:table-cell>
          <table:table-cell office:value-type="string" calcext:value-type="string">
            <text:p>-23.086612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5];CHAR(34); &quot;, Designation = &quot;;CHAR(34);[.B55];CHAR(34); &quot;, Id = &quot;;CHAR(34);[.C55];CHAR(34);&quot;, Constellation = &quot;;CHAR(34);[.D55];CHAR(34);&quot;, No = &quot;;CHAR(34);[.E55];CHAR(34); &quot;, VMag = &quot;;[.G55]; &quot;, RightAscension = &quot;;[.H55]; &quot;, Declination= &quot;; [.I55]; &quot;},&quot;)" office:value-type="string" office:string-value="new IAUNamed {Name = &quot;Koeia&quot;, Designation = &quot;HIP 12961&quot;, Id = &quot;_&quot;, Constellation = &quot;Eri&quot;, No = &quot;_&quot;, VMag = 10.25, RightAscension = 041.678695, Declination= -23.086612}," calcext:value-type="string">
            <text:p>new IAUNamed {Name = "Koeia", Designation = "HIP 12961", Id = "_", Constellation = "Eri", No = "_", VMag = 10.25, RightAscension = 041.678695, Declination= -23.086612},</text:p>
          </table:table-cell>
        </table:table-row>
        <table:table-row table:style-name="ro2">
          <table:table-cell office:value-type="string" calcext:value-type="string">
            <text:p>Koit</text:p>
          </table:table-cell>
          <table:table-cell office:value-type="string" calcext:value-type="string">
            <text:p>XO-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10.388168</text:p>
          </table:table-cell>
          <table:table-cell office:value-type="string" calcext:value-type="string">
            <text:p>58.26808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6];CHAR(34); &quot;, Designation = &quot;;CHAR(34);[.B56];CHAR(34); &quot;, Id = &quot;;CHAR(34);[.C56];CHAR(34);&quot;, Constellation = &quot;;CHAR(34);[.D56];CHAR(34);&quot;, No = &quot;;CHAR(34);[.E56];CHAR(34); &quot;, VMag = &quot;;[.G56]; &quot;, RightAscension = &quot;;[.H56]; &quot;, Declination= &quot;; [.I56]; &quot;},&quot;)" office:value-type="string" office:string-value="new IAUNamed {Name = &quot;Koit&quot;, Designation = &quot;XO-4&quot;, Id = &quot;_&quot;, Constellation = &quot;Lyn&quot;, No = &quot;_&quot;, VMag = 10.62, RightAscension = 110.388168, Declination= 58.268087}," calcext:value-type="string">
            <text:p>new IAUNamed {Name = "Koit", Designation = "XO-4", Id = "_", Constellation = "Lyn", No = "_", VMag = 10.62, RightAscension = 110.388168, Declination= 58.268087},</text:p>
          </table:table-cell>
        </table:table-row>
        <table:table-row table:style-name="ro2">
          <table:table-cell office:value-type="string" calcext:value-type="string">
            <text:p>Lerna</text:p>
          </table:table-cell>
          <table:table-cell office:value-type="string" calcext:value-type="string">
            <text:p>HAT-P-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y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35.344371</text:p>
          </table:table-cell>
          <table:table-cell office:value-type="string" calcext:value-type="string">
            <text:p>6.09722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7];CHAR(34); &quot;, Designation = &quot;;CHAR(34);[.B57];CHAR(34); &quot;, Id = &quot;;CHAR(34);[.C57];CHAR(34);&quot;, Constellation = &quot;;CHAR(34);[.D57];CHAR(34);&quot;, No = &quot;;CHAR(34);[.E57];CHAR(34); &quot;, VMag = &quot;;[.G57]; &quot;, RightAscension = &quot;;[.H57]; &quot;, Declination= &quot;; [.I57]; &quot;},&quot;)" office:value-type="string" office:string-value="new IAUNamed {Name = &quot;Lerna&quot;, Designation = &quot;HAT-P-42&quot;, Id = &quot;_&quot;, Constellation = &quot;Hya&quot;, No = &quot;_&quot;, VMag = 12.15, RightAscension = 135.344371, Declination= 6.097227}," calcext:value-type="string">
            <text:p>new IAUNamed {Name = "Lerna", Designation = "HAT-P-42", Id = "_", Constellation = "Hya", No = "_", VMag = 12.15, RightAscension = 135.344371, Declination= 6.097227},</text:p>
          </table:table-cell>
        </table:table-row>
        <table:table-row table:style-name="ro2">
          <table:table-cell office:value-type="string" calcext:value-type="string">
            <text:p>Liesma</text:p>
          </table:table-cell>
          <table:table-cell office:value-type="string" calcext:value-type="string">
            <text:p>HD 1182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203.510581</text:p>
          </table:table-cell>
          <table:table-cell office:value-type="string" calcext:value-type="string">
            <text:p>53.72852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8];CHAR(34); &quot;, Designation = &quot;;CHAR(34);[.B58];CHAR(34); &quot;, Id = &quot;;CHAR(34);[.C58];CHAR(34);&quot;, Constellation = &quot;;CHAR(34);[.D58];CHAR(34);&quot;, No = &quot;;CHAR(34);[.E58];CHAR(34); &quot;, VMag = &quot;;[.G58]; &quot;, RightAscension = &quot;;[.H58]; &quot;, Declination= &quot;; [.I58]; &quot;},&quot;)" office:value-type="string" office:string-value="new IAUNamed {Name = &quot;Liesma&quot;, Designation = &quot;HD 118203&quot;, Id = &quot;_&quot;, Constellation = &quot;UMa&quot;, No = &quot;_&quot;, VMag = 8.05, RightAscension = 203.510581, Declination= 53.728527}," calcext:value-type="string">
            <text:p>new IAUNamed {Name = "Liesma", Designation = "HD 118203", Id = "_", Constellation = "UMa", No = "_", VMag = 8.05, RightAscension = 203.510581, Declination= 53.728527},</text:p>
          </table:table-cell>
        </table:table-row>
        <table:table-row table:style-name="ro2">
          <table:table-cell office:value-type="string" calcext:value-type="string">
            <text:p>Lionrock</text:p>
          </table:table-cell>
          <table:table-cell office:value-type="string" calcext:value-type="string">
            <text:p>HD 2127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q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336.762801</text:p>
          </table:table-cell>
          <table:table-cell office:value-type="string" calcext:value-type="string">
            <text:p>-17.26365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59];CHAR(34); &quot;, Designation = &quot;;CHAR(34);[.B59];CHAR(34); &quot;, Id = &quot;;CHAR(34);[.C59];CHAR(34);&quot;, Constellation = &quot;;CHAR(34);[.D59];CHAR(34);&quot;, No = &quot;;CHAR(34);[.E59];CHAR(34); &quot;, VMag = &quot;;[.G59]; &quot;, RightAscension = &quot;;[.H59]; &quot;, Declination= &quot;; [.I59]; &quot;},&quot;)" office:value-type="string" office:string-value="new IAUNamed {Name = &quot;Lionrock&quot;, Designation = &quot;HD 212771&quot;, Id = &quot;_&quot;, Constellation = &quot;Aqr&quot;, No = &quot;_&quot;, VMag = 7.60, RightAscension = 336.762801, Declination= -17.263656}," calcext:value-type="string">
            <text:p>new IAUNamed {Name = "Lionrock", Designation = "HD 212771", Id = "_", Constellation = "Aqr", No = "_", VMag = 7.60, RightAscension = 336.762801, Declination= -17.263656},</text:p>
          </table:table-cell>
        </table:table-row>
        <table:table-row table:style-name="ro2">
          <table:table-cell office:value-type="string" calcext:value-type="string">
            <text:p>Lucilinburhuc</text:p>
          </table:table-cell>
          <table:table-cell office:value-type="string" calcext:value-type="string">
            <text:p>HD 4535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u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97.190463</text:p>
          </table:table-cell>
          <table:table-cell office:value-type="string" calcext:value-type="string">
            <text:p>38.962962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0];CHAR(34); &quot;, Designation = &quot;;CHAR(34);[.B60];CHAR(34); &quot;, Id = &quot;;CHAR(34);[.C60];CHAR(34);&quot;, Constellation = &quot;;CHAR(34);[.D60];CHAR(34);&quot;, No = &quot;;CHAR(34);[.E60];CHAR(34); &quot;, VMag = &quot;;[.G60]; &quot;, RightAscension = &quot;;[.H60]; &quot;, Declination= &quot;; [.I60]; &quot;},&quot;)" office:value-type="string" office:string-value="new IAUNamed {Name = &quot;Lucilinburhuc&quot;, Designation = &quot;HD 45350&quot;, Id = &quot;_&quot;, Constellation = &quot;Aur&quot;, No = &quot;_&quot;, VMag = 7.89, RightAscension = 97.190463, Declination= 38.962962}," calcext:value-type="string">
            <text:p>new IAUNamed {Name = "Lucilinburhuc", Designation = "HD 45350", Id = "_", Constellation = "Aur", No = "_", VMag = 7.89, RightAscension = 97.190463, Declination= 38.962962},</text:p>
          </table:table-cell>
        </table:table-row>
        <table:table-row table:style-name="ro2">
          <table:table-cell office:value-type="string" calcext:value-type="string">
            <text:p>Lusitânia</text:p>
          </table:table-cell>
          <table:table-cell office:value-type="string" calcext:value-type="string">
            <text:p>HD 4565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97.304966</text:p>
          </table:table-cell>
          <table:table-cell office:value-type="string" calcext:value-type="string">
            <text:p>10.93389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1];CHAR(34); &quot;, Designation = &quot;;CHAR(34);[.B61];CHAR(34); &quot;, Id = &quot;;CHAR(34);[.C61];CHAR(34);&quot;, Constellation = &quot;;CHAR(34);[.D61];CHAR(34);&quot;, No = &quot;;CHAR(34);[.E61];CHAR(34); &quot;, VMag = &quot;;[.G61]; &quot;, RightAscension = &quot;;[.H61]; &quot;, Declination= &quot;; [.I61]; &quot;},&quot;)" office:value-type="string" office:string-value="new IAUNamed {Name = &quot;Lusitânia&quot;, Designation = &quot;HD 45652&quot;, Id = &quot;_&quot;, Constellation = &quot;Mon&quot;, No = &quot;_&quot;, VMag = 8.10, RightAscension = 97.304966, Declination= 10.933891}," calcext:value-type="string">
            <text:p>new IAUNamed {Name = "Lusitânia", Designation = "HD 45652", Id = "_", Constellation = "Mon", No = "_", VMag = 8.10, RightAscension = 97.304966, Declination= 10.933891},</text:p>
          </table:table-cell>
        </table:table-row>
        <table:table-row table:style-name="ro2">
          <table:table-cell office:value-type="string" calcext:value-type="string">
            <text:p>Macondo</text:p>
          </table:table-cell>
          <table:table-cell office:value-type="string" calcext:value-type="string">
            <text:p>HD 930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161.087146</text:p>
          </table:table-cell>
          <table:table-cell office:value-type="string" calcext:value-type="string">
            <text:p>-33.57702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2];CHAR(34); &quot;, Designation = &quot;;CHAR(34);[.B62];CHAR(34); &quot;, Id = &quot;;CHAR(34);[.C62];CHAR(34);&quot;, Constellation = &quot;;CHAR(34);[.D62];CHAR(34);&quot;, No = &quot;;CHAR(34);[.E62];CHAR(34); &quot;, VMag = &quot;;[.G62]; &quot;, RightAscension = &quot;;[.H62]; &quot;, Declination= &quot;; [.I62]; &quot;},&quot;)" office:value-type="string" office:string-value="new IAUNamed {Name = &quot;Macondo&quot;, Designation = &quot;HD 93083&quot;, Id = &quot;_&quot;, Constellation = &quot;Ant&quot;, No = &quot;_&quot;, VMag = 8.30, RightAscension = 161.087146, Declination= -33.577024}," calcext:value-type="string">
            <text:p>new IAUNamed {Name = "Macondo", Designation = "HD 93083", Id = "_", Constellation = "Ant", No = "_", VMag = 8.30, RightAscension = 161.087146, Declination= -33.577024},</text:p>
          </table:table-cell>
        </table:table-row>
        <table:table-row table:style-name="ro2">
          <table:table-cell office:value-type="string" calcext:value-type="string">
            <text:p>Mago</text:p>
          </table:table-cell>
          <table:table-cell office:value-type="string" calcext:value-type="string">
            <text:p>HD 325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m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77.403000</text:p>
          </table:table-cell>
          <table:table-cell office:value-type="string" calcext:value-type="string">
            <text:p>69.63940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3];CHAR(34); &quot;, Designation = &quot;;CHAR(34);[.B63];CHAR(34); &quot;, Id = &quot;;CHAR(34);[.C63];CHAR(34);&quot;, Constellation = &quot;;CHAR(34);[.D63];CHAR(34);&quot;, No = &quot;;CHAR(34);[.E63];CHAR(34); &quot;, VMag = &quot;;[.G63]; &quot;, RightAscension = &quot;;[.H63]; &quot;, Declination= &quot;; [.I63]; &quot;},&quot;)" office:value-type="string" office:string-value="new IAUNamed {Name = &quot;Mago&quot;, Designation = &quot;HD 32518&quot;, Id = &quot;_&quot;, Constellation = &quot;Cam&quot;, No = &quot;_&quot;, VMag = 6.43, RightAscension = 77.403000, Declination= 69.639404}," calcext:value-type="string">
            <text:p>new IAUNamed {Name = "Mago", Designation = "HD 32518", Id = "_", Constellation = "Cam", No = "_", VMag = 6.43, RightAscension = 77.403000, Declination= 69.639404},</text:p>
          </table:table-cell>
        </table:table-row>
        <table:table-row table:style-name="ro2">
          <table:table-cell office:value-type="string" calcext:value-type="string">
            <text:p>Mahsati</text:p>
          </table:table-cell>
          <table:table-cell office:value-type="string" calcext:value-type="string">
            <text:p>HD 1525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ph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53.431594</text:p>
          </table:table-cell>
          <table:table-cell office:value-type="string" calcext:value-type="string">
            <text:p>11.97374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4];CHAR(34); &quot;, Designation = &quot;;CHAR(34);[.B64];CHAR(34); &quot;, Id = &quot;;CHAR(34);[.C64];CHAR(34);&quot;, Constellation = &quot;;CHAR(34);[.D64];CHAR(34);&quot;, No = &quot;;CHAR(34);[.E64];CHAR(34); &quot;, VMag = &quot;;[.G64]; &quot;, RightAscension = &quot;;[.H64]; &quot;, Declination= &quot;; [.I64]; &quot;},&quot;)" office:value-type="string" office:string-value="new IAUNamed {Name = &quot;Mahsati&quot;, Designation = &quot;HD 152581&quot;, Id = &quot;_&quot;, Constellation = &quot;Oph&quot;, No = &quot;_&quot;, VMag = 8.38, RightAscension = 253.431594, Declination= 11.973748}," calcext:value-type="string">
            <text:p>new IAUNamed {Name = "Mahsati", Designation = "HD 152581", Id = "_", Constellation = "Oph", No = "_", VMag = 8.38, RightAscension = 253.431594, Declination= 11.973748},</text:p>
          </table:table-cell>
        </table:table-row>
        <table:table-row table:style-name="ro2">
          <table:table-cell office:value-type="string" calcext:value-type="string">
            <text:p>Malmok</text:p>
          </table:table-cell>
          <table:table-cell office:value-type="string" calcext:value-type="string">
            <text:p>WASP-39</text:p>
          </table:table-cell>
          <table:table-cell office:value-type="string" calcext:value-type="string">
            <text:p>V732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4293-0327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217.326730</text:p>
          </table:table-cell>
          <table:table-cell office:value-type="string" calcext:value-type="string">
            <text:p>-3.44450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5];CHAR(34); &quot;, Designation = &quot;;CHAR(34);[.B65];CHAR(34); &quot;, Id = &quot;;CHAR(34);[.C65];CHAR(34);&quot;, Constellation = &quot;;CHAR(34);[.D65];CHAR(34);&quot;, No = &quot;;CHAR(34);[.E65];CHAR(34); &quot;, VMag = &quot;;[.G65]; &quot;, RightAscension = &quot;;[.H65]; &quot;, Declination= &quot;; [.I65]; &quot;},&quot;)" office:value-type="string" office:string-value="new IAUNamed {Name = &quot;Malmok&quot;, Designation = &quot;WASP-39&quot;, Id = &quot;V732&quot;, Constellation = &quot;Vir&quot;, No = &quot;_&quot;, VMag = 11.89, RightAscension = 217.326730, Declination= -3.444501}," calcext:value-type="string">
            <text:p>new IAUNamed {Name = "Malmok", Designation = "WASP-39", Id = "V732", Constellation = "Vir", No = "_", VMag = 11.89, RightAscension = 217.326730, Declination= -3.444501},</text:p>
          </table:table-cell>
        </table:table-row>
        <table:table-row table:style-name="ro2">
          <table:table-cell office:value-type="string" calcext:value-type="string">
            <text:p>Márohu</text:p>
          </table:table-cell>
          <table:table-cell office:value-type="string" calcext:value-type="string">
            <text:p>WASP-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q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348.157237</text:p>
          </table:table-cell>
          <table:table-cell office:value-type="string" calcext:value-type="string">
            <text:p>-22.67396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6];CHAR(34); &quot;, Designation = &quot;;CHAR(34);[.B66];CHAR(34); &quot;, Id = &quot;;CHAR(34);[.C66];CHAR(34);&quot;, Constellation = &quot;;CHAR(34);[.D66];CHAR(34);&quot;, No = &quot;;CHAR(34);[.E66];CHAR(34); &quot;, VMag = &quot;;[.G66]; &quot;, RightAscension = &quot;;[.H66]; &quot;, Declination= &quot;; [.I66]; &quot;},&quot;)" office:value-type="string" office:string-value="new IAUNamed {Name = &quot;Márohu&quot;, Designation = &quot;WASP-6&quot;, Id = &quot;_&quot;, Constellation = &quot;Aqr&quot;, No = &quot;_&quot;, VMag = 12.16, RightAscension = 348.157237, Declination= -22.673966}," calcext:value-type="string">
            <text:p>new IAUNamed {Name = "Márohu", Designation = "WASP-6", Id = "_", Constellation = "Aqr", No = "_", VMag = 12.16, RightAscension = 348.157237, Declination= -22.673966},</text:p>
          </table:table-cell>
        </table:table-row>
        <table:table-row table:style-name="ro2">
          <table:table-cell office:value-type="string" calcext:value-type="string">
            <text:p>Mazaalai</text:p>
          </table:table-cell>
          <table:table-cell office:value-type="string" calcext:value-type="string">
            <text:p>HAT-P-2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171.274941</text:p>
          </table:table-cell>
          <table:table-cell office:value-type="string" calcext:value-type="string">
            <text:p>41.027964</text:p>
          </table:table-cell>
          <table:table-cell office:value-type="date" office:date-value="2020-03-01" calcext:value-type="date">
            <text:p>2020-03-01</text:p>
          </table:table-cell>
          <table:table-cell/>
          <table:table-cell table:formula="of:=CONCATENATE(&quot;new IAUNamed {Name = &quot;;CHAR(34);[.A67];CHAR(34); &quot;, Designation = &quot;;CHAR(34);[.B67];CHAR(34); &quot;, Id = &quot;;CHAR(34);[.C67];CHAR(34);&quot;, Constellation = &quot;;CHAR(34);[.D67];CHAR(34);&quot;, No = &quot;;CHAR(34);[.E67];CHAR(34); &quot;, VMag = &quot;;[.G67]; &quot;, RightAscension = &quot;;[.H67]; &quot;, Declination= &quot;; [.I67]; &quot;},&quot;)" office:value-type="string" office:string-value="new IAUNamed {Name = &quot;Mazaalai&quot;, Designation = &quot;HAT-P-21&quot;, Id = &quot;_&quot;, Constellation = &quot;UMa&quot;, No = &quot;_&quot;, VMag = 11.72, RightAscension = 171.274941, Declination= 41.027964}," calcext:value-type="string">
            <text:p>new IAUNamed {Name = "Mazaalai", Designation = "HAT-P-21", Id = "_", Constellation = "UMa", No = "_", VMag = 11.72, RightAscension = 171.274941, Declination= 41.027964},</text:p>
          </table:table-cell>
        </table:table-row>
        <table:table-row table:style-name="ro2">
          <table:table-cell office:value-type="string" calcext:value-type="string">
            <text:p>Moldoveanu</text:p>
          </table:table-cell>
          <table:table-cell office:value-type="string" calcext:value-type="string">
            <text:p>XO-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B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240.549360</text:p>
          </table:table-cell>
          <table:table-cell office:value-type="string" calcext:value-type="string">
            <text:p>28.16956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8];CHAR(34); &quot;, Designation = &quot;;CHAR(34);[.B68];CHAR(34); &quot;, Id = &quot;;CHAR(34);[.C68];CHAR(34);&quot;, Constellation = &quot;;CHAR(34);[.D68];CHAR(34);&quot;, No = &quot;;CHAR(34);[.E68];CHAR(34); &quot;, VMag = &quot;;[.G68]; &quot;, RightAscension = &quot;;[.H68]; &quot;, Declination= &quot;; [.I68]; &quot;},&quot;)" office:value-type="string" office:string-value="new IAUNamed {Name = &quot;Moldoveanu&quot;, Designation = &quot;XO-1&quot;, Id = &quot;_&quot;, Constellation = &quot;CrB&quot;, No = &quot;_&quot;, VMag = 11.28, RightAscension = 240.549360, Declination= 28.169561}," calcext:value-type="string">
            <text:p>new IAUNamed {Name = "Moldoveanu", Designation = "XO-1", Id = "_", Constellation = "CrB", No = "_", VMag = 11.28, RightAscension = 240.549360, Declination= 28.169561},</text:p>
          </table:table-cell>
        </table:table-row>
        <table:table-row table:style-name="ro2">
          <table:table-cell office:value-type="string" calcext:value-type="string">
            <text:p>Mönch</text:p>
          </table:table-cell>
          <table:table-cell office:value-type="string" calcext:value-type="string">
            <text:p>HD 1303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4475-0017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221.886361</text:p>
          </table:table-cell>
          <table:table-cell office:value-type="string" calcext:value-type="string">
            <text:p>-00.28147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69];CHAR(34); &quot;, Designation = &quot;;CHAR(34);[.B69];CHAR(34); &quot;, Id = &quot;;CHAR(34);[.C69];CHAR(34);&quot;, Constellation = &quot;;CHAR(34);[.D69];CHAR(34);&quot;, No = &quot;;CHAR(34);[.E69];CHAR(34); &quot;, VMag = &quot;;[.G69]; &quot;, RightAscension = &quot;;[.H69]; &quot;, Declination= &quot;; [.I69]; &quot;},&quot;)" office:value-type="string" office:string-value="new IAUNamed {Name = &quot;Mönch&quot;, Designation = &quot;HD 130322&quot;, Id = &quot;_&quot;, Constellation = &quot;Vir&quot;, No = &quot;_&quot;, VMag = 8.04, RightAscension = 221.886361, Declination= -00.281474}," calcext:value-type="string">
            <text:p>new IAUNamed {Name = "Mönch", Designation = "HD 130322", Id = "_", Constellation = "Vir", No = "_", VMag = 8.04, RightAscension = 221.886361, Declination= -00.281474},</text:p>
          </table:table-cell>
        </table:table-row>
        <table:table-row table:style-name="ro2">
          <table:table-cell office:value-type="string" calcext:value-type="string">
            <text:p>Montuno</text:p>
          </table:table-cell>
          <table:table-cell office:value-type="string" calcext:value-type="string">
            <text:p>WASP-7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066.370903</text:p>
          </table:table-cell>
          <table:table-cell office:value-type="string" calcext:value-type="string">
            <text:p>-30.60044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0];CHAR(34); &quot;, Designation = &quot;;CHAR(34);[.B70];CHAR(34); &quot;, Id = &quot;;CHAR(34);[.C70];CHAR(34);&quot;, Constellation = &quot;;CHAR(34);[.D70];CHAR(34);&quot;, No = &quot;;CHAR(34);[.E70];CHAR(34); &quot;, VMag = &quot;;[.G70]; &quot;, RightAscension = &quot;;[.H70]; &quot;, Declination= &quot;; [.I70]; &quot;},&quot;)" office:value-type="string" office:string-value="new IAUNamed {Name = &quot;Montuno&quot;, Designation = &quot;WASP-79&quot;, Id = &quot;_&quot;, Constellation = &quot;Eri&quot;, No = &quot;_&quot;, VMag = 10.06, RightAscension = 066.370903, Declination= -30.600447}," calcext:value-type="string">
            <text:p>new IAUNamed {Name = "Montuno", Designation = "WASP-79", Id = "_", Constellation = "Eri", No = "_", VMag = 10.06, RightAscension = 066.370903, Declination= -30.600447},</text:p>
          </table:table-cell>
        </table:table-row>
        <table:table-row table:style-name="ro2">
          <table:table-cell office:value-type="string" calcext:value-type="string">
            <text:p>Morava</text:p>
          </table:table-cell>
          <table:table-cell office:value-type="string" calcext:value-type="string">
            <text:p>WASP-6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356.666561</text:p>
          </table:table-cell>
          <table:table-cell office:value-type="string" calcext:value-type="string">
            <text:p>31.15593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1];CHAR(34); &quot;, Designation = &quot;;CHAR(34);[.B71];CHAR(34); &quot;, Id = &quot;;CHAR(34);[.C71];CHAR(34);&quot;, Constellation = &quot;;CHAR(34);[.D71];CHAR(34);&quot;, No = &quot;;CHAR(34);[.E71];CHAR(34); &quot;, VMag = &quot;;[.G71]; &quot;, RightAscension = &quot;;[.H71]; &quot;, Declination= &quot;; [.I71]; &quot;},&quot;)" office:value-type="string" office:string-value="new IAUNamed {Name = &quot;Morava&quot;, Designation = &quot;WASP-60&quot;, Id = &quot;_&quot;, Constellation = &quot;Peg&quot;, No = &quot;_&quot;, VMag = 12.18, RightAscension = 356.666561, Declination= 31.155937}," calcext:value-type="string">
            <text:p>new IAUNamed {Name = "Morava", Designation = "WASP-60", Id = "_", Constellation = "Peg", No = "_", VMag = 12.18, RightAscension = 356.666561, Declination= 31.155937},</text:p>
          </table:table-cell>
        </table:table-row>
        <table:table-row table:style-name="ro2">
          <table:table-cell office:value-type="string" calcext:value-type="string">
            <text:p>Moriah</text:p>
          </table:table-cell>
          <table:table-cell office:value-type="string" calcext:value-type="string">
            <text:p>HAT-P-2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306.123848</text:p>
          </table:table-cell>
          <table:table-cell office:value-type="string" calcext:value-type="string">
            <text:p>16.762170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2];CHAR(34); &quot;, Designation = &quot;;CHAR(34);[.B72];CHAR(34); &quot;, Id = &quot;;CHAR(34);[.C72];CHAR(34);&quot;, Constellation = &quot;;CHAR(34);[.D72];CHAR(34);&quot;, No = &quot;;CHAR(34);[.E72];CHAR(34); &quot;, VMag = &quot;;[.G72]; &quot;, RightAscension = &quot;;[.H72]; &quot;, Declination= &quot;; [.I72]; &quot;},&quot;)" office:value-type="string" office:string-value="new IAUNamed {Name = &quot;Moriah&quot;, Designation = &quot;HAT-P-23&quot;, Id = &quot;_&quot;, Constellation = &quot;Del&quot;, No = &quot;_&quot;, VMag = 12.32, RightAscension = 306.123848, Declination= 16.762170}," calcext:value-type="string">
            <text:p>new IAUNamed {Name = "Moriah", Designation = "HAT-P-23", Id = "_", Constellation = "Del", No = "_", VMag = 12.32, RightAscension = 306.123848, Declination= 16.762170},</text:p>
          </table:table-cell>
        </table:table-row>
        <table:table-row table:style-name="ro2">
          <table:table-cell office:value-type="string" calcext:value-type="string">
            <text:p>Mouhoun</text:p>
          </table:table-cell>
          <table:table-cell office:value-type="string" calcext:value-type="string">
            <text:p>HD 308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72.574423</text:p>
          </table:table-cell>
          <table:table-cell office:value-type="string" calcext:value-type="string">
            <text:p>-24.36884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3];CHAR(34); &quot;, Designation = &quot;;CHAR(34);[.B73];CHAR(34); &quot;, Id = &quot;;CHAR(34);[.C73];CHAR(34);&quot;, Constellation = &quot;;CHAR(34);[.D73];CHAR(34);&quot;, No = &quot;;CHAR(34);[.E73];CHAR(34); &quot;, VMag = &quot;;[.G73]; &quot;, RightAscension = &quot;;[.H73]; &quot;, Declination= &quot;; [.I73]; &quot;},&quot;)" office:value-type="string" office:string-value="new IAUNamed {Name = &quot;Mouhoun&quot;, Designation = &quot;HD 30856&quot;, Id = &quot;_&quot;, Constellation = &quot;Eri&quot;, No = &quot;_&quot;, VMag = 7.91, RightAscension = 72.574423, Declination= -24.368843}," calcext:value-type="string">
            <text:p>new IAUNamed {Name = "Mouhoun", Designation = "HD 30856", Id = "_", Constellation = "Eri", No = "_", VMag = 7.91, RightAscension = 72.574423, Declination= -24.368843},</text:p>
          </table:table-cell>
        </table:table-row>
        <table:table-row table:style-name="ro2">
          <table:table-cell office:value-type="string" calcext:value-type="string">
            <text:p>Mpingo</text:p>
          </table:table-cell>
          <table:table-cell office:value-type="string" calcext:value-type="string">
            <text:p>WASP-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029.263350</text:p>
          </table:table-cell>
          <table:table-cell office:value-type="string" calcext:value-type="string">
            <text:p>0.75885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4];CHAR(34); &quot;, Designation = &quot;;CHAR(34);[.B74];CHAR(34); &quot;, Id = &quot;;CHAR(34);[.C74];CHAR(34);&quot;, Constellation = &quot;;CHAR(34);[.D74];CHAR(34);&quot;, No = &quot;;CHAR(34);[.E74];CHAR(34); &quot;, VMag = &quot;;[.G74]; &quot;, RightAscension = &quot;;[.H74]; &quot;, Declination= &quot;; [.I74]; &quot;},&quot;)" office:value-type="string" office:string-value="new IAUNamed {Name = &quot;Mpingo&quot;, Designation = &quot;WASP-71&quot;, Id = &quot;_&quot;, Constellation = &quot;Cet&quot;, No = &quot;_&quot;, VMag = 10.70, RightAscension = 029.263350, Declination= 0.758855}," calcext:value-type="string">
            <text:p>new IAUNamed {Name = "Mpingo", Designation = "WASP-71", Id = "_", Constellation = "Cet", No = "_", VMag = 10.70, RightAscension = 029.263350, Declination= 0.758855},</text:p>
          </table:table-cell>
        </table:table-row>
        <table:table-row table:style-name="ro2">
          <table:table-cell office:value-type="string" calcext:value-type="string">
            <text:p>Muspelheim</text:p>
          </table:table-cell>
          <table:table-cell office:value-type="string" calcext:value-type="string">
            <text:p>HAT-P-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2125+5147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033.131160</text:p>
          </table:table-cell>
          <table:table-cell office:value-type="string" calcext:value-type="string">
            <text:p>51.77876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5];CHAR(34); &quot;, Designation = &quot;;CHAR(34);[.B75];CHAR(34); &quot;, Id = &quot;;CHAR(34);[.C75];CHAR(34);&quot;, Constellation = &quot;;CHAR(34);[.D75];CHAR(34);&quot;, No = &quot;;CHAR(34);[.E75];CHAR(34); &quot;, VMag = &quot;;[.G75]; &quot;, RightAscension = &quot;;[.H75]; &quot;, Declination= &quot;; [.I75]; &quot;},&quot;)" office:value-type="string" office:string-value="new IAUNamed {Name = &quot;Muspelheim&quot;, Designation = &quot;HAT-P-29&quot;, Id = &quot;_&quot;, Constellation = &quot;Per&quot;, No = &quot;_&quot;, VMag = 11.89, RightAscension = 033.131160, Declination= 51.778767}," calcext:value-type="string">
            <text:p>new IAUNamed {Name = "Muspelheim", Designation = "HAT-P-29", Id = "_", Constellation = "Per", No = "_", VMag = 11.89, RightAscension = 033.131160, Declination= 51.778767},</text:p>
          </table:table-cell>
        </table:table-row>
        <table:table-row table:style-name="ro2">
          <table:table-cell office:value-type="string" calcext:value-type="string">
            <text:p>Naledi</text:p>
          </table:table-cell>
          <table:table-cell office:value-type="string" calcext:value-type="string">
            <text:p>WASP-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o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087.139974</text:p>
          </table:table-cell>
          <table:table-cell office:value-type="string" calcext:value-type="string">
            <text:p>-63.98844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6];CHAR(34); &quot;, Designation = &quot;;CHAR(34);[.B76];CHAR(34); &quot;, Id = &quot;;CHAR(34);[.C76];CHAR(34);&quot;, Constellation = &quot;;CHAR(34);[.D76];CHAR(34);&quot;, No = &quot;;CHAR(34);[.E76];CHAR(34); &quot;, VMag = &quot;;[.G76]; &quot;, RightAscension = &quot;;[.H76]; &quot;, Declination= &quot;; [.I76]; &quot;},&quot;)" office:value-type="string" office:string-value="new IAUNamed {Name = &quot;Naledi&quot;, Designation = &quot;WASP-62&quot;, Id = &quot;_&quot;, Constellation = &quot;Dor&quot;, No = &quot;_&quot;, VMag = 10.12, RightAscension = 087.139974, Declination= -63.988441}," calcext:value-type="string">
            <text:p>new IAUNamed {Name = "Naledi", Designation = "WASP-62", Id = "_", Constellation = "Dor", No = "_", VMag = 10.12, RightAscension = 087.139974, Declination= -63.988441},</text:p>
          </table:table-cell>
        </table:table-row>
        <table:table-row table:style-name="ro2">
          <table:table-cell office:value-type="string" calcext:value-type="string">
            <text:p>Násti</text:p>
          </table:table-cell>
          <table:table-cell office:value-type="string" calcext:value-type="string">
            <text:p>HD 6898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124.592386</text:p>
          </table:table-cell>
          <table:table-cell office:value-type="string" calcext:value-type="string">
            <text:p>61.46072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7];CHAR(34); &quot;, Designation = &quot;;CHAR(34);[.B77];CHAR(34); &quot;, Id = &quot;;CHAR(34);[.C77];CHAR(34);&quot;, Constellation = &quot;;CHAR(34);[.D77];CHAR(34);&quot;, No = &quot;;CHAR(34);[.E77];CHAR(34); &quot;, VMag = &quot;;[.G77]; &quot;, RightAscension = &quot;;[.H77]; &quot;, Declination= &quot;; [.I77]; &quot;},&quot;)" office:value-type="string" office:string-value="new IAUNamed {Name = &quot;Násti&quot;, Designation = &quot;HD 68988&quot;, Id = &quot;_&quot;, Constellation = &quot;UMa&quot;, No = &quot;_&quot;, VMag = 8.20, RightAscension = 124.592386, Declination= 61.460721}," calcext:value-type="string">
            <text:p>new IAUNamed {Name = "Násti", Designation = "HD 68988", Id = "_", Constellation = "UMa", No = "_", VMag = 8.20, RightAscension = 124.592386, Declination= 61.460721},</text:p>
          </table:table-cell>
        </table:table-row>
        <table:table-row table:style-name="ro2">
          <table:table-cell office:value-type="string" calcext:value-type="string">
            <text:p>Natasha</text:p>
          </table:table-cell>
          <table:table-cell office:value-type="string" calcext:value-type="string">
            <text:p>HD 8539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9500-4947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147.510404</text:p>
          </table:table-cell>
          <table:table-cell office:value-type="string" calcext:value-type="string">
            <text:p>-49.79026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8];CHAR(34); &quot;, Designation = &quot;;CHAR(34);[.B78];CHAR(34); &quot;, Id = &quot;;CHAR(34);[.C78];CHAR(34);&quot;, Constellation = &quot;;CHAR(34);[.D78];CHAR(34);&quot;, No = &quot;;CHAR(34);[.E78];CHAR(34); &quot;, VMag = &quot;;[.G78]; &quot;, RightAscension = &quot;;[.H78]; &quot;, Declination= &quot;; [.I78]; &quot;},&quot;)" office:value-type="string" office:string-value="new IAUNamed {Name = &quot;Natasha&quot;, Designation = &quot;HD 85390&quot;, Id = &quot;_&quot;, Constellation = &quot;Vel&quot;, No = &quot;_&quot;, VMag = 8.54, RightAscension = 147.510404, Declination= -49.790266}," calcext:value-type="string">
            <text:p>new IAUNamed {Name = "Natasha", Designation = "HD 85390", Id = "_", Constellation = "Vel", No = "_", VMag = 8.54, RightAscension = 147.510404, Declination= -49.790266},</text:p>
          </table:table-cell>
        </table:table-row>
        <table:table-row table:style-name="ro2">
          <table:table-cell office:value-type="string" calcext:value-type="string">
            <text:p>Nenque</text:p>
          </table:table-cell>
          <table:table-cell office:value-type="string" calcext:value-type="string">
            <text:p>HD 643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he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16.167293</text:p>
          </table:table-cell>
          <table:table-cell office:value-type="string" calcext:value-type="string">
            <text:p>-39.48821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79];CHAR(34); &quot;, Designation = &quot;;CHAR(34);[.B79];CHAR(34); &quot;, Id = &quot;;CHAR(34);[.C79];CHAR(34);&quot;, Constellation = &quot;;CHAR(34);[.D79];CHAR(34);&quot;, No = &quot;;CHAR(34);[.E79];CHAR(34); &quot;, VMag = &quot;;[.G79]; &quot;, RightAscension = &quot;;[.H79]; &quot;, Declination= &quot;; [.I79]; &quot;},&quot;)" office:value-type="string" office:string-value="new IAUNamed {Name = &quot;Nenque&quot;, Designation = &quot;HD 6434&quot;, Id = &quot;_&quot;, Constellation = &quot;Phe&quot;, No = &quot;_&quot;, VMag = 7.72, RightAscension = 16.167293, Declination= -39.488218}," calcext:value-type="string">
            <text:p>new IAUNamed {Name = "Nenque", Designation = "HD 6434", Id = "_", Constellation = "Phe", No = "_", VMag = 7.72, RightAscension = 16.167293, Declination= -39.488218},</text:p>
          </table:table-cell>
        </table:table-row>
        <table:table-row table:style-name="ro2">
          <table:table-cell office:value-type="string" calcext:value-type="string">
            <text:p>Nervia</text:p>
          </table:table-cell>
          <table:table-cell office:value-type="string" calcext:value-type="string">
            <text:p>HD 496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6515+4052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02.877151</text:p>
          </table:table-cell>
          <table:table-cell office:value-type="string" calcext:value-type="string">
            <text:p>40.86775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0];CHAR(34); &quot;, Designation = &quot;;CHAR(34);[.B80];CHAR(34); &quot;, Id = &quot;;CHAR(34);[.C80];CHAR(34);&quot;, Constellation = &quot;;CHAR(34);[.D80];CHAR(34);&quot;, No = &quot;;CHAR(34);[.E80];CHAR(34); &quot;, VMag = &quot;;[.G80]; &quot;, RightAscension = &quot;;[.H80]; &quot;, Declination= &quot;; [.I80]; &quot;},&quot;)" office:value-type="string" office:string-value="new IAUNamed {Name = &quot;Nervia&quot;, Designation = &quot;HD 49674&quot;, Id = &quot;_&quot;, Constellation = &quot;Aur&quot;, No = &quot;A&quot;, VMag = 8.10, RightAscension = 102.877151, Declination= 40.867757}," calcext:value-type="string">
            <text:p>new IAUNamed {Name = "Nervia", Designation = "HD 49674", Id = "_", Constellation = "Aur", No = "A", VMag = 8.10, RightAscension = 102.877151, Declination= 40.867757},</text:p>
          </table:table-cell>
        </table:table-row>
        <table:table-row table:style-name="ro2">
          <table:table-cell office:value-type="string" calcext:value-type="string">
            <text:p>Nikawiy</text:p>
          </table:table-cell>
          <table:table-cell office:value-type="string" calcext:value-type="string">
            <text:p>HD 1364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oo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29.775760</text:p>
          </table:table-cell>
          <table:table-cell office:value-type="string" calcext:value-type="string">
            <text:p>41.73320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1];CHAR(34); &quot;, Designation = &quot;;CHAR(34);[.B81];CHAR(34); &quot;, Id = &quot;;CHAR(34);[.C81];CHAR(34);&quot;, Constellation = &quot;;CHAR(34);[.D81];CHAR(34);&quot;, No = &quot;;CHAR(34);[.E81];CHAR(34); &quot;, VMag = &quot;;[.G81]; &quot;, RightAscension = &quot;;[.H81]; &quot;, Declination= &quot;; [.I81]; &quot;},&quot;)" office:value-type="string" office:string-value="new IAUNamed {Name = &quot;Nikawiy&quot;, Designation = &quot;HD 136418&quot;, Id = &quot;_&quot;, Constellation = &quot;Boo&quot;, No = &quot;_&quot;, VMag = 7.88, RightAscension = 229.775760, Declination= 41.733206}," calcext:value-type="string">
            <text:p>new IAUNamed {Name = "Nikawiy", Designation = "HD 136418", Id = "_", Constellation = "Boo", No = "_", VMag = 7.88, RightAscension = 229.775760, Declination= 41.733206},</text:p>
          </table:table-cell>
        </table:table-row>
        <table:table-row table:style-name="ro2">
          <table:table-cell office:value-type="string" calcext:value-type="string">
            <text:p>Nosaxa</text:p>
          </table:table-cell>
          <table:table-cell office:value-type="string" calcext:value-type="string">
            <text:p>HD 482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u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100.007196</text:p>
          </table:table-cell>
          <table:table-cell office:value-type="string" calcext:value-type="string">
            <text:p>-48.54195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2];CHAR(34); &quot;, Designation = &quot;;CHAR(34);[.B82];CHAR(34); &quot;, Id = &quot;;CHAR(34);[.C82];CHAR(34);&quot;, Constellation = &quot;;CHAR(34);[.D82];CHAR(34);&quot;, No = &quot;;CHAR(34);[.E82];CHAR(34); &quot;, VMag = &quot;;[.G82]; &quot;, RightAscension = &quot;;[.H82]; &quot;, Declination= &quot;; [.I82]; &quot;},&quot;)" office:value-type="string" office:string-value="new IAUNamed {Name = &quot;Nosaxa&quot;, Designation = &quot;HD 48265&quot;, Id = &quot;_&quot;, Constellation = &quot;Pup&quot;, No = &quot;_&quot;, VMag = 8.05, RightAscension = 100.007196, Declination= -48.541956}," calcext:value-type="string">
            <text:p>new IAUNamed {Name = "Nosaxa", Designation = "HD 48265", Id = "_", Constellation = "Pup", No = "_", VMag = 8.05, RightAscension = 100.007196, Declination= -48.541956},</text:p>
          </table:table-cell>
        </table:table-row>
        <table:table-row table:style-name="ro2">
          <table:table-cell office:value-type="string" calcext:value-type="string">
            <text:p>Nushagak</text:p>
          </table:table-cell>
          <table:table-cell office:value-type="string" calcext:value-type="string">
            <text:p>HD 171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42.435361</text:p>
          </table:table-cell>
          <table:table-cell office:value-type="string" calcext:value-type="string">
            <text:p>71.75323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3];CHAR(34); &quot;, Designation = &quot;;CHAR(34);[.B83];CHAR(34); &quot;, Id = &quot;;CHAR(34);[.C83];CHAR(34);&quot;, Constellation = &quot;;CHAR(34);[.D83];CHAR(34);&quot;, No = &quot;;CHAR(34);[.E83];CHAR(34); &quot;, VMag = &quot;;[.G83]; &quot;, RightAscension = &quot;;[.H83]; &quot;, Declination= &quot;; [.I83]; &quot;},&quot;)" office:value-type="string" office:string-value="new IAUNamed {Name = &quot;Nushagak&quot;, Designation = &quot;HD 17156&quot;, Id = &quot;_&quot;, Constellation = &quot;Cas&quot;, No = &quot;_&quot;, VMag = 8.17, RightAscension = 42.435361, Declination= 71.753231}," calcext:value-type="string">
            <text:p>new IAUNamed {Name = "Nushagak", Designation = "HD 17156", Id = "_", Constellation = "Cas", No = "_", VMag = 8.17, RightAscension = 42.435361, Declination= 71.753231},</text:p>
          </table:table-cell>
        </table:table-row>
        <table:table-row table:style-name="ro2">
          <table:table-cell office:value-type="string" calcext:value-type="string">
            <text:p>Nyamien</text:p>
          </table:table-cell>
          <table:table-cell office:value-type="string" calcext:value-type="string">
            <text:p>WASP-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3557-3210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208.927967</text:p>
          </table:table-cell>
          <table:table-cell office:value-type="string" calcext:value-type="string">
            <text:p>-32.15961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4];CHAR(34); &quot;, Designation = &quot;;CHAR(34);[.B84];CHAR(34); &quot;, Id = &quot;;CHAR(34);[.C84];CHAR(34);&quot;, Constellation = &quot;;CHAR(34);[.D84];CHAR(34);&quot;, No = &quot;;CHAR(34);[.E84];CHAR(34); &quot;, VMag = &quot;;[.G84]; &quot;, RightAscension = &quot;;[.H84]; &quot;, Declination= &quot;; [.I84]; &quot;},&quot;)" office:value-type="string" office:string-value="new IAUNamed {Name = &quot;Nyamien&quot;, Designation = &quot;WASP-15&quot;, Id = &quot;_&quot;, Constellation = &quot;Cen&quot;, No = &quot;_&quot;, VMag = 10.91, RightAscension = 208.927967, Declination= -32.159615}," calcext:value-type="string">
            <text:p>new IAUNamed {Name = "Nyamien", Designation = "WASP-15", Id = "_", Constellation = "Cen", No = "_", VMag = 10.91, RightAscension = 208.927967, Declination= -32.159615},</text:p>
          </table:table-cell>
        </table:table-row>
        <table:table-row table:style-name="ro2">
          <table:table-cell office:value-type="string" calcext:value-type="string">
            <text:p>Parumleo</text:p>
          </table:table-cell>
          <table:table-cell office:value-type="string" calcext:value-type="string">
            <text:p>WASP-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s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003.961699</text:p>
          </table:table-cell>
          <table:table-cell office:value-type="string" calcext:value-type="string">
            <text:p>1.20044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5];CHAR(34); &quot;, Designation = &quot;;CHAR(34);[.B85];CHAR(34); &quot;, Id = &quot;;CHAR(34);[.C85];CHAR(34);&quot;, Constellation = &quot;;CHAR(34);[.D85];CHAR(34);&quot;, No = &quot;;CHAR(34);[.E85];CHAR(34); &quot;, VMag = &quot;;[.G85]; &quot;, RightAscension = &quot;;[.H85]; &quot;, Declination= &quot;; [.I85]; &quot;},&quot;)" office:value-type="string" office:string-value="new IAUNamed {Name = &quot;Parumleo&quot;, Designation = &quot;WASP-32&quot;, Id = &quot;_&quot;, Constellation = &quot;Psc&quot;, No = &quot;_&quot;, VMag = 11.54, RightAscension = 003.961699, Declination= 1.200441}," calcext:value-type="string">
            <text:p>new IAUNamed {Name = "Parumleo", Designation = "WASP-32", Id = "_", Constellation = "Psc", No = "_", VMag = 11.54, RightAscension = 003.961699, Declination= 1.200441},</text:p>
          </table:table-cell>
        </table:table-row>
        <table:table-row table:style-name="ro2">
          <table:table-cell office:value-type="string" calcext:value-type="string">
            <text:p>Petra</text:p>
          </table:table-cell>
          <table:table-cell office:value-type="string" calcext:value-type="string">
            <text:p>WASP-8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0127-0209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303.167372</text:p>
          </table:table-cell>
          <table:table-cell office:value-type="string" calcext:value-type="string">
            <text:p>-2.144220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6];CHAR(34); &quot;, Designation = &quot;;CHAR(34);[.B86];CHAR(34); &quot;, Id = &quot;;CHAR(34);[.C86];CHAR(34);&quot;, Constellation = &quot;;CHAR(34);[.D86];CHAR(34);&quot;, No = &quot;;CHAR(34);[.E86];CHAR(34); &quot;, VMag = &quot;;[.G86]; &quot;, RightAscension = &quot;;[.H86]; &quot;, Declination= &quot;; [.I86]; &quot;},&quot;)" office:value-type="string" office:string-value="new IAUNamed {Name = &quot;Petra&quot;, Designation = &quot;WASP-80&quot;, Id = &quot;_&quot;, Constellation = &quot;Aql&quot;, No = &quot;_&quot;, VMag = 11.88, RightAscension = 303.167372, Declination= -2.144220}," calcext:value-type="string">
            <text:p>new IAUNamed {Name = "Petra", Designation = "WASP-80", Id = "_", Constellation = "Aql", No = "_", VMag = 11.88, RightAscension = 303.167372, Declination= -2.144220},</text:p>
          </table:table-cell>
        </table:table-row>
        <table:table-row table:style-name="ro2">
          <table:table-cell office:value-type="string" calcext:value-type="string">
            <text:p>Phoenicia</text:p>
          </table:table-cell>
          <table:table-cell office:value-type="string" calcext:value-type="string">
            <text:p>HD 192263</text:p>
          </table:table-cell>
          <table:table-cell office:value-type="string" calcext:value-type="string">
            <text:p>V1703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0140-0052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303.499356</text:p>
          </table:table-cell>
          <table:table-cell office:value-type="string" calcext:value-type="string">
            <text:p>-0.86688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7];CHAR(34); &quot;, Designation = &quot;;CHAR(34);[.B87];CHAR(34); &quot;, Id = &quot;;CHAR(34);[.C87];CHAR(34);&quot;, Constellation = &quot;;CHAR(34);[.D87];CHAR(34);&quot;, No = &quot;;CHAR(34);[.E87];CHAR(34); &quot;, VMag = &quot;;[.G87]; &quot;, RightAscension = &quot;;[.H87]; &quot;, Declination= &quot;; [.I87]; &quot;},&quot;)" office:value-type="string" office:string-value="new IAUNamed {Name = &quot;Phoenicia&quot;, Designation = &quot;HD 192263&quot;, Id = &quot;V1703&quot;, Constellation = &quot;Aql&quot;, No = &quot;_&quot;, VMag = 7.79, RightAscension = 303.499356, Declination= -0.866881}," calcext:value-type="string">
            <text:p>new IAUNamed {Name = "Phoenicia", Designation = "HD 192263", Id = "V1703", Constellation = "Aql", No = "_", VMag = 7.79, RightAscension = 303.499356, Declination= -0.866881},</text:p>
          </table:table-cell>
        </table:table-row>
        <table:table-row table:style-name="ro2">
          <table:table-cell office:value-type="string" calcext:value-type="string">
            <text:p>Pincoya</text:p>
          </table:table-cell>
          <table:table-cell office:value-type="string" calcext:value-type="string">
            <text:p>HD 1646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g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270.778888</text:p>
          </table:table-cell>
          <table:table-cell office:value-type="string" calcext:value-type="string">
            <text:p>-28.56065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8];CHAR(34); &quot;, Designation = &quot;;CHAR(34);[.B88];CHAR(34); &quot;, Id = &quot;;CHAR(34);[.C88];CHAR(34);&quot;, Constellation = &quot;;CHAR(34);[.D88];CHAR(34);&quot;, No = &quot;;CHAR(34);[.E88];CHAR(34); &quot;, VMag = &quot;;[.G88]; &quot;, RightAscension = &quot;;[.H88]; &quot;, Declination= &quot;; [.I88]; &quot;},&quot;)" office:value-type="string" office:string-value="new IAUNamed {Name = &quot;Pincoya&quot;, Designation = &quot;HD 164604&quot;, Id = &quot;_&quot;, Constellation = &quot;Sgr&quot;, No = &quot;_&quot;, VMag = 9.66, RightAscension = 270.778888, Declination= -28.560655}," calcext:value-type="string">
            <text:p>new IAUNamed {Name = "Pincoya", Designation = "HD 164604", Id = "_", Constellation = "Sgr", No = "_", VMag = 9.66, RightAscension = 270.778888, Declination= -28.560655},</text:p>
          </table:table-cell>
        </table:table-row>
        <table:table-row table:style-name="ro2">
          <table:table-cell office:value-type="string" calcext:value-type="string">
            <text:p>Pipoltr</text:p>
          </table:table-cell>
          <table:table-cell office:value-type="string" calcext:value-type="string">
            <text:p>TrES-3</text:p>
          </table:table-cell>
          <table:table-cell office:value-type="string" calcext:value-type="string">
            <text:p>V1434</text:p>
          </table:table-cell>
          <table:table-cell office:value-type="string" calcext:value-type="string">
            <text:p>He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268.029244</text:p>
          </table:table-cell>
          <table:table-cell office:value-type="string" calcext:value-type="string">
            <text:p>37.546177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89];CHAR(34); &quot;, Designation = &quot;;CHAR(34);[.B89];CHAR(34); &quot;, Id = &quot;;CHAR(34);[.C89];CHAR(34);&quot;, Constellation = &quot;;CHAR(34);[.D89];CHAR(34);&quot;, No = &quot;;CHAR(34);[.E89];CHAR(34); &quot;, VMag = &quot;;[.G89]; &quot;, RightAscension = &quot;;[.H89]; &quot;, Declination= &quot;; [.I89]; &quot;},&quot;)" office:value-type="string" office:string-value="new IAUNamed {Name = &quot;Pipoltr&quot;, Designation = &quot;TrES-3&quot;, Id = &quot;V1434&quot;, Constellation = &quot;Her&quot;, No = &quot;_&quot;, VMag = 12.37, RightAscension = 268.029244, Declination= 37.546177}," calcext:value-type="string">
            <text:p>new IAUNamed {Name = "Pipoltr", Designation = "TrES-3", Id = "V1434", Constellation = "Her", No = "_", VMag = 12.37, RightAscension = 268.029244, Declination= 37.546177},</text:p>
          </table:table-cell>
        </table:table-row>
        <table:table-row table:style-name="ro2">
          <table:table-cell office:value-type="string" calcext:value-type="string">
            <text:p>Poerava</text:p>
          </table:table-cell>
          <table:table-cell office:value-type="string" calcext:value-type="string">
            <text:p>HD 2212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u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352.834742</text:p>
          </table:table-cell>
          <table:table-cell office:value-type="string" calcext:value-type="string">
            <text:p>-58.20973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0];CHAR(34); &quot;, Designation = &quot;;CHAR(34);[.B90];CHAR(34); &quot;, Id = &quot;;CHAR(34);[.C90];CHAR(34);&quot;, Constellation = &quot;;CHAR(34);[.D90];CHAR(34);&quot;, No = &quot;;CHAR(34);[.E90];CHAR(34); &quot;, VMag = &quot;;[.G90]; &quot;, RightAscension = &quot;;[.H90]; &quot;, Declination= &quot;; [.I90]; &quot;},&quot;)" office:value-type="string" office:string-value="new IAUNamed {Name = &quot;Poerava&quot;, Designation = &quot;HD 221287&quot;, Id = &quot;_&quot;, Constellation = &quot;Tuc&quot;, No = &quot;_&quot;, VMag = 7.82, RightAscension = 352.834742, Declination= -58.209731}," calcext:value-type="string">
            <text:p>new IAUNamed {Name = "Poerava", Designation = "HD 221287", Id = "_", Constellation = "Tuc", No = "_", VMag = 7.82, RightAscension = 352.834742, Declination= -58.209731},</text:p>
          </table:table-cell>
        </table:table-row>
        <table:table-row table:style-name="ro2">
          <table:table-cell office:value-type="string" calcext:value-type="string">
            <text:p>Rapeto</text:p>
          </table:table-cell>
          <table:table-cell office:value-type="string" calcext:value-type="string">
            <text:p>HD 15395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o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256.128629</text:p>
          </table:table-cell>
          <table:table-cell office:value-type="string" calcext:value-type="string">
            <text:p>-43.309770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1];CHAR(34); &quot;, Designation = &quot;;CHAR(34);[.B91];CHAR(34); &quot;, Id = &quot;;CHAR(34);[.C91];CHAR(34);&quot;, Constellation = &quot;;CHAR(34);[.D91];CHAR(34);&quot;, No = &quot;;CHAR(34);[.E91];CHAR(34); &quot;, VMag = &quot;;[.G91]; &quot;, RightAscension = &quot;;[.H91]; &quot;, Declination= &quot;; [.I91]; &quot;},&quot;)" office:value-type="string" office:string-value="new IAUNamed {Name = &quot;Rapeto&quot;, Designation = &quot;HD 153950&quot;, Id = &quot;_&quot;, Constellation = &quot;Sco&quot;, No = &quot;_&quot;, VMag = 7.39, RightAscension = 256.128629, Declination= -43.309770}," calcext:value-type="string">
            <text:p>new IAUNamed {Name = "Rapeto", Designation = "HD 153950", Id = "_", Constellation = "Sco", No = "_", VMag = 7.39, RightAscension = 256.128629, Declination= -43.309770},</text:p>
          </table:table-cell>
        </table:table-row>
        <table:table-row table:style-name="ro1">
          <table:table-cell office:value-type="string" calcext:value-type="string">
            <text:p>Rosaliadecastro</text:p>
          </table:table-cell>
          <table:table-cell office:value-type="string" calcext:value-type="string">
            <text:p>HD 14914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ph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248.212712</text:p>
          </table:table-cell>
          <table:table-cell office:value-type="string" calcext:value-type="string">
            <text:p>2.08482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2];CHAR(34); &quot;, Designation = &quot;;CHAR(34);[.B92];CHAR(34); &quot;, Id = &quot;;CHAR(34);[.C92];CHAR(34);&quot;, Constellation = &quot;;CHAR(34);[.D92];CHAR(34);&quot;, No = &quot;;CHAR(34);[.E92];CHAR(34); &quot;, VMag = &quot;;[.G92]; &quot;, RightAscension = &quot;;[.H92]; &quot;, Declination= &quot;; [.I92]; &quot;},&quot;)" office:value-type="string" office:string-value="new IAUNamed {Name = &quot;Rosaliadecastro&quot;, Designation = &quot;HD 149143&quot;, Id = &quot;_&quot;, Constellation = &quot;Oph&quot;, No = &quot;_&quot;, VMag = 7.89, RightAscension = 248.212712, Declination= 2.084828}," calcext:value-type="string">
            <text:p>new IAUNamed {Name = "Rosaliadecastro", Designation = "HD 149143", Id = "_", Constellation = "Oph", No = "_", VMag = 7.89, RightAscension = 248.212712, Declination= 2.084828},</text:p>
          </table:table-cell>
        </table:table-row>
        <table:table-row table:style-name="ro2">
          <table:table-cell office:value-type="string" calcext:value-type="string">
            <text:p>Sagarmatha</text:p>
          </table:table-cell>
          <table:table-cell office:value-type="string" calcext:value-type="string">
            <text:p>HD 1007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eo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173.964679</text:p>
          </table:table-cell>
          <table:table-cell office:value-type="string" calcext:value-type="string">
            <text:p>-04.75569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3];CHAR(34); &quot;, Designation = &quot;;CHAR(34);[.B93];CHAR(34); &quot;, Id = &quot;;CHAR(34);[.C93];CHAR(34);&quot;, Constellation = &quot;;CHAR(34);[.D93];CHAR(34);&quot;, No = &quot;;CHAR(34);[.E93];CHAR(34); &quot;, VMag = &quot;;[.G93]; &quot;, RightAscension = &quot;;[.H93]; &quot;, Declination= &quot;; [.I93]; &quot;},&quot;)" office:value-type="string" office:string-value="new IAUNamed {Name = &quot;Sagarmatha&quot;, Designation = &quot;HD 100777&quot;, Id = &quot;_&quot;, Constellation = &quot;Leo&quot;, No = &quot;_&quot;, VMag = 8.42, RightAscension = 173.964679, Declination= -04.755695}," calcext:value-type="string">
            <text:p>new IAUNamed {Name = "Sagarmatha", Designation = "HD 100777", Id = "_", Constellation = "Leo", No = "_", VMag = 8.42, RightAscension = 173.964679, Declination= -04.755695},</text:p>
          </table:table-cell>
        </table:table-row>
        <table:table-row table:style-name="ro2">
          <table:table-cell office:value-type="string" calcext:value-type="string">
            <text:p>Sāmaya</text:p>
          </table:table-cell>
          <table:table-cell office:value-type="string" calcext:value-type="string">
            <text:p>HD 20573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sA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324.535016</text:p>
          </table:table-cell>
          <table:table-cell office:value-type="string" calcext:value-type="string">
            <text:p>-31.73748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4];CHAR(34); &quot;, Designation = &quot;;CHAR(34);[.B94];CHAR(34); &quot;, Id = &quot;;CHAR(34);[.C94];CHAR(34);&quot;, Constellation = &quot;;CHAR(34);[.D94];CHAR(34);&quot;, No = &quot;;CHAR(34);[.E94];CHAR(34); &quot;, VMag = &quot;;[.G94]; &quot;, RightAscension = &quot;;[.H94]; &quot;, Declination= &quot;; [.I94]; &quot;},&quot;)" office:value-type="string" office:string-value="new IAUNamed {Name = &quot;Sāmaya&quot;, Designation = &quot;HD 205739&quot;, Id = &quot;_&quot;, Constellation = &quot;PsA&quot;, No = &quot;_&quot;, VMag = 8.56, RightAscension = 324.535016, Declination= -31.737484}," calcext:value-type="string">
            <text:p>new IAUNamed {Name = "Sāmaya", Designation = "HD 205739", Id = "_", Constellation = "PsA", No = "_", VMag = 8.56, RightAscension = 324.535016, Declination= -31.737484},</text:p>
          </table:table-cell>
        </table:table-row>
        <table:table-row table:style-name="ro2">
          <table:table-cell office:value-type="string" calcext:value-type="string">
            <text:p>Sansuna</text:p>
          </table:table-cell>
          <table:table-cell office:value-type="string" calcext:value-type="string">
            <text:p>HAT-P-3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0127+1806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303.195361</text:p>
          </table:table-cell>
          <table:table-cell office:value-type="string" calcext:value-type="string">
            <text:p>18.10483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5];CHAR(34); &quot;, Designation = &quot;;CHAR(34);[.B95];CHAR(34); &quot;, Id = &quot;;CHAR(34);[.C95];CHAR(34);&quot;, Constellation = &quot;;CHAR(34);[.D95];CHAR(34);&quot;, No = &quot;;CHAR(34);[.E95];CHAR(34); &quot;, VMag = &quot;;[.G95]; &quot;, RightAscension = &quot;;[.H95]; &quot;, Declination= &quot;; [.I95]; &quot;},&quot;)" office:value-type="string" office:string-value="new IAUNamed {Name = &quot;Sansuna&quot;, Designation = &quot;HAT-P-34&quot;, Id = &quot;_&quot;, Constellation = &quot;Sge&quot;, No = &quot;_&quot;, VMag = 10.31, RightAscension = 303.195361, Declination= 18.104833}," calcext:value-type="string">
            <text:p>new IAUNamed {Name = "Sansuna", Designation = "HAT-P-34", Id = "_", Constellation = "Sge", No = "_", VMag = 10.31, RightAscension = 303.195361, Declination= 18.104833},</text:p>
          </table:table-cell>
        </table:table-row>
        <table:table-row table:style-name="ro2">
          <table:table-cell office:value-type="string" calcext:value-type="string">
            <text:p>Shama</text:p>
          </table:table-cell>
          <table:table-cell office:value-type="string" calcext:value-type="string">
            <text:p>HD 9910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eo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171.072328</text:p>
          </table:table-cell>
          <table:table-cell office:value-type="string" calcext:value-type="string">
            <text:p>-1.52907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6];CHAR(34); &quot;, Designation = &quot;;CHAR(34);[.B96];CHAR(34); &quot;, Id = &quot;;CHAR(34);[.C96];CHAR(34);&quot;, Constellation = &quot;;CHAR(34);[.D96];CHAR(34);&quot;, No = &quot;;CHAR(34);[.E96];CHAR(34); &quot;, VMag = &quot;;[.G96]; &quot;, RightAscension = &quot;;[.H96]; &quot;, Declination= &quot;; [.I96]; &quot;},&quot;)" office:value-type="string" office:string-value="new IAUNamed {Name = &quot;Shama&quot;, Designation = &quot;HD 99109&quot;, Id = &quot;_&quot;, Constellation = &quot;Leo&quot;, No = &quot;_&quot;, VMag = 9.10, RightAscension = 171.072328, Declination= -1.529073}," calcext:value-type="string">
            <text:p>new IAUNamed {Name = "Shama", Designation = "HD 99109", Id = "_", Constellation = "Leo", No = "_", VMag = 9.10, RightAscension = 171.072328, Declination= -1.529073},</text:p>
          </table:table-cell>
        </table:table-row>
        <table:table-row table:style-name="ro2">
          <table:table-cell office:value-type="string" calcext:value-type="string">
            <text:p>Sharjah</text:p>
          </table:table-cell>
          <table:table-cell office:value-type="string" calcext:value-type="string">
            <text:p>HIP 7943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o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243.174084</text:p>
          </table:table-cell>
          <table:table-cell office:value-type="string" calcext:value-type="string">
            <text:p>-18.87550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7];CHAR(34); &quot;, Designation = &quot;;CHAR(34);[.B97];CHAR(34); &quot;, Id = &quot;;CHAR(34);[.C97];CHAR(34);&quot;, Constellation = &quot;;CHAR(34);[.D97];CHAR(34);&quot;, No = &quot;;CHAR(34);[.E97];CHAR(34); &quot;, VMag = &quot;;[.G97]; &quot;, RightAscension = &quot;;[.H97]; &quot;, Declination= &quot;; [.I97]; &quot;},&quot;)" office:value-type="string" office:string-value="new IAUNamed {Name = &quot;Sharjah&quot;, Designation = &quot;HIP 79431&quot;, Id = &quot;_&quot;, Constellation = &quot;Sco&quot;, No = &quot;_&quot;, VMag = 11.34, RightAscension = 243.174084, Declination= -18.875503}," calcext:value-type="string">
            <text:p>new IAUNamed {Name = "Sharjah", Designation = "HIP 79431", Id = "_", Constellation = "Sco", No = "_", VMag = 11.34, RightAscension = 243.174084, Declination= -18.875503},</text:p>
          </table:table-cell>
        </table:table-row>
        <table:table-row table:style-name="ro2">
          <table:table-cell office:value-type="string" calcext:value-type="string">
            <text:p>Sika</text:p>
          </table:table-cell>
          <table:table-cell office:value-type="string" calcext:value-type="string">
            <text:p>HD 18172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g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290.720770</text:p>
          </table:table-cell>
          <table:table-cell office:value-type="string" calcext:value-type="string">
            <text:p>-32.91905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8];CHAR(34); &quot;, Designation = &quot;;CHAR(34);[.B98];CHAR(34); &quot;, Id = &quot;;CHAR(34);[.C98];CHAR(34);&quot;, Constellation = &quot;;CHAR(34);[.D98];CHAR(34);&quot;, No = &quot;;CHAR(34);[.E98];CHAR(34); &quot;, VMag = &quot;;[.G98]; &quot;, RightAscension = &quot;;[.H98]; &quot;, Declination= &quot;; [.I98]; &quot;},&quot;)" office:value-type="string" office:string-value="new IAUNamed {Name = &quot;Sika&quot;, Designation = &quot;HD 181720&quot;, Id = &quot;_&quot;, Constellation = &quot;Sgr&quot;, No = &quot;_&quot;, VMag = 7.84, RightAscension = 290.720770, Declination= -32.919053}," calcext:value-type="string">
            <text:p>new IAUNamed {Name = "Sika", Designation = "HD 181720", Id = "_", Constellation = "Sgr", No = "_", VMag = 7.84, RightAscension = 290.720770, Declination= -32.919053},</text:p>
          </table:table-cell>
        </table:table-row>
        <table:table-row table:style-name="ro2">
          <table:table-cell office:value-type="string" calcext:value-type="string">
            <text:p>Solaris</text:p>
          </table:table-cell>
          <table:table-cell office:value-type="string" calcext:value-type="string">
            <text:p>BD+14-45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318.399959</text:p>
          </table:table-cell>
          <table:table-cell office:value-type="string" calcext:value-type="string">
            <text:p>14.689385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99];CHAR(34); &quot;, Designation = &quot;;CHAR(34);[.B99];CHAR(34); &quot;, Id = &quot;;CHAR(34);[.C99];CHAR(34);&quot;, Constellation = &quot;;CHAR(34);[.D99];CHAR(34);&quot;, No = &quot;;CHAR(34);[.E99];CHAR(34); &quot;, VMag = &quot;;[.G99]; &quot;, RightAscension = &quot;;[.H99]; &quot;, Declination= &quot;; [.I99]; &quot;},&quot;)" office:value-type="string" office:string-value="new IAUNamed {Name = &quot;Solaris&quot;, Designation = &quot;BD+14-4559&quot;, Id = &quot;_&quot;, Constellation = &quot;Peg&quot;, No = &quot;_&quot;, VMag = 9.78, RightAscension = 318.399959, Declination= 14.689385}," calcext:value-type="string">
            <text:p>new IAUNamed {Name = "Solaris", Designation = "BD+14-4559", Id = "_", Constellation = "Peg", No = "_", VMag = 9.78, RightAscension = 318.399959, Declination= 14.689385},</text:p>
          </table:table-cell>
        </table:table-row>
        <table:table-row table:style-name="ro2">
          <table:table-cell office:value-type="string" calcext:value-type="string">
            <text:p>Sterrennacht</text:p>
          </table:table-cell>
          <table:table-cell office:value-type="string" calcext:value-type="string">
            <text:p>HAT-P-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354.774209</text:p>
          </table:table-cell>
          <table:table-cell office:value-type="string" calcext:value-type="string">
            <text:p>42.46597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0];CHAR(34); &quot;, Designation = &quot;;CHAR(34);[.B100];CHAR(34); &quot;, Id = &quot;;CHAR(34);[.C100];CHAR(34);&quot;, Constellation = &quot;;CHAR(34);[.D100];CHAR(34);&quot;, No = &quot;;CHAR(34);[.E100];CHAR(34); &quot;, VMag = &quot;;[.G100]; &quot;, RightAscension = &quot;;[.H100]; &quot;, Declination= &quot;; [.I100]; &quot;},&quot;)" office:value-type="string" office:string-value="new IAUNamed {Name = &quot;Sterrennacht&quot;, Designation = &quot;HAT-P-6&quot;, Id = &quot;_&quot;, Constellation = &quot;And&quot;, No = &quot;_&quot;, VMag = 10.54, RightAscension = 354.774209, Declination= 42.465973}," calcext:value-type="string">
            <text:p>new IAUNamed {Name = "Sterrennacht", Designation = "HAT-P-6", Id = "_", Constellation = "And", No = "_", VMag = 10.54, RightAscension = 354.774209, Declination= 42.465973},</text:p>
          </table:table-cell>
        </table:table-row>
        <table:table-row table:style-name="ro2">
          <table:table-cell office:value-type="string" calcext:value-type="string">
            <text:p>Stribor</text:p>
          </table:table-cell>
          <table:table-cell office:value-type="string" calcext:value-type="string">
            <text:p>HD 758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133.461689</text:p>
          </table:table-cell>
          <table:table-cell office:value-type="string" calcext:value-type="string">
            <text:p>33.056812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1];CHAR(34); &quot;, Designation = &quot;;CHAR(34);[.B101];CHAR(34); &quot;, Id = &quot;;CHAR(34);[.C101];CHAR(34);&quot;, Constellation = &quot;;CHAR(34);[.D101];CHAR(34);&quot;, No = &quot;;CHAR(34);[.E101];CHAR(34); &quot;, VMag = &quot;;[.G101]; &quot;, RightAscension = &quot;;[.H101]; &quot;, Declination= &quot;; [.I101]; &quot;},&quot;)" office:value-type="string" office:string-value="new IAUNamed {Name = &quot;Stribor&quot;, Designation = &quot;HD 75898&quot;, Id = &quot;_&quot;, Constellation = &quot;Lyn&quot;, No = &quot;_&quot;, VMag = 8.03, RightAscension = 133.461689, Declination= 33.056812}," calcext:value-type="string">
            <text:p>new IAUNamed {Name = "Stribor", Designation = "HD 75898", Id = "_", Constellation = "Lyn", No = "_", VMag = 8.03, RightAscension = 133.461689, Declination= 33.056812},</text:p>
          </table:table-cell>
        </table:table-row>
        <table:table-row table:style-name="ro2">
          <table:table-cell office:value-type="string" calcext:value-type="string">
            <text:p>Taika</text:p>
          </table:table-cell>
          <table:table-cell office:value-type="string" calcext:value-type="string">
            <text:p>HAT-P-4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335.512865</text:p>
          </table:table-cell>
          <table:table-cell office:value-type="string" calcext:value-type="string">
            <text:p>45.45736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2];CHAR(34); &quot;, Designation = &quot;;CHAR(34);[.B102];CHAR(34); &quot;, Id = &quot;;CHAR(34);[.C102];CHAR(34);&quot;, Constellation = &quot;;CHAR(34);[.D102];CHAR(34);&quot;, No = &quot;;CHAR(34);[.E102];CHAR(34); &quot;, VMag = &quot;;[.G102]; &quot;, RightAscension = &quot;;[.H102]; &quot;, Declination= &quot;; [.I102]; &quot;},&quot;)" office:value-type="string" office:string-value="new IAUNamed {Name = &quot;Taika&quot;, Designation = &quot;HAT-P-40&quot;, Id = &quot;_&quot;, Constellation = &quot;Lac&quot;, No = &quot;_&quot;, VMag = 11.35, RightAscension = 335.512865, Declination= 45.457366}," calcext:value-type="string">
            <text:p>new IAUNamed {Name = "Taika", Designation = "HAT-P-40", Id = "_", Constellation = "Lac", No = "_", VMag = 11.35, RightAscension = 335.512865, Declination= 45.457366},</text:p>
          </table:table-cell>
        </table:table-row>
        <table:table-row table:style-name="ro2">
          <table:table-cell office:value-type="string" calcext:value-type="string">
            <text:p>Tangra</text:p>
          </table:table-cell>
          <table:table-cell office:value-type="string" calcext:value-type="string">
            <text:p>WASP-2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347.492723</text:p>
          </table:table-cell>
          <table:table-cell office:value-type="string" calcext:value-type="string">
            <text:p>18.39607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3];CHAR(34); &quot;, Designation = &quot;;CHAR(34);[.B103];CHAR(34); &quot;, Id = &quot;;CHAR(34);[.C103];CHAR(34);&quot;, Constellation = &quot;;CHAR(34);[.D103];CHAR(34);&quot;, No = &quot;;CHAR(34);[.E103];CHAR(34); &quot;, VMag = &quot;;[.G103]; &quot;, RightAscension = &quot;;[.H103]; &quot;, Declination= &quot;; [.I103]; &quot;},&quot;)" office:value-type="string" office:string-value="new IAUNamed {Name = &quot;Tangra&quot;, Designation = &quot;WASP-21&quot;, Id = &quot;_&quot;, Constellation = &quot;Peg&quot;, No = &quot;_&quot;, VMag = 11.55, RightAscension = 347.492723, Declination= 18.396078}," calcext:value-type="string">
            <text:p>new IAUNamed {Name = "Tangra", Designation = "WASP-21", Id = "_", Constellation = "Peg", No = "_", VMag = 11.55, RightAscension = 347.492723, Declination= 18.396078},</text:p>
          </table:table-cell>
        </table:table-row>
        <table:table-row table:style-name="ro2">
          <table:table-cell office:value-type="string" calcext:value-type="string">
            <text:p>Tapecue</text:p>
          </table:table-cell>
          <table:table-cell office:value-type="string" calcext:value-type="string">
            <text:p>HD 637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16.957168</text:p>
          </table:table-cell>
          <table:table-cell office:value-type="string" calcext:value-type="string">
            <text:p>-54.264144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4];CHAR(34); &quot;, Designation = &quot;;CHAR(34);[.B104];CHAR(34); &quot;, Id = &quot;;CHAR(34);[.C104];CHAR(34);&quot;, Constellation = &quot;;CHAR(34);[.D104];CHAR(34);&quot;, No = &quot;;CHAR(34);[.E104];CHAR(34); &quot;, VMag = &quot;;[.G104]; &quot;, RightAscension = &quot;;[.H104]; &quot;, Declination= &quot;; [.I104]; &quot;},&quot;)" office:value-type="string" office:string-value="new IAUNamed {Name = &quot;Tapecue&quot;, Designation = &quot;HD 63765&quot;, Id = &quot;_&quot;, Constellation = &quot;Car&quot;, No = &quot;_&quot;, VMag = 8.10, RightAscension = 116.957168, Declination= -54.264144}," calcext:value-type="string">
            <text:p>new IAUNamed {Name = "Tapecue", Designation = "HD 63765", Id = "_", Constellation = "Car", No = "_", VMag = 8.10, RightAscension = 116.957168, Declination= -54.264144},</text:p>
          </table:table-cell>
        </table:table-row>
        <table:table-row table:style-name="ro2">
          <table:table-cell office:value-type="string" calcext:value-type="string">
            <text:p>Tevel</text:p>
          </table:table-cell>
          <table:table-cell office:value-type="string" calcext:value-type="string">
            <text:p>HAT-P-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u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110.168568</text:p>
          </table:table-cell>
          <table:table-cell office:value-type="string" calcext:value-type="string">
            <text:p>37.140651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5];CHAR(34); &quot;, Designation = &quot;;CHAR(34);[.B105];CHAR(34); &quot;, Id = &quot;;CHAR(34);[.C105];CHAR(34);&quot;, Constellation = &quot;;CHAR(34);[.D105];CHAR(34);&quot;, No = &quot;;CHAR(34);[.E105];CHAR(34); &quot;, VMag = &quot;;[.G105]; &quot;, RightAscension = &quot;;[.H105]; &quot;, Declination= &quot;; [.I105]; &quot;},&quot;)" office:value-type="string" office:string-value="new IAUNamed {Name = &quot;Tevel&quot;, Designation = &quot;HAT-P-9&quot;, Id = &quot;_&quot;, Constellation = &quot;Aur&quot;, No = &quot;_&quot;, VMag = 12.26, RightAscension = 110.168568, Declination= 37.140651}," calcext:value-type="string">
            <text:p>new IAUNamed {Name = "Tevel", Designation = "HAT-P-9", Id = "_", Constellation = "Aur", No = "_", VMag = 12.26, RightAscension = 110.168568, Declination= 37.140651},</text:p>
          </table:table-cell>
        </table:table-row>
        <table:table-row table:style-name="ro2">
          <table:table-cell office:value-type="string" calcext:value-type="string">
            <text:p>Timir</text:p>
          </table:table-cell>
          <table:table-cell office:value-type="string" calcext:value-type="string">
            <text:p>HD 1484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ph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247.117296</text:p>
          </table:table-cell>
          <table:table-cell office:value-type="string" calcext:value-type="string">
            <text:p>-13.39963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6];CHAR(34); &quot;, Designation = &quot;;CHAR(34);[.B106];CHAR(34); &quot;, Id = &quot;;CHAR(34);[.C106];CHAR(34);&quot;, Constellation = &quot;;CHAR(34);[.D106];CHAR(34);&quot;, No = &quot;;CHAR(34);[.E106];CHAR(34); &quot;, VMag = &quot;;[.G106]; &quot;, RightAscension = &quot;;[.H106]; &quot;, Declination= &quot;; [.I106]; &quot;},&quot;)" office:value-type="string" office:string-value="new IAUNamed {Name = &quot;Timir&quot;, Designation = &quot;HD 148427&quot;, Id = &quot;_&quot;, Constellation = &quot;Oph&quot;, No = &quot;_&quot;, VMag = 6.89, RightAscension = 247.117296, Declination= -13.399636}," calcext:value-type="string">
            <text:p>new IAUNamed {Name = "Timir", Designation = "HD 148427", Id = "_", Constellation = "Oph", No = "_", VMag = 6.89, RightAscension = 247.117296, Declination= -13.399636},</text:p>
          </table:table-cell>
        </table:table-row>
        <table:table-row table:style-name="ro2">
          <table:table-cell office:value-type="string" calcext:value-type="string">
            <text:p>Tislit</text:p>
          </table:table-cell>
          <table:table-cell office:value-type="string" calcext:value-type="string">
            <text:p>WASP-1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u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6.337846</text:p>
          </table:table-cell>
          <table:table-cell office:value-type="string" calcext:value-type="string">
            <text:p>-11.50098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7];CHAR(34); &quot;, Designation = &quot;;CHAR(34);[.B107];CHAR(34); &quot;, Id = &quot;;CHAR(34);[.C107];CHAR(34);&quot;, Constellation = &quot;;CHAR(34);[.D107];CHAR(34);&quot;, No = &quot;;CHAR(34);[.E107];CHAR(34); &quot;, VMag = &quot;;[.G107]; &quot;, RightAscension = &quot;;[.H107]; &quot;, Declination= &quot;; [.I107]; &quot;},&quot;)" office:value-type="string" office:string-value="new IAUNamed {Name = &quot;Tislit&quot;, Designation = &quot;WASP-161&quot;, Id = &quot;_&quot;, Constellation = &quot;Pup&quot;, No = &quot;_&quot;, VMag = 10.77, RightAscension = 126.337846, Declination= -11.500986}," calcext:value-type="string">
            <text:p>new IAUNamed {Name = "Tislit", Designation = "WASP-161", Id = "_", Constellation = "Pup", No = "_", VMag = 10.77, RightAscension = 126.337846, Declination= -11.500986},</text:p>
          </table:table-cell>
        </table:table-row>
        <table:table-row table:style-name="ro2">
          <table:table-cell office:value-type="string" calcext:value-type="string">
            <text:p>Tojil</text:p>
          </table:table-cell>
          <table:table-cell office:value-type="string" calcext:value-type="string">
            <text:p>WASP-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3313-2349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052.818029</text:p>
          </table:table-cell>
          <table:table-cell office:value-type="string" calcext:value-type="string">
            <text:p>-23.81967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8];CHAR(34); &quot;, Designation = &quot;;CHAR(34);[.B108];CHAR(34); &quot;, Id = &quot;;CHAR(34);[.C108];CHAR(34);&quot;, Constellation = &quot;;CHAR(34);[.D108];CHAR(34);&quot;, No = &quot;;CHAR(34);[.E108];CHAR(34); &quot;, VMag = &quot;;[.G108]; &quot;, RightAscension = &quot;;[.H108]; &quot;, Declination= &quot;; [.I108]; &quot;},&quot;)" office:value-type="string" office:string-value="new IAUNamed {Name = &quot;Tojil&quot;, Designation = &quot;WASP-22&quot;, Id = &quot;_&quot;, Constellation = &quot;Eri&quot;, No = &quot;_&quot;, VMag = 11.71, RightAscension = 052.818029, Declination= -23.819678}," calcext:value-type="string">
            <text:p>new IAUNamed {Name = "Tojil", Designation = "WASP-22", Id = "_", Constellation = "Eri", No = "_", VMag = 11.71, RightAscension = 052.818029, Declination= -23.819678},</text:p>
          </table:table-cell>
        </table:table-row>
        <table:table-row table:style-name="ro2">
          <table:table-cell office:value-type="string" calcext:value-type="string">
            <text:p>Tuiren</text:p>
          </table:table-cell>
          <table:table-cell office:value-type="string" calcext:value-type="string">
            <text:p>HAT-P-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V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88.266276</text:p>
          </table:table-cell>
          <table:table-cell office:value-type="string" calcext:value-type="string">
            <text:p>44.915333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09];CHAR(34); &quot;, Designation = &quot;;CHAR(34);[.B109];CHAR(34); &quot;, Id = &quot;;CHAR(34);[.C109];CHAR(34);&quot;, Constellation = &quot;;CHAR(34);[.D109];CHAR(34);&quot;, No = &quot;;CHAR(34);[.E109];CHAR(34); &quot;, VMag = &quot;;[.G109]; &quot;, RightAscension = &quot;;[.H109]; &quot;, Declination= &quot;; [.I109]; &quot;},&quot;)" office:value-type="string" office:string-value="new IAUNamed {Name = &quot;Tuiren&quot;, Designation = &quot;HAT-P-36&quot;, Id = &quot;_&quot;, Constellation = &quot;CVn&quot;, No = &quot;_&quot;, VMag = 12.25, RightAscension = 188.266276, Declination= 44.915333}," calcext:value-type="string">
            <text:p>new IAUNamed {Name = "Tuiren", Designation = "HAT-P-36", Id = "_", Constellation = "CVn", No = "_", VMag = 12.25, RightAscension = 188.266276, Declination= 44.915333},</text:p>
          </table:table-cell>
        </table:table-row>
        <table:table-row table:style-name="ro2">
          <table:table-cell office:value-type="string" calcext:value-type="string">
            <text:p>Tupã</text:p>
          </table:table-cell>
          <table:table-cell office:value-type="string" calcext:value-type="string">
            <text:p>HD 1081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258-6401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86.442779</text:p>
          </table:table-cell>
          <table:table-cell office:value-type="string" calcext:value-type="string">
            <text:p>-64.02208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10];CHAR(34); &quot;, Designation = &quot;;CHAR(34);[.B110];CHAR(34); &quot;, Id = &quot;;CHAR(34);[.C110];CHAR(34);&quot;, Constellation = &quot;;CHAR(34);[.D110];CHAR(34);&quot;, No = &quot;;CHAR(34);[.E110];CHAR(34); &quot;, VMag = &quot;;[.G110]; &quot;, RightAscension = &quot;;[.H110]; &quot;, Declination= &quot;; [.I110]; &quot;},&quot;)" office:value-type="string" office:string-value="new IAUNamed {Name = &quot;Tupã&quot;, Designation = &quot;HD 108147&quot;, Id = &quot;_&quot;, Constellation = &quot;Cru&quot;, No = &quot;_&quot;, VMag = 6.99, RightAscension = 186.442779, Declination= -64.022088}," calcext:value-type="string">
            <text:p>new IAUNamed {Name = "Tupã", Designation = "HD 108147", Id = "_", Constellation = "Cru", No = "_", VMag = 6.99, RightAscension = 186.442779, Declination= -64.022088},</text:p>
          </table:table-cell>
        </table:table-row>
        <table:table-row table:style-name="ro2">
          <table:table-cell office:value-type="string" calcext:value-type="string">
            <text:p>Tupi</text:p>
          </table:table-cell>
          <table:table-cell office:value-type="string" calcext:value-type="string">
            <text:p>HD 2307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e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54.929567</text:p>
          </table:table-cell>
          <table:table-cell office:value-type="string" calcext:value-type="string">
            <text:p>-52.915838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11];CHAR(34); &quot;, Designation = &quot;;CHAR(34);[.B111];CHAR(34); &quot;, Id = &quot;;CHAR(34);[.C111];CHAR(34);&quot;, Constellation = &quot;;CHAR(34);[.D111];CHAR(34);&quot;, No = &quot;;CHAR(34);[.E111];CHAR(34); &quot;, VMag = &quot;;[.G111]; &quot;, RightAscension = &quot;;[.H111]; &quot;, Declination= &quot;; [.I111]; &quot;},&quot;)" office:value-type="string" office:string-value="new IAUNamed {Name = &quot;Tupi&quot;, Designation = &quot;HD 23079&quot;, Id = &quot;_&quot;, Constellation = &quot;Ret&quot;, No = &quot;_&quot;, VMag = 7.12, RightAscension = 54.929567, Declination= -52.915838}," calcext:value-type="string">
            <text:p>new IAUNamed {Name = "Tupi", Designation = "HD 23079", Id = "_", Constellation = "Ret", No = "_", VMag = 7.12, RightAscension = 54.929567, Declination= -52.915838},</text:p>
          </table:table-cell>
        </table:table-row>
        <table:table-row table:style-name="ro2">
          <table:table-cell office:value-type="string" calcext:value-type="string">
            <text:p>Uklun</text:p>
          </table:table-cell>
          <table:table-cell office:value-type="string" calcext:value-type="string">
            <text:p>HD 1021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176.210254</text:p>
          </table:table-cell>
          <table:table-cell office:value-type="string" calcext:value-type="string">
            <text:p>-58.703710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12];CHAR(34); &quot;, Designation = &quot;;CHAR(34);[.B112];CHAR(34); &quot;, Id = &quot;;CHAR(34);[.C112];CHAR(34);&quot;, Constellation = &quot;;CHAR(34);[.D112];CHAR(34);&quot;, No = &quot;;CHAR(34);[.E112];CHAR(34); &quot;, VMag = &quot;;[.G112]; &quot;, RightAscension = &quot;;[.H112]; &quot;, Declination= &quot;; [.I112]; &quot;},&quot;)" office:value-type="string" office:string-value="new IAUNamed {Name = &quot;Uklun&quot;, Designation = &quot;HD 102117&quot;, Id = &quot;_&quot;, Constellation = &quot;Cen&quot;, No = &quot;_&quot;, VMag = 7.47, RightAscension = 176.210254, Declination= -58.703710}," calcext:value-type="string">
            <text:p>new IAUNamed {Name = "Uklun", Designation = "HD 102117", Id = "_", Constellation = "Cen", No = "_", VMag = 7.47, RightAscension = 176.210254, Declination= -58.703710},</text:p>
          </table:table-cell>
        </table:table-row>
        <table:table-row table:style-name="ro2">
          <table:table-cell office:value-type="string" calcext:value-type="string">
            <text:p>Uruk</text:p>
          </table:table-cell>
          <table:table-cell office:value-type="string" calcext:value-type="string">
            <text:p>HD 2317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ge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93.017338</text:p>
          </table:table-cell>
          <table:table-cell office:value-type="string" calcext:value-type="string">
            <text:p>16.474289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13];CHAR(34); &quot;, Designation = &quot;;CHAR(34);[.B113];CHAR(34); &quot;, Id = &quot;;CHAR(34);[.C113];CHAR(34);&quot;, Constellation = &quot;;CHAR(34);[.D113];CHAR(34);&quot;, No = &quot;;CHAR(34);[.E113];CHAR(34); &quot;, VMag = &quot;;[.G113]; &quot;, RightAscension = &quot;;[.H113]; &quot;, Declination= &quot;; [.I113]; &quot;},&quot;)" office:value-type="string" office:string-value="new IAUNamed {Name = &quot;Uruk&quot;, Designation = &quot;HD 231701&quot;, Id = &quot;_&quot;, Constellation = &quot;Sge&quot;, No = &quot;_&quot;, VMag = 8.97, RightAscension = 293.017338, Declination= 16.474289}," calcext:value-type="string">
            <text:p>new IAUNamed {Name = "Uruk", Designation = "HD 231701", Id = "_", Constellation = "Sge", No = "_", VMag = 8.97, RightAscension = 293.017338, Declination= 16.474289},</text:p>
          </table:table-cell>
        </table:table-row>
        <table:table-row table:style-name="ro2">
          <table:table-cell office:value-type="string" calcext:value-type="string">
            <text:p>Xihe</text:p>
          </table:table-cell>
          <table:table-cell office:value-type="string" calcext:value-type="string">
            <text:p>HD 1734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y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280.900456</text:p>
          </table:table-cell>
          <table:table-cell office:value-type="string" calcext:value-type="string">
            <text:p>36.556606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formula="of:=CONCATENATE(&quot;new IAUNamed {Name = &quot;;CHAR(34);[.A114];CHAR(34); &quot;, Designation = &quot;;CHAR(34);[.B114];CHAR(34); &quot;, Id = &quot;;CHAR(34);[.C114];CHAR(34);&quot;, Constellation = &quot;;CHAR(34);[.D114];CHAR(34);&quot;, No = &quot;;CHAR(34);[.E114];CHAR(34); &quot;, VMag = &quot;;[.G114]; &quot;, RightAscension = &quot;;[.H114]; &quot;, Declination= &quot;; [.I114]; &quot;},&quot;)" office:value-type="string" office:string-value="new IAUNamed {Name = &quot;Xihe&quot;, Designation = &quot;HD 173416&quot;, Id = &quot;_&quot;, Constellation = &quot;Lyr&quot;, No = &quot;_&quot;, VMag = 6.04, RightAscension = 280.900456, Declination= 36.556606}," calcext:value-type="string">
            <text:p>new IAUNamed {Name = "Xihe", Designation = "HD 173416", Id = "_", Constellation = "Lyr", No = "_", VMag = 6.04, RightAscension = 280.900456, Declination= 36.556606},</text:p>
          </table:table-cell>
        </table:table-row>
        <table:table-row table:style-name="ro2">
          <table:table-cell office:value-type="string" calcext:value-type="string">
            <text:p>Gudja</text:p>
          </table:table-cell>
          <table:table-cell office:value-type="string" calcext:value-type="string">
            <text:p>HR 5879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S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237.184903</text:p>
          </table:table-cell>
          <table:table-cell office:value-type="string" calcext:value-type="string">
            <text:p>18.141564</text:p>
          </table:table-cell>
          <table:table-cell office:value-type="date" office:date-value="2018-08-10" calcext:value-type="date">
            <text:p>2018-08-10</text:p>
          </table:table-cell>
          <table:table-cell/>
          <table:table-cell table:formula="of:=CONCATENATE(&quot;new IAUNamed {Name = &quot;;CHAR(34);[.A115];CHAR(34); &quot;, Designation = &quot;;CHAR(34);[.B115];CHAR(34); &quot;, Id = &quot;;CHAR(34);[.C115];CHAR(34);&quot;, Constellation = &quot;;CHAR(34);[.D115];CHAR(34);&quot;, No = &quot;;CHAR(34);[.E115];CHAR(34); &quot;, VMag = &quot;;[.G115]; &quot;, RightAscension = &quot;;[.H115]; &quot;, Declination= &quot;; [.I115]; &quot;},&quot;)" office:value-type="string" office:string-value="new IAUNamed {Name = &quot;Gudja&quot;, Designation = &quot;HR 5879&quot;, Id = &quot;κ&quot;, Constellation = &quot;Ser&quot;, No = &quot;-&quot;, VMag = 4.09, RightAscension = 237.184903, Declination= 18.141564}," calcext:value-type="string">
            <text:p>new IAUNamed {Name = "Gudja", Designation = "HR 5879", Id = "κ", Constellation = "Ser", No = "-", VMag = 4.09, RightAscension = 237.184903, Declination= 18.141564},</text:p>
          </table:table-cell>
        </table:table-row>
        <table:table-row table:style-name="ro2">
          <table:table-cell office:value-type="string" calcext:value-type="string">
            <text:p>Guniibuu</text:p>
          </table:table-cell>
          <table:table-cell office:value-type="string" calcext:value-type="string">
            <text:p>HR 64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p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153-2636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258.837875</text:p>
          </table:table-cell>
          <table:table-cell office:value-type="string" calcext:value-type="string">
            <text:p>-26.598892</text:p>
          </table:table-cell>
          <table:table-cell office:value-type="date" office:date-value="2018-08-10" calcext:value-type="date">
            <text:p>2018-08-10</text:p>
          </table:table-cell>
          <table:table-cell/>
          <table:table-cell table:formula="of:=CONCATENATE(&quot;new IAUNamed {Name = &quot;;CHAR(34);[.A116];CHAR(34); &quot;, Designation = &quot;;CHAR(34);[.B116];CHAR(34); &quot;, Id = &quot;;CHAR(34);[.C116];CHAR(34);&quot;, Constellation = &quot;;CHAR(34);[.D116];CHAR(34);&quot;, No = &quot;;CHAR(34);[.E116];CHAR(34); &quot;, VMag = &quot;;[.G116]; &quot;, RightAscension = &quot;;[.H116]; &quot;, Declination= &quot;; [.I116]; &quot;},&quot;)" office:value-type="string" office:string-value="new IAUNamed {Name = &quot;Guniibuu&quot;, Designation = &quot;HR 6402&quot;, Id = &quot;36&quot;, Constellation = &quot;Oph&quot;, No = &quot;A&quot;, VMag = 5.07, RightAscension = 258.837875, Declination= -26.598892}," calcext:value-type="string">
            <text:p>new IAUNamed {Name = "Guniibuu", Designation = "HR 6402", Id = "36", Constellation = "Oph", No = "A", VMag = 5.07, RightAscension = 258.837875, Declination= -26.598892},</text:p>
          </table:table-cell>
        </table:table-row>
        <table:table-row table:style-name="ro2">
          <table:table-cell office:value-type="string" calcext:value-type="string">
            <text:p>Imai</text:p>
          </table:table-cell>
          <table:table-cell office:value-type="string" calcext:value-type="string">
            <text:p>HR 4656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Cr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83.786320</text:p>
          </table:table-cell>
          <table:table-cell office:value-type="string" calcext:value-type="string">
            <text:p>-58.748927</text:p>
          </table:table-cell>
          <table:table-cell office:value-type="date" office:date-value="2018-08-10" calcext:value-type="date">
            <text:p>2018-08-10</text:p>
          </table:table-cell>
          <table:table-cell/>
          <table:table-cell table:formula="of:=CONCATENATE(&quot;new IAUNamed {Name = &quot;;CHAR(34);[.A117];CHAR(34); &quot;, Designation = &quot;;CHAR(34);[.B117];CHAR(34); &quot;, Id = &quot;;CHAR(34);[.C117];CHAR(34);&quot;, Constellation = &quot;;CHAR(34);[.D117];CHAR(34);&quot;, No = &quot;;CHAR(34);[.E117];CHAR(34); &quot;, VMag = &quot;;[.G117]; &quot;, RightAscension = &quot;;[.H117]; &quot;, Declination= &quot;; [.I117]; &quot;},&quot;)" office:value-type="string" office:string-value="new IAUNamed {Name = &quot;Imai&quot;, Designation = &quot;HR 4656&quot;, Id = &quot;δ&quot;, Constellation = &quot;Cru&quot;, No = &quot;-&quot;, VMag = 2.75, RightAscension = 183.786320, Declination= -58.748927}," calcext:value-type="string">
            <text:p>new IAUNamed {Name = "Imai", Designation = "HR 4656", Id = "δ", Constellation = "Cru", No = "-", VMag = 2.75, RightAscension = 183.786320, Declination= -58.748927},</text:p>
          </table:table-cell>
        </table:table-row>
        <table:table-row table:style-name="ro2">
          <table:table-cell office:value-type="string" calcext:value-type="string">
            <text:p>La Superba</text:p>
          </table:table-cell>
          <table:table-cell office:value-type="string" calcext:value-type="string">
            <text:p>HR 4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V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91.282615</text:p>
          </table:table-cell>
          <table:table-cell office:value-type="string" calcext:value-type="string">
            <text:p>45.440257</text:p>
          </table:table-cell>
          <table:table-cell office:value-type="date" office:date-value="2018-08-10" calcext:value-type="date">
            <text:p>2018-08-10</text:p>
          </table:table-cell>
          <table:table-cell/>
          <table:table-cell table:formula="of:=CONCATENATE(&quot;new IAUNamed {Name = &quot;;CHAR(34);[.A118];CHAR(34); &quot;, Designation = &quot;;CHAR(34);[.B118];CHAR(34); &quot;, Id = &quot;;CHAR(34);[.C118];CHAR(34);&quot;, Constellation = &quot;;CHAR(34);[.D118];CHAR(34);&quot;, No = &quot;;CHAR(34);[.E118];CHAR(34); &quot;, VMag = &quot;;[.G118]; &quot;, RightAscension = &quot;;[.H118]; &quot;, Declination= &quot;; [.I118]; &quot;},&quot;)" office:value-type="string" office:string-value="new IAUNamed {Name = &quot;La Superba&quot;, Designation = &quot;HR 4846&quot;, Id = &quot;Y&quot;, Constellation = &quot;CVn&quot;, No = &quot;-&quot;, VMag = 5.42, RightAscension = 191.282615, Declination= 45.440257}," calcext:value-type="string">
            <text:p>new IAUNamed {Name = "La Superba", Designation = "HR 4846", Id = "Y", Constellation = "CVn", No = "-", VMag = 5.42, RightAscension = 191.282615, Declination= 45.440257},</text:p>
          </table:table-cell>
        </table:table-row>
        <table:table-row table:style-name="ro2">
          <table:table-cell office:value-type="string" calcext:value-type="string">
            <text:p>Paikauhale</text:p>
          </table:table-cell>
          <table:table-cell office:value-type="string" calcext:value-type="string">
            <text:p>HR 6165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359-2813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248.970637</text:p>
          </table:table-cell>
          <table:table-cell office:value-type="string" calcext:value-type="string">
            <text:p>-28.216017</text:p>
          </table:table-cell>
          <table:table-cell office:value-type="date" office:date-value="2018-08-10" calcext:value-type="date">
            <text:p>2018-08-10</text:p>
          </table:table-cell>
          <table:table-cell/>
          <table:table-cell table:formula="of:=CONCATENATE(&quot;new IAUNamed {Name = &quot;;CHAR(34);[.A119];CHAR(34); &quot;, Designation = &quot;;CHAR(34);[.B119];CHAR(34); &quot;, Id = &quot;;CHAR(34);[.C119];CHAR(34);&quot;, Constellation = &quot;;CHAR(34);[.D119];CHAR(34);&quot;, No = &quot;;CHAR(34);[.E119];CHAR(34); &quot;, VMag = &quot;;[.G119]; &quot;, RightAscension = &quot;;[.H119]; &quot;, Declination= &quot;; [.I119]; &quot;},&quot;)" office:value-type="string" office:string-value="new IAUNamed {Name = &quot;Paikauhale&quot;, Designation = &quot;HR 6165&quot;, Id = &quot;τ&quot;, Constellation = &quot;Sco&quot;, No = &quot;A&quot;, VMag = 2.82, RightAscension = 248.970637, Declination= -28.216017}," calcext:value-type="string">
            <text:p>new IAUNamed {Name = "Paikauhale", Designation = "HR 6165", Id = "τ", Constellation = "Sco", No = "A", VMag = 2.82, RightAscension = 248.970637, Declination= -28.216017},</text:p>
          </table:table-cell>
        </table:table-row>
        <table:table-row table:style-name="ro2">
          <table:table-cell office:value-type="string" calcext:value-type="string">
            <text:p>Toliman</text:p>
          </table:table-cell>
          <table:table-cell office:value-type="string" calcext:value-type="string">
            <text:p>HR 5460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396-605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19.896096</text:p>
          </table:table-cell>
          <table:table-cell office:value-type="string" calcext:value-type="string">
            <text:p>-60.837528</text:p>
          </table:table-cell>
          <table:table-cell office:value-type="date" office:date-value="2018-08-10" calcext:value-type="date">
            <text:p>2018-08-10</text:p>
          </table:table-cell>
          <table:table-cell/>
          <table:table-cell table:formula="of:=CONCATENATE(&quot;new IAUNamed {Name = &quot;;CHAR(34);[.A120];CHAR(34); &quot;, Designation = &quot;;CHAR(34);[.B120];CHAR(34); &quot;, Id = &quot;;CHAR(34);[.C120];CHAR(34);&quot;, Constellation = &quot;;CHAR(34);[.D120];CHAR(34);&quot;, No = &quot;;CHAR(34);[.E120];CHAR(34); &quot;, VMag = &quot;;[.G120]; &quot;, RightAscension = &quot;;[.H120]; &quot;, Declination= &quot;; [.I120]; &quot;},&quot;)" office:value-type="string" office:string-value="new IAUNamed {Name = &quot;Toliman&quot;, Designation = &quot;HR 5460&quot;, Id = &quot;α&quot;, Constellation = &quot;Cen&quot;, No = &quot;B&quot;, VMag = 1.35, RightAscension = 219.896096, Declination= -60.837528}," calcext:value-type="string">
            <text:p>new IAUNamed {Name = "Toliman", Designation = "HR 5460", Id = "α", Constellation = "Cen", No = "B", VMag = 1.35, RightAscension = 219.896096, Declination= -60.837528},</text:p>
          </table:table-cell>
        </table:table-row>
        <table:table-row table:style-name="ro2">
          <table:table-cell office:value-type="string" calcext:value-type="string">
            <text:p>Alpherg</text:p>
          </table:table-cell>
          <table:table-cell office:value-type="string" calcext:value-type="string">
            <text:p>HR 437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1315+1521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22.870873</text:p>
          </table:table-cell>
          <table:table-cell office:value-type="string" calcext:value-type="string">
            <text:p>15.345823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1];CHAR(34); &quot;, Designation = &quot;;CHAR(34);[.B121];CHAR(34); &quot;, Id = &quot;;CHAR(34);[.C121];CHAR(34);&quot;, Constellation = &quot;;CHAR(34);[.D121];CHAR(34);&quot;, No = &quot;;CHAR(34);[.E121];CHAR(34); &quot;, VMag = &quot;;[.G121]; &quot;, RightAscension = &quot;;[.H121]; &quot;, Declination= &quot;; [.I121]; &quot;},&quot;)" office:value-type="string" office:string-value="new IAUNamed {Name = &quot;Alpherg&quot;, Designation = &quot;HR 437&quot;, Id = &quot;η&quot;, Constellation = &quot;Psc&quot;, No = &quot;A&quot;, VMag = 3.83, RightAscension = 22.870873, Declination= 15.345823}," calcext:value-type="string">
            <text:p>new IAUNamed {Name = "Alpherg", Designation = "HR 437", Id = "η", Constellation = "Psc", No = "A", VMag = 3.83, RightAscension = 22.870873, Declination= 15.345823},</text:p>
          </table:table-cell>
        </table:table-row>
        <table:table-row table:style-name="ro2">
          <table:table-cell office:value-type="string" calcext:value-type="string">
            <text:p>Alruba</text:p>
          </table:table-cell>
          <table:table-cell office:value-type="string" calcext:value-type="string">
            <text:p>HR 66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265.996568</text:p>
          </table:table-cell>
          <table:table-cell office:value-type="string" calcext:value-type="string">
            <text:p>53.801715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2];CHAR(34); &quot;, Designation = &quot;;CHAR(34);[.B122];CHAR(34); &quot;, Id = &quot;;CHAR(34);[.C122];CHAR(34);&quot;, Constellation = &quot;;CHAR(34);[.D122];CHAR(34);&quot;, No = &quot;;CHAR(34);[.E122];CHAR(34); &quot;, VMag = &quot;;[.G122]; &quot;, RightAscension = &quot;;[.H122]; &quot;, Declination= &quot;; [.I122]; &quot;},&quot;)" office:value-type="string" office:string-value="new IAUNamed {Name = &quot;Alruba&quot;, Designation = &quot;HR 6618&quot;, Id = &quot;-&quot;, Constellation = &quot;Dra&quot;, No = &quot;-&quot;, VMag = 5.75, RightAscension = 265.996568, Declination= 53.801715}," calcext:value-type="string">
            <text:p>new IAUNamed {Name = "Alruba", Designation = "HR 6618", Id = "-", Constellation = "Dra", No = "-", VMag = 5.75, RightAscension = 265.996568, Declination= 53.801715},</text:p>
          </table:table-cell>
        </table:table-row>
        <table:table-row table:style-name="ro2">
          <table:table-cell office:value-type="string" calcext:value-type="string">
            <text:p>Ashlesha</text:p>
          </table:table-cell>
          <table:table-cell office:value-type="string" calcext:value-type="string">
            <text:p>HR 3482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8468+0625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31.693794</text:p>
          </table:table-cell>
          <table:table-cell office:value-type="string" calcext:value-type="string">
            <text:p>6.418809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3];CHAR(34); &quot;, Designation = &quot;;CHAR(34);[.B123];CHAR(34); &quot;, Id = &quot;;CHAR(34);[.C123];CHAR(34);&quot;, Constellation = &quot;;CHAR(34);[.D123];CHAR(34);&quot;, No = &quot;;CHAR(34);[.E123];CHAR(34); &quot;, VMag = &quot;;[.G123]; &quot;, RightAscension = &quot;;[.H123]; &quot;, Declination= &quot;; [.I123]; &quot;},&quot;)" office:value-type="string" office:string-value="new IAUNamed {Name = &quot;Ashlesha&quot;, Designation = &quot;HR 3482&quot;, Id = &quot;ε&quot;, Constellation = &quot;Hya&quot;, No = &quot;A&quot;, VMag = 3.49, RightAscension = 131.693794, Declination= 6.418809}," calcext:value-type="string">
            <text:p>new IAUNamed {Name = "Ashlesha", Designation = "HR 3482", Id = "ε", Constellation = "Hya", No = "A", VMag = 3.49, RightAscension = 131.693794, Declination= 6.418809},</text:p>
          </table:table-cell>
        </table:table-row>
        <table:table-row table:style-name="ro2">
          <table:table-cell office:value-type="string" calcext:value-type="string">
            <text:p>Azmidi</text:p>
          </table:table-cell>
          <table:table-cell office:value-type="string" calcext:value-type="string">
            <text:p>HR 3045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07493-2452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17.323563</text:p>
          </table:table-cell>
          <table:table-cell office:value-type="string" calcext:value-type="string">
            <text:p>-24.859786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4];CHAR(34); &quot;, Designation = &quot;;CHAR(34);[.B124];CHAR(34); &quot;, Id = &quot;;CHAR(34);[.C124];CHAR(34);&quot;, Constellation = &quot;;CHAR(34);[.D124];CHAR(34);&quot;, No = &quot;;CHAR(34);[.E124];CHAR(34); &quot;, VMag = &quot;;[.G124]; &quot;, RightAscension = &quot;;[.H124]; &quot;, Declination= &quot;; [.I124]; &quot;},&quot;)" office:value-type="string" office:string-value="new IAUNamed {Name = &quot;Azmidi&quot;, Designation = &quot;HR 3045&quot;, Id = &quot;ξ&quot;, Constellation = &quot;Pup&quot;, No = &quot;–&quot;, VMag = 3.45, RightAscension = 117.323563, Declination= -24.859786}," calcext:value-type="string">
            <text:p>new IAUNamed {Name = "Azmidi", Designation = "HR 3045", Id = "ξ", Constellation = "Pup", No = "–", VMag = 3.45, RightAscension = 117.323563, Declination= -24.859786},</text:p>
          </table:table-cell>
        </table:table-row>
        <table:table-row table:style-name="ro2">
          <table:table-cell office:value-type="string" calcext:value-type="string">
            <text:p>Bunda</text:p>
          </table:table-cell>
          <table:table-cell office:value-type="string" calcext:value-type="string">
            <text:p>HR 8264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1378-0751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324.437956</text:p>
          </table:table-cell>
          <table:table-cell office:value-type="string" calcext:value-type="string">
            <text:p>-7.854202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5];CHAR(34); &quot;, Designation = &quot;;CHAR(34);[.B125];CHAR(34); &quot;, Id = &quot;;CHAR(34);[.C125];CHAR(34);&quot;, Constellation = &quot;;CHAR(34);[.D125];CHAR(34);&quot;, No = &quot;;CHAR(34);[.E125];CHAR(34); &quot;, VMag = &quot;;[.G125]; &quot;, RightAscension = &quot;;[.H125]; &quot;, Declination= &quot;; [.I125]; &quot;},&quot;)" office:value-type="string" office:string-value="new IAUNamed {Name = &quot;Bunda&quot;, Designation = &quot;HR 8264&quot;, Id = &quot;ξ&quot;, Constellation = &quot;Aqr&quot;, No = &quot;A&quot;, VMag = 4.80, RightAscension = 324.437956, Declination= -7.854202}," calcext:value-type="string">
            <text:p>new IAUNamed {Name = "Bunda", Designation = "HR 8264", Id = "ξ", Constellation = "Aqr", No = "A", VMag = 4.80, RightAscension = 324.437956, Declination= -7.854202},</text:p>
          </table:table-cell>
        </table:table-row>
        <table:table-row table:style-name="ro2">
          <table:table-cell office:value-type="string" calcext:value-type="string">
            <text:p>Elgafar</text:p>
          </table:table-cell>
          <table:table-cell office:value-type="string" calcext:value-type="string">
            <text:p>HR 5409</text:p>
          </table:table-cell>
          <table:table-cell office:value-type="string" calcext:value-type="string">
            <text:p>ϕ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282-0214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217.050575</text:p>
          </table:table-cell>
          <table:table-cell office:value-type="string" calcext:value-type="string">
            <text:p>-2.227957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6];CHAR(34); &quot;, Designation = &quot;;CHAR(34);[.B126];CHAR(34); &quot;, Id = &quot;;CHAR(34);[.C126];CHAR(34);&quot;, Constellation = &quot;;CHAR(34);[.D126];CHAR(34);&quot;, No = &quot;;CHAR(34);[.E126];CHAR(34); &quot;, VMag = &quot;;[.G126]; &quot;, RightAscension = &quot;;[.H126]; &quot;, Declination= &quot;; [.I126]; &quot;},&quot;)" office:value-type="string" office:string-value="new IAUNamed {Name = &quot;Elgafar&quot;, Designation = &quot;HR 5409&quot;, Id = &quot;ϕ&quot;, Constellation = &quot;Vir&quot;, No = &quot;A&quot;, VMag = 4.84, RightAscension = 217.050575, Declination= -2.227957}," calcext:value-type="string">
            <text:p>new IAUNamed {Name = "Elgafar", Designation = "HR 5409", Id = "ϕ", Constellation = "Vir", No = "A", VMag = 4.84, RightAscension = 217.050575, Declination= -2.227957},</text:p>
          </table:table-cell>
        </table:table-row>
        <table:table-row table:style-name="ro2">
          <table:table-cell office:value-type="string" calcext:value-type="string">
            <text:p>Elkurud</text:p>
          </table:table-cell>
          <table:table-cell office:value-type="string" calcext:value-type="string">
            <text:p>HR 2177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91.881801</text:p>
          </table:table-cell>
          <table:table-cell office:value-type="string" calcext:value-type="string">
            <text:p>-37.252920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7];CHAR(34); &quot;, Designation = &quot;;CHAR(34);[.B127];CHAR(34); &quot;, Id = &quot;;CHAR(34);[.C127];CHAR(34);&quot;, Constellation = &quot;;CHAR(34);[.D127];CHAR(34);&quot;, No = &quot;;CHAR(34);[.E127];CHAR(34); &quot;, VMag = &quot;;[.G127]; &quot;, RightAscension = &quot;;[.H127]; &quot;, Declination= &quot;; [.I127]; &quot;},&quot;)" office:value-type="string" office:string-value="new IAUNamed {Name = &quot;Elkurud&quot;, Designation = &quot;HR 2177&quot;, Id = &quot;θ&quot;, Constellation = &quot;Col&quot;, No = &quot;-&quot;, VMag = 5.00, RightAscension = 91.881801, Declination= -37.252920}," calcext:value-type="string">
            <text:p>new IAUNamed {Name = "Elkurud", Designation = "HR 2177", Id = "θ", Constellation = "Col", No = "-", VMag = 5.00, RightAscension = 91.881801, Declination= -37.252920},</text:p>
          </table:table-cell>
        </table:table-row>
        <table:table-row table:style-name="ro2">
          <table:table-cell office:value-type="string" calcext:value-type="string">
            <text:p>Fawaris</text:p>
          </table:table-cell>
          <table:table-cell office:value-type="string" calcext:value-type="string">
            <text:p>HR 7528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Cy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450+4508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296.243658</text:p>
          </table:table-cell>
          <table:table-cell office:value-type="string" calcext:value-type="string">
            <text:p>45.130810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8];CHAR(34); &quot;, Designation = &quot;;CHAR(34);[.B128];CHAR(34); &quot;, Id = &quot;;CHAR(34);[.C128];CHAR(34);&quot;, Constellation = &quot;;CHAR(34);[.D128];CHAR(34);&quot;, No = &quot;;CHAR(34);[.E128];CHAR(34); &quot;, VMag = &quot;;[.G128]; &quot;, RightAscension = &quot;;[.H128]; &quot;, Declination= &quot;; [.I128]; &quot;},&quot;)" office:value-type="string" office:string-value="new IAUNamed {Name = &quot;Fawaris&quot;, Designation = &quot;HR 7528&quot;, Id = &quot;δ&quot;, Constellation = &quot;Cyg&quot;, No = &quot;A&quot;, VMag = 2.90, RightAscension = 296.243658, Declination= 45.130810}," calcext:value-type="string">
            <text:p>new IAUNamed {Name = "Fawaris", Designation = "HR 7528", Id = "δ", Constellation = "Cyg", No = "A", VMag = 2.90, RightAscension = 296.243658, Declination= 45.130810},</text:p>
          </table:table-cell>
        </table:table-row>
        <table:table-row table:style-name="ro2">
          <table:table-cell office:value-type="string" calcext:value-type="string">
            <text:p>Felis</text:p>
          </table:table-cell>
          <table:table-cell office:value-type="string" calcext:value-type="string">
            <text:p>HR 3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48.717528</text:p>
          </table:table-cell>
          <table:table-cell office:value-type="string" calcext:value-type="string">
            <text:p>-19.009336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29];CHAR(34); &quot;, Designation = &quot;;CHAR(34);[.B129];CHAR(34); &quot;, Id = &quot;;CHAR(34);[.C129];CHAR(34);&quot;, Constellation = &quot;;CHAR(34);[.D129];CHAR(34);&quot;, No = &quot;;CHAR(34);[.E129];CHAR(34); &quot;, VMag = &quot;;[.G129]; &quot;, RightAscension = &quot;;[.H129]; &quot;, Declination= &quot;; [.I129]; &quot;},&quot;)" office:value-type="string" office:string-value="new IAUNamed {Name = &quot;Felis&quot;, Designation = &quot;HR 3923&quot;, Id = &quot;-&quot;, Constellation = &quot;Hya&quot;, No = &quot;-&quot;, VMag = 4.94, RightAscension = 148.717528, Declination= -19.009336}," calcext:value-type="string">
            <text:p>new IAUNamed {Name = "Felis", Designation = "HR 3923", Id = "-", Constellation = "Hya", No = "-", VMag = 4.94, RightAscension = 148.717528, Declination= -19.009336},</text:p>
          </table:table-cell>
        </table:table-row>
        <table:table-row table:style-name="ro1">
          <table:table-cell office:value-type="string" calcext:value-type="string">
            <text:p>Fumalsamakah</text:p>
          </table:table-cell>
          <table:table-cell office:value-type="string" calcext:value-type="string">
            <text:p>HR 8773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Ps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345.969225</text:p>
          </table:table-cell>
          <table:table-cell office:value-type="string" calcext:value-type="string">
            <text:p>3.820045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30];CHAR(34); &quot;, Designation = &quot;;CHAR(34);[.B130];CHAR(34); &quot;, Id = &quot;;CHAR(34);[.C130];CHAR(34);&quot;, Constellation = &quot;;CHAR(34);[.D130];CHAR(34);&quot;, No = &quot;;CHAR(34);[.E130];CHAR(34); &quot;, VMag = &quot;;[.G130]; &quot;, RightAscension = &quot;;[.H130]; &quot;, Declination= &quot;; [.I130]; &quot;},&quot;)" office:value-type="string" office:string-value="new IAUNamed {Name = &quot;Fumalsamakah&quot;, Designation = &quot;HR 8773&quot;, Id = &quot;β&quot;, Constellation = &quot;Psc&quot;, No = &quot;-&quot;, VMag = 4.48, RightAscension = 345.969225, Declination= 3.820045}," calcext:value-type="string">
            <text:p>new IAUNamed {Name = "Fumalsamakah", Designation = "HR 8773", Id = "β", Constellation = "Psc", No = "-", VMag = 4.48, RightAscension = 345.969225, Declination= 3.820045},</text:p>
          </table:table-cell>
        </table:table-row>
        <table:table-row table:style-name="ro2">
          <table:table-cell office:value-type="string" calcext:value-type="string">
            <text:p>Heze</text:p>
          </table:table-cell>
          <table:table-cell office:value-type="string" calcext:value-type="string">
            <text:p>HR 5107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347-0036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03.673300</text:p>
          </table:table-cell>
          <table:table-cell office:value-type="string" calcext:value-type="string">
            <text:p>-0.595820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31];CHAR(34); &quot;, Designation = &quot;;CHAR(34);[.B131];CHAR(34); &quot;, Id = &quot;;CHAR(34);[.C131];CHAR(34);&quot;, Constellation = &quot;;CHAR(34);[.D131];CHAR(34);&quot;, No = &quot;;CHAR(34);[.E131];CHAR(34); &quot;, VMag = &quot;;[.G131]; &quot;, RightAscension = &quot;;[.H131]; &quot;, Declination= &quot;; [.I131]; &quot;},&quot;)" office:value-type="string" office:string-value="new IAUNamed {Name = &quot;Heze&quot;, Designation = &quot;HR 5107&quot;, Id = &quot;ζ&quot;, Constellation = &quot;Vir&quot;, No = &quot;A&quot;, VMag = 3.38, RightAscension = 203.673300, Declination= -0.595820}," calcext:value-type="string">
            <text:p>new IAUNamed {Name = "Heze", Designation = "HR 5107", Id = "ζ", Constellation = "Vir", No = "A", VMag = 3.38, RightAscension = 203.673300, Declination= -0.595820},</text:p>
          </table:table-cell>
        </table:table-row>
        <table:table-row table:style-name="ro2">
          <table:table-cell office:value-type="string" calcext:value-type="string">
            <text:p>Kraz</text:p>
          </table:table-cell>
          <table:table-cell office:value-type="string" calcext:value-type="string">
            <text:p>HR 4786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r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88.596810</text:p>
          </table:table-cell>
          <table:table-cell office:value-type="string" calcext:value-type="string">
            <text:p>-23.396759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32];CHAR(34); &quot;, Designation = &quot;;CHAR(34);[.B132];CHAR(34); &quot;, Id = &quot;;CHAR(34);[.C132];CHAR(34);&quot;, Constellation = &quot;;CHAR(34);[.D132];CHAR(34);&quot;, No = &quot;;CHAR(34);[.E132];CHAR(34); &quot;, VMag = &quot;;[.G132]; &quot;, RightAscension = &quot;;[.H132]; &quot;, Declination= &quot;; [.I132]; &quot;},&quot;)" office:value-type="string" office:string-value="new IAUNamed {Name = &quot;Kraz&quot;, Designation = &quot;HR 4786&quot;, Id = &quot;β&quot;, Constellation = &quot;Crv&quot;, No = &quot;-&quot;, VMag = 2.65, RightAscension = 188.596810, Declination= -23.396759}," calcext:value-type="string">
            <text:p>new IAUNamed {Name = "Kraz", Designation = "HR 4786", Id = "β", Constellation = "Crv", No = "-", VMag = 2.65, RightAscension = 188.596810, Declination= -23.396759},</text:p>
          </table:table-cell>
        </table:table-row>
        <table:table-row table:style-name="ro2">
          <table:table-cell office:value-type="string" calcext:value-type="string">
            <text:p>Nahn</text:p>
          </table:table-cell>
          <table:table-cell office:value-type="string" calcext:value-type="string">
            <text:p>HR 3627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9094+2203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137.339722</text:p>
          </table:table-cell>
          <table:table-cell office:value-type="string" calcext:value-type="string">
            <text:p>22.045446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33];CHAR(34); &quot;, Designation = &quot;;CHAR(34);[.B133];CHAR(34); &quot;, Id = &quot;;CHAR(34);[.C133];CHAR(34);&quot;, Constellation = &quot;;CHAR(34);[.D133];CHAR(34);&quot;, No = &quot;;CHAR(34);[.E133];CHAR(34); &quot;, VMag = &quot;;[.G133]; &quot;, RightAscension = &quot;;[.H133]; &quot;, Declination= &quot;; [.I133]; &quot;},&quot;)" office:value-type="string" office:string-value="new IAUNamed {Name = &quot;Nahn&quot;, Designation = &quot;HR 3627&quot;, Id = &quot;ξ&quot;, Constellation = &quot;Cnc&quot;, No = &quot;A&quot;, VMag = 5.70, RightAscension = 137.339722, Declination= 22.045446}," calcext:value-type="string">
            <text:p>new IAUNamed {Name = "Nahn", Designation = "HR 3627", Id = "ξ", Constellation = "Cnc", No = "A", VMag = 5.70, RightAscension = 137.339722, Declination= 22.045446},</text:p>
          </table:table-cell>
        </table:table-row>
        <table:table-row table:style-name="ro2">
          <table:table-cell office:value-type="string" calcext:value-type="string">
            <text:p>Okab</text:p>
          </table:table-cell>
          <table:table-cell office:value-type="string" calcext:value-type="string">
            <text:p>HR 7235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054+1352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86.352533</text:p>
          </table:table-cell>
          <table:table-cell office:value-type="string" calcext:value-type="string">
            <text:p>13.863477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34];CHAR(34); &quot;, Designation = &quot;;CHAR(34);[.B134];CHAR(34); &quot;, Id = &quot;;CHAR(34);[.C134];CHAR(34);&quot;, Constellation = &quot;;CHAR(34);[.D134];CHAR(34);&quot;, No = &quot;;CHAR(34);[.E134];CHAR(34); &quot;, VMag = &quot;;[.G134]; &quot;, RightAscension = &quot;;[.H134]; &quot;, Declination= &quot;; [.I134]; &quot;},&quot;)" office:value-type="string" office:string-value="new IAUNamed {Name = &quot;Okab&quot;, Designation = &quot;HR 7235&quot;, Id = &quot;ζ&quot;, Constellation = &quot;Aql&quot;, No = &quot;A&quot;, VMag = 2.99, RightAscension = 286.352533, Declination= 13.863477}," calcext:value-type="string">
            <text:p>new IAUNamed {Name = "Okab", Designation = "HR 7235", Id = "ζ", Constellation = "Aql", No = "A", VMag = 2.99, RightAscension = 286.352533, Declination= 13.863477},</text:p>
          </table:table-cell>
        </table:table-row>
        <table:table-row table:style-name="ro2">
          <table:table-cell office:value-type="string" calcext:value-type="string">
            <text:p>Piautos</text:p>
          </table:table-cell>
          <table:table-cell office:value-type="string" calcext:value-type="string">
            <text:p>HR 3268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Cn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125.133901</text:p>
          </table:table-cell>
          <table:table-cell office:value-type="string" calcext:value-type="string">
            <text:p>24.022311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35];CHAR(34); &quot;, Designation = &quot;;CHAR(34);[.B135];CHAR(34); &quot;, Id = &quot;;CHAR(34);[.C135];CHAR(34);&quot;, Constellation = &quot;;CHAR(34);[.D135];CHAR(34);&quot;, No = &quot;;CHAR(34);[.E135];CHAR(34); &quot;, VMag = &quot;;[.G135]; &quot;, RightAscension = &quot;;[.H135]; &quot;, Declination= &quot;; [.I135]; &quot;},&quot;)" office:value-type="string" office:string-value="new IAUNamed {Name = &quot;Piautos&quot;, Designation = &quot;HR 3268&quot;, Id = &quot;λ&quot;, Constellation = &quot;Cnc&quot;, No = &quot;-&quot;, VMag = 5.92, RightAscension = 125.133901, Declination= 24.022311}," calcext:value-type="string">
            <text:p>new IAUNamed {Name = "Piautos", Designation = "HR 3268", Id = "λ", Constellation = "Cnc", No = "-", VMag = 5.92, RightAscension = 125.133901, Declination= 24.022311},</text:p>
          </table:table-cell>
        </table:table-row>
        <table:table-row table:style-name="ro2">
          <table:table-cell office:value-type="string" calcext:value-type="string">
            <text:p>Tarf</text:p>
          </table:table-cell>
          <table:table-cell office:value-type="string" calcext:value-type="string">
            <text:p>HR 3249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8165+0911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24.128838</text:p>
          </table:table-cell>
          <table:table-cell office:value-type="string" calcext:value-type="string">
            <text:p>9.185544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36];CHAR(34); &quot;, Designation = &quot;;CHAR(34);[.B136];CHAR(34); &quot;, Id = &quot;;CHAR(34);[.C136];CHAR(34);&quot;, Constellation = &quot;;CHAR(34);[.D136];CHAR(34);&quot;, No = &quot;;CHAR(34);[.E136];CHAR(34); &quot;, VMag = &quot;;[.G136]; &quot;, RightAscension = &quot;;[.H136]; &quot;, Declination= &quot;; [.I136]; &quot;},&quot;)" office:value-type="string" office:string-value="new IAUNamed {Name = &quot;Tarf&quot;, Designation = &quot;HR 3249&quot;, Id = &quot;β&quot;, Constellation = &quot;Cnc&quot;, No = &quot;A&quot;, VMag = 3.53, RightAscension = 124.128838, Declination= 9.185544}," calcext:value-type="string">
            <text:p>new IAUNamed {Name = "Tarf", Designation = "HR 3249", Id = "β", Constellation = "Cnc", No = "A", VMag = 3.53, RightAscension = 124.128838, Declination= 9.185544},</text:p>
          </table:table-cell>
        </table:table-row>
        <table:table-row table:style-name="ro2">
          <table:table-cell office:value-type="string" calcext:value-type="string">
            <text:p>Ukdah</text:p>
          </table:table-cell>
          <table:table-cell office:value-type="string" calcext:value-type="string">
            <text:p>HR 3845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Hy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44.964008</text:p>
          </table:table-cell>
          <table:table-cell office:value-type="string" calcext:value-type="string">
            <text:p>-1.142810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formula="of:=CONCATENATE(&quot;new IAUNamed {Name = &quot;;CHAR(34);[.A137];CHAR(34); &quot;, Designation = &quot;;CHAR(34);[.B137];CHAR(34); &quot;, Id = &quot;;CHAR(34);[.C137];CHAR(34);&quot;, Constellation = &quot;;CHAR(34);[.D137];CHAR(34);&quot;, No = &quot;;CHAR(34);[.E137];CHAR(34); &quot;, VMag = &quot;;[.G137]; &quot;, RightAscension = &quot;;[.H137]; &quot;, Declination= &quot;; [.I137]; &quot;},&quot;)" office:value-type="string" office:string-value="new IAUNamed {Name = &quot;Ukdah&quot;, Designation = &quot;HR 3845&quot;, Id = &quot;ι&quot;, Constellation = &quot;Hya&quot;, No = &quot;-&quot;, VMag = 3.90, RightAscension = 144.964008, Declination= -1.142810}," calcext:value-type="string">
            <text:p>new IAUNamed {Name = "Ukdah", Designation = "HR 3845", Id = "ι", Constellation = "Hya", No = "-", VMag = 3.90, RightAscension = 144.964008, Declination= -1.142810},</text:p>
          </table:table-cell>
        </table:table-row>
        <table:table-row table:style-name="ro2">
          <table:table-cell office:value-type="string" calcext:value-type="string">
            <text:p>Acamar</text:p>
          </table:table-cell>
          <table:table-cell office:value-type="string" calcext:value-type="string">
            <text:p>HR 897</text:p>
          </table:table-cell>
          <table:table-cell office:value-type="string" calcext:value-type="string">
            <text:p>θ1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2583-4018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44.565311</text:p>
          </table:table-cell>
          <table:table-cell office:value-type="string" calcext:value-type="string">
            <text:p>-40.304672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38];CHAR(34); &quot;, Designation = &quot;;CHAR(34);[.B138];CHAR(34); &quot;, Id = &quot;;CHAR(34);[.C138];CHAR(34);&quot;, Constellation = &quot;;CHAR(34);[.D138];CHAR(34);&quot;, No = &quot;;CHAR(34);[.E138];CHAR(34); &quot;, VMag = &quot;;[.G138]; &quot;, RightAscension = &quot;;[.H138]; &quot;, Declination= &quot;; [.I138]; &quot;},&quot;)" office:value-type="string" office:string-value="new IAUNamed {Name = &quot;Acamar&quot;, Designation = &quot;HR 897&quot;, Id = &quot;θ1&quot;, Constellation = &quot;Eri&quot;, No = &quot;A&quot;, VMag = 2.88, RightAscension = 44.565311, Declination= -40.304672}," calcext:value-type="string">
            <text:p>new IAUNamed {Name = "Acamar", Designation = "HR 897", Id = "θ1", Constellation = "Eri", No = "A", VMag = 2.88, RightAscension = 44.565311, Declination= -40.304672},</text:p>
          </table:table-cell>
        </table:table-row>
        <table:table-row table:style-name="ro2">
          <table:table-cell office:value-type="string" calcext:value-type="string">
            <text:p>Achernar</text:p>
          </table:table-cell>
          <table:table-cell office:value-type="string" calcext:value-type="string">
            <text:p>HR 472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4.428523</text:p>
          </table:table-cell>
          <table:table-cell office:value-type="string" calcext:value-type="string">
            <text:p>-57.236753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39];CHAR(34); &quot;, Designation = &quot;;CHAR(34);[.B139];CHAR(34); &quot;, Id = &quot;;CHAR(34);[.C139];CHAR(34);&quot;, Constellation = &quot;;CHAR(34);[.D139];CHAR(34);&quot;, No = &quot;;CHAR(34);[.E139];CHAR(34); &quot;, VMag = &quot;;[.G139]; &quot;, RightAscension = &quot;;[.H139]; &quot;, Declination= &quot;; [.I139]; &quot;},&quot;)" office:value-type="string" office:string-value="new IAUNamed {Name = &quot;Achernar&quot;, Designation = &quot;HR 472&quot;, Id = &quot;α&quot;, Constellation = &quot;Eri&quot;, No = &quot;A&quot;, VMag = 0.45, RightAscension = 24.428523, Declination= -57.236753}," calcext:value-type="string">
            <text:p>new IAUNamed {Name = "Achernar", Designation = "HR 472", Id = "α", Constellation = "Eri", No = "A", VMag = 0.45, RightAscension = 24.428523, Declination= -57.236753},</text:p>
          </table:table-cell>
        </table:table-row>
        <table:table-row table:style-name="ro2">
          <table:table-cell office:value-type="string" calcext:value-type="string">
            <text:p>Achird</text:p>
          </table:table-cell>
          <table:table-cell office:value-type="string" calcext:value-type="string">
            <text:p>HR 219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0491+5749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2.276213</text:p>
          </table:table-cell>
          <table:table-cell office:value-type="string" calcext:value-type="string">
            <text:p>57.815187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40];CHAR(34); &quot;, Designation = &quot;;CHAR(34);[.B140];CHAR(34); &quot;, Id = &quot;;CHAR(34);[.C140];CHAR(34);&quot;, Constellation = &quot;;CHAR(34);[.D140];CHAR(34);&quot;, No = &quot;;CHAR(34);[.E140];CHAR(34); &quot;, VMag = &quot;;[.G140]; &quot;, RightAscension = &quot;;[.H140]; &quot;, Declination= &quot;; [.I140]; &quot;},&quot;)" office:value-type="string" office:string-value="new IAUNamed {Name = &quot;Achird&quot;, Designation = &quot;HR 219&quot;, Id = &quot;η&quot;, Constellation = &quot;Cas&quot;, No = &quot;A&quot;, VMag = 3.46, RightAscension = 12.276213, Declination= 57.815187}," calcext:value-type="string">
            <text:p>new IAUNamed {Name = "Achird", Designation = "HR 219", Id = "η", Constellation = "Cas", No = "A", VMag = 3.46, RightAscension = 12.276213, Declination= 57.815187},</text:p>
          </table:table-cell>
        </table:table-row>
        <table:table-row table:style-name="ro2">
          <table:table-cell office:value-type="string" calcext:value-type="string">
            <text:p>Acrab</text:p>
          </table:table-cell>
          <table:table-cell office:value-type="string" calcext:value-type="string">
            <text:p>HR 5984</text:p>
          </table:table-cell>
          <table:table-cell office:value-type="string" calcext:value-type="string">
            <text:p>β1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6054-194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41.359300</text:p>
          </table:table-cell>
          <table:table-cell office:value-type="string" calcext:value-type="string">
            <text:p>-19.805453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41];CHAR(34); &quot;, Designation = &quot;;CHAR(34);[.B141];CHAR(34); &quot;, Id = &quot;;CHAR(34);[.C141];CHAR(34);&quot;, Constellation = &quot;;CHAR(34);[.D141];CHAR(34);&quot;, No = &quot;;CHAR(34);[.E141];CHAR(34); &quot;, VMag = &quot;;[.G141]; &quot;, RightAscension = &quot;;[.H141]; &quot;, Declination= &quot;; [.I141]; &quot;},&quot;)" office:value-type="string" office:string-value="new IAUNamed {Name = &quot;Acrab&quot;, Designation = &quot;HR 5984&quot;, Id = &quot;β1&quot;, Constellation = &quot;Sco&quot;, No = &quot;Aa&quot;, VMag = 2.56, RightAscension = 241.359300, Declination= -19.805453}," calcext:value-type="string">
            <text:p>new IAUNamed {Name = "Acrab", Designation = "HR 5984", Id = "β1", Constellation = "Sco", No = "Aa", VMag = 2.56, RightAscension = 241.359300, Declination= -19.805453},</text:p>
          </table:table-cell>
        </table:table-row>
        <table:table-row table:style-name="ro2">
          <table:table-cell office:value-type="string" calcext:value-type="string">
            <text:p>Acrux</text:p>
          </table:table-cell>
          <table:table-cell office:value-type="string" calcext:value-type="string">
            <text:p>HR 4730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2266-6306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86.649563</text:p>
          </table:table-cell>
          <table:table-cell office:value-type="string" calcext:value-type="string">
            <text:p>-63.099093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42];CHAR(34); &quot;, Designation = &quot;;CHAR(34);[.B142];CHAR(34); &quot;, Id = &quot;;CHAR(34);[.C142];CHAR(34);&quot;, Constellation = &quot;;CHAR(34);[.D142];CHAR(34);&quot;, No = &quot;;CHAR(34);[.E142];CHAR(34); &quot;, VMag = &quot;;[.G142]; &quot;, RightAscension = &quot;;[.H142]; &quot;, Declination= &quot;; [.I142]; &quot;},&quot;)" office:value-type="string" office:string-value="new IAUNamed {Name = &quot;Acrux&quot;, Designation = &quot;HR 4730&quot;, Id = &quot;α&quot;, Constellation = &quot;Cru&quot;, No = &quot;Aa&quot;, VMag = 1.33, RightAscension = 186.649563, Declination= -63.099093}," calcext:value-type="string">
            <text:p>new IAUNamed {Name = "Acrux", Designation = "HR 4730", Id = "α", Constellation = "Cru", No = "Aa", VMag = 1.33, RightAscension = 186.649563, Declination= -63.099093},</text:p>
          </table:table-cell>
        </table:table-row>
        <table:table-row table:style-name="ro2">
          <table:table-cell office:value-type="string" calcext:value-type="string">
            <text:p>Acubens</text:p>
          </table:table-cell>
          <table:table-cell office:value-type="string" calcext:value-type="string">
            <text:p>HR 3572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8585+1151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34.621740</text:p>
          </table:table-cell>
          <table:table-cell office:value-type="string" calcext:value-type="string">
            <text:p>11.857687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43];CHAR(34); &quot;, Designation = &quot;;CHAR(34);[.B143];CHAR(34); &quot;, Id = &quot;;CHAR(34);[.C143];CHAR(34);&quot;, Constellation = &quot;;CHAR(34);[.D143];CHAR(34);&quot;, No = &quot;;CHAR(34);[.E143];CHAR(34); &quot;, VMag = &quot;;[.G143]; &quot;, RightAscension = &quot;;[.H143]; &quot;, Declination= &quot;; [.I143]; &quot;},&quot;)" office:value-type="string" office:string-value="new IAUNamed {Name = &quot;Acubens&quot;, Designation = &quot;HR 3572&quot;, Id = &quot;α&quot;, Constellation = &quot;Cnc&quot;, No = &quot;Aa&quot;, VMag = 4.26, RightAscension = 134.621740, Declination= 11.857687}," calcext:value-type="string">
            <text:p>new IAUNamed {Name = "Acubens", Designation = "HR 3572", Id = "α", Constellation = "Cnc", No = "Aa", VMag = 4.26, RightAscension = 134.621740, Declination= 11.857687},</text:p>
          </table:table-cell>
        </table:table-row>
        <table:table-row table:style-name="ro2">
          <table:table-cell office:value-type="string" calcext:value-type="string">
            <text:p>Adhafera</text:p>
          </table:table-cell>
          <table:table-cell office:value-type="string" calcext:value-type="string">
            <text:p>HR 4031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167+232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54.172567</text:p>
          </table:table-cell>
          <table:table-cell office:value-type="string" calcext:value-type="string">
            <text:p>23.417312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44];CHAR(34); &quot;, Designation = &quot;;CHAR(34);[.B144];CHAR(34); &quot;, Id = &quot;;CHAR(34);[.C144];CHAR(34);&quot;, Constellation = &quot;;CHAR(34);[.D144];CHAR(34);&quot;, No = &quot;;CHAR(34);[.E144];CHAR(34); &quot;, VMag = &quot;;[.G144]; &quot;, RightAscension = &quot;;[.H144]; &quot;, Declination= &quot;; [.I144]; &quot;},&quot;)" office:value-type="string" office:string-value="new IAUNamed {Name = &quot;Adhafera&quot;, Designation = &quot;HR 4031&quot;, Id = &quot;ζ&quot;, Constellation = &quot;Leo&quot;, No = &quot;Aa&quot;, VMag = 3.43, RightAscension = 154.172567, Declination= 23.417312}," calcext:value-type="string">
            <text:p>new IAUNamed {Name = "Adhafera", Designation = "HR 4031", Id = "ζ", Constellation = "Leo", No = "Aa", VMag = 3.43, RightAscension = 154.172567, Declination= 23.417312},</text:p>
          </table:table-cell>
        </table:table-row>
        <table:table-row table:style-name="ro2">
          <table:table-cell office:value-type="string" calcext:value-type="string">
            <text:p>Adhara</text:p>
          </table:table-cell>
          <table:table-cell office:value-type="string" calcext:value-type="string">
            <text:p>HR 2618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6586-2858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04.656453</text:p>
          </table:table-cell>
          <table:table-cell office:value-type="string" calcext:value-type="string">
            <text:p>-28.972086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45];CHAR(34); &quot;, Designation = &quot;;CHAR(34);[.B145];CHAR(34); &quot;, Id = &quot;;CHAR(34);[.C145];CHAR(34);&quot;, Constellation = &quot;;CHAR(34);[.D145];CHAR(34);&quot;, No = &quot;;CHAR(34);[.E145];CHAR(34); &quot;, VMag = &quot;;[.G145]; &quot;, RightAscension = &quot;;[.H145]; &quot;, Declination= &quot;; [.I145]; &quot;},&quot;)" office:value-type="string" office:string-value="new IAUNamed {Name = &quot;Adhara&quot;, Designation = &quot;HR 2618&quot;, Id = &quot;ε&quot;, Constellation = &quot;CMa&quot;, No = &quot;A&quot;, VMag = 1.50, RightAscension = 104.656453, Declination= -28.972086}," calcext:value-type="string">
            <text:p>new IAUNamed {Name = "Adhara", Designation = "HR 2618", Id = "ε", Constellation = "CMa", No = "A", VMag = 1.50, RightAscension = 104.656453, Declination= -28.972086},</text:p>
          </table:table-cell>
        </table:table-row>
        <table:table-row table:style-name="ro2">
          <table:table-cell office:value-type="string" calcext:value-type="string">
            <text:p>Adhil</text:p>
          </table:table-cell>
          <table:table-cell office:value-type="string" calcext:value-type="string">
            <text:p>HR 390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20.585080</text:p>
          </table:table-cell>
          <table:table-cell office:value-type="string" calcext:value-type="string">
            <text:p>45.528778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46];CHAR(34); &quot;, Designation = &quot;;CHAR(34);[.B146];CHAR(34); &quot;, Id = &quot;;CHAR(34);[.C146];CHAR(34);&quot;, Constellation = &quot;;CHAR(34);[.D146];CHAR(34);&quot;, No = &quot;;CHAR(34);[.E146];CHAR(34); &quot;, VMag = &quot;;[.G146]; &quot;, RightAscension = &quot;;[.H146]; &quot;, Declination= &quot;; [.I146]; &quot;},&quot;)" office:value-type="string" office:string-value="new IAUNamed {Name = &quot;Adhil&quot;, Designation = &quot;HR 390&quot;, Id = &quot;ξ&quot;, Constellation = &quot;And&quot;, No = &quot;-&quot;, VMag = 4.87, RightAscension = 20.585080, Declination= 45.528778}," calcext:value-type="string">
            <text:p>new IAUNamed {Name = "Adhil", Designation = "HR 390", Id = "ξ", Constellation = "And", No = "-", VMag = 4.87, RightAscension = 20.585080, Declination= 45.528778},</text:p>
          </table:table-cell>
        </table:table-row>
        <table:table-row table:style-name="ro2">
          <table:table-cell office:value-type="string" calcext:value-type="string">
            <text:p>Ain</text:p>
          </table:table-cell>
          <table:table-cell office:value-type="string" calcext:value-type="string">
            <text:p>HR 1409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04286+1911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67.154163</text:p>
          </table:table-cell>
          <table:table-cell office:value-type="string" calcext:value-type="string">
            <text:p>19.180435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147];CHAR(34); &quot;, Designation = &quot;;CHAR(34);[.B147];CHAR(34); &quot;, Id = &quot;;CHAR(34);[.C147];CHAR(34);&quot;, Constellation = &quot;;CHAR(34);[.D147];CHAR(34);&quot;, No = &quot;;CHAR(34);[.E147];CHAR(34); &quot;, VMag = &quot;;[.G147]; &quot;, RightAscension = &quot;;[.H147]; &quot;, Declination= &quot;; [.I147]; &quot;},&quot;)" office:value-type="string" office:string-value="new IAUNamed {Name = &quot;Ain&quot;, Designation = &quot;HR 1409&quot;, Id = &quot;ε&quot;, Constellation = &quot;Tau&quot;, No = &quot;Aa1&quot;, VMag = 3.53, RightAscension = 67.154163, Declination= 19.180435}," calcext:value-type="string">
            <text:p>new IAUNamed {Name = "Ain", Designation = "HR 1409", Id = "ε", Constellation = "Tau", No = "Aa1", VMag = 3.53, RightAscension = 67.154163, Declination= 19.180435},</text:p>
          </table:table-cell>
        </table:table-row>
        <table:table-row table:style-name="ro2">
          <table:table-cell office:value-type="string" calcext:value-type="string">
            <text:p>Ainalrami</text:p>
          </table:table-cell>
          <table:table-cell office:value-type="string" calcext:value-type="string">
            <text:p>HR 7116</text:p>
          </table:table-cell>
          <table:table-cell office:value-type="string" calcext:value-type="string">
            <text:p>ν1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8542-2245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283.542404</text:p>
          </table:table-cell>
          <table:table-cell office:value-type="string" calcext:value-type="string">
            <text:p>-22.744840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48];CHAR(34); &quot;, Designation = &quot;;CHAR(34);[.B148];CHAR(34); &quot;, Id = &quot;;CHAR(34);[.C148];CHAR(34);&quot;, Constellation = &quot;;CHAR(34);[.D148];CHAR(34);&quot;, No = &quot;;CHAR(34);[.E148];CHAR(34); &quot;, VMag = &quot;;[.G148]; &quot;, RightAscension = &quot;;[.H148]; &quot;, Declination= &quot;; [.I148]; &quot;},&quot;)" office:value-type="string" office:string-value="new IAUNamed {Name = &quot;Ainalrami&quot;, Designation = &quot;HR 7116&quot;, Id = &quot;ν1&quot;, Constellation = &quot;Sgr&quot;, No = &quot;A&quot;, VMag = 4.86, RightAscension = 283.542404, Declination= -22.744840}," calcext:value-type="string">
            <text:p>new IAUNamed {Name = "Ainalrami", Designation = "HR 7116", Id = "ν1", Constellation = "Sgr", No = "A", VMag = 4.86, RightAscension = 283.542404, Declination= -22.744840},</text:p>
          </table:table-cell>
        </table:table-row>
        <table:table-row table:style-name="ro2">
          <table:table-cell office:value-type="string" calcext:value-type="string">
            <text:p>Aladfar</text:p>
          </table:table-cell>
          <table:table-cell office:value-type="string" calcext:value-type="string">
            <text:p>HR 7298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Ly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9138+3909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288.439531</text:p>
          </table:table-cell>
          <table:table-cell office:value-type="string" calcext:value-type="string">
            <text:p>39.145970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49];CHAR(34); &quot;, Designation = &quot;;CHAR(34);[.B149];CHAR(34); &quot;, Id = &quot;;CHAR(34);[.C149];CHAR(34);&quot;, Constellation = &quot;;CHAR(34);[.D149];CHAR(34);&quot;, No = &quot;;CHAR(34);[.E149];CHAR(34); &quot;, VMag = &quot;;[.G149]; &quot;, RightAscension = &quot;;[.H149]; &quot;, Declination= &quot;; [.I149]; &quot;},&quot;)" office:value-type="string" office:string-value="new IAUNamed {Name = &quot;Aladfar&quot;, Designation = &quot;HR 7298&quot;, Id = &quot;η&quot;, Constellation = &quot;Lyr&quot;, No = &quot;Aa&quot;, VMag = 4.43, RightAscension = 288.439531, Declination= 39.145970}," calcext:value-type="string">
            <text:p>new IAUNamed {Name = "Aladfar", Designation = "HR 7298", Id = "η", Constellation = "Lyr", No = "Aa", VMag = 4.43, RightAscension = 288.439531, Declination= 39.145970},</text:p>
          </table:table-cell>
        </table:table-row>
        <table:table-row table:style-name="ro2">
          <table:table-cell office:value-type="string" calcext:value-type="string">
            <text:p>Albaldah</text:p>
          </table:table-cell>
          <table:table-cell office:value-type="string" calcext:value-type="string">
            <text:p>HR 7264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098-210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287.440971</text:p>
          </table:table-cell>
          <table:table-cell office:value-type="string" calcext:value-type="string">
            <text:p>-21.023615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50];CHAR(34); &quot;, Designation = &quot;;CHAR(34);[.B150];CHAR(34); &quot;, Id = &quot;;CHAR(34);[.C150];CHAR(34);&quot;, Constellation = &quot;;CHAR(34);[.D150];CHAR(34);&quot;, No = &quot;;CHAR(34);[.E150];CHAR(34); &quot;, VMag = &quot;;[.G150]; &quot;, RightAscension = &quot;;[.H150]; &quot;, Declination= &quot;; [.I150]; &quot;},&quot;)" office:value-type="string" office:string-value="new IAUNamed {Name = &quot;Albaldah&quot;, Designation = &quot;HR 7264&quot;, Id = &quot;π&quot;, Constellation = &quot;Sgr&quot;, No = &quot;A&quot;, VMag = 2.88, RightAscension = 287.440971, Declination= -21.023615}," calcext:value-type="string">
            <text:p>new IAUNamed {Name = "Albaldah", Designation = "HR 7264", Id = "π", Constellation = "Sgr", No = "A", VMag = 2.88, RightAscension = 287.440971, Declination= -21.023615},</text:p>
          </table:table-cell>
        </table:table-row>
        <table:table-row table:style-name="ro2">
          <table:table-cell office:value-type="string" calcext:value-type="string">
            <text:p>Albali</text:p>
          </table:table-cell>
          <table:table-cell office:value-type="string" calcext:value-type="string">
            <text:p>HR 7950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Aq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311.918969</text:p>
          </table:table-cell>
          <table:table-cell office:value-type="string" calcext:value-type="string">
            <text:p>-9.495775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151];CHAR(34); &quot;, Designation = &quot;;CHAR(34);[.B151];CHAR(34); &quot;, Id = &quot;;CHAR(34);[.C151];CHAR(34);&quot;, Constellation = &quot;;CHAR(34);[.D151];CHAR(34);&quot;, No = &quot;;CHAR(34);[.E151];CHAR(34); &quot;, VMag = &quot;;[.G151]; &quot;, RightAscension = &quot;;[.H151]; &quot;, Declination= &quot;; [.I151]; &quot;},&quot;)" office:value-type="string" office:string-value="new IAUNamed {Name = &quot;Albali&quot;, Designation = &quot;HR 7950&quot;, Id = &quot;ε&quot;, Constellation = &quot;Aqr&quot;, No = &quot;-&quot;, VMag = 3.78, RightAscension = 311.918969, Declination= -9.495775}," calcext:value-type="string">
            <text:p>new IAUNamed {Name = "Albali", Designation = "HR 7950", Id = "ε", Constellation = "Aqr", No = "-", VMag = 3.78, RightAscension = 311.918969, Declination= -9.495775},</text:p>
          </table:table-cell>
        </table:table-row>
        <table:table-row table:style-name="ro2">
          <table:table-cell office:value-type="string" calcext:value-type="string">
            <text:p>Albireo</text:p>
          </table:table-cell>
          <table:table-cell office:value-type="string" calcext:value-type="string">
            <text:p>HR 7417</text:p>
          </table:table-cell>
          <table:table-cell office:value-type="string" calcext:value-type="string">
            <text:p>β1</text:p>
          </table:table-cell>
          <table:table-cell office:value-type="string" calcext:value-type="string">
            <text:p>Cyg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9307+2758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92.680351</text:p>
          </table:table-cell>
          <table:table-cell office:value-type="string" calcext:value-type="string">
            <text:p>27.959692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52];CHAR(34); &quot;, Designation = &quot;;CHAR(34);[.B152];CHAR(34); &quot;, Id = &quot;;CHAR(34);[.C152];CHAR(34);&quot;, Constellation = &quot;;CHAR(34);[.D152];CHAR(34);&quot;, No = &quot;;CHAR(34);[.E152];CHAR(34); &quot;, VMag = &quot;;[.G152]; &quot;, RightAscension = &quot;;[.H152]; &quot;, Declination= &quot;; [.I152]; &quot;},&quot;)" office:value-type="string" office:string-value="new IAUNamed {Name = &quot;Albireo&quot;, Designation = &quot;HR 7417&quot;, Id = &quot;β1&quot;, Constellation = &quot;Cyg&quot;, No = &quot;Aa&quot;, VMag = 3.05, RightAscension = 292.680351, Declination= 27.959692}," calcext:value-type="string">
            <text:p>new IAUNamed {Name = "Albireo", Designation = "HR 7417", Id = "β1", Constellation = "Cyg", No = "Aa", VMag = 3.05, RightAscension = 292.680351, Declination= 27.959692},</text:p>
          </table:table-cell>
        </table:table-row>
        <table:table-row table:style-name="ro2">
          <table:table-cell office:value-type="string" calcext:value-type="string">
            <text:p>Alchiba</text:p>
          </table:table-cell>
          <table:table-cell office:value-type="string" calcext:value-type="string">
            <text:p>HR 4623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r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182.103402</text:p>
          </table:table-cell>
          <table:table-cell office:value-type="string" calcext:value-type="string">
            <text:p>-24.728875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153];CHAR(34); &quot;, Designation = &quot;;CHAR(34);[.B153];CHAR(34); &quot;, Id = &quot;;CHAR(34);[.C153];CHAR(34);&quot;, Constellation = &quot;;CHAR(34);[.D153];CHAR(34);&quot;, No = &quot;;CHAR(34);[.E153];CHAR(34); &quot;, VMag = &quot;;[.G153]; &quot;, RightAscension = &quot;;[.H153]; &quot;, Declination= &quot;; [.I153]; &quot;},&quot;)" office:value-type="string" office:string-value="new IAUNamed {Name = &quot;Alchiba&quot;, Designation = &quot;HR 4623&quot;, Id = &quot;α&quot;, Constellation = &quot;Crv&quot;, No = &quot;-&quot;, VMag = 4.02, RightAscension = 182.103402, Declination= -24.728875}," calcext:value-type="string">
            <text:p>new IAUNamed {Name = "Alchiba", Designation = "HR 4623", Id = "α", Constellation = "Crv", No = "-", VMag = 4.02, RightAscension = 182.103402, Declination= -24.728875},</text:p>
          </table:table-cell>
        </table:table-row>
        <table:table-row table:style-name="ro2">
          <table:table-cell office:value-type="string" calcext:value-type="string">
            <text:p>Alcor</text:p>
          </table:table-cell>
          <table:table-cell office:value-type="string" calcext:value-type="string">
            <text:p>HR 506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13239+5456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201.306403</text:p>
          </table:table-cell>
          <table:table-cell office:value-type="string" calcext:value-type="string">
            <text:p>54.987954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54];CHAR(34); &quot;, Designation = &quot;;CHAR(34);[.B154];CHAR(34); &quot;, Id = &quot;;CHAR(34);[.C154];CHAR(34);&quot;, Constellation = &quot;;CHAR(34);[.D154];CHAR(34);&quot;, No = &quot;;CHAR(34);[.E154];CHAR(34); &quot;, VMag = &quot;;[.G154]; &quot;, RightAscension = &quot;;[.H154]; &quot;, Declination= &quot;; [.I154]; &quot;},&quot;)" office:value-type="string" office:string-value="new IAUNamed {Name = &quot;Alcor&quot;, Designation = &quot;HR 5062&quot;, Id = &quot;80&quot;, Constellation = &quot;UMa&quot;, No = &quot;Ca&quot;, VMag = 3.99, RightAscension = 201.306403, Declination= 54.987954}," calcext:value-type="string">
            <text:p>new IAUNamed {Name = "Alcor", Designation = "HR 5062", Id = "80", Constellation = "UMa", No = "Ca", VMag = 3.99, RightAscension = 201.306403, Declination= 54.987954},</text:p>
          </table:table-cell>
        </table:table-row>
        <table:table-row table:style-name="ro2">
          <table:table-cell office:value-type="string" calcext:value-type="string">
            <text:p>Alcyone</text:p>
          </table:table-cell>
          <table:table-cell office:value-type="string" calcext:value-type="string">
            <text:p>HR 1165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3475+2406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56.871152</text:p>
          </table:table-cell>
          <table:table-cell office:value-type="string" calcext:value-type="string">
            <text:p>24.105136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55];CHAR(34); &quot;, Designation = &quot;;CHAR(34);[.B155];CHAR(34); &quot;, Id = &quot;;CHAR(34);[.C155];CHAR(34);&quot;, Constellation = &quot;;CHAR(34);[.D155];CHAR(34);&quot;, No = &quot;;CHAR(34);[.E155];CHAR(34); &quot;, VMag = &quot;;[.G155]; &quot;, RightAscension = &quot;;[.H155]; &quot;, Declination= &quot;; [.I155]; &quot;},&quot;)" office:value-type="string" office:string-value="new IAUNamed {Name = &quot;Alcyone&quot;, Designation = &quot;HR 1165&quot;, Id = &quot;η&quot;, Constellation = &quot;Tau&quot;, No = &quot;A&quot;, VMag = 2.85, RightAscension = 56.871152, Declination= 24.105136}," calcext:value-type="string">
            <text:p>new IAUNamed {Name = "Alcyone", Designation = "HR 1165", Id = "η", Constellation = "Tau", No = "A", VMag = 2.85, RightAscension = 56.871152, Declination= 24.105136},</text:p>
          </table:table-cell>
        </table:table-row>
        <table:table-row table:style-name="ro2">
          <table:table-cell office:value-type="string" calcext:value-type="string">
            <text:p>Aldebaran</text:p>
          </table:table-cell>
          <table:table-cell office:value-type="string" calcext:value-type="string">
            <text:p>HR 1457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359+163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68.980163</text:p>
          </table:table-cell>
          <table:table-cell office:value-type="string" calcext:value-type="string">
            <text:p>16.509302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56];CHAR(34); &quot;, Designation = &quot;;CHAR(34);[.B156];CHAR(34); &quot;, Id = &quot;;CHAR(34);[.C156];CHAR(34);&quot;, Constellation = &quot;;CHAR(34);[.D156];CHAR(34);&quot;, No = &quot;;CHAR(34);[.E156];CHAR(34); &quot;, VMag = &quot;;[.G156]; &quot;, RightAscension = &quot;;[.H156]; &quot;, Declination= &quot;; [.I156]; &quot;},&quot;)" office:value-type="string" office:string-value="new IAUNamed {Name = &quot;Aldebaran&quot;, Designation = &quot;HR 1457&quot;, Id = &quot;α&quot;, Constellation = &quot;Tau&quot;, No = &quot;-&quot;, VMag = 0.87, RightAscension = 68.980163, Declination= 16.509302}," calcext:value-type="string">
            <text:p>new IAUNamed {Name = "Aldebaran", Designation = "HR 1457", Id = "α", Constellation = "Tau", No = "-", VMag = 0.87, RightAscension = 68.980163, Declination= 16.509302},</text:p>
          </table:table-cell>
        </table:table-row>
        <table:table-row table:style-name="ro2">
          <table:table-cell office:value-type="string" calcext:value-type="string">
            <text:p>Alderamin</text:p>
          </table:table-cell>
          <table:table-cell office:value-type="string" calcext:value-type="string">
            <text:p>HR 8162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186+623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319.644885</text:p>
          </table:table-cell>
          <table:table-cell office:value-type="string" calcext:value-type="string">
            <text:p>62.58557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57];CHAR(34); &quot;, Designation = &quot;;CHAR(34);[.B157];CHAR(34); &quot;, Id = &quot;;CHAR(34);[.C157];CHAR(34);&quot;, Constellation = &quot;;CHAR(34);[.D157];CHAR(34);&quot;, No = &quot;;CHAR(34);[.E157];CHAR(34); &quot;, VMag = &quot;;[.G157]; &quot;, RightAscension = &quot;;[.H157]; &quot;, Declination= &quot;; [.I157]; &quot;},&quot;)" office:value-type="string" office:string-value="new IAUNamed {Name = &quot;Alderamin&quot;, Designation = &quot;HR 8162&quot;, Id = &quot;α&quot;, Constellation = &quot;Cep&quot;, No = &quot;-&quot;, VMag = 2.45, RightAscension = 319.644885, Declination= 62.585574}," calcext:value-type="string">
            <text:p>new IAUNamed {Name = "Alderamin", Designation = "HR 8162", Id = "α", Constellation = "Cep", No = "-", VMag = 2.45, RightAscension = 319.644885, Declination= 62.585574},</text:p>
          </table:table-cell>
        </table:table-row>
        <table:table-row table:style-name="ro2">
          <table:table-cell office:value-type="string" calcext:value-type="string">
            <text:p>Aldhanab</text:p>
          </table:table-cell>
          <table:table-cell office:value-type="string" calcext:value-type="string">
            <text:p>HR 8353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Gr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328.482192</text:p>
          </table:table-cell>
          <table:table-cell office:value-type="string" calcext:value-type="string">
            <text:p>-37.364855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58];CHAR(34); &quot;, Designation = &quot;;CHAR(34);[.B158];CHAR(34); &quot;, Id = &quot;;CHAR(34);[.C158];CHAR(34);&quot;, Constellation = &quot;;CHAR(34);[.D158];CHAR(34);&quot;, No = &quot;;CHAR(34);[.E158];CHAR(34); &quot;, VMag = &quot;;[.G158]; &quot;, RightAscension = &quot;;[.H158]; &quot;, Declination= &quot;; [.I158]; &quot;},&quot;)" office:value-type="string" office:string-value="new IAUNamed {Name = &quot;Aldhanab&quot;, Designation = &quot;HR 8353&quot;, Id = &quot;γ&quot;, Constellation = &quot;Gru&quot;, No = &quot;-&quot;, VMag = 3.00, RightAscension = 328.482192, Declination= -37.364855}," calcext:value-type="string">
            <text:p>new IAUNamed {Name = "Aldhanab", Designation = "HR 8353", Id = "γ", Constellation = "Gru", No = "-", VMag = 3.00, RightAscension = 328.482192, Declination= -37.364855},</text:p>
          </table:table-cell>
        </table:table-row>
        <table:table-row table:style-name="ro2">
          <table:table-cell office:value-type="string" calcext:value-type="string">
            <text:p>Aldhibah</text:p>
          </table:table-cell>
          <table:table-cell office:value-type="string" calcext:value-type="string">
            <text:p>HR 6396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088+6543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257.196650</text:p>
          </table:table-cell>
          <table:table-cell office:value-type="string" calcext:value-type="string">
            <text:p>65.714684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59];CHAR(34); &quot;, Designation = &quot;;CHAR(34);[.B159];CHAR(34); &quot;, Id = &quot;;CHAR(34);[.C159];CHAR(34);&quot;, Constellation = &quot;;CHAR(34);[.D159];CHAR(34);&quot;, No = &quot;;CHAR(34);[.E159];CHAR(34); &quot;, VMag = &quot;;[.G159]; &quot;, RightAscension = &quot;;[.H159]; &quot;, Declination= &quot;; [.I159]; &quot;},&quot;)" office:value-type="string" office:string-value="new IAUNamed {Name = &quot;Aldhibah&quot;, Designation = &quot;HR 6396&quot;, Id = &quot;ζ&quot;, Constellation = &quot;Dra&quot;, No = &quot;A&quot;, VMag = 3.17, RightAscension = 257.196650, Declination= 65.714684}," calcext:value-type="string">
            <text:p>new IAUNamed {Name = "Aldhibah", Designation = "HR 6396", Id = "ζ", Constellation = "Dra", No = "A", VMag = 3.17, RightAscension = 257.196650, Declination= 65.714684},</text:p>
          </table:table-cell>
        </table:table-row>
        <table:table-row table:style-name="ro2">
          <table:table-cell office:value-type="string" calcext:value-type="string">
            <text:p>Aldulfin</text:p>
          </table:table-cell>
          <table:table-cell office:value-type="string" calcext:value-type="string">
            <text:p>HR 7852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308.303216</text:p>
          </table:table-cell>
          <table:table-cell office:value-type="string" calcext:value-type="string">
            <text:p>11.303261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60];CHAR(34); &quot;, Designation = &quot;;CHAR(34);[.B160];CHAR(34); &quot;, Id = &quot;;CHAR(34);[.C160];CHAR(34);&quot;, Constellation = &quot;;CHAR(34);[.D160];CHAR(34);&quot;, No = &quot;;CHAR(34);[.E160];CHAR(34); &quot;, VMag = &quot;;[.G160]; &quot;, RightAscension = &quot;;[.H160]; &quot;, Declination= &quot;; [.I160]; &quot;},&quot;)" office:value-type="string" office:string-value="new IAUNamed {Name = &quot;Aldulfin&quot;, Designation = &quot;HR 7852&quot;, Id = &quot;ε&quot;, Constellation = &quot;Del&quot;, No = &quot;-&quot;, VMag = 4.03, RightAscension = 308.303216, Declination= 11.303261}," calcext:value-type="string">
            <text:p>new IAUNamed {Name = "Aldulfin", Designation = "HR 7852", Id = "ε", Constellation = "Del", No = "-", VMag = 4.03, RightAscension = 308.303216, Declination= 11.303261},</text:p>
          </table:table-cell>
        </table:table-row>
        <table:table-row table:style-name="ro2">
          <table:table-cell office:value-type="string" calcext:value-type="string">
            <text:p>Alfirk</text:p>
          </table:table-cell>
          <table:table-cell office:value-type="string" calcext:value-type="string">
            <text:p>HR 8238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1287+7034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322.164987</text:p>
          </table:table-cell>
          <table:table-cell office:value-type="string" calcext:value-type="string">
            <text:p>70.560715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61];CHAR(34); &quot;, Designation = &quot;;CHAR(34);[.B161];CHAR(34); &quot;, Id = &quot;;CHAR(34);[.C161];CHAR(34);&quot;, Constellation = &quot;;CHAR(34);[.D161];CHAR(34);&quot;, No = &quot;;CHAR(34);[.E161];CHAR(34); &quot;, VMag = &quot;;[.G161]; &quot;, RightAscension = &quot;;[.H161]; &quot;, Declination= &quot;; [.I161]; &quot;},&quot;)" office:value-type="string" office:string-value="new IAUNamed {Name = &quot;Alfirk&quot;, Designation = &quot;HR 8238&quot;, Id = &quot;β&quot;, Constellation = &quot;Cep&quot;, No = &quot;Aa&quot;, VMag = 3.23, RightAscension = 322.164987, Declination= 70.560715}," calcext:value-type="string">
            <text:p>new IAUNamed {Name = "Alfirk", Designation = "HR 8238", Id = "β", Constellation = "Cep", No = "Aa", VMag = 3.23, RightAscension = 322.164987, Declination= 70.560715},</text:p>
          </table:table-cell>
        </table:table-row>
        <table:table-row table:style-name="ro2">
          <table:table-cell office:value-type="string" calcext:value-type="string">
            <text:p>Algedi</text:p>
          </table:table-cell>
          <table:table-cell office:value-type="string" calcext:value-type="string">
            <text:p>HR 7754</text:p>
          </table:table-cell>
          <table:table-cell office:value-type="string" calcext:value-type="string">
            <text:p>α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81-1233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304.513566</text:p>
          </table:table-cell>
          <table:table-cell office:value-type="string" calcext:value-type="string">
            <text:p>-12.544852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62];CHAR(34); &quot;, Designation = &quot;;CHAR(34);[.B162];CHAR(34); &quot;, Id = &quot;;CHAR(34);[.C162];CHAR(34);&quot;, Constellation = &quot;;CHAR(34);[.D162];CHAR(34);&quot;, No = &quot;;CHAR(34);[.E162];CHAR(34); &quot;, VMag = &quot;;[.G162]; &quot;, RightAscension = &quot;;[.H162]; &quot;, Declination= &quot;; [.I162]; &quot;},&quot;)" office:value-type="string" office:string-value="new IAUNamed {Name = &quot;Algedi&quot;, Designation = &quot;HR 7754&quot;, Id = &quot;α2&quot;, Constellation = &quot;Cap&quot;, No = &quot;-&quot;, VMag = 3.58, RightAscension = 304.513566, Declination= -12.544852}," calcext:value-type="string">
            <text:p>new IAUNamed {Name = "Algedi", Designation = "HR 7754", Id = "α2", Constellation = "Cap", No = "-", VMag = 3.58, RightAscension = 304.513566, Declination= -12.544852},</text:p>
          </table:table-cell>
        </table:table-row>
        <table:table-row table:style-name="ro2">
          <table:table-cell office:value-type="string" calcext:value-type="string">
            <text:p>Algenib</text:p>
          </table:table-cell>
          <table:table-cell office:value-type="string" calcext:value-type="string">
            <text:p>HR 39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32+1511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308963</text:p>
          </table:table-cell>
          <table:table-cell office:value-type="string" calcext:value-type="string">
            <text:p>15.183594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63];CHAR(34); &quot;, Designation = &quot;;CHAR(34);[.B163];CHAR(34); &quot;, Id = &quot;;CHAR(34);[.C163];CHAR(34);&quot;, Constellation = &quot;;CHAR(34);[.D163];CHAR(34);&quot;, No = &quot;;CHAR(34);[.E163];CHAR(34); &quot;, VMag = &quot;;[.G163]; &quot;, RightAscension = &quot;;[.H163]; &quot;, Declination= &quot;; [.I163]; &quot;},&quot;)" office:value-type="string" office:string-value="new IAUNamed {Name = &quot;Algenib&quot;, Designation = &quot;HR 39&quot;, Id = &quot;γ&quot;, Constellation = &quot;Peg&quot;, No = &quot;-&quot;, VMag = 2.83, RightAscension = 3.308963, Declination= 15.183594}," calcext:value-type="string">
            <text:p>new IAUNamed {Name = "Algenib", Designation = "HR 39", Id = "γ", Constellation = "Peg", No = "-", VMag = 2.83, RightAscension = 3.308963, Declination= 15.183594},</text:p>
          </table:table-cell>
        </table:table-row>
        <table:table-row table:style-name="ro2">
          <table:table-cell office:value-type="string" calcext:value-type="string">
            <text:p>Algieba</text:p>
          </table:table-cell>
          <table:table-cell office:value-type="string" calcext:value-type="string">
            <text:p>HR 4057</text:p>
          </table:table-cell>
          <table:table-cell office:value-type="string" calcext:value-type="string">
            <text:p>γ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00+1950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54.993144</text:p>
          </table:table-cell>
          <table:table-cell office:value-type="string" calcext:value-type="string">
            <text:p>19.84148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64];CHAR(34); &quot;, Designation = &quot;;CHAR(34);[.B164];CHAR(34); &quot;, Id = &quot;;CHAR(34);[.C164];CHAR(34);&quot;, Constellation = &quot;;CHAR(34);[.D164];CHAR(34);&quot;, No = &quot;;CHAR(34);[.E164];CHAR(34); &quot;, VMag = &quot;;[.G164]; &quot;, RightAscension = &quot;;[.H164]; &quot;, Declination= &quot;; [.I164]; &quot;},&quot;)" office:value-type="string" office:string-value="new IAUNamed {Name = &quot;Algieba&quot;, Designation = &quot;HR 4057&quot;, Id = &quot;γ1&quot;, Constellation = &quot;Leo&quot;, No = &quot;-&quot;, VMag = 2.61, RightAscension = 154.993144, Declination= 19.841489}," calcext:value-type="string">
            <text:p>new IAUNamed {Name = "Algieba", Designation = "HR 4057", Id = "γ1", Constellation = "Leo", No = "-", VMag = 2.61, RightAscension = 154.993144, Declination= 19.841489},</text:p>
          </table:table-cell>
        </table:table-row>
        <table:table-row table:style-name="ro2">
          <table:table-cell office:value-type="string" calcext:value-type="string">
            <text:p>Algol</text:p>
          </table:table-cell>
          <table:table-cell office:value-type="string" calcext:value-type="string">
            <text:p>HR 936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03082+4057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47.042215</text:p>
          </table:table-cell>
          <table:table-cell office:value-type="string" calcext:value-type="string">
            <text:p>40.955648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65];CHAR(34); &quot;, Designation = &quot;;CHAR(34);[.B165];CHAR(34); &quot;, Id = &quot;;CHAR(34);[.C165];CHAR(34);&quot;, Constellation = &quot;;CHAR(34);[.D165];CHAR(34);&quot;, No = &quot;;CHAR(34);[.E165];CHAR(34); &quot;, VMag = &quot;;[.G165]; &quot;, RightAscension = &quot;;[.H165]; &quot;, Declination= &quot;; [.I165]; &quot;},&quot;)" office:value-type="string" office:string-value="new IAUNamed {Name = &quot;Algol&quot;, Designation = &quot;HR 936&quot;, Id = &quot;β&quot;, Constellation = &quot;Per&quot;, No = &quot;Aa1&quot;, VMag = 2.09, RightAscension = 47.042215, Declination= 40.955648}," calcext:value-type="string">
            <text:p>new IAUNamed {Name = "Algol", Designation = "HR 936", Id = "β", Constellation = "Per", No = "Aa1", VMag = 2.09, RightAscension = 47.042215, Declination= 40.955648},</text:p>
          </table:table-cell>
        </table:table-row>
        <table:table-row table:style-name="ro2">
          <table:table-cell office:value-type="string" calcext:value-type="string">
            <text:p>Algorab</text:p>
          </table:table-cell>
          <table:table-cell office:value-type="string" calcext:value-type="string">
            <text:p>HR 4757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299-163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87.466063</text:p>
          </table:table-cell>
          <table:table-cell office:value-type="string" calcext:value-type="string">
            <text:p>-16.515431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66];CHAR(34); &quot;, Designation = &quot;;CHAR(34);[.B166];CHAR(34); &quot;, Id = &quot;;CHAR(34);[.C166];CHAR(34);&quot;, Constellation = &quot;;CHAR(34);[.D166];CHAR(34);&quot;, No = &quot;;CHAR(34);[.E166];CHAR(34); &quot;, VMag = &quot;;[.G166]; &quot;, RightAscension = &quot;;[.H166]; &quot;, Declination= &quot;; [.I166]; &quot;},&quot;)" office:value-type="string" office:string-value="new IAUNamed {Name = &quot;Algorab&quot;, Designation = &quot;HR 4757&quot;, Id = &quot;δ&quot;, Constellation = &quot;Crv&quot;, No = &quot;A&quot;, VMag = 2.94, RightAscension = 187.466063, Declination= -16.515431}," calcext:value-type="string">
            <text:p>new IAUNamed {Name = "Algorab", Designation = "HR 4757", Id = "δ", Constellation = "Crv", No = "A", VMag = 2.94, RightAscension = 187.466063, Declination= -16.515431},</text:p>
          </table:table-cell>
        </table:table-row>
        <table:table-row table:style-name="ro2">
          <table:table-cell office:value-type="string" calcext:value-type="string">
            <text:p>Alhena</text:p>
          </table:table-cell>
          <table:table-cell office:value-type="string" calcext:value-type="string">
            <text:p>HR 2421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6377+162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427960</text:p>
          </table:table-cell>
          <table:table-cell office:value-type="string" calcext:value-type="string">
            <text:p>16.399280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67];CHAR(34); &quot;, Designation = &quot;;CHAR(34);[.B167];CHAR(34); &quot;, Id = &quot;;CHAR(34);[.C167];CHAR(34);&quot;, Constellation = &quot;;CHAR(34);[.D167];CHAR(34);&quot;, No = &quot;;CHAR(34);[.E167];CHAR(34); &quot;, VMag = &quot;;[.G167]; &quot;, RightAscension = &quot;;[.H167]; &quot;, Declination= &quot;; [.I167]; &quot;},&quot;)" office:value-type="string" office:string-value="new IAUNamed {Name = &quot;Alhena&quot;, Designation = &quot;HR 2421&quot;, Id = &quot;γ&quot;, Constellation = &quot;Gem&quot;, No = &quot;Aa&quot;, VMag = 1.93, RightAscension = 99.427960, Declination= 16.399280}," calcext:value-type="string">
            <text:p>new IAUNamed {Name = "Alhena", Designation = "HR 2421", Id = "γ", Constellation = "Gem", No = "Aa", VMag = 1.93, RightAscension = 99.427960, Declination= 16.399280},</text:p>
          </table:table-cell>
        </table:table-row>
        <table:table-row table:style-name="ro2">
          <table:table-cell office:value-type="string" calcext:value-type="string">
            <text:p>Alioth</text:p>
          </table:table-cell>
          <table:table-cell office:value-type="string" calcext:value-type="string">
            <text:p>HR 4905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540+5558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93.507290</text:p>
          </table:table-cell>
          <table:table-cell office:value-type="string" calcext:value-type="string">
            <text:p>55.959823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68];CHAR(34); &quot;, Designation = &quot;;CHAR(34);[.B168];CHAR(34); &quot;, Id = &quot;;CHAR(34);[.C168];CHAR(34);&quot;, Constellation = &quot;;CHAR(34);[.D168];CHAR(34);&quot;, No = &quot;;CHAR(34);[.E168];CHAR(34); &quot;, VMag = &quot;;[.G168]; &quot;, RightAscension = &quot;;[.H168]; &quot;, Declination= &quot;; [.I168]; &quot;},&quot;)" office:value-type="string" office:string-value="new IAUNamed {Name = &quot;Alioth&quot;, Designation = &quot;HR 4905&quot;, Id = &quot;ε&quot;, Constellation = &quot;UMa&quot;, No = &quot;A&quot;, VMag = 1.76, RightAscension = 193.507290, Declination= 55.959823}," calcext:value-type="string">
            <text:p>new IAUNamed {Name = "Alioth", Designation = "HR 4905", Id = "ε", Constellation = "UMa", No = "A", VMag = 1.76, RightAscension = 193.507290, Declination= 55.959823},</text:p>
          </table:table-cell>
        </table:table-row>
        <table:table-row table:style-name="ro2">
          <table:table-cell office:value-type="string" calcext:value-type="string">
            <text:p>Aljanah</text:p>
          </table:table-cell>
          <table:table-cell office:value-type="string" calcext:value-type="string">
            <text:p>HR 7949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Cyg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0462+3358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311.552843</text:p>
          </table:table-cell>
          <table:table-cell office:value-type="string" calcext:value-type="string">
            <text:p>33.970257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169];CHAR(34); &quot;, Designation = &quot;;CHAR(34);[.B169];CHAR(34); &quot;, Id = &quot;;CHAR(34);[.C169];CHAR(34);&quot;, Constellation = &quot;;CHAR(34);[.D169];CHAR(34);&quot;, No = &quot;;CHAR(34);[.E169];CHAR(34); &quot;, VMag = &quot;;[.G169]; &quot;, RightAscension = &quot;;[.H169]; &quot;, Declination= &quot;; [.I169]; &quot;},&quot;)" office:value-type="string" office:string-value="new IAUNamed {Name = &quot;Aljanah&quot;, Designation = &quot;HR 7949&quot;, Id = &quot;ε&quot;, Constellation = &quot;Cyg&quot;, No = &quot;Aa&quot;, VMag = 2.48, RightAscension = 311.552843, Declination= 33.970257}," calcext:value-type="string">
            <text:p>new IAUNamed {Name = "Aljanah", Designation = "HR 7949", Id = "ε", Constellation = "Cyg", No = "Aa", VMag = 2.48, RightAscension = 311.552843, Declination= 33.970257},</text:p>
          </table:table-cell>
        </table:table-row>
        <table:table-row table:style-name="ro2">
          <table:table-cell office:value-type="string" calcext:value-type="string">
            <text:p>Alkaid</text:p>
          </table:table-cell>
          <table:table-cell office:value-type="string" calcext:value-type="string">
            <text:p>HR 5191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206.885157</text:p>
          </table:table-cell>
          <table:table-cell office:value-type="string" calcext:value-type="string">
            <text:p>49.313267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70];CHAR(34); &quot;, Designation = &quot;;CHAR(34);[.B170];CHAR(34); &quot;, Id = &quot;;CHAR(34);[.C170];CHAR(34);&quot;, Constellation = &quot;;CHAR(34);[.D170];CHAR(34);&quot;, No = &quot;;CHAR(34);[.E170];CHAR(34); &quot;, VMag = &quot;;[.G170]; &quot;, RightAscension = &quot;;[.H170]; &quot;, Declination= &quot;; [.I170]; &quot;},&quot;)" office:value-type="string" office:string-value="new IAUNamed {Name = &quot;Alkaid&quot;, Designation = &quot;HR 5191&quot;, Id = &quot;η&quot;, Constellation = &quot;UMa&quot;, No = &quot;-&quot;, VMag = 1.85, RightAscension = 206.885157, Declination= 49.313267}," calcext:value-type="string">
            <text:p>new IAUNamed {Name = "Alkaid", Designation = "HR 5191", Id = "η", Constellation = "UMa", No = "-", VMag = 1.85, RightAscension = 206.885157, Declination= 49.313267},</text:p>
          </table:table-cell>
        </table:table-row>
        <table:table-row table:style-name="ro2">
          <table:table-cell office:value-type="string" calcext:value-type="string">
            <text:p>Alkalurops</text:p>
          </table:table-cell>
          <table:table-cell office:value-type="string" calcext:value-type="string">
            <text:p>HR 5733</text:p>
          </table:table-cell>
          <table:table-cell office:value-type="string" calcext:value-type="string">
            <text:p>μ1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5245+372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231.122618</text:p>
          </table:table-cell>
          <table:table-cell office:value-type="string" calcext:value-type="string">
            <text:p>37.377169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71];CHAR(34); &quot;, Designation = &quot;;CHAR(34);[.B171];CHAR(34); &quot;, Id = &quot;;CHAR(34);[.C171];CHAR(34);&quot;, Constellation = &quot;;CHAR(34);[.D171];CHAR(34);&quot;, No = &quot;;CHAR(34);[.E171];CHAR(34); &quot;, VMag = &quot;;[.G171]; &quot;, RightAscension = &quot;;[.H171]; &quot;, Declination= &quot;; [.I171]; &quot;},&quot;)" office:value-type="string" office:string-value="new IAUNamed {Name = &quot;Alkalurops&quot;, Designation = &quot;HR 5733&quot;, Id = &quot;μ1&quot;, Constellation = &quot;Boo&quot;, No = &quot;Aa&quot;, VMag = 4.31, RightAscension = 231.122618, Declination= 37.377169}," calcext:value-type="string">
            <text:p>new IAUNamed {Name = "Alkalurops", Designation = "HR 5733", Id = "μ1", Constellation = "Boo", No = "Aa", VMag = 4.31, RightAscension = 231.122618, Declination= 37.377169},</text:p>
          </table:table-cell>
        </table:table-row>
        <table:table-row table:style-name="ro2">
          <table:table-cell office:value-type="string" calcext:value-type="string">
            <text:p>Alkaphrah</text:p>
          </table:table-cell>
          <table:table-cell office:value-type="string" calcext:value-type="string">
            <text:p>HR 3594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9036+4709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35.906365</text:p>
          </table:table-cell>
          <table:table-cell office:value-type="string" calcext:value-type="string">
            <text:p>47.156525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72];CHAR(34); &quot;, Designation = &quot;;CHAR(34);[.B172];CHAR(34); &quot;, Id = &quot;;CHAR(34);[.C172];CHAR(34);&quot;, Constellation = &quot;;CHAR(34);[.D172];CHAR(34);&quot;, No = &quot;;CHAR(34);[.E172];CHAR(34); &quot;, VMag = &quot;;[.G172]; &quot;, RightAscension = &quot;;[.H172]; &quot;, Declination= &quot;; [.I172]; &quot;},&quot;)" office:value-type="string" office:string-value="new IAUNamed {Name = &quot;Alkaphrah&quot;, Designation = &quot;HR 3594&quot;, Id = &quot;κ&quot;, Constellation = &quot;UMa&quot;, No = &quot;A&quot;, VMag = 4.16, RightAscension = 135.906365, Declination= 47.156525}," calcext:value-type="string">
            <text:p>new IAUNamed {Name = "Alkaphrah", Designation = "HR 3594", Id = "κ", Constellation = "UMa", No = "A", VMag = 4.16, RightAscension = 135.906365, Declination= 47.156525},</text:p>
          </table:table-cell>
        </table:table-row>
        <table:table-row table:style-name="ro2">
          <table:table-cell office:value-type="string" calcext:value-type="string">
            <text:p>Alkarab</text:p>
          </table:table-cell>
          <table:table-cell office:value-type="string" calcext:value-type="string">
            <text:p>HR 8905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351.344931</text:p>
          </table:table-cell>
          <table:table-cell office:value-type="string" calcext:value-type="string">
            <text:p>23.404100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73];CHAR(34); &quot;, Designation = &quot;;CHAR(34);[.B173];CHAR(34); &quot;, Id = &quot;;CHAR(34);[.C173];CHAR(34);&quot;, Constellation = &quot;;CHAR(34);[.D173];CHAR(34);&quot;, No = &quot;;CHAR(34);[.E173];CHAR(34); &quot;, VMag = &quot;;[.G173]; &quot;, RightAscension = &quot;;[.H173]; &quot;, Declination= &quot;; [.I173]; &quot;},&quot;)" office:value-type="string" office:string-value="new IAUNamed {Name = &quot;Alkarab&quot;, Designation = &quot;HR 8905&quot;, Id = &quot;υ&quot;, Constellation = &quot;Peg&quot;, No = &quot;-&quot;, VMag = 4.42, RightAscension = 351.344931, Declination= 23.404100}," calcext:value-type="string">
            <text:p>new IAUNamed {Name = "Alkarab", Designation = "HR 8905", Id = "υ", Constellation = "Peg", No = "-", VMag = 4.42, RightAscension = 351.344931, Declination= 23.404100},</text:p>
          </table:table-cell>
        </table:table-row>
        <table:table-row table:style-name="ro2">
          <table:table-cell office:value-type="string" calcext:value-type="string">
            <text:p>Alkes</text:p>
          </table:table-cell>
          <table:table-cell office:value-type="string" calcext:value-type="string">
            <text:p>HR 4287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r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164.943604</text:p>
          </table:table-cell>
          <table:table-cell office:value-type="string" calcext:value-type="string">
            <text:p>-18.298783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174];CHAR(34); &quot;, Designation = &quot;;CHAR(34);[.B174];CHAR(34); &quot;, Id = &quot;;CHAR(34);[.C174];CHAR(34);&quot;, Constellation = &quot;;CHAR(34);[.D174];CHAR(34);&quot;, No = &quot;;CHAR(34);[.E174];CHAR(34); &quot;, VMag = &quot;;[.G174]; &quot;, RightAscension = &quot;;[.H174]; &quot;, Declination= &quot;; [.I174]; &quot;},&quot;)" office:value-type="string" office:string-value="new IAUNamed {Name = &quot;Alkes&quot;, Designation = &quot;HR 4287&quot;, Id = &quot;α&quot;, Constellation = &quot;Crt&quot;, No = &quot;-&quot;, VMag = 4.08, RightAscension = 164.943604, Declination= -18.298783}," calcext:value-type="string">
            <text:p>new IAUNamed {Name = "Alkes", Designation = "HR 4287", Id = "α", Constellation = "Crt", No = "-", VMag = 4.08, RightAscension = 164.943604, Declination= -18.298783},</text:p>
          </table:table-cell>
        </table:table-row>
        <table:table-row table:style-name="ro2">
          <table:table-cell office:value-type="string" calcext:value-type="string">
            <text:p>Almaaz</text:p>
          </table:table-cell>
          <table:table-cell office:value-type="string" calcext:value-type="string">
            <text:p>HR 1605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020+4349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75.492219</text:p>
          </table:table-cell>
          <table:table-cell office:value-type="string" calcext:value-type="string">
            <text:p>43.823307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175];CHAR(34); &quot;, Designation = &quot;;CHAR(34);[.B175];CHAR(34); &quot;, Id = &quot;;CHAR(34);[.C175];CHAR(34);&quot;, Constellation = &quot;;CHAR(34);[.D175];CHAR(34);&quot;, No = &quot;;CHAR(34);[.E175];CHAR(34); &quot;, VMag = &quot;;[.G175]; &quot;, RightAscension = &quot;;[.H175]; &quot;, Declination= &quot;; [.I175]; &quot;},&quot;)" office:value-type="string" office:string-value="new IAUNamed {Name = &quot;Almaaz&quot;, Designation = &quot;HR 1605&quot;, Id = &quot;ε&quot;, Constellation = &quot;Aur&quot;, No = &quot;-&quot;, VMag = 3.03, RightAscension = 75.492219, Declination= 43.823307}," calcext:value-type="string">
            <text:p>new IAUNamed {Name = "Almaaz", Designation = "HR 1605", Id = "ε", Constellation = "Aur", No = "-", VMag = 3.03, RightAscension = 75.492219, Declination= 43.823307},</text:p>
          </table:table-cell>
        </table:table-row>
        <table:table-row table:style-name="ro2">
          <table:table-cell office:value-type="string" calcext:value-type="string">
            <text:p>Almach</text:p>
          </table:table-cell>
          <table:table-cell office:value-type="string" calcext:value-type="string">
            <text:p>HR 603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2039+4220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30.974804</text:p>
          </table:table-cell>
          <table:table-cell office:value-type="string" calcext:value-type="string">
            <text:p>42.329725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76];CHAR(34); &quot;, Designation = &quot;;CHAR(34);[.B176];CHAR(34); &quot;, Id = &quot;;CHAR(34);[.C176];CHAR(34);&quot;, Constellation = &quot;;CHAR(34);[.D176];CHAR(34);&quot;, No = &quot;;CHAR(34);[.E176];CHAR(34); &quot;, VMag = &quot;;[.G176]; &quot;, RightAscension = &quot;;[.H176]; &quot;, Declination= &quot;; [.I176]; &quot;},&quot;)" office:value-type="string" office:string-value="new IAUNamed {Name = &quot;Almach&quot;, Designation = &quot;HR 603&quot;, Id = &quot;γ&quot;, Constellation = &quot;And&quot;, No = &quot;A&quot;, VMag = 2.10, RightAscension = 30.974804, Declination= 42.329725}," calcext:value-type="string">
            <text:p>new IAUNamed {Name = "Almach", Designation = "HR 603", Id = "γ", Constellation = "And", No = "A", VMag = 2.10, RightAscension = 30.974804, Declination= 42.329725},</text:p>
          </table:table-cell>
        </table:table-row>
        <table:table-row table:style-name="ro2">
          <table:table-cell office:value-type="string" calcext:value-type="string">
            <text:p>Alnair</text:p>
          </table:table-cell>
          <table:table-cell office:value-type="string" calcext:value-type="string">
            <text:p>HR 8425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082-4658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332.058270</text:p>
          </table:table-cell>
          <table:table-cell office:value-type="string" calcext:value-type="string">
            <text:p>-46.96097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77];CHAR(34); &quot;, Designation = &quot;;CHAR(34);[.B177];CHAR(34); &quot;, Id = &quot;;CHAR(34);[.C177];CHAR(34);&quot;, Constellation = &quot;;CHAR(34);[.D177];CHAR(34);&quot;, No = &quot;;CHAR(34);[.E177];CHAR(34); &quot;, VMag = &quot;;[.G177]; &quot;, RightAscension = &quot;;[.H177]; &quot;, Declination= &quot;; [.I177]; &quot;},&quot;)" office:value-type="string" office:string-value="new IAUNamed {Name = &quot;Alnair&quot;, Designation = &quot;HR 8425&quot;, Id = &quot;α&quot;, Constellation = &quot;Gru&quot;, No = &quot;-&quot;, VMag = 1.73, RightAscension = 332.058270, Declination= -46.960974}," calcext:value-type="string">
            <text:p>new IAUNamed {Name = "Alnair", Designation = "HR 8425", Id = "α", Constellation = "Gru", No = "-", VMag = 1.73, RightAscension = 332.058270, Declination= -46.960974},</text:p>
          </table:table-cell>
        </table:table-row>
        <table:table-row table:style-name="ro2">
          <table:table-cell office:value-type="string" calcext:value-type="string">
            <text:p>Alnasl</text:p>
          </table:table-cell>
          <table:table-cell office:value-type="string" calcext:value-type="string">
            <text:p>HR 6746</text:p>
          </table:table-cell>
          <table:table-cell office:value-type="string" calcext:value-type="string">
            <text:p>γ2</text:p>
          </table:table-cell>
          <table:table-cell office:value-type="string" calcext:value-type="string">
            <text:p>Sg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271.452025</text:p>
          </table:table-cell>
          <table:table-cell office:value-type="string" calcext:value-type="string">
            <text:p>-30.424100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78];CHAR(34); &quot;, Designation = &quot;;CHAR(34);[.B178];CHAR(34); &quot;, Id = &quot;;CHAR(34);[.C178];CHAR(34);&quot;, Constellation = &quot;;CHAR(34);[.D178];CHAR(34);&quot;, No = &quot;;CHAR(34);[.E178];CHAR(34); &quot;, VMag = &quot;;[.G178]; &quot;, RightAscension = &quot;;[.H178]; &quot;, Declination= &quot;; [.I178]; &quot;},&quot;)" office:value-type="string" office:string-value="new IAUNamed {Name = &quot;Alnasl&quot;, Designation = &quot;HR 6746&quot;, Id = &quot;γ2&quot;, Constellation = &quot;Sgr&quot;, No = &quot;-&quot;, VMag = 2.98, RightAscension = 271.452025, Declination= -30.424100}," calcext:value-type="string">
            <text:p>new IAUNamed {Name = "Alnasl", Designation = "HR 6746", Id = "γ2", Constellation = "Sgr", No = "-", VMag = 2.98, RightAscension = 271.452025, Declination= -30.424100},</text:p>
          </table:table-cell>
        </table:table-row>
        <table:table-row table:style-name="ro2">
          <table:table-cell office:value-type="string" calcext:value-type="string">
            <text:p>Alnilam</text:p>
          </table:table-cell>
          <table:table-cell office:value-type="string" calcext:value-type="string">
            <text:p>HR 1903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362-0112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84.053389</text:p>
          </table:table-cell>
          <table:table-cell office:value-type="string" calcext:value-type="string">
            <text:p>-1.20191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79];CHAR(34); &quot;, Designation = &quot;;CHAR(34);[.B179];CHAR(34); &quot;, Id = &quot;;CHAR(34);[.C179];CHAR(34);&quot;, Constellation = &quot;;CHAR(34);[.D179];CHAR(34);&quot;, No = &quot;;CHAR(34);[.E179];CHAR(34); &quot;, VMag = &quot;;[.G179]; &quot;, RightAscension = &quot;;[.H179]; &quot;, Declination= &quot;; [.I179]; &quot;},&quot;)" office:value-type="string" office:string-value="new IAUNamed {Name = &quot;Alnilam&quot;, Designation = &quot;HR 1903&quot;, Id = &quot;ε&quot;, Constellation = &quot;Ori&quot;, No = &quot;-&quot;, VMag = 1.69, RightAscension = 84.053389, Declination= -1.201919}," calcext:value-type="string">
            <text:p>new IAUNamed {Name = "Alnilam", Designation = "HR 1903", Id = "ε", Constellation = "Ori", No = "-", VMag = 1.69, RightAscension = 84.053389, Declination= -1.201919},</text:p>
          </table:table-cell>
        </table:table-row>
        <table:table-row table:style-name="ro2">
          <table:table-cell office:value-type="string" calcext:value-type="string">
            <text:p>Alnitak</text:p>
          </table:table-cell>
          <table:table-cell office:value-type="string" calcext:value-type="string">
            <text:p>HR 1948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5407-0157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85.189694</text:p>
          </table:table-cell>
          <table:table-cell office:value-type="string" calcext:value-type="string">
            <text:p>-1.94257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80];CHAR(34); &quot;, Designation = &quot;;CHAR(34);[.B180];CHAR(34); &quot;, Id = &quot;;CHAR(34);[.C180];CHAR(34);&quot;, Constellation = &quot;;CHAR(34);[.D180];CHAR(34);&quot;, No = &quot;;CHAR(34);[.E180];CHAR(34); &quot;, VMag = &quot;;[.G180]; &quot;, RightAscension = &quot;;[.H180]; &quot;, Declination= &quot;; [.I180]; &quot;},&quot;)" office:value-type="string" office:string-value="new IAUNamed {Name = &quot;Alnitak&quot;, Designation = &quot;HR 1948&quot;, Id = &quot;ζ&quot;, Constellation = &quot;Ori&quot;, No = &quot;Aa&quot;, VMag = 1.74, RightAscension = 85.189694, Declination= -1.942574}," calcext:value-type="string">
            <text:p>new IAUNamed {Name = "Alnitak", Designation = "HR 1948", Id = "ζ", Constellation = "Ori", No = "Aa", VMag = 1.74, RightAscension = 85.189694, Declination= -1.942574},</text:p>
          </table:table-cell>
        </table:table-row>
        <table:table-row table:style-name="ro2">
          <table:table-cell office:value-type="string" calcext:value-type="string">
            <text:p>Alniyat</text:p>
          </table:table-cell>
          <table:table-cell office:value-type="string" calcext:value-type="string">
            <text:p>HR 6084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16212-2536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245.297149</text:p>
          </table:table-cell>
          <table:table-cell office:value-type="string" calcext:value-type="string">
            <text:p>-25.592792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181];CHAR(34); &quot;, Designation = &quot;;CHAR(34);[.B181];CHAR(34); &quot;, Id = &quot;;CHAR(34);[.C181];CHAR(34);&quot;, Constellation = &quot;;CHAR(34);[.D181];CHAR(34);&quot;, No = &quot;;CHAR(34);[.E181];CHAR(34); &quot;, VMag = &quot;;[.G181]; &quot;, RightAscension = &quot;;[.H181]; &quot;, Declination= &quot;; [.I181]; &quot;},&quot;)" office:value-type="string" office:string-value="new IAUNamed {Name = &quot;Alniyat&quot;, Designation = &quot;HR 6084&quot;, Id = &quot;σ&quot;, Constellation = &quot;Sco&quot;, No = &quot;Aa1&quot;, VMag = 2.90, RightAscension = 245.297149, Declination= -25.592792}," calcext:value-type="string">
            <text:p>new IAUNamed {Name = "Alniyat", Designation = "HR 6084", Id = "σ", Constellation = "Sco", No = "Aa1", VMag = 2.90, RightAscension = 245.297149, Declination= -25.592792},</text:p>
          </table:table-cell>
        </table:table-row>
        <table:table-row table:style-name="ro2">
          <table:table-cell office:value-type="string" calcext:value-type="string">
            <text:p>Alphard</text:p>
          </table:table-cell>
          <table:table-cell office:value-type="string" calcext:value-type="string">
            <text:p>HR 3748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9276-084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41.896847</text:p>
          </table:table-cell>
          <table:table-cell office:value-type="string" calcext:value-type="string">
            <text:p>-8.658602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82];CHAR(34); &quot;, Designation = &quot;;CHAR(34);[.B182];CHAR(34); &quot;, Id = &quot;;CHAR(34);[.C182];CHAR(34);&quot;, Constellation = &quot;;CHAR(34);[.D182];CHAR(34);&quot;, No = &quot;;CHAR(34);[.E182];CHAR(34); &quot;, VMag = &quot;;[.G182]; &quot;, RightAscension = &quot;;[.H182]; &quot;, Declination= &quot;; [.I182]; &quot;},&quot;)" office:value-type="string" office:string-value="new IAUNamed {Name = &quot;Alphard&quot;, Designation = &quot;HR 3748&quot;, Id = &quot;α&quot;, Constellation = &quot;Hya&quot;, No = &quot;-&quot;, VMag = 1.99, RightAscension = 141.896847, Declination= -8.658602}," calcext:value-type="string">
            <text:p>new IAUNamed {Name = "Alphard", Designation = "HR 3748", Id = "α", Constellation = "Hya", No = "-", VMag = 1.99, RightAscension = 141.896847, Declination= -8.658602},</text:p>
          </table:table-cell>
        </table:table-row>
        <table:table-row table:style-name="ro2">
          <table:table-cell office:value-type="string" calcext:value-type="string">
            <text:p>Alphecca</text:p>
          </table:table-cell>
          <table:table-cell office:value-type="string" calcext:value-type="string">
            <text:p>HR 5793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r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233.671950</text:p>
          </table:table-cell>
          <table:table-cell office:value-type="string" calcext:value-type="string">
            <text:p>26.714693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83];CHAR(34); &quot;, Designation = &quot;;CHAR(34);[.B183];CHAR(34); &quot;, Id = &quot;;CHAR(34);[.C183];CHAR(34);&quot;, Constellation = &quot;;CHAR(34);[.D183];CHAR(34);&quot;, No = &quot;;CHAR(34);[.E183];CHAR(34); &quot;, VMag = &quot;;[.G183]; &quot;, RightAscension = &quot;;[.H183]; &quot;, Declination= &quot;; [.I183]; &quot;},&quot;)" office:value-type="string" office:string-value="new IAUNamed {Name = &quot;Alphecca&quot;, Designation = &quot;HR 5793&quot;, Id = &quot;α&quot;, Constellation = &quot;CrB&quot;, No = &quot;-&quot;, VMag = 2.22, RightAscension = 233.671950, Declination= 26.714693}," calcext:value-type="string">
            <text:p>new IAUNamed {Name = "Alphecca", Designation = "HR 5793", Id = "α", Constellation = "CrB", No = "-", VMag = 2.22, RightAscension = 233.671950, Declination= 26.714693},</text:p>
          </table:table-cell>
        </table:table-row>
        <table:table-row table:style-name="ro2">
          <table:table-cell office:value-type="string" calcext:value-type="string">
            <text:p>Alpheratz</text:p>
          </table:table-cell>
          <table:table-cell office:value-type="string" calcext:value-type="string">
            <text:p>HR 15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0084+2905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2.096916</text:p>
          </table:table-cell>
          <table:table-cell office:value-type="string" calcext:value-type="string">
            <text:p>29.090431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84];CHAR(34); &quot;, Designation = &quot;;CHAR(34);[.B184];CHAR(34); &quot;, Id = &quot;;CHAR(34);[.C184];CHAR(34);&quot;, Constellation = &quot;;CHAR(34);[.D184];CHAR(34);&quot;, No = &quot;;CHAR(34);[.E184];CHAR(34); &quot;, VMag = &quot;;[.G184]; &quot;, RightAscension = &quot;;[.H184]; &quot;, Declination= &quot;; [.I184]; &quot;},&quot;)" office:value-type="string" office:string-value="new IAUNamed {Name = &quot;Alpheratz&quot;, Designation = &quot;HR 15&quot;, Id = &quot;α&quot;, Constellation = &quot;And&quot;, No = &quot;Aa&quot;, VMag = 2.07, RightAscension = 2.096916, Declination= 29.090431}," calcext:value-type="string">
            <text:p>new IAUNamed {Name = "Alpheratz", Designation = "HR 15", Id = "α", Constellation = "And", No = "Aa", VMag = 2.07, RightAscension = 2.096916, Declination= 29.090431},</text:p>
          </table:table-cell>
        </table:table-row>
        <table:table-row table:style-name="ro2">
          <table:table-cell office:value-type="string" calcext:value-type="string">
            <text:p>Alrakis</text:p>
          </table:table-cell>
          <table:table-cell office:value-type="string" calcext:value-type="string">
            <text:p>HR 6370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053+5428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56.333807</text:p>
          </table:table-cell>
          <table:table-cell office:value-type="string" calcext:value-type="string">
            <text:p>54.470078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185];CHAR(34); &quot;, Designation = &quot;;CHAR(34);[.B185];CHAR(34); &quot;, Id = &quot;;CHAR(34);[.C185];CHAR(34);&quot;, Constellation = &quot;;CHAR(34);[.D185];CHAR(34);&quot;, No = &quot;;CHAR(34);[.E185];CHAR(34); &quot;, VMag = &quot;;[.G185]; &quot;, RightAscension = &quot;;[.H185]; &quot;, Declination= &quot;; [.I185]; &quot;},&quot;)" office:value-type="string" office:string-value="new IAUNamed {Name = &quot;Alrakis&quot;, Designation = &quot;HR 6370&quot;, Id = &quot;μ&quot;, Constellation = &quot;Dra&quot;, No = &quot;A&quot;, VMag = 5.55, RightAscension = 256.333807, Declination= 54.470078}," calcext:value-type="string">
            <text:p>new IAUNamed {Name = "Alrakis", Designation = "HR 6370", Id = "μ", Constellation = "Dra", No = "A", VMag = 5.55, RightAscension = 256.333807, Declination= 54.470078},</text:p>
          </table:table-cell>
        </table:table-row>
        <table:table-row table:style-name="ro2">
          <table:table-cell office:value-type="string" calcext:value-type="string">
            <text:p>Alrescha</text:p>
          </table:table-cell>
          <table:table-cell office:value-type="string" calcext:value-type="string">
            <text:p>HR 596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2020+0246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0.511772</text:p>
          </table:table-cell>
          <table:table-cell office:value-type="string" calcext:value-type="string">
            <text:p>2.763735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86];CHAR(34); &quot;, Designation = &quot;;CHAR(34);[.B186];CHAR(34); &quot;, Id = &quot;;CHAR(34);[.C186];CHAR(34);&quot;, Constellation = &quot;;CHAR(34);[.D186];CHAR(34);&quot;, No = &quot;;CHAR(34);[.E186];CHAR(34); &quot;, VMag = &quot;;[.G186]; &quot;, RightAscension = &quot;;[.H186]; &quot;, Declination= &quot;; [.I186]; &quot;},&quot;)" office:value-type="string" office:string-value="new IAUNamed {Name = &quot;Alrescha&quot;, Designation = &quot;HR 596&quot;, Id = &quot;α&quot;, Constellation = &quot;Psc&quot;, No = &quot;A&quot;, VMag = 3.82, RightAscension = 30.511772, Declination= 2.763735}," calcext:value-type="string">
            <text:p>new IAUNamed {Name = "Alrescha", Designation = "HR 596", Id = "α", Constellation = "Psc", No = "A", VMag = 3.82, RightAscension = 30.511772, Declination= 2.763735},</text:p>
          </table:table-cell>
        </table:table-row>
        <table:table-row table:style-name="ro2">
          <table:table-cell office:value-type="string" calcext:value-type="string">
            <text:p>Alsafi</text:p>
          </table:table-cell>
          <table:table-cell office:value-type="string" calcext:value-type="string">
            <text:p>HR 7462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324+6940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293.089960</text:p>
          </table:table-cell>
          <table:table-cell office:value-type="string" calcext:value-type="string">
            <text:p>69.661176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187];CHAR(34); &quot;, Designation = &quot;;CHAR(34);[.B187];CHAR(34); &quot;, Id = &quot;;CHAR(34);[.C187];CHAR(34);&quot;, Constellation = &quot;;CHAR(34);[.D187];CHAR(34);&quot;, No = &quot;;CHAR(34);[.E187];CHAR(34); &quot;, VMag = &quot;;[.G187]; &quot;, RightAscension = &quot;;[.H187]; &quot;, Declination= &quot;; [.I187]; &quot;},&quot;)" office:value-type="string" office:string-value="new IAUNamed {Name = &quot;Alsafi&quot;, Designation = &quot;HR 7462&quot;, Id = &quot;σ&quot;, Constellation = &quot;Dra&quot;, No = &quot;-&quot;, VMag = 4.67, RightAscension = 293.089960, Declination= 69.661176}," calcext:value-type="string">
            <text:p>new IAUNamed {Name = "Alsafi", Designation = "HR 7462", Id = "σ", Constellation = "Dra", No = "-", VMag = 4.67, RightAscension = 293.089960, Declination= 69.661176},</text:p>
          </table:table-cell>
        </table:table-row>
        <table:table-row table:style-name="ro2">
          <table:table-cell office:value-type="string" calcext:value-type="string">
            <text:p>Alsciaukat</text:p>
          </table:table-cell>
          <table:table-cell office:value-type="string" calcext:value-type="string">
            <text:p>HR 32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y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125.708792</text:p>
          </table:table-cell>
          <table:table-cell office:value-type="string" calcext:value-type="string">
            <text:p>43.188131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188];CHAR(34); &quot;, Designation = &quot;;CHAR(34);[.B188];CHAR(34); &quot;, Id = &quot;;CHAR(34);[.C188];CHAR(34);&quot;, Constellation = &quot;;CHAR(34);[.D188];CHAR(34);&quot;, No = &quot;;CHAR(34);[.E188];CHAR(34); &quot;, VMag = &quot;;[.G188]; &quot;, RightAscension = &quot;;[.H188]; &quot;, Declination= &quot;; [.I188]; &quot;},&quot;)" office:value-type="string" office:string-value="new IAUNamed {Name = &quot;Alsciaukat&quot;, Designation = &quot;HR 3275&quot;, Id = &quot;31&quot;, Constellation = &quot;Lyn&quot;, No = &quot;-&quot;, VMag = 4.25, RightAscension = 125.708792, Declination= 43.188131}," calcext:value-type="string">
            <text:p>new IAUNamed {Name = "Alsciaukat", Designation = "HR 3275", Id = "31", Constellation = "Lyn", No = "-", VMag = 4.25, RightAscension = 125.708792, Declination= 43.188131},</text:p>
          </table:table-cell>
        </table:table-row>
        <table:table-row table:style-name="ro2">
          <table:table-cell office:value-type="string" calcext:value-type="string">
            <text:p>Alsephina</text:p>
          </table:table-cell>
          <table:table-cell office:value-type="string" calcext:value-type="string">
            <text:p>HR 3485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8447-5443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31.175944</text:p>
          </table:table-cell>
          <table:table-cell office:value-type="string" calcext:value-type="string">
            <text:p>-54.708819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189];CHAR(34); &quot;, Designation = &quot;;CHAR(34);[.B189];CHAR(34); &quot;, Id = &quot;;CHAR(34);[.C189];CHAR(34);&quot;, Constellation = &quot;;CHAR(34);[.D189];CHAR(34);&quot;, No = &quot;;CHAR(34);[.E189];CHAR(34); &quot;, VMag = &quot;;[.G189]; &quot;, RightAscension = &quot;;[.H189]; &quot;, Declination= &quot;; [.I189]; &quot;},&quot;)" office:value-type="string" office:string-value="new IAUNamed {Name = &quot;Alsephina&quot;, Designation = &quot;HR 3485&quot;, Id = &quot;δ&quot;, Constellation = &quot;Vel&quot;, No = &quot;Aa&quot;, VMag = 1.99, RightAscension = 131.175944, Declination= -54.708819}," calcext:value-type="string">
            <text:p>new IAUNamed {Name = "Alsephina", Designation = "HR 3485", Id = "δ", Constellation = "Vel", No = "Aa", VMag = 1.99, RightAscension = 131.175944, Declination= -54.708819},</text:p>
          </table:table-cell>
        </table:table-row>
        <table:table-row table:style-name="ro2">
          <table:table-cell office:value-type="string" calcext:value-type="string">
            <text:p>Alshain</text:p>
          </table:table-cell>
          <table:table-cell office:value-type="string" calcext:value-type="string">
            <text:p>HR 7602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553+0624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298.828304</text:p>
          </table:table-cell>
          <table:table-cell office:value-type="string" calcext:value-type="string">
            <text:p>6.406763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90];CHAR(34); &quot;, Designation = &quot;;CHAR(34);[.B190];CHAR(34); &quot;, Id = &quot;;CHAR(34);[.C190];CHAR(34);&quot;, Constellation = &quot;;CHAR(34);[.D190];CHAR(34);&quot;, No = &quot;;CHAR(34);[.E190];CHAR(34); &quot;, VMag = &quot;;[.G190]; &quot;, RightAscension = &quot;;[.H190]; &quot;, Declination= &quot;; [.I190]; &quot;},&quot;)" office:value-type="string" office:string-value="new IAUNamed {Name = &quot;Alshain&quot;, Designation = &quot;HR 7602&quot;, Id = &quot;β&quot;, Constellation = &quot;Aql&quot;, No = &quot;A&quot;, VMag = 3.71, RightAscension = 298.828304, Declination= 6.406763}," calcext:value-type="string">
            <text:p>new IAUNamed {Name = "Alshain", Designation = "HR 7602", Id = "β", Constellation = "Aql", No = "A", VMag = 3.71, RightAscension = 298.828304, Declination= 6.406763},</text:p>
          </table:table-cell>
        </table:table-row>
        <table:table-row table:style-name="ro2">
          <table:table-cell office:value-type="string" calcext:value-type="string">
            <text:p>Alshat</text:p>
          </table:table-cell>
          <table:table-cell office:value-type="string" calcext:value-type="string">
            <text:p>HR 7773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207-1246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305.165898</text:p>
          </table:table-cell>
          <table:table-cell office:value-type="string" calcext:value-type="string">
            <text:p>-12.759079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191];CHAR(34); &quot;, Designation = &quot;;CHAR(34);[.B191];CHAR(34); &quot;, Id = &quot;;CHAR(34);[.C191];CHAR(34);&quot;, Constellation = &quot;;CHAR(34);[.D191];CHAR(34);&quot;, No = &quot;;CHAR(34);[.E191];CHAR(34); &quot;, VMag = &quot;;[.G191]; &quot;, RightAscension = &quot;;[.H191]; &quot;, Declination= &quot;; [.I191]; &quot;},&quot;)" office:value-type="string" office:string-value="new IAUNamed {Name = &quot;Alshat&quot;, Designation = &quot;HR 7773&quot;, Id = &quot;ν&quot;, Constellation = &quot;Cap&quot;, No = &quot;A&quot;, VMag = 4.77, RightAscension = 305.165898, Declination= -12.759079}," calcext:value-type="string">
            <text:p>new IAUNamed {Name = "Alshat", Designation = "HR 7773", Id = "ν", Constellation = "Cap", No = "A", VMag = 4.77, RightAscension = 305.165898, Declination= -12.759079},</text:p>
          </table:table-cell>
        </table:table-row>
        <table:table-row table:style-name="ro2">
          <table:table-cell office:value-type="string" calcext:value-type="string">
            <text:p>Altair</text:p>
          </table:table-cell>
          <table:table-cell office:value-type="string" calcext:value-type="string">
            <text:p>HR 7557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508+085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7.695827</text:p>
          </table:table-cell>
          <table:table-cell office:value-type="string" calcext:value-type="string">
            <text:p>8.868321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192];CHAR(34); &quot;, Designation = &quot;;CHAR(34);[.B192];CHAR(34); &quot;, Id = &quot;;CHAR(34);[.C192];CHAR(34);&quot;, Constellation = &quot;;CHAR(34);[.D192];CHAR(34);&quot;, No = &quot;;CHAR(34);[.E192];CHAR(34); &quot;, VMag = &quot;;[.G192]; &quot;, RightAscension = &quot;;[.H192]; &quot;, Declination= &quot;; [.I192]; &quot;},&quot;)" office:value-type="string" office:string-value="new IAUNamed {Name = &quot;Altair&quot;, Designation = &quot;HR 7557&quot;, Id = &quot;α&quot;, Constellation = &quot;Aql&quot;, No = &quot;-&quot;, VMag = 0.76, RightAscension = 297.695827, Declination= 8.868321}," calcext:value-type="string">
            <text:p>new IAUNamed {Name = "Altair", Designation = "HR 7557", Id = "α", Constellation = "Aql", No = "-", VMag = 0.76, RightAscension = 297.695827, Declination= 8.868321},</text:p>
          </table:table-cell>
        </table:table-row>
        <table:table-row table:style-name="ro2">
          <table:table-cell office:value-type="string" calcext:value-type="string">
            <text:p>Altais</text:p>
          </table:table-cell>
          <table:table-cell office:value-type="string" calcext:value-type="string">
            <text:p>HR 7310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126+674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88.138750</text:p>
          </table:table-cell>
          <table:table-cell office:value-type="string" calcext:value-type="string">
            <text:p>67.661541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93];CHAR(34); &quot;, Designation = &quot;;CHAR(34);[.B193];CHAR(34); &quot;, Id = &quot;;CHAR(34);[.C193];CHAR(34);&quot;, Constellation = &quot;;CHAR(34);[.D193];CHAR(34);&quot;, No = &quot;;CHAR(34);[.E193];CHAR(34); &quot;, VMag = &quot;;[.G193]; &quot;, RightAscension = &quot;;[.H193]; &quot;, Declination= &quot;; [.I193]; &quot;},&quot;)" office:value-type="string" office:string-value="new IAUNamed {Name = &quot;Altais&quot;, Designation = &quot;HR 7310&quot;, Id = &quot;δ&quot;, Constellation = &quot;Dra&quot;, No = &quot;-&quot;, VMag = 3.07, RightAscension = 288.138750, Declination= 67.661541}," calcext:value-type="string">
            <text:p>new IAUNamed {Name = "Altais", Designation = "HR 7310", Id = "δ", Constellation = "Dra", No = "-", VMag = 3.07, RightAscension = 288.138750, Declination= 67.661541},</text:p>
          </table:table-cell>
        </table:table-row>
        <table:table-row table:style-name="ro2">
          <table:table-cell office:value-type="string" calcext:value-type="string">
            <text:p>Alterf</text:p>
          </table:table-cell>
          <table:table-cell office:value-type="string" calcext:value-type="string">
            <text:p>HR 37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L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42.930115</text:p>
          </table:table-cell>
          <table:table-cell office:value-type="string" calcext:value-type="string">
            <text:p>22.967970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194];CHAR(34); &quot;, Designation = &quot;;CHAR(34);[.B194];CHAR(34); &quot;, Id = &quot;;CHAR(34);[.C194];CHAR(34);&quot;, Constellation = &quot;;CHAR(34);[.D194];CHAR(34);&quot;, No = &quot;;CHAR(34);[.E194];CHAR(34); &quot;, VMag = &quot;;[.G194]; &quot;, RightAscension = &quot;;[.H194]; &quot;, Declination= &quot;; [.I194]; &quot;},&quot;)" office:value-type="string" office:string-value="new IAUNamed {Name = &quot;Alterf&quot;, Designation = &quot;HR 3773&quot;, Id = &quot;λ&quot;, Constellation = &quot;Leo&quot;, No = &quot;-&quot;, VMag = 4.32, RightAscension = 142.930115, Declination= 22.967970}," calcext:value-type="string">
            <text:p>new IAUNamed {Name = "Alterf", Designation = "HR 3773", Id = "λ", Constellation = "Leo", No = "-", VMag = 4.32, RightAscension = 142.930115, Declination= 22.967970},</text:p>
          </table:table-cell>
        </table:table-row>
        <table:table-row table:style-name="ro2">
          <table:table-cell office:value-type="string" calcext:value-type="string">
            <text:p>Aludra</text:p>
          </table:table-cell>
          <table:table-cell office:value-type="string" calcext:value-type="string">
            <text:p>HR 2827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241-291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11.023760</text:p>
          </table:table-cell>
          <table:table-cell office:value-type="string" calcext:value-type="string">
            <text:p>-29.30310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95];CHAR(34); &quot;, Designation = &quot;;CHAR(34);[.B195];CHAR(34); &quot;, Id = &quot;;CHAR(34);[.C195];CHAR(34);&quot;, Constellation = &quot;;CHAR(34);[.D195];CHAR(34);&quot;, No = &quot;;CHAR(34);[.E195];CHAR(34); &quot;, VMag = &quot;;[.G195]; &quot;, RightAscension = &quot;;[.H195]; &quot;, Declination= &quot;; [.I195]; &quot;},&quot;)" office:value-type="string" office:string-value="new IAUNamed {Name = &quot;Aludra&quot;, Designation = &quot;HR 2827&quot;, Id = &quot;η&quot;, Constellation = &quot;CMa&quot;, No = &quot;-&quot;, VMag = 2.45, RightAscension = 111.023760, Declination= -29.303106}," calcext:value-type="string">
            <text:p>new IAUNamed {Name = "Aludra", Designation = "HR 2827", Id = "η", Constellation = "CMa", No = "-", VMag = 2.45, RightAscension = 111.023760, Declination= -29.303106},</text:p>
          </table:table-cell>
        </table:table-row>
        <table:table-row table:style-name="ro1">
          <table:table-cell office:value-type="string" calcext:value-type="string">
            <text:p>Alula Australis</text:p>
          </table:table-cell>
          <table:table-cell office:value-type="string" calcext:value-type="string">
            <text:p>HR 4375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1182+3132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169.545423</text:p>
          </table:table-cell>
          <table:table-cell office:value-type="string" calcext:value-type="string">
            <text:p>31.529161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96];CHAR(34); &quot;, Designation = &quot;;CHAR(34);[.B196];CHAR(34); &quot;, Id = &quot;;CHAR(34);[.C196];CHAR(34);&quot;, Constellation = &quot;;CHAR(34);[.D196];CHAR(34);&quot;, No = &quot;;CHAR(34);[.E196];CHAR(34); &quot;, VMag = &quot;;[.G196]; &quot;, RightAscension = &quot;;[.H196]; &quot;, Declination= &quot;; [.I196]; &quot;},&quot;)" office:value-type="string" office:string-value="new IAUNamed {Name = &quot;Alula Australis&quot;, Designation = &quot;HR 4375&quot;, Id = &quot;ξ&quot;, Constellation = &quot;UMa&quot;, No = &quot;Aa&quot;, VMag = 4.41, RightAscension = 169.545423, Declination= 31.529161}," calcext:value-type="string">
            <text:p>new IAUNamed {Name = "Alula Australis", Designation = "HR 4375", Id = "ξ", Constellation = "UMa", No = "Aa", VMag = 4.41, RightAscension = 169.545423, Declination= 31.529161},</text:p>
          </table:table-cell>
        </table:table-row>
        <table:table-row table:style-name="ro2">
          <table:table-cell office:value-type="string" calcext:value-type="string">
            <text:p>Alula Borealis</text:p>
          </table:table-cell>
          <table:table-cell office:value-type="string" calcext:value-type="string">
            <text:p>HR 4377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185+3306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69.619737</text:p>
          </table:table-cell>
          <table:table-cell office:value-type="string" calcext:value-type="string">
            <text:p>33.094305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197];CHAR(34); &quot;, Designation = &quot;;CHAR(34);[.B197];CHAR(34); &quot;, Id = &quot;;CHAR(34);[.C197];CHAR(34);&quot;, Constellation = &quot;;CHAR(34);[.D197];CHAR(34);&quot;, No = &quot;;CHAR(34);[.E197];CHAR(34); &quot;, VMag = &quot;;[.G197]; &quot;, RightAscension = &quot;;[.H197]; &quot;, Declination= &quot;; [.I197]; &quot;},&quot;)" office:value-type="string" office:string-value="new IAUNamed {Name = &quot;Alula Borealis&quot;, Designation = &quot;HR 4377&quot;, Id = &quot;ν&quot;, Constellation = &quot;UMa&quot;, No = &quot;-&quot;, VMag = 3.49, RightAscension = 169.619737, Declination= 33.094305}," calcext:value-type="string">
            <text:p>new IAUNamed {Name = "Alula Borealis", Designation = "HR 4377", Id = "ν", Constellation = "UMa", No = "-", VMag = 3.49, RightAscension = 169.619737, Declination= 33.094305},</text:p>
          </table:table-cell>
        </table:table-row>
        <table:table-row table:style-name="ro2">
          <table:table-cell office:value-type="string" calcext:value-type="string">
            <text:p>Alya</text:p>
          </table:table-cell>
          <table:table-cell office:value-type="string" calcext:value-type="string">
            <text:p>HR 7141</text:p>
          </table:table-cell>
          <table:table-cell office:value-type="string" calcext:value-type="string">
            <text:p>θ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8562+0412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284.054949</text:p>
          </table:table-cell>
          <table:table-cell office:value-type="string" calcext:value-type="string">
            <text:p>4.203602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198];CHAR(34); &quot;, Designation = &quot;;CHAR(34);[.B198];CHAR(34); &quot;, Id = &quot;;CHAR(34);[.C198];CHAR(34);&quot;, Constellation = &quot;;CHAR(34);[.D198];CHAR(34);&quot;, No = &quot;;CHAR(34);[.E198];CHAR(34); &quot;, VMag = &quot;;[.G198]; &quot;, RightAscension = &quot;;[.H198]; &quot;, Declination= &quot;; [.I198]; &quot;},&quot;)" office:value-type="string" office:string-value="new IAUNamed {Name = &quot;Alya&quot;, Designation = &quot;HR 7141&quot;, Id = &quot;θ1&quot;, Constellation = &quot;Ser&quot;, No = &quot;A&quot;, VMag = 4.62, RightAscension = 284.054949, Declination= 4.203602}," calcext:value-type="string">
            <text:p>new IAUNamed {Name = "Alya", Designation = "HR 7141", Id = "θ1", Constellation = "Ser", No = "A", VMag = 4.62, RightAscension = 284.054949, Declination= 4.203602},</text:p>
          </table:table-cell>
        </table:table-row>
        <table:table-row table:style-name="ro2">
          <table:table-cell office:value-type="string" calcext:value-type="string">
            <text:p>Alzirr</text:p>
          </table:table-cell>
          <table:table-cell office:value-type="string" calcext:value-type="string">
            <text:p>HR 2484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Ge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01.322351</text:p>
          </table:table-cell>
          <table:table-cell office:value-type="string" calcext:value-type="string">
            <text:p>12.895592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199];CHAR(34); &quot;, Designation = &quot;;CHAR(34);[.B199];CHAR(34); &quot;, Id = &quot;;CHAR(34);[.C199];CHAR(34);&quot;, Constellation = &quot;;CHAR(34);[.D199];CHAR(34);&quot;, No = &quot;;CHAR(34);[.E199];CHAR(34); &quot;, VMag = &quot;;[.G199]; &quot;, RightAscension = &quot;;[.H199]; &quot;, Declination= &quot;; [.I199]; &quot;},&quot;)" office:value-type="string" office:string-value="new IAUNamed {Name = &quot;Alzirr&quot;, Designation = &quot;HR 2484&quot;, Id = &quot;ξ&quot;, Constellation = &quot;Gem&quot;, No = &quot;-&quot;, VMag = 3.35, RightAscension = 101.322351, Declination= 12.895592}," calcext:value-type="string">
            <text:p>new IAUNamed {Name = "Alzirr", Designation = "HR 2484", Id = "ξ", Constellation = "Gem", No = "-", VMag = 3.35, RightAscension = 101.322351, Declination= 12.895592},</text:p>
          </table:table-cell>
        </table:table-row>
        <table:table-row table:style-name="ro2">
          <table:table-cell office:value-type="string" calcext:value-type="string">
            <text:p>Ancha</text:p>
          </table:table-cell>
          <table:table-cell office:value-type="string" calcext:value-type="string">
            <text:p>HR 8499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Aq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334.208485</text:p>
          </table:table-cell>
          <table:table-cell office:value-type="string" calcext:value-type="string">
            <text:p>-7.783291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00];CHAR(34); &quot;, Designation = &quot;;CHAR(34);[.B200];CHAR(34); &quot;, Id = &quot;;CHAR(34);[.C200];CHAR(34);&quot;, Constellation = &quot;;CHAR(34);[.D200];CHAR(34);&quot;, No = &quot;;CHAR(34);[.E200];CHAR(34); &quot;, VMag = &quot;;[.G200]; &quot;, RightAscension = &quot;;[.H200]; &quot;, Declination= &quot;; [.I200]; &quot;},&quot;)" office:value-type="string" office:string-value="new IAUNamed {Name = &quot;Ancha&quot;, Designation = &quot;HR 8499&quot;, Id = &quot;θ&quot;, Constellation = &quot;Aqr&quot;, No = &quot;-&quot;, VMag = 4.17, RightAscension = 334.208485, Declination= -7.783291}," calcext:value-type="string">
            <text:p>new IAUNamed {Name = "Ancha", Designation = "HR 8499", Id = "θ", Constellation = "Aqr", No = "-", VMag = 4.17, RightAscension = 334.208485, Declination= -7.783291},</text:p>
          </table:table-cell>
        </table:table-row>
        <table:table-row table:style-name="ro2">
          <table:table-cell office:value-type="string" calcext:value-type="string">
            <text:p>Angetenar</text:p>
          </table:table-cell>
          <table:table-cell office:value-type="string" calcext:value-type="string">
            <text:p>HR 850</text:p>
          </table:table-cell>
          <table:table-cell office:value-type="string" calcext:value-type="string">
            <text:p>τ2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2510-2100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2.759674</text:p>
          </table:table-cell>
          <table:table-cell office:value-type="string" calcext:value-type="string">
            <text:p>-21.004018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01];CHAR(34); &quot;, Designation = &quot;;CHAR(34);[.B201];CHAR(34); &quot;, Id = &quot;;CHAR(34);[.C201];CHAR(34);&quot;, Constellation = &quot;;CHAR(34);[.D201];CHAR(34);&quot;, No = &quot;;CHAR(34);[.E201];CHAR(34); &quot;, VMag = &quot;;[.G201]; &quot;, RightAscension = &quot;;[.H201]; &quot;, Declination= &quot;; [.I201]; &quot;},&quot;)" office:value-type="string" office:string-value="new IAUNamed {Name = &quot;Angetenar&quot;, Designation = &quot;HR 850&quot;, Id = &quot;τ2&quot;, Constellation = &quot;Eri&quot;, No = &quot;-&quot;, VMag = 4.76, RightAscension = 42.759674, Declination= -21.004018}," calcext:value-type="string">
            <text:p>new IAUNamed {Name = "Angetenar", Designation = "HR 850", Id = "τ2", Constellation = "Eri", No = "-", VMag = 4.76, RightAscension = 42.759674, Declination= -21.004018},</text:p>
          </table:table-cell>
        </table:table-row>
        <table:table-row table:style-name="ro2">
          <table:table-cell office:value-type="string" calcext:value-type="string">
            <text:p>Ankaa</text:p>
          </table:table-cell>
          <table:table-cell office:value-type="string" calcext:value-type="string">
            <text:p>HR 99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263-4218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6.570939</text:p>
          </table:table-cell>
          <table:table-cell office:value-type="string" calcext:value-type="string">
            <text:p>-42.30608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02];CHAR(34); &quot;, Designation = &quot;;CHAR(34);[.B202];CHAR(34); &quot;, Id = &quot;;CHAR(34);[.C202];CHAR(34);&quot;, Constellation = &quot;;CHAR(34);[.D202];CHAR(34);&quot;, No = &quot;;CHAR(34);[.E202];CHAR(34); &quot;, VMag = &quot;;[.G202]; &quot;, RightAscension = &quot;;[.H202]; &quot;, Declination= &quot;; [.I202]; &quot;},&quot;)" office:value-type="string" office:string-value="new IAUNamed {Name = &quot;Ankaa&quot;, Designation = &quot;HR 99&quot;, Id = &quot;α&quot;, Constellation = &quot;Phe&quot;, No = &quot;-&quot;, VMag = 2.40, RightAscension = 6.570939, Declination= -42.306084}," calcext:value-type="string">
            <text:p>new IAUNamed {Name = "Ankaa", Designation = "HR 99", Id = "α", Constellation = "Phe", No = "-", VMag = 2.40, RightAscension = 6.570939, Declination= -42.306084},</text:p>
          </table:table-cell>
        </table:table-row>
        <table:table-row table:style-name="ro2">
          <table:table-cell office:value-type="string" calcext:value-type="string">
            <text:p>Anser</text:p>
          </table:table-cell>
          <table:table-cell office:value-type="string" calcext:value-type="string">
            <text:p>HR 7405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287+2440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292.176375</text:p>
          </table:table-cell>
          <table:table-cell office:value-type="string" calcext:value-type="string">
            <text:p>24.664903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03];CHAR(34); &quot;, Designation = &quot;;CHAR(34);[.B203];CHAR(34); &quot;, Id = &quot;;CHAR(34);[.C203];CHAR(34);&quot;, Constellation = &quot;;CHAR(34);[.D203];CHAR(34);&quot;, No = &quot;;CHAR(34);[.E203];CHAR(34); &quot;, VMag = &quot;;[.G203]; &quot;, RightAscension = &quot;;[.H203]; &quot;, Declination= &quot;; [.I203]; &quot;},&quot;)" office:value-type="string" office:string-value="new IAUNamed {Name = &quot;Anser&quot;, Designation = &quot;HR 7405&quot;, Id = &quot;α&quot;, Constellation = &quot;Vul&quot;, No = &quot;-&quot;, VMag = 4.44, RightAscension = 292.176375, Declination= 24.664903}," calcext:value-type="string">
            <text:p>new IAUNamed {Name = "Anser", Designation = "HR 7405", Id = "α", Constellation = "Vul", No = "-", VMag = 4.44, RightAscension = 292.176375, Declination= 24.664903},</text:p>
          </table:table-cell>
        </table:table-row>
        <table:table-row table:style-name="ro2">
          <table:table-cell office:value-type="string" calcext:value-type="string">
            <text:p>Antares</text:p>
          </table:table-cell>
          <table:table-cell office:value-type="string" calcext:value-type="string">
            <text:p>HR 6134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294-262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247.351915</text:p>
          </table:table-cell>
          <table:table-cell office:value-type="string" calcext:value-type="string">
            <text:p>-26.432003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04];CHAR(34); &quot;, Designation = &quot;;CHAR(34);[.B204];CHAR(34); &quot;, Id = &quot;;CHAR(34);[.C204];CHAR(34);&quot;, Constellation = &quot;;CHAR(34);[.D204];CHAR(34);&quot;, No = &quot;;CHAR(34);[.E204];CHAR(34); &quot;, VMag = &quot;;[.G204]; &quot;, RightAscension = &quot;;[.H204]; &quot;, Declination= &quot;; [.I204]; &quot;},&quot;)" office:value-type="string" office:string-value="new IAUNamed {Name = &quot;Antares&quot;, Designation = &quot;HR 6134&quot;, Id = &quot;α&quot;, Constellation = &quot;Sco&quot;, No = &quot;A&quot;, VMag = 1.06, RightAscension = 247.351915, Declination= -26.432003}," calcext:value-type="string">
            <text:p>new IAUNamed {Name = "Antares", Designation = "HR 6134", Id = "α", Constellation = "Sco", No = "A", VMag = 1.06, RightAscension = 247.351915, Declination= -26.432003},</text:p>
          </table:table-cell>
        </table:table-row>
        <table:table-row table:style-name="ro2">
          <table:table-cell office:value-type="string" calcext:value-type="string">
            <text:p>Arcturus</text:p>
          </table:table-cell>
          <table:table-cell office:value-type="string" calcext:value-type="string">
            <text:p>HR 5340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4157+1911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213.915300</text:p>
          </table:table-cell>
          <table:table-cell office:value-type="string" calcext:value-type="string">
            <text:p>19.182409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05];CHAR(34); &quot;, Designation = &quot;;CHAR(34);[.B205];CHAR(34); &quot;, Id = &quot;;CHAR(34);[.C205];CHAR(34);&quot;, Constellation = &quot;;CHAR(34);[.D205];CHAR(34);&quot;, No = &quot;;CHAR(34);[.E205];CHAR(34); &quot;, VMag = &quot;;[.G205]; &quot;, RightAscension = &quot;;[.H205]; &quot;, Declination= &quot;; [.I205]; &quot;},&quot;)" office:value-type="string" office:string-value="new IAUNamed {Name = &quot;Arcturus&quot;, Designation = &quot;HR 5340&quot;, Id = &quot;α&quot;, Constellation = &quot;Boo&quot;, No = &quot;-&quot;, VMag = -0.05, RightAscension = 213.915300, Declination= 19.182409}," calcext:value-type="string">
            <text:p>new IAUNamed {Name = "Arcturus", Designation = "HR 5340", Id = "α", Constellation = "Boo", No = "-", VMag = -0.05, RightAscension = 213.915300, Declination= 19.182409},</text:p>
          </table:table-cell>
        </table:table-row>
        <table:table-row table:style-name="ro1">
          <table:table-cell office:value-type="string" calcext:value-type="string">
            <text:p>Arkab Posterior</text:p>
          </table:table-cell>
          <table:table-cell office:value-type="string" calcext:value-type="string">
            <text:p>HR 7343</text:p>
          </table:table-cell>
          <table:table-cell office:value-type="string" calcext:value-type="string">
            <text:p>β2</text:p>
          </table:table-cell>
          <table:table-cell office:value-type="string" calcext:value-type="string">
            <text:p>Sg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290.804740</text:p>
          </table:table-cell>
          <table:table-cell office:value-type="string" calcext:value-type="string">
            <text:p>-44.799779</text:p>
          </table:table-cell>
          <table:table-cell office:value-type="date" office:date-value="2016-10-05" calcext:value-type="date">
            <text:p>2016-10-05</text:p>
          </table:table-cell>
          <table:table-cell/>
          <table:table-cell table:formula="of:=CONCATENATE(&quot;new IAUNamed {Name = &quot;;CHAR(34);[.A206];CHAR(34); &quot;, Designation = &quot;;CHAR(34);[.B206];CHAR(34); &quot;, Id = &quot;;CHAR(34);[.C206];CHAR(34);&quot;, Constellation = &quot;;CHAR(34);[.D206];CHAR(34);&quot;, No = &quot;;CHAR(34);[.E206];CHAR(34); &quot;, VMag = &quot;;[.G206]; &quot;, RightAscension = &quot;;[.H206]; &quot;, Declination= &quot;; [.I206]; &quot;},&quot;)" office:value-type="string" office:string-value="new IAUNamed {Name = &quot;Arkab Posterior&quot;, Designation = &quot;HR 7343&quot;, Id = &quot;β2&quot;, Constellation = &quot;Sgr&quot;, No = &quot;-&quot;, VMag = 4.27, RightAscension = 290.804740, Declination= -44.799779}," calcext:value-type="string">
            <text:p>new IAUNamed {Name = "Arkab Posterior", Designation = "HR 7343", Id = "β2", Constellation = "Sgr", No = "-", VMag = 4.27, RightAscension = 290.804740, Declination= -44.799779},</text:p>
          </table:table-cell>
        </table:table-row>
        <table:table-row table:style-name="ro2">
          <table:table-cell office:value-type="string" calcext:value-type="string">
            <text:p>Arkab Prior</text:p>
          </table:table-cell>
          <table:table-cell office:value-type="string" calcext:value-type="string">
            <text:p>HR 7337</text:p>
          </table:table-cell>
          <table:table-cell office:value-type="string" calcext:value-type="string">
            <text:p>β1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226-4428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290.659551</text:p>
          </table:table-cell>
          <table:table-cell office:value-type="string" calcext:value-type="string">
            <text:p>-44.458959</text:p>
          </table:table-cell>
          <table:table-cell office:value-type="date" office:date-value="2016-10-05" calcext:value-type="date">
            <text:p>2016-10-05</text:p>
          </table:table-cell>
          <table:table-cell/>
          <table:table-cell table:formula="of:=CONCATENATE(&quot;new IAUNamed {Name = &quot;;CHAR(34);[.A207];CHAR(34); &quot;, Designation = &quot;;CHAR(34);[.B207];CHAR(34); &quot;, Id = &quot;;CHAR(34);[.C207];CHAR(34);&quot;, Constellation = &quot;;CHAR(34);[.D207];CHAR(34);&quot;, No = &quot;;CHAR(34);[.E207];CHAR(34); &quot;, VMag = &quot;;[.G207]; &quot;, RightAscension = &quot;;[.H207]; &quot;, Declination= &quot;; [.I207]; &quot;},&quot;)" office:value-type="string" office:string-value="new IAUNamed {Name = &quot;Arkab Prior&quot;, Designation = &quot;HR 7337&quot;, Id = &quot;β1&quot;, Constellation = &quot;Sgr&quot;, No = &quot;-&quot;, VMag = 3.96, RightAscension = 290.659551, Declination= -44.458959}," calcext:value-type="string">
            <text:p>new IAUNamed {Name = "Arkab Prior", Designation = "HR 7337", Id = "β1", Constellation = "Sgr", No = "-", VMag = 3.96, RightAscension = 290.659551, Declination= -44.458959},</text:p>
          </table:table-cell>
        </table:table-row>
        <table:table-row table:style-name="ro2">
          <table:table-cell office:value-type="string" calcext:value-type="string">
            <text:p>Arneb</text:p>
          </table:table-cell>
          <table:table-cell office:value-type="string" calcext:value-type="string">
            <text:p>HR 1865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Le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327-1749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83.182567</text:p>
          </table:table-cell>
          <table:table-cell office:value-type="string" calcext:value-type="string">
            <text:p>-17.82228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08];CHAR(34); &quot;, Designation = &quot;;CHAR(34);[.B208];CHAR(34); &quot;, Id = &quot;;CHAR(34);[.C208];CHAR(34);&quot;, Constellation = &quot;;CHAR(34);[.D208];CHAR(34);&quot;, No = &quot;;CHAR(34);[.E208];CHAR(34); &quot;, VMag = &quot;;[.G208]; &quot;, RightAscension = &quot;;[.H208]; &quot;, Declination= &quot;; [.I208]; &quot;},&quot;)" office:value-type="string" office:string-value="new IAUNamed {Name = &quot;Arneb&quot;, Designation = &quot;HR 1865&quot;, Id = &quot;α&quot;, Constellation = &quot;Lep&quot;, No = &quot;A&quot;, VMag = 2.58, RightAscension = 83.182567, Declination= -17.822289}," calcext:value-type="string">
            <text:p>new IAUNamed {Name = "Arneb", Designation = "HR 1865", Id = "α", Constellation = "Lep", No = "A", VMag = 2.58, RightAscension = 83.182567, Declination= -17.822289},</text:p>
          </table:table-cell>
        </table:table-row>
        <table:table-row table:style-name="ro2">
          <table:table-cell office:value-type="string" calcext:value-type="string">
            <text:p>Ascella</text:p>
          </table:table-cell>
          <table:table-cell office:value-type="string" calcext:value-type="string">
            <text:p>HR 7194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026-2953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285.653043</text:p>
          </table:table-cell>
          <table:table-cell office:value-type="string" calcext:value-type="string">
            <text:p>-29.880063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09];CHAR(34); &quot;, Designation = &quot;;CHAR(34);[.B209];CHAR(34); &quot;, Id = &quot;;CHAR(34);[.C209];CHAR(34);&quot;, Constellation = &quot;;CHAR(34);[.D209];CHAR(34);&quot;, No = &quot;;CHAR(34);[.E209];CHAR(34); &quot;, VMag = &quot;;[.G209]; &quot;, RightAscension = &quot;;[.H209]; &quot;, Declination= &quot;; [.I209]; &quot;},&quot;)" office:value-type="string" office:string-value="new IAUNamed {Name = &quot;Ascella&quot;, Designation = &quot;HR 7194&quot;, Id = &quot;ζ&quot;, Constellation = &quot;Sgr&quot;, No = &quot;A&quot;, VMag = 2.60, RightAscension = 285.653043, Declination= -29.880063}," calcext:value-type="string">
            <text:p>new IAUNamed {Name = "Ascella", Designation = "HR 7194", Id = "ζ", Constellation = "Sgr", No = "A", VMag = 2.60, RightAscension = 285.653043, Declination= -29.880063},</text:p>
          </table:table-cell>
        </table:table-row>
        <table:table-row table:style-name="ro1">
          <table:table-cell office:value-type="string" calcext:value-type="string">
            <text:p>Asellus Australis</text:p>
          </table:table-cell>
          <table:table-cell office:value-type="string" calcext:value-type="string">
            <text:p>HR 3461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8447+1809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131.171248</text:p>
          </table:table-cell>
          <table:table-cell office:value-type="string" calcext:value-type="string">
            <text:p>18.154309</text:p>
          </table:table-cell>
          <table:table-cell office:value-type="date" office:date-value="2016-11-06" calcext:value-type="date">
            <text:p>2016-11-06</text:p>
          </table:table-cell>
          <table:table-cell/>
          <table:table-cell table:formula="of:=CONCATENATE(&quot;new IAUNamed {Name = &quot;;CHAR(34);[.A210];CHAR(34); &quot;, Designation = &quot;;CHAR(34);[.B210];CHAR(34); &quot;, Id = &quot;;CHAR(34);[.C210];CHAR(34);&quot;, Constellation = &quot;;CHAR(34);[.D210];CHAR(34);&quot;, No = &quot;;CHAR(34);[.E210];CHAR(34); &quot;, VMag = &quot;;[.G210]; &quot;, RightAscension = &quot;;[.H210]; &quot;, Declination= &quot;; [.I210]; &quot;},&quot;)" office:value-type="string" office:string-value="new IAUNamed {Name = &quot;Asellus Australis&quot;, Designation = &quot;HR 3461&quot;, Id = &quot;δ&quot;, Constellation = &quot;Cnc&quot;, No = &quot;Aa&quot;, VMag = 3.94, RightAscension = 131.171248, Declination= 18.154309}," calcext:value-type="string">
            <text:p>new IAUNamed {Name = "Asellus Australis", Designation = "HR 3461", Id = "δ", Constellation = "Cnc", No = "Aa", VMag = 3.94, RightAscension = 131.171248, Declination= 18.154309},</text:p>
          </table:table-cell>
        </table:table-row>
        <table:table-row table:style-name="ro1">
          <table:table-cell office:value-type="string" calcext:value-type="string">
            <text:p>Asellus Borealis</text:p>
          </table:table-cell>
          <table:table-cell office:value-type="string" calcext:value-type="string">
            <text:p>HR 3449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8433+2128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130.821442</text:p>
          </table:table-cell>
          <table:table-cell office:value-type="string" calcext:value-type="string">
            <text:p>21.468501</text:p>
          </table:table-cell>
          <table:table-cell office:value-type="date" office:date-value="2016-11-06" calcext:value-type="date">
            <text:p>2016-11-06</text:p>
          </table:table-cell>
          <table:table-cell/>
          <table:table-cell table:formula="of:=CONCATENATE(&quot;new IAUNamed {Name = &quot;;CHAR(34);[.A211];CHAR(34); &quot;, Designation = &quot;;CHAR(34);[.B211];CHAR(34); &quot;, Id = &quot;;CHAR(34);[.C211];CHAR(34);&quot;, Constellation = &quot;;CHAR(34);[.D211];CHAR(34);&quot;, No = &quot;;CHAR(34);[.E211];CHAR(34); &quot;, VMag = &quot;;[.G211]; &quot;, RightAscension = &quot;;[.H211]; &quot;, Declination= &quot;; [.I211]; &quot;},&quot;)" office:value-type="string" office:string-value="new IAUNamed {Name = &quot;Asellus Borealis&quot;, Designation = &quot;HR 3449&quot;, Id = &quot;γ&quot;, Constellation = &quot;Cnc&quot;, No = &quot;Aa&quot;, VMag = 4.66, RightAscension = 130.821442, Declination= 21.468501}," calcext:value-type="string">
            <text:p>new IAUNamed {Name = "Asellus Borealis", Designation = "HR 3449", Id = "γ", Constellation = "Cnc", No = "Aa", VMag = 4.66, RightAscension = 130.821442, Declination= 21.468501},</text:p>
          </table:table-cell>
        </table:table-row>
        <table:table-row table:style-name="ro2">
          <table:table-cell office:value-type="string" calcext:value-type="string">
            <text:p>Aspidiske</text:p>
          </table:table-cell>
          <table:table-cell office:value-type="string" calcext:value-type="string">
            <text:p>HR 3699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39.272529</text:p>
          </table:table-cell>
          <table:table-cell office:value-type="string" calcext:value-type="string">
            <text:p>-59.275232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12];CHAR(34); &quot;, Designation = &quot;;CHAR(34);[.B212];CHAR(34); &quot;, Id = &quot;;CHAR(34);[.C212];CHAR(34);&quot;, Constellation = &quot;;CHAR(34);[.D212];CHAR(34);&quot;, No = &quot;;CHAR(34);[.E212];CHAR(34); &quot;, VMag = &quot;;[.G212]; &quot;, RightAscension = &quot;;[.H212]; &quot;, Declination= &quot;; [.I212]; &quot;},&quot;)" office:value-type="string" office:string-value="new IAUNamed {Name = &quot;Aspidiske&quot;, Designation = &quot;HR 3699&quot;, Id = &quot;ι&quot;, Constellation = &quot;Car&quot;, No = &quot;-&quot;, VMag = 2.21, RightAscension = 139.272529, Declination= -59.275232}," calcext:value-type="string">
            <text:p>new IAUNamed {Name = "Aspidiske", Designation = "HR 3699", Id = "ι", Constellation = "Car", No = "-", VMag = 2.21, RightAscension = 139.272529, Declination= -59.275232},</text:p>
          </table:table-cell>
        </table:table-row>
        <table:table-row table:style-name="ro2">
          <table:table-cell office:value-type="string" calcext:value-type="string">
            <text:p>Asterope</text:p>
          </table:table-cell>
          <table:table-cell office:value-type="string" calcext:value-type="string">
            <text:p>HR 11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3459+2433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56.476987</text:p>
          </table:table-cell>
          <table:table-cell office:value-type="string" calcext:value-type="string">
            <text:p>24.554512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13];CHAR(34); &quot;, Designation = &quot;;CHAR(34);[.B213];CHAR(34); &quot;, Id = &quot;;CHAR(34);[.C213];CHAR(34);&quot;, Constellation = &quot;;CHAR(34);[.D213];CHAR(34);&quot;, No = &quot;;CHAR(34);[.E213];CHAR(34); &quot;, VMag = &quot;;[.G213]; &quot;, RightAscension = &quot;;[.H213]; &quot;, Declination= &quot;; [.I213]; &quot;},&quot;)" office:value-type="string" office:string-value="new IAUNamed {Name = &quot;Asterope&quot;, Designation = &quot;HR 1151&quot;, Id = &quot;21&quot;, Constellation = &quot;Tau&quot;, No = &quot;A&quot;, VMag = 5.76, RightAscension = 56.476987, Declination= 24.554512}," calcext:value-type="string">
            <text:p>new IAUNamed {Name = "Asterope", Designation = "HR 1151", Id = "21", Constellation = "Tau", No = "A", VMag = 5.76, RightAscension = 56.476987, Declination= 24.554512},</text:p>
          </table:table-cell>
        </table:table-row>
        <table:table-row table:style-name="ro2">
          <table:table-cell office:value-type="string" calcext:value-type="string">
            <text:p>Athebyne</text:p>
          </table:table-cell>
          <table:table-cell office:value-type="string" calcext:value-type="string">
            <text:p>HR 6132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240+613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45.997858</text:p>
          </table:table-cell>
          <table:table-cell office:value-type="string" calcext:value-type="string">
            <text:p>61.514214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14];CHAR(34); &quot;, Designation = &quot;;CHAR(34);[.B214];CHAR(34); &quot;, Id = &quot;;CHAR(34);[.C214];CHAR(34);&quot;, Constellation = &quot;;CHAR(34);[.D214];CHAR(34);&quot;, No = &quot;;CHAR(34);[.E214];CHAR(34); &quot;, VMag = &quot;;[.G214]; &quot;, RightAscension = &quot;;[.H214]; &quot;, Declination= &quot;; [.I214]; &quot;},&quot;)" office:value-type="string" office:string-value="new IAUNamed {Name = &quot;Athebyne&quot;, Designation = &quot;HR 6132&quot;, Id = &quot;η&quot;, Constellation = &quot;Dra&quot;, No = &quot;A&quot;, VMag = 2.73, RightAscension = 245.997858, Declination= 61.514214}," calcext:value-type="string">
            <text:p>new IAUNamed {Name = "Athebyne", Designation = "HR 6132", Id = "η", Constellation = "Dra", No = "A", VMag = 2.73, RightAscension = 245.997858, Declination= 61.514214},</text:p>
          </table:table-cell>
        </table:table-row>
        <table:table-row table:style-name="ro2">
          <table:table-cell office:value-type="string" calcext:value-type="string">
            <text:p>Atik</text:p>
          </table:table-cell>
          <table:table-cell office:value-type="string" calcext:value-type="string">
            <text:p>HR 1131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3443+3217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56.079720</text:p>
          </table:table-cell>
          <table:table-cell office:value-type="string" calcext:value-type="string">
            <text:p>32.288240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15];CHAR(34); &quot;, Designation = &quot;;CHAR(34);[.B215];CHAR(34); &quot;, Id = &quot;;CHAR(34);[.C215];CHAR(34);&quot;, Constellation = &quot;;CHAR(34);[.D215];CHAR(34);&quot;, No = &quot;;CHAR(34);[.E215];CHAR(34); &quot;, VMag = &quot;;[.G215]; &quot;, RightAscension = &quot;;[.H215]; &quot;, Declination= &quot;; [.I215]; &quot;},&quot;)" office:value-type="string" office:string-value="new IAUNamed {Name = &quot;Atik&quot;, Designation = &quot;HR 1131&quot;, Id = &quot;ο&quot;, Constellation = &quot;Per&quot;, No = &quot;A&quot;, VMag = 3.84, RightAscension = 56.079720, Declination= 32.288240}," calcext:value-type="string">
            <text:p>new IAUNamed {Name = "Atik", Designation = "HR 1131", Id = "ο", Constellation = "Per", No = "A", VMag = 3.84, RightAscension = 56.079720, Declination= 32.288240},</text:p>
          </table:table-cell>
        </table:table-row>
        <table:table-row table:style-name="ro2">
          <table:table-cell office:value-type="string" calcext:value-type="string">
            <text:p>Atlas</text:p>
          </table:table-cell>
          <table:table-cell office:value-type="string" calcext:value-type="string">
            <text:p>HR 11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03492+2403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57.290597</text:p>
          </table:table-cell>
          <table:table-cell office:value-type="string" calcext:value-type="string">
            <text:p>24.053415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16];CHAR(34); &quot;, Designation = &quot;;CHAR(34);[.B216];CHAR(34); &quot;, Id = &quot;;CHAR(34);[.C216];CHAR(34);&quot;, Constellation = &quot;;CHAR(34);[.D216];CHAR(34);&quot;, No = &quot;;CHAR(34);[.E216];CHAR(34); &quot;, VMag = &quot;;[.G216]; &quot;, RightAscension = &quot;;[.H216]; &quot;, Declination= &quot;; [.I216]; &quot;},&quot;)" office:value-type="string" office:string-value="new IAUNamed {Name = &quot;Atlas&quot;, Designation = &quot;HR 1178&quot;, Id = &quot;27&quot;, Constellation = &quot;Tau&quot;, No = &quot;Aa1&quot;, VMag = 3.62, RightAscension = 57.290597, Declination= 24.053415}," calcext:value-type="string">
            <text:p>new IAUNamed {Name = "Atlas", Designation = "HR 1178", Id = "27", Constellation = "Tau", No = "Aa1", VMag = 3.62, RightAscension = 57.290597, Declination= 24.053415},</text:p>
          </table:table-cell>
        </table:table-row>
        <table:table-row table:style-name="ro2">
          <table:table-cell office:value-type="string" calcext:value-type="string">
            <text:p>Atria</text:p>
          </table:table-cell>
          <table:table-cell office:value-type="string" calcext:value-type="string">
            <text:p>HR 6217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487-6902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252.166229</text:p>
          </table:table-cell>
          <table:table-cell office:value-type="string" calcext:value-type="string">
            <text:p>-69.027712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17];CHAR(34); &quot;, Designation = &quot;;CHAR(34);[.B217];CHAR(34); &quot;, Id = &quot;;CHAR(34);[.C217];CHAR(34);&quot;, Constellation = &quot;;CHAR(34);[.D217];CHAR(34);&quot;, No = &quot;;CHAR(34);[.E217];CHAR(34); &quot;, VMag = &quot;;[.G217]; &quot;, RightAscension = &quot;;[.H217]; &quot;, Declination= &quot;; [.I217]; &quot;},&quot;)" office:value-type="string" office:string-value="new IAUNamed {Name = &quot;Atria&quot;, Designation = &quot;HR 6217&quot;, Id = &quot;α&quot;, Constellation = &quot;TrA&quot;, No = &quot;-&quot;, VMag = 1.91, RightAscension = 252.166229, Declination= -69.027712}," calcext:value-type="string">
            <text:p>new IAUNamed {Name = "Atria", Designation = "HR 6217", Id = "α", Constellation = "TrA", No = "-", VMag = 1.91, RightAscension = 252.166229, Declination= -69.027712},</text:p>
          </table:table-cell>
        </table:table-row>
        <table:table-row table:style-name="ro2">
          <table:table-cell office:value-type="string" calcext:value-type="string">
            <text:p>Avior</text:p>
          </table:table-cell>
          <table:table-cell office:value-type="string" calcext:value-type="string">
            <text:p>HR 3307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8225-5931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125.628480</text:p>
          </table:table-cell>
          <table:table-cell office:value-type="string" calcext:value-type="string">
            <text:p>-59.50948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18];CHAR(34); &quot;, Designation = &quot;;CHAR(34);[.B218];CHAR(34); &quot;, Id = &quot;;CHAR(34);[.C218];CHAR(34);&quot;, Constellation = &quot;;CHAR(34);[.D218];CHAR(34);&quot;, No = &quot;;CHAR(34);[.E218];CHAR(34); &quot;, VMag = &quot;;[.G218]; &quot;, RightAscension = &quot;;[.H218]; &quot;, Declination= &quot;; [.I218]; &quot;},&quot;)" office:value-type="string" office:string-value="new IAUNamed {Name = &quot;Avior&quot;, Designation = &quot;HR 3307&quot;, Id = &quot;ε&quot;, Constellation = &quot;Car&quot;, No = &quot;A&quot;, VMag = 1.86, RightAscension = 125.628480, Declination= -59.509484}," calcext:value-type="string">
            <text:p>new IAUNamed {Name = "Avior", Designation = "HR 3307", Id = "ε", Constellation = "Car", No = "A", VMag = 1.86, RightAscension = 125.628480, Declination= -59.509484},</text:p>
          </table:table-cell>
        </table:table-row>
        <table:table-row table:style-name="ro2">
          <table:table-cell office:value-type="string" calcext:value-type="string">
            <text:p>Azelfafage</text:p>
          </table:table-cell>
          <table:table-cell office:value-type="string" calcext:value-type="string">
            <text:p>HR 8301</text:p>
          </table:table-cell>
          <table:table-cell office:value-type="string" calcext:value-type="string">
            <text:p>π1</text:p>
          </table:table-cell>
          <table:table-cell office:value-type="string" calcext:value-type="string">
            <text:p>Cy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325.523602</text:p>
          </table:table-cell>
          <table:table-cell office:value-type="string" calcext:value-type="string">
            <text:p>51.189623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19];CHAR(34); &quot;, Designation = &quot;;CHAR(34);[.B219];CHAR(34); &quot;, Id = &quot;;CHAR(34);[.C219];CHAR(34);&quot;, Constellation = &quot;;CHAR(34);[.D219];CHAR(34);&quot;, No = &quot;;CHAR(34);[.E219];CHAR(34); &quot;, VMag = &quot;;[.G219]; &quot;, RightAscension = &quot;;[.H219]; &quot;, Declination= &quot;; [.I219]; &quot;},&quot;)" office:value-type="string" office:string-value="new IAUNamed {Name = &quot;Azelfafage&quot;, Designation = &quot;HR 8301&quot;, Id = &quot;π1&quot;, Constellation = &quot;Cyg&quot;, No = &quot;-&quot;, VMag = 4.69, RightAscension = 325.523602, Declination= 51.189623}," calcext:value-type="string">
            <text:p>new IAUNamed {Name = "Azelfafage", Designation = "HR 8301", Id = "π1", Constellation = "Cyg", No = "-", VMag = 4.69, RightAscension = 325.523602, Declination= 51.189623},</text:p>
          </table:table-cell>
        </table:table-row>
        <table:table-row table:style-name="ro2">
          <table:table-cell office:value-type="string" calcext:value-type="string">
            <text:p>Azha</text:p>
          </table:table-cell>
          <table:table-cell office:value-type="string" calcext:value-type="string">
            <text:p>HR 874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44.106873</text:p>
          </table:table-cell>
          <table:table-cell office:value-type="string" calcext:value-type="string">
            <text:p>-8.898145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20];CHAR(34); &quot;, Designation = &quot;;CHAR(34);[.B220];CHAR(34); &quot;, Id = &quot;;CHAR(34);[.C220];CHAR(34);&quot;, Constellation = &quot;;CHAR(34);[.D220];CHAR(34);&quot;, No = &quot;;CHAR(34);[.E220];CHAR(34); &quot;, VMag = &quot;;[.G220]; &quot;, RightAscension = &quot;;[.H220]; &quot;, Declination= &quot;; [.I220]; &quot;},&quot;)" office:value-type="string" office:string-value="new IAUNamed {Name = &quot;Azha&quot;, Designation = &quot;HR 874&quot;, Id = &quot;η&quot;, Constellation = &quot;Eri&quot;, No = &quot;-&quot;, VMag = 3.89, RightAscension = 44.106873, Declination= -8.898145}," calcext:value-type="string">
            <text:p>new IAUNamed {Name = "Azha", Designation = "HR 874", Id = "η", Constellation = "Eri", No = "-", VMag = 3.89, RightAscension = 44.106873, Declination= -8.898145},</text:p>
          </table:table-cell>
        </table:table-row>
        <table:table-row table:style-name="ro2">
          <table:table-cell office:value-type="string" calcext:value-type="string">
            <text:p>Barnard's Star</text:p>
          </table:table-cell>
          <table:table-cell office:value-type="string" calcext:value-type="string">
            <text:p>GJ 699</text:p>
          </table:table-cell>
          <table:table-cell office:value-type="string" calcext:value-type="string">
            <text:p>V2500</text:p>
          </table:table-cell>
          <table:table-cell office:value-type="string" calcext:value-type="string">
            <text:p>Op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269.454023</text:p>
          </table:table-cell>
          <table:table-cell office:value-type="string" calcext:value-type="string">
            <text:p>4.668288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221];CHAR(34); &quot;, Designation = &quot;;CHAR(34);[.B221];CHAR(34); &quot;, Id = &quot;;CHAR(34);[.C221];CHAR(34);&quot;, Constellation = &quot;;CHAR(34);[.D221];CHAR(34);&quot;, No = &quot;;CHAR(34);[.E221];CHAR(34); &quot;, VMag = &quot;;[.G221]; &quot;, RightAscension = &quot;;[.H221]; &quot;, Declination= &quot;; [.I221]; &quot;},&quot;)" office:value-type="string" office:string-value="new IAUNamed {Name = &quot;Barnard's Star&quot;, Designation = &quot;GJ 699&quot;, Id = &quot;V2500&quot;, Constellation = &quot;Oph&quot;, No = &quot;-&quot;, VMag = 9.54, RightAscension = 269.454023, Declination= 4.668288}," calcext:value-type="string">
            <text:p>new IAUNamed {Name = "Barnard's Star", Designation = "GJ 699", Id = "V2500", Constellation = "Oph", No = "-", VMag = 9.54, RightAscension = 269.454023, Declination= 4.668288},</text:p>
          </table:table-cell>
        </table:table-row>
        <table:table-row table:style-name="ro2">
          <table:table-cell office:value-type="string" calcext:value-type="string">
            <text:p>Baten Kaitos</text:p>
          </table:table-cell>
          <table:table-cell office:value-type="string" calcext:value-type="string">
            <text:p>HR 539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1515-102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27.865137</text:p>
          </table:table-cell>
          <table:table-cell office:value-type="string" calcext:value-type="string">
            <text:p>-10.335044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22];CHAR(34); &quot;, Designation = &quot;;CHAR(34);[.B222];CHAR(34); &quot;, Id = &quot;;CHAR(34);[.C222];CHAR(34);&quot;, Constellation = &quot;;CHAR(34);[.D222];CHAR(34);&quot;, No = &quot;;CHAR(34);[.E222];CHAR(34); &quot;, VMag = &quot;;[.G222]; &quot;, RightAscension = &quot;;[.H222]; &quot;, Declination= &quot;; [.I222]; &quot;},&quot;)" office:value-type="string" office:string-value="new IAUNamed {Name = &quot;Baten Kaitos&quot;, Designation = &quot;HR 539&quot;, Id = &quot;ζ&quot;, Constellation = &quot;Cet&quot;, No = &quot;Aa&quot;, VMag = 3.74, RightAscension = 27.865137, Declination= -10.335044}," calcext:value-type="string">
            <text:p>new IAUNamed {Name = "Baten Kaitos", Designation = "HR 539", Id = "ζ", Constellation = "Cet", No = "Aa", VMag = 3.74, RightAscension = 27.865137, Declination= -10.335044},</text:p>
          </table:table-cell>
        </table:table-row>
        <table:table-row table:style-name="ro2">
          <table:table-cell office:value-type="string" calcext:value-type="string">
            <text:p>Beemim</text:p>
          </table:table-cell>
          <table:table-cell office:value-type="string" calcext:value-type="string">
            <text:p>HR 1393</text:p>
          </table:table-cell>
          <table:table-cell office:value-type="string" calcext:value-type="string">
            <text:p>υ3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66.009239</text:p>
          </table:table-cell>
          <table:table-cell office:value-type="string" calcext:value-type="string">
            <text:p>-34.016848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23];CHAR(34); &quot;, Designation = &quot;;CHAR(34);[.B223];CHAR(34); &quot;, Id = &quot;;CHAR(34);[.C223];CHAR(34);&quot;, Constellation = &quot;;CHAR(34);[.D223];CHAR(34);&quot;, No = &quot;;CHAR(34);[.E223];CHAR(34); &quot;, VMag = &quot;;[.G223]; &quot;, RightAscension = &quot;;[.H223]; &quot;, Declination= &quot;; [.I223]; &quot;},&quot;)" office:value-type="string" office:string-value="new IAUNamed {Name = &quot;Beemim&quot;, Designation = &quot;HR 1393&quot;, Id = &quot;υ3&quot;, Constellation = &quot;Eri&quot;, No = &quot;-&quot;, VMag = 3.97, RightAscension = 66.009239, Declination= -34.016848}," calcext:value-type="string">
            <text:p>new IAUNamed {Name = "Beemim", Designation = "HR 1393", Id = "υ3", Constellation = "Eri", No = "-", VMag = 3.97, RightAscension = 66.009239, Declination= -34.016848},</text:p>
          </table:table-cell>
        </table:table-row>
        <table:table-row table:style-name="ro2">
          <table:table-cell office:value-type="string" calcext:value-type="string">
            <text:p>Beid</text:p>
          </table:table-cell>
          <table:table-cell office:value-type="string" calcext:value-type="string">
            <text:p>HR 1298</text:p>
          </table:table-cell>
          <table:table-cell office:value-type="string" calcext:value-type="string">
            <text:p>ο1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62.966415</text:p>
          </table:table-cell>
          <table:table-cell office:value-type="string" calcext:value-type="string">
            <text:p>-6.837580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24];CHAR(34); &quot;, Designation = &quot;;CHAR(34);[.B224];CHAR(34); &quot;, Id = &quot;;CHAR(34);[.C224];CHAR(34);&quot;, Constellation = &quot;;CHAR(34);[.D224];CHAR(34);&quot;, No = &quot;;CHAR(34);[.E224];CHAR(34); &quot;, VMag = &quot;;[.G224]; &quot;, RightAscension = &quot;;[.H224]; &quot;, Declination= &quot;; [.I224]; &quot;},&quot;)" office:value-type="string" office:string-value="new IAUNamed {Name = &quot;Beid&quot;, Designation = &quot;HR 1298&quot;, Id = &quot;ο1&quot;, Constellation = &quot;Eri&quot;, No = &quot;-&quot;, VMag = 4.04, RightAscension = 62.966415, Declination= -6.837580}," calcext:value-type="string">
            <text:p>new IAUNamed {Name = "Beid", Designation = "HR 1298", Id = "ο1", Constellation = "Eri", No = "-", VMag = 4.04, RightAscension = 62.966415, Declination= -6.837580},</text:p>
          </table:table-cell>
        </table:table-row>
        <table:table-row table:style-name="ro2">
          <table:table-cell office:value-type="string" calcext:value-type="string">
            <text:p>Bellatrix</text:p>
          </table:table-cell>
          <table:table-cell office:value-type="string" calcext:value-type="string">
            <text:p>HR 1790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251+0621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81.282764</text:p>
          </table:table-cell>
          <table:table-cell office:value-type="string" calcext:value-type="string">
            <text:p>6.349703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25];CHAR(34); &quot;, Designation = &quot;;CHAR(34);[.B225];CHAR(34); &quot;, Id = &quot;;CHAR(34);[.C225];CHAR(34);&quot;, Constellation = &quot;;CHAR(34);[.D225];CHAR(34);&quot;, No = &quot;;CHAR(34);[.E225];CHAR(34); &quot;, VMag = &quot;;[.G225]; &quot;, RightAscension = &quot;;[.H225]; &quot;, Declination= &quot;; [.I225]; &quot;},&quot;)" office:value-type="string" office:string-value="new IAUNamed {Name = &quot;Bellatrix&quot;, Designation = &quot;HR 1790&quot;, Id = &quot;γ&quot;, Constellation = &quot;Ori&quot;, No = &quot;-&quot;, VMag = 1.64, RightAscension = 81.282764, Declination= 6.349703}," calcext:value-type="string">
            <text:p>new IAUNamed {Name = "Bellatrix", Designation = "HR 1790", Id = "γ", Constellation = "Ori", No = "-", VMag = 1.64, RightAscension = 81.282764, Declination= 6.349703},</text:p>
          </table:table-cell>
        </table:table-row>
        <table:table-row table:style-name="ro2">
          <table:table-cell office:value-type="string" calcext:value-type="string">
            <text:p>Betelgeuse</text:p>
          </table:table-cell>
          <table:table-cell office:value-type="string" calcext:value-type="string">
            <text:p>HR 206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5552+072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88.792939</text:p>
          </table:table-cell>
          <table:table-cell office:value-type="string" calcext:value-type="string">
            <text:p>7.407064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26];CHAR(34); &quot;, Designation = &quot;;CHAR(34);[.B226];CHAR(34); &quot;, Id = &quot;;CHAR(34);[.C226];CHAR(34);&quot;, Constellation = &quot;;CHAR(34);[.D226];CHAR(34);&quot;, No = &quot;;CHAR(34);[.E226];CHAR(34); &quot;, VMag = &quot;;[.G226]; &quot;, RightAscension = &quot;;[.H226]; &quot;, Declination= &quot;; [.I226]; &quot;},&quot;)" office:value-type="string" office:string-value="new IAUNamed {Name = &quot;Betelgeuse&quot;, Designation = &quot;HR 2061&quot;, Id = &quot;α&quot;, Constellation = &quot;Ori&quot;, No = &quot;Aa&quot;, VMag = 0.45, RightAscension = 88.792939, Declination= 7.407064}," calcext:value-type="string">
            <text:p>new IAUNamed {Name = "Betelgeuse", Designation = "HR 2061", Id = "α", Constellation = "Ori", No = "Aa", VMag = 0.45, RightAscension = 88.792939, Declination= 7.407064},</text:p>
          </table:table-cell>
        </table:table-row>
        <table:table-row table:style-name="ro2">
          <table:table-cell office:value-type="string" calcext:value-type="string">
            <text:p>Bharani</text:p>
          </table:table-cell>
          <table:table-cell office:value-type="string" calcext:value-type="string">
            <text:p>HR 8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2500+2716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42.495972</text:p>
          </table:table-cell>
          <table:table-cell office:value-type="string" calcext:value-type="string">
            <text:p>27.260507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27];CHAR(34); &quot;, Designation = &quot;;CHAR(34);[.B227];CHAR(34); &quot;, Id = &quot;;CHAR(34);[.C227];CHAR(34);&quot;, Constellation = &quot;;CHAR(34);[.D227];CHAR(34);&quot;, No = &quot;;CHAR(34);[.E227];CHAR(34); &quot;, VMag = &quot;;[.G227]; &quot;, RightAscension = &quot;;[.H227]; &quot;, Declination= &quot;; [.I227]; &quot;},&quot;)" office:value-type="string" office:string-value="new IAUNamed {Name = &quot;Bharani&quot;, Designation = &quot;HR 838&quot;, Id = &quot;41&quot;, Constellation = &quot;Ari&quot;, No = &quot;Aa&quot;, VMag = 3.61, RightAscension = 42.495972, Declination= 27.260507}," calcext:value-type="string">
            <text:p>new IAUNamed {Name = "Bharani", Designation = "HR 838", Id = "41", Constellation = "Ari", No = "Aa", VMag = 3.61, RightAscension = 42.495972, Declination= 27.260507},</text:p>
          </table:table-cell>
        </table:table-row>
        <table:table-row table:style-name="ro2">
          <table:table-cell office:value-type="string" calcext:value-type="string">
            <text:p>Biham</text:p>
          </table:table-cell>
          <table:table-cell office:value-type="string" calcext:value-type="string">
            <text:p>HR 8450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32.549939</text:p>
          </table:table-cell>
          <table:table-cell office:value-type="string" calcext:value-type="string">
            <text:p>6.197863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28];CHAR(34); &quot;, Designation = &quot;;CHAR(34);[.B228];CHAR(34); &quot;, Id = &quot;;CHAR(34);[.C228];CHAR(34);&quot;, Constellation = &quot;;CHAR(34);[.D228];CHAR(34);&quot;, No = &quot;;CHAR(34);[.E228];CHAR(34); &quot;, VMag = &quot;;[.G228]; &quot;, RightAscension = &quot;;[.H228]; &quot;, Declination= &quot;; [.I228]; &quot;},&quot;)" office:value-type="string" office:string-value="new IAUNamed {Name = &quot;Biham&quot;, Designation = &quot;HR 8450&quot;, Id = &quot;θ&quot;, Constellation = &quot;Peg&quot;, No = &quot;-&quot;, VMag = 3.52, RightAscension = 332.549939, Declination= 6.197863}," calcext:value-type="string">
            <text:p>new IAUNamed {Name = "Biham", Designation = "HR 8450", Id = "θ", Constellation = "Peg", No = "-", VMag = 3.52, RightAscension = 332.549939, Declination= 6.197863},</text:p>
          </table:table-cell>
        </table:table-row>
        <table:table-row table:style-name="ro2">
          <table:table-cell office:value-type="string" calcext:value-type="string">
            <text:p>Botein</text:p>
          </table:table-cell>
          <table:table-cell office:value-type="string" calcext:value-type="string">
            <text:p>HR 951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7.907356</text:p>
          </table:table-cell>
          <table:table-cell office:value-type="string" calcext:value-type="string">
            <text:p>19.726674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29];CHAR(34); &quot;, Designation = &quot;;CHAR(34);[.B229];CHAR(34); &quot;, Id = &quot;;CHAR(34);[.C229];CHAR(34);&quot;, Constellation = &quot;;CHAR(34);[.D229];CHAR(34);&quot;, No = &quot;;CHAR(34);[.E229];CHAR(34); &quot;, VMag = &quot;;[.G229]; &quot;, RightAscension = &quot;;[.H229]; &quot;, Declination= &quot;; [.I229]; &quot;},&quot;)" office:value-type="string" office:string-value="new IAUNamed {Name = &quot;Botein&quot;, Designation = &quot;HR 951&quot;, Id = &quot;δ&quot;, Constellation = &quot;Ari&quot;, No = &quot;-&quot;, VMag = 4.35, RightAscension = 47.907356, Declination= 19.726674}," calcext:value-type="string">
            <text:p>new IAUNamed {Name = "Botein", Designation = "HR 951", Id = "δ", Constellation = "Ari", No = "-", VMag = 4.35, RightAscension = 47.907356, Declination= 19.726674},</text:p>
          </table:table-cell>
        </table:table-row>
        <table:table-row table:style-name="ro2">
          <table:table-cell office:value-type="string" calcext:value-type="string">
            <text:p>Brachium</text:p>
          </table:table-cell>
          <table:table-cell office:value-type="string" calcext:value-type="string">
            <text:p>HR 5603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041-2517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26.017567</text:p>
          </table:table-cell>
          <table:table-cell office:value-type="string" calcext:value-type="string">
            <text:p>-25.281961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30];CHAR(34); &quot;, Designation = &quot;;CHAR(34);[.B230];CHAR(34); &quot;, Id = &quot;;CHAR(34);[.C230];CHAR(34);&quot;, Constellation = &quot;;CHAR(34);[.D230];CHAR(34);&quot;, No = &quot;;CHAR(34);[.E230];CHAR(34); &quot;, VMag = &quot;;[.G230]; &quot;, RightAscension = &quot;;[.H230]; &quot;, Declination= &quot;; [.I230]; &quot;},&quot;)" office:value-type="string" office:string-value="new IAUNamed {Name = &quot;Brachium&quot;, Designation = &quot;HR 5603&quot;, Id = &quot;σ&quot;, Constellation = &quot;Lib&quot;, No = &quot;A&quot;, VMag = 3.25, RightAscension = 226.017567, Declination= -25.281961}," calcext:value-type="string">
            <text:p>new IAUNamed {Name = "Brachium", Designation = "HR 5603", Id = "σ", Constellation = "Lib", No = "A", VMag = 3.25, RightAscension = 226.017567, Declination= -25.281961},</text:p>
          </table:table-cell>
        </table:table-row>
        <table:table-row table:style-name="ro2">
          <table:table-cell office:value-type="string" calcext:value-type="string">
            <text:p>Canopus</text:p>
          </table:table-cell>
          <table:table-cell office:value-type="string" calcext:value-type="string">
            <text:p>HR 2326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6240-5242</text:p>
          </table:table-cell>
          <table:table-cell office:value-type="string" calcext:value-type="string">
            <text:p>-0.62</text:p>
          </table:table-cell>
          <table:table-cell office:value-type="string" calcext:value-type="string">
            <text:p>95.987958</text:p>
          </table:table-cell>
          <table:table-cell office:value-type="string" calcext:value-type="string">
            <text:p>-52.695661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31];CHAR(34); &quot;, Designation = &quot;;CHAR(34);[.B231];CHAR(34); &quot;, Id = &quot;;CHAR(34);[.C231];CHAR(34);&quot;, Constellation = &quot;;CHAR(34);[.D231];CHAR(34);&quot;, No = &quot;;CHAR(34);[.E231];CHAR(34); &quot;, VMag = &quot;;[.G231]; &quot;, RightAscension = &quot;;[.H231]; &quot;, Declination= &quot;; [.I231]; &quot;},&quot;)" office:value-type="string" office:string-value="new IAUNamed {Name = &quot;Canopus&quot;, Designation = &quot;HR 2326&quot;, Id = &quot;α&quot;, Constellation = &quot;Car&quot;, No = &quot;A&quot;, VMag = -0.62, RightAscension = 95.987958, Declination= -52.695661}," calcext:value-type="string">
            <text:p>new IAUNamed {Name = "Canopus", Designation = "HR 2326", Id = "α", Constellation = "Car", No = "A", VMag = -0.62, RightAscension = 95.987958, Declination= -52.695661},</text:p>
          </table:table-cell>
        </table:table-row>
        <table:table-row table:style-name="ro2">
          <table:table-cell office:value-type="string" calcext:value-type="string">
            <text:p>Capella</text:p>
          </table:table-cell>
          <table:table-cell office:value-type="string" calcext:value-type="string">
            <text:p>HR 1708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5167+46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79.172328</text:p>
          </table:table-cell>
          <table:table-cell office:value-type="string" calcext:value-type="string">
            <text:p>45.997991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32];CHAR(34); &quot;, Designation = &quot;;CHAR(34);[.B232];CHAR(34); &quot;, Id = &quot;;CHAR(34);[.C232];CHAR(34);&quot;, Constellation = &quot;;CHAR(34);[.D232];CHAR(34);&quot;, No = &quot;;CHAR(34);[.E232];CHAR(34); &quot;, VMag = &quot;;[.G232]; &quot;, RightAscension = &quot;;[.H232]; &quot;, Declination= &quot;; [.I232]; &quot;},&quot;)" office:value-type="string" office:string-value="new IAUNamed {Name = &quot;Capella&quot;, Designation = &quot;HR 1708&quot;, Id = &quot;α&quot;, Constellation = &quot;Aur&quot;, No = &quot;Aa&quot;, VMag = 0.08, RightAscension = 79.172328, Declination= 45.997991}," calcext:value-type="string">
            <text:p>new IAUNamed {Name = "Capella", Designation = "HR 1708", Id = "α", Constellation = "Aur", No = "Aa", VMag = 0.08, RightAscension = 79.172328, Declination= 45.997991},</text:p>
          </table:table-cell>
        </table:table-row>
        <table:table-row table:style-name="ro2">
          <table:table-cell office:value-type="string" calcext:value-type="string">
            <text:p>Caph</text:p>
          </table:table-cell>
          <table:table-cell office:value-type="string" calcext:value-type="string">
            <text:p>HR 21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0092+590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2.294522</text:p>
          </table:table-cell>
          <table:table-cell office:value-type="string" calcext:value-type="string">
            <text:p>59.149781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33];CHAR(34); &quot;, Designation = &quot;;CHAR(34);[.B233];CHAR(34); &quot;, Id = &quot;;CHAR(34);[.C233];CHAR(34);&quot;, Constellation = &quot;;CHAR(34);[.D233];CHAR(34);&quot;, No = &quot;;CHAR(34);[.E233];CHAR(34); &quot;, VMag = &quot;;[.G233]; &quot;, RightAscension = &quot;;[.H233]; &quot;, Declination= &quot;; [.I233]; &quot;},&quot;)" office:value-type="string" office:string-value="new IAUNamed {Name = &quot;Caph&quot;, Designation = &quot;HR 21&quot;, Id = &quot;β&quot;, Constellation = &quot;Cas&quot;, No = &quot;A&quot;, VMag = 2.28, RightAscension = 2.294522, Declination= 59.149781}," calcext:value-type="string">
            <text:p>new IAUNamed {Name = "Caph", Designation = "HR 21", Id = "β", Constellation = "Cas", No = "A", VMag = 2.28, RightAscension = 2.294522, Declination= 59.149781},</text:p>
          </table:table-cell>
        </table:table-row>
        <table:table-row table:style-name="ro2">
          <table:table-cell office:value-type="string" calcext:value-type="string">
            <text:p>Castor</text:p>
          </table:table-cell>
          <table:table-cell office:value-type="string" calcext:value-type="string">
            <text:p>HR 289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7346+315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13.649428</text:p>
          </table:table-cell>
          <table:table-cell office:value-type="string" calcext:value-type="string">
            <text:p>31.888276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34];CHAR(34); &quot;, Designation = &quot;;CHAR(34);[.B234];CHAR(34); &quot;, Id = &quot;;CHAR(34);[.C234];CHAR(34);&quot;, Constellation = &quot;;CHAR(34);[.D234];CHAR(34);&quot;, No = &quot;;CHAR(34);[.E234];CHAR(34); &quot;, VMag = &quot;;[.G234]; &quot;, RightAscension = &quot;;[.H234]; &quot;, Declination= &quot;; [.I234]; &quot;},&quot;)" office:value-type="string" office:string-value="new IAUNamed {Name = &quot;Castor&quot;, Designation = &quot;HR 2891&quot;, Id = &quot;α&quot;, Constellation = &quot;Gem&quot;, No = &quot;Aa&quot;, VMag = 1.98, RightAscension = 113.649428, Declination= 31.888276}," calcext:value-type="string">
            <text:p>new IAUNamed {Name = "Castor", Designation = "HR 2891", Id = "α", Constellation = "Gem", No = "Aa", VMag = 1.98, RightAscension = 113.649428, Declination= 31.888276},</text:p>
          </table:table-cell>
        </table:table-row>
        <table:table-row table:style-name="ro2">
          <table:table-cell office:value-type="string" calcext:value-type="string">
            <text:p>Castula</text:p>
          </table:table-cell>
          <table:table-cell office:value-type="string" calcext:value-type="string">
            <text:p>HR 265</text:p>
          </table:table-cell>
          <table:table-cell office:value-type="string" calcext:value-type="string">
            <text:p>υ2</text:p>
          </table:table-cell>
          <table:table-cell office:value-type="string" calcext:value-type="string">
            <text:p>C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4.166271</text:p>
          </table:table-cell>
          <table:table-cell office:value-type="string" calcext:value-type="string">
            <text:p>59.181055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35];CHAR(34); &quot;, Designation = &quot;;CHAR(34);[.B235];CHAR(34); &quot;, Id = &quot;;CHAR(34);[.C235];CHAR(34);&quot;, Constellation = &quot;;CHAR(34);[.D235];CHAR(34);&quot;, No = &quot;;CHAR(34);[.E235];CHAR(34); &quot;, VMag = &quot;;[.G235]; &quot;, RightAscension = &quot;;[.H235]; &quot;, Declination= &quot;; [.I235]; &quot;},&quot;)" office:value-type="string" office:string-value="new IAUNamed {Name = &quot;Castula&quot;, Designation = &quot;HR 265&quot;, Id = &quot;υ2&quot;, Constellation = &quot;Cas&quot;, No = &quot;-&quot;, VMag = 4.62, RightAscension = 14.166271, Declination= 59.181055}," calcext:value-type="string">
            <text:p>new IAUNamed {Name = "Castula", Designation = "HR 265", Id = "υ2", Constellation = "Cas", No = "-", VMag = 4.62, RightAscension = 14.166271, Declination= 59.181055},</text:p>
          </table:table-cell>
        </table:table-row>
        <table:table-row table:style-name="ro2">
          <table:table-cell office:value-type="string" calcext:value-type="string">
            <text:p>Cebalrai</text:p>
          </table:table-cell>
          <table:table-cell office:value-type="string" calcext:value-type="string">
            <text:p>HR 6603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Op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65.868136</text:p>
          </table:table-cell>
          <table:table-cell office:value-type="string" calcext:value-type="string">
            <text:p>4.567300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36];CHAR(34); &quot;, Designation = &quot;;CHAR(34);[.B236];CHAR(34); &quot;, Id = &quot;;CHAR(34);[.C236];CHAR(34);&quot;, Constellation = &quot;;CHAR(34);[.D236];CHAR(34);&quot;, No = &quot;;CHAR(34);[.E236];CHAR(34); &quot;, VMag = &quot;;[.G236]; &quot;, RightAscension = &quot;;[.H236]; &quot;, Declination= &quot;; [.I236]; &quot;},&quot;)" office:value-type="string" office:string-value="new IAUNamed {Name = &quot;Cebalrai&quot;, Designation = &quot;HR 6603&quot;, Id = &quot;β&quot;, Constellation = &quot;Oph&quot;, No = &quot;-&quot;, VMag = 2.76, RightAscension = 265.868136, Declination= 4.567300}," calcext:value-type="string">
            <text:p>new IAUNamed {Name = "Cebalrai", Designation = "HR 6603", Id = "β", Constellation = "Oph", No = "-", VMag = 2.76, RightAscension = 265.868136, Declination= 4.567300},</text:p>
          </table:table-cell>
        </table:table-row>
        <table:table-row table:style-name="ro2">
          <table:table-cell office:value-type="string" calcext:value-type="string">
            <text:p>Celaeno</text:p>
          </table:table-cell>
          <table:table-cell office:value-type="string" calcext:value-type="string">
            <text:p>HR 11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448+2417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6.200893</text:p>
          </table:table-cell>
          <table:table-cell office:value-type="string" calcext:value-type="string">
            <text:p>24.289468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37];CHAR(34); &quot;, Designation = &quot;;CHAR(34);[.B237];CHAR(34); &quot;, Id = &quot;;CHAR(34);[.C237];CHAR(34);&quot;, Constellation = &quot;;CHAR(34);[.D237];CHAR(34);&quot;, No = &quot;;CHAR(34);[.E237];CHAR(34); &quot;, VMag = &quot;;[.G237]; &quot;, RightAscension = &quot;;[.H237]; &quot;, Declination= &quot;; [.I237]; &quot;},&quot;)" office:value-type="string" office:string-value="new IAUNamed {Name = &quot;Celaeno&quot;, Designation = &quot;HR 1140&quot;, Id = &quot;16&quot;, Constellation = &quot;Tau&quot;, No = &quot;-&quot;, VMag = 5.45, RightAscension = 56.200893, Declination= 24.289468}," calcext:value-type="string">
            <text:p>new IAUNamed {Name = "Celaeno", Designation = "HR 1140", Id = "16", Constellation = "Tau", No = "-", VMag = 5.45, RightAscension = 56.200893, Declination= 24.289468},</text:p>
          </table:table-cell>
        </table:table-row>
        <table:table-row table:style-name="ro2">
          <table:table-cell office:value-type="string" calcext:value-type="string">
            <text:p>Cervantes</text:p>
          </table:table-cell>
          <table:table-cell office:value-type="string" calcext:value-type="string">
            <text:p>HR 6585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266.036255</text:p>
          </table:table-cell>
          <table:table-cell office:value-type="string" calcext:value-type="string">
            <text:p>-51.834051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38];CHAR(34); &quot;, Designation = &quot;;CHAR(34);[.B238];CHAR(34); &quot;, Id = &quot;;CHAR(34);[.C238];CHAR(34);&quot;, Constellation = &quot;;CHAR(34);[.D238];CHAR(34);&quot;, No = &quot;;CHAR(34);[.E238];CHAR(34); &quot;, VMag = &quot;;[.G238]; &quot;, RightAscension = &quot;;[.H238]; &quot;, Declination= &quot;; [.I238]; &quot;},&quot;)" office:value-type="string" office:string-value="new IAUNamed {Name = &quot;Cervantes&quot;, Designation = &quot;HR 6585&quot;, Id = &quot;μ&quot;, Constellation = &quot;Ara&quot;, No = &quot;-&quot;, VMag = 5.15, RightAscension = 266.036255, Declination= -51.834051}," calcext:value-type="string">
            <text:p>new IAUNamed {Name = "Cervantes", Designation = "HR 6585", Id = "μ", Constellation = "Ara", No = "-", VMag = 5.15, RightAscension = 266.036255, Declination= -51.834051},</text:p>
          </table:table-cell>
        </table:table-row>
        <table:table-row table:style-name="ro2">
          <table:table-cell office:value-type="string" calcext:value-type="string">
            <text:p>Chalawan</text:p>
          </table:table-cell>
          <table:table-cell office:value-type="string" calcext:value-type="string">
            <text:p>HR 42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64.866553</text:p>
          </table:table-cell>
          <table:table-cell office:value-type="string" calcext:value-type="string">
            <text:p>40.430256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39];CHAR(34); &quot;, Designation = &quot;;CHAR(34);[.B239];CHAR(34); &quot;, Id = &quot;;CHAR(34);[.C239];CHAR(34);&quot;, Constellation = &quot;;CHAR(34);[.D239];CHAR(34);&quot;, No = &quot;;CHAR(34);[.E239];CHAR(34); &quot;, VMag = &quot;;[.G239]; &quot;, RightAscension = &quot;;[.H239]; &quot;, Declination= &quot;; [.I239]; &quot;},&quot;)" office:value-type="string" office:string-value="new IAUNamed {Name = &quot;Chalawan&quot;, Designation = &quot;HR 4277&quot;, Id = &quot;47&quot;, Constellation = &quot;UMa&quot;, No = &quot;-&quot;, VMag = 5.03, RightAscension = 164.866553, Declination= 40.430256}," calcext:value-type="string">
            <text:p>new IAUNamed {Name = "Chalawan", Designation = "HR 4277", Id = "47", Constellation = "UMa", No = "-", VMag = 5.03, RightAscension = 164.866553, Declination= 40.430256},</text:p>
          </table:table-cell>
        </table:table-row>
        <table:table-row table:style-name="ro2">
          <table:table-cell office:value-type="string" calcext:value-type="string">
            <text:p>Chamukuy</text:p>
          </table:table-cell>
          <table:table-cell office:value-type="string" calcext:value-type="string">
            <text:p>HR 1412</text:p>
          </table:table-cell>
          <table:table-cell office:value-type="string" calcext:value-type="string">
            <text:p>θ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4287+1552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67.165586</text:p>
          </table:table-cell>
          <table:table-cell office:value-type="string" calcext:value-type="string">
            <text:p>15.870882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40];CHAR(34); &quot;, Designation = &quot;;CHAR(34);[.B240];CHAR(34); &quot;, Id = &quot;;CHAR(34);[.C240];CHAR(34);&quot;, Constellation = &quot;;CHAR(34);[.D240];CHAR(34);&quot;, No = &quot;;CHAR(34);[.E240];CHAR(34); &quot;, VMag = &quot;;[.G240]; &quot;, RightAscension = &quot;;[.H240]; &quot;, Declination= &quot;; [.I240]; &quot;},&quot;)" office:value-type="string" office:string-value="new IAUNamed {Name = &quot;Chamukuy&quot;, Designation = &quot;HR 1412&quot;, Id = &quot;θ2&quot;, Constellation = &quot;Tau&quot;, No = &quot;Aa&quot;, VMag = 3.73, RightAscension = 67.165586, Declination= 15.870882}," calcext:value-type="string">
            <text:p>new IAUNamed {Name = "Chamukuy", Designation = "HR 1412", Id = "θ2", Constellation = "Tau", No = "Aa", VMag = 3.73, RightAscension = 67.165586, Declination= 15.870882},</text:p>
          </table:table-cell>
        </table:table-row>
        <table:table-row table:style-name="ro2">
          <table:table-cell office:value-type="string" calcext:value-type="string">
            <text:p>Chara</text:p>
          </table:table-cell>
          <table:table-cell office:value-type="string" calcext:value-type="string">
            <text:p>HR 4785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V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2337+412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88.435603</text:p>
          </table:table-cell>
          <table:table-cell office:value-type="string" calcext:value-type="string">
            <text:p>41.35747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41];CHAR(34); &quot;, Designation = &quot;;CHAR(34);[.B241];CHAR(34); &quot;, Id = &quot;;CHAR(34);[.C241];CHAR(34);&quot;, Constellation = &quot;;CHAR(34);[.D241];CHAR(34);&quot;, No = &quot;;CHAR(34);[.E241];CHAR(34); &quot;, VMag = &quot;;[.G241]; &quot;, RightAscension = &quot;;[.H241]; &quot;, Declination= &quot;; [.I241]; &quot;},&quot;)" office:value-type="string" office:string-value="new IAUNamed {Name = &quot;Chara&quot;, Designation = &quot;HR 4785&quot;, Id = &quot;β&quot;, Constellation = &quot;CVn&quot;, No = &quot;Aa&quot;, VMag = 4.24, RightAscension = 188.435603, Declination= 41.357479}," calcext:value-type="string">
            <text:p>new IAUNamed {Name = "Chara", Designation = "HR 4785", Id = "β", Constellation = "CVn", No = "Aa", VMag = 4.24, RightAscension = 188.435603, Declination= 41.357479},</text:p>
          </table:table-cell>
        </table:table-row>
        <table:table-row table:style-name="ro2">
          <table:table-cell office:value-type="string" calcext:value-type="string">
            <text:p>Chertan</text:p>
          </table:table-cell>
          <table:table-cell office:value-type="string" calcext:value-type="string">
            <text:p>HR 4359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L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168.560019</text:p>
          </table:table-cell>
          <table:table-cell office:value-type="string" calcext:value-type="string">
            <text:p>15.429571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42];CHAR(34); &quot;, Designation = &quot;;CHAR(34);[.B242];CHAR(34); &quot;, Id = &quot;;CHAR(34);[.C242];CHAR(34);&quot;, Constellation = &quot;;CHAR(34);[.D242];CHAR(34);&quot;, No = &quot;;CHAR(34);[.E242];CHAR(34); &quot;, VMag = &quot;;[.G242]; &quot;, RightAscension = &quot;;[.H242]; &quot;, Declination= &quot;; [.I242]; &quot;},&quot;)" office:value-type="string" office:string-value="new IAUNamed {Name = &quot;Chertan&quot;, Designation = &quot;HR 4359&quot;, Id = &quot;θ&quot;, Constellation = &quot;Leo&quot;, No = &quot;-&quot;, VMag = 3.33, RightAscension = 168.560019, Declination= 15.429571}," calcext:value-type="string">
            <text:p>new IAUNamed {Name = "Chertan", Designation = "HR 4359", Id = "θ", Constellation = "Leo", No = "-", VMag = 3.33, RightAscension = 168.560019, Declination= 15.429571},</text:p>
          </table:table-cell>
        </table:table-row>
        <table:table-row table:style-name="ro2">
          <table:table-cell office:value-type="string" calcext:value-type="string">
            <text:p>Copernicus</text:p>
          </table:table-cell>
          <table:table-cell office:value-type="string" calcext:value-type="string">
            <text:p>HR 35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8526+2820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33.149212</text:p>
          </table:table-cell>
          <table:table-cell office:value-type="string" calcext:value-type="string">
            <text:p>28.330820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43];CHAR(34); &quot;, Designation = &quot;;CHAR(34);[.B243];CHAR(34); &quot;, Id = &quot;;CHAR(34);[.C243];CHAR(34);&quot;, Constellation = &quot;;CHAR(34);[.D243];CHAR(34);&quot;, No = &quot;;CHAR(34);[.E243];CHAR(34); &quot;, VMag = &quot;;[.G243]; &quot;, RightAscension = &quot;;[.H243]; &quot;, Declination= &quot;; [.I243]; &quot;},&quot;)" office:value-type="string" office:string-value="new IAUNamed {Name = &quot;Copernicus&quot;, Designation = &quot;HR 3522&quot;, Id = &quot;55&quot;, Constellation = &quot;Cnc&quot;, No = &quot;A&quot;, VMag = 5.95, RightAscension = 133.149212, Declination= 28.330820}," calcext:value-type="string">
            <text:p>new IAUNamed {Name = "Copernicus", Designation = "HR 3522", Id = "55", Constellation = "Cnc", No = "A", VMag = 5.95, RightAscension = 133.149212, Declination= 28.330820},</text:p>
          </table:table-cell>
        </table:table-row>
        <table:table-row table:style-name="ro2">
          <table:table-cell office:value-type="string" calcext:value-type="string">
            <text:p>Cor Caroli</text:p>
          </table:table-cell>
          <table:table-cell office:value-type="string" calcext:value-type="string">
            <text:p>HR 4915</text:p>
          </table:table-cell>
          <table:table-cell office:value-type="string" calcext:value-type="string">
            <text:p>α2</text:p>
          </table:table-cell>
          <table:table-cell office:value-type="string" calcext:value-type="string">
            <text:p>CV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2560+3819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94.006943</text:p>
          </table:table-cell>
          <table:table-cell office:value-type="string" calcext:value-type="string">
            <text:p>38.31837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44];CHAR(34); &quot;, Designation = &quot;;CHAR(34);[.B244];CHAR(34); &quot;, Id = &quot;;CHAR(34);[.C244];CHAR(34);&quot;, Constellation = &quot;;CHAR(34);[.D244];CHAR(34);&quot;, No = &quot;;CHAR(34);[.E244];CHAR(34); &quot;, VMag = &quot;;[.G244]; &quot;, RightAscension = &quot;;[.H244]; &quot;, Declination= &quot;; [.I244]; &quot;},&quot;)" office:value-type="string" office:string-value="new IAUNamed {Name = &quot;Cor Caroli&quot;, Designation = &quot;HR 4915&quot;, Id = &quot;α2&quot;, Constellation = &quot;CVn&quot;, No = &quot;Aa&quot;, VMag = 2.89, RightAscension = 194.006943, Declination= 38.318376}," calcext:value-type="string">
            <text:p>new IAUNamed {Name = "Cor Caroli", Designation = "HR 4915", Id = "α2", Constellation = "CVn", No = "Aa", VMag = 2.89, RightAscension = 194.006943, Declination= 38.318376},</text:p>
          </table:table-cell>
        </table:table-row>
        <table:table-row table:style-name="ro2">
          <table:table-cell office:value-type="string" calcext:value-type="string">
            <text:p>Cujam</text:p>
          </table:table-cell>
          <table:table-cell office:value-type="string" calcext:value-type="string">
            <text:p>HR 6117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254+1402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246.353979</text:p>
          </table:table-cell>
          <table:table-cell office:value-type="string" calcext:value-type="string">
            <text:p>14.033274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245];CHAR(34); &quot;, Designation = &quot;;CHAR(34);[.B245];CHAR(34); &quot;, Id = &quot;;CHAR(34);[.C245];CHAR(34);&quot;, Constellation = &quot;;CHAR(34);[.D245];CHAR(34);&quot;, No = &quot;;CHAR(34);[.E245];CHAR(34); &quot;, VMag = &quot;;[.G245]; &quot;, RightAscension = &quot;;[.H245]; &quot;, Declination= &quot;; [.I245]; &quot;},&quot;)" office:value-type="string" office:string-value="new IAUNamed {Name = &quot;Cujam&quot;, Designation = &quot;HR 6117&quot;, Id = &quot;ω&quot;, Constellation = &quot;Her&quot;, No = &quot;A&quot;, VMag = 4.57, RightAscension = 246.353979, Declination= 14.033274}," calcext:value-type="string">
            <text:p>new IAUNamed {Name = "Cujam", Designation = "HR 6117", Id = "ω", Constellation = "Her", No = "A", VMag = 4.57, RightAscension = 246.353979, Declination= 14.033274},</text:p>
          </table:table-cell>
        </table:table-row>
        <table:table-row table:style-name="ro2">
          <table:table-cell office:value-type="string" calcext:value-type="string">
            <text:p>Cursa</text:p>
          </table:table-cell>
          <table:table-cell office:value-type="string" calcext:value-type="string">
            <text:p>HR 1666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078-0505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76.962440</text:p>
          </table:table-cell>
          <table:table-cell office:value-type="string" calcext:value-type="string">
            <text:p>-5.08644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46];CHAR(34); &quot;, Designation = &quot;;CHAR(34);[.B246];CHAR(34); &quot;, Id = &quot;;CHAR(34);[.C246];CHAR(34);&quot;, Constellation = &quot;;CHAR(34);[.D246];CHAR(34);&quot;, No = &quot;;CHAR(34);[.E246];CHAR(34); &quot;, VMag = &quot;;[.G246]; &quot;, RightAscension = &quot;;[.H246]; &quot;, Declination= &quot;; [.I246]; &quot;},&quot;)" office:value-type="string" office:string-value="new IAUNamed {Name = &quot;Cursa&quot;, Designation = &quot;HR 1666&quot;, Id = &quot;β&quot;, Constellation = &quot;Eri&quot;, No = &quot;-&quot;, VMag = 2.78, RightAscension = 76.962440, Declination= -5.086446}," calcext:value-type="string">
            <text:p>new IAUNamed {Name = "Cursa", Designation = "HR 1666", Id = "β", Constellation = "Eri", No = "-", VMag = 2.78, RightAscension = 76.962440, Declination= -5.086446},</text:p>
          </table:table-cell>
        </table:table-row>
        <table:table-row table:style-name="ro2">
          <table:table-cell office:value-type="string" calcext:value-type="string">
            <text:p>Dabih</text:p>
          </table:table-cell>
          <table:table-cell office:value-type="string" calcext:value-type="string">
            <text:p>HR 7776</text:p>
          </table:table-cell>
          <table:table-cell office:value-type="string" calcext:value-type="string">
            <text:p>β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0210-1447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05.252803</text:p>
          </table:table-cell>
          <table:table-cell office:value-type="string" calcext:value-type="string">
            <text:p>-14.781405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47];CHAR(34); &quot;, Designation = &quot;;CHAR(34);[.B247];CHAR(34); &quot;, Id = &quot;;CHAR(34);[.C247];CHAR(34);&quot;, Constellation = &quot;;CHAR(34);[.D247];CHAR(34);&quot;, No = &quot;;CHAR(34);[.E247];CHAR(34); &quot;, VMag = &quot;;[.G247]; &quot;, RightAscension = &quot;;[.H247]; &quot;, Declination= &quot;; [.I247]; &quot;},&quot;)" office:value-type="string" office:string-value="new IAUNamed {Name = &quot;Dabih&quot;, Designation = &quot;HR 7776&quot;, Id = &quot;β1&quot;, Constellation = &quot;Cap&quot;, No = &quot;Aa&quot;, VMag = 3.05, RightAscension = 305.252803, Declination= -14.781405}," calcext:value-type="string">
            <text:p>new IAUNamed {Name = "Dabih", Designation = "HR 7776", Id = "β1", Constellation = "Cap", No = "Aa", VMag = 3.05, RightAscension = 305.252803, Declination= -14.781405},</text:p>
          </table:table-cell>
        </table:table-row>
        <table:table-row table:style-name="ro2">
          <table:table-cell office:value-type="string" calcext:value-type="string">
            <text:p>Dalim</text:p>
          </table:table-cell>
          <table:table-cell office:value-type="string" calcext:value-type="string">
            <text:p>HR 963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3121-2859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48.018864</text:p>
          </table:table-cell>
          <table:table-cell office:value-type="string" calcext:value-type="string">
            <text:p>-28.987620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48];CHAR(34); &quot;, Designation = &quot;;CHAR(34);[.B248];CHAR(34); &quot;, Id = &quot;;CHAR(34);[.C248];CHAR(34);&quot;, Constellation = &quot;;CHAR(34);[.D248];CHAR(34);&quot;, No = &quot;;CHAR(34);[.E248];CHAR(34); &quot;, VMag = &quot;;[.G248]; &quot;, RightAscension = &quot;;[.H248]; &quot;, Declination= &quot;; [.I248]; &quot;},&quot;)" office:value-type="string" office:string-value="new IAUNamed {Name = &quot;Dalim&quot;, Designation = &quot;HR 963&quot;, Id = &quot;α&quot;, Constellation = &quot;For&quot;, No = &quot;A&quot;, VMag = 3.86, RightAscension = 48.018864, Declination= -28.987620}," calcext:value-type="string">
            <text:p>new IAUNamed {Name = "Dalim", Designation = "HR 963", Id = "α", Constellation = "For", No = "A", VMag = 3.86, RightAscension = 48.018864, Declination= -28.987620},</text:p>
          </table:table-cell>
        </table:table-row>
        <table:table-row table:style-name="ro2">
          <table:table-cell office:value-type="string" calcext:value-type="string">
            <text:p>Deneb Algedi</text:p>
          </table:table-cell>
          <table:table-cell office:value-type="string" calcext:value-type="string">
            <text:p>HR 8322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1470-1608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6.760184</text:p>
          </table:table-cell>
          <table:table-cell office:value-type="string" calcext:value-type="string">
            <text:p>-16.127287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249];CHAR(34); &quot;, Designation = &quot;;CHAR(34);[.B249];CHAR(34); &quot;, Id = &quot;;CHAR(34);[.C249];CHAR(34);&quot;, Constellation = &quot;;CHAR(34);[.D249];CHAR(34);&quot;, No = &quot;;CHAR(34);[.E249];CHAR(34); &quot;, VMag = &quot;;[.G249]; &quot;, RightAscension = &quot;;[.H249]; &quot;, Declination= &quot;; [.I249]; &quot;},&quot;)" office:value-type="string" office:string-value="new IAUNamed {Name = &quot;Deneb Algedi&quot;, Designation = &quot;HR 8322&quot;, Id = &quot;δ&quot;, Constellation = &quot;Cap&quot;, No = &quot;Aa&quot;, VMag = 2.85, RightAscension = 326.760184, Declination= -16.127287}," calcext:value-type="string">
            <text:p>new IAUNamed {Name = "Deneb Algedi", Designation = "HR 8322", Id = "δ", Constellation = "Cap", No = "Aa", VMag = 2.85, RightAscension = 326.760184, Declination= -16.127287},</text:p>
          </table:table-cell>
        </table:table-row>
        <table:table-row table:style-name="ro2">
          <table:table-cell office:value-type="string" calcext:value-type="string">
            <text:p>Deneb</text:p>
          </table:table-cell>
          <table:table-cell office:value-type="string" calcext:value-type="string">
            <text:p>HR 7924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y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414+451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310.357980</text:p>
          </table:table-cell>
          <table:table-cell office:value-type="string" calcext:value-type="string">
            <text:p>45.280339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50];CHAR(34); &quot;, Designation = &quot;;CHAR(34);[.B250];CHAR(34); &quot;, Id = &quot;;CHAR(34);[.C250];CHAR(34);&quot;, Constellation = &quot;;CHAR(34);[.D250];CHAR(34);&quot;, No = &quot;;CHAR(34);[.E250];CHAR(34); &quot;, VMag = &quot;;[.G250]; &quot;, RightAscension = &quot;;[.H250]; &quot;, Declination= &quot;; [.I250]; &quot;},&quot;)" office:value-type="string" office:string-value="new IAUNamed {Name = &quot;Deneb&quot;, Designation = &quot;HR 7924&quot;, Id = &quot;α&quot;, Constellation = &quot;Cyg&quot;, No = &quot;-&quot;, VMag = 1.25, RightAscension = 310.357980, Declination= 45.280339}," calcext:value-type="string">
            <text:p>new IAUNamed {Name = "Deneb", Designation = "HR 7924", Id = "α", Constellation = "Cyg", No = "-", VMag = 1.25, RightAscension = 310.357980, Declination= 45.280339},</text:p>
          </table:table-cell>
        </table:table-row>
        <table:table-row table:style-name="ro2">
          <table:table-cell office:value-type="string" calcext:value-type="string">
            <text:p>Denebola</text:p>
          </table:table-cell>
          <table:table-cell office:value-type="string" calcext:value-type="string">
            <text:p>HR 4534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491+143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77.264910</text:p>
          </table:table-cell>
          <table:table-cell office:value-type="string" calcext:value-type="string">
            <text:p>14.572058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51];CHAR(34); &quot;, Designation = &quot;;CHAR(34);[.B251];CHAR(34); &quot;, Id = &quot;;CHAR(34);[.C251];CHAR(34);&quot;, Constellation = &quot;;CHAR(34);[.D251];CHAR(34);&quot;, No = &quot;;CHAR(34);[.E251];CHAR(34); &quot;, VMag = &quot;;[.G251]; &quot;, RightAscension = &quot;;[.H251]; &quot;, Declination= &quot;; [.I251]; &quot;},&quot;)" office:value-type="string" office:string-value="new IAUNamed {Name = &quot;Denebola&quot;, Designation = &quot;HR 4534&quot;, Id = &quot;β&quot;, Constellation = &quot;Leo&quot;, No = &quot;-&quot;, VMag = 2.14, RightAscension = 177.264910, Declination= 14.572058}," calcext:value-type="string">
            <text:p>new IAUNamed {Name = "Denebola", Designation = "HR 4534", Id = "β", Constellation = "Leo", No = "-", VMag = 2.14, RightAscension = 177.264910, Declination= 14.572058},</text:p>
          </table:table-cell>
        </table:table-row>
        <table:table-row table:style-name="ro2">
          <table:table-cell office:value-type="string" calcext:value-type="string">
            <text:p>Diadem</text:p>
          </table:table-cell>
          <table:table-cell office:value-type="string" calcext:value-type="string">
            <text:p>HR 4968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100+1732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197.497029</text:p>
          </table:table-cell>
          <table:table-cell office:value-type="string" calcext:value-type="string">
            <text:p>17.529447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252];CHAR(34); &quot;, Designation = &quot;;CHAR(34);[.B252];CHAR(34); &quot;, Id = &quot;;CHAR(34);[.C252];CHAR(34);&quot;, Constellation = &quot;;CHAR(34);[.D252];CHAR(34);&quot;, No = &quot;;CHAR(34);[.E252];CHAR(34); &quot;, VMag = &quot;;[.G252]; &quot;, RightAscension = &quot;;[.H252]; &quot;, Declination= &quot;; [.I252]; &quot;},&quot;)" office:value-type="string" office:string-value="new IAUNamed {Name = &quot;Diadem&quot;, Designation = &quot;HR 4968&quot;, Id = &quot;α&quot;, Constellation = &quot;Com&quot;, No = &quot;A&quot;, VMag = 4.85, RightAscension = 197.497029, Declination= 17.529447}," calcext:value-type="string">
            <text:p>new IAUNamed {Name = "Diadem", Designation = "HR 4968", Id = "α", Constellation = "Com", No = "A", VMag = 4.85, RightAscension = 197.497029, Declination= 17.529447},</text:p>
          </table:table-cell>
        </table:table-row>
        <table:table-row table:style-name="ro2">
          <table:table-cell office:value-type="string" calcext:value-type="string">
            <text:p>Diphda</text:p>
          </table:table-cell>
          <table:table-cell office:value-type="string" calcext:value-type="string">
            <text:p>HR 188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0.897379</text:p>
          </table:table-cell>
          <table:table-cell office:value-type="string" calcext:value-type="string">
            <text:p>-17.986606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53];CHAR(34); &quot;, Designation = &quot;;CHAR(34);[.B253];CHAR(34); &quot;, Id = &quot;;CHAR(34);[.C253];CHAR(34);&quot;, Constellation = &quot;;CHAR(34);[.D253];CHAR(34);&quot;, No = &quot;;CHAR(34);[.E253];CHAR(34); &quot;, VMag = &quot;;[.G253]; &quot;, RightAscension = &quot;;[.H253]; &quot;, Declination= &quot;; [.I253]; &quot;},&quot;)" office:value-type="string" office:string-value="new IAUNamed {Name = &quot;Diphda&quot;, Designation = &quot;HR 188&quot;, Id = &quot;β&quot;, Constellation = &quot;Cet&quot;, No = &quot;-&quot;, VMag = 2.04, RightAscension = 10.897379, Declination= -17.986606}," calcext:value-type="string">
            <text:p>new IAUNamed {Name = "Diphda", Designation = "HR 188", Id = "β", Constellation = "Cet", No = "-", VMag = 2.04, RightAscension = 10.897379, Declination= -17.986606},</text:p>
          </table:table-cell>
        </table:table-row>
        <table:table-row table:style-name="ro2">
          <table:table-cell office:value-type="string" calcext:value-type="string">
            <text:p>Dschubba</text:p>
          </table:table-cell>
          <table:table-cell office:value-type="string" calcext:value-type="string">
            <text:p>HR 5953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003-2237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40.083359</text:p>
          </table:table-cell>
          <table:table-cell office:value-type="string" calcext:value-type="string">
            <text:p>-22.621710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54];CHAR(34); &quot;, Designation = &quot;;CHAR(34);[.B254];CHAR(34); &quot;, Id = &quot;;CHAR(34);[.C254];CHAR(34);&quot;, Constellation = &quot;;CHAR(34);[.D254];CHAR(34);&quot;, No = &quot;;CHAR(34);[.E254];CHAR(34); &quot;, VMag = &quot;;[.G254]; &quot;, RightAscension = &quot;;[.H254]; &quot;, Declination= &quot;; [.I254]; &quot;},&quot;)" office:value-type="string" office:string-value="new IAUNamed {Name = &quot;Dschubba&quot;, Designation = &quot;HR 5953&quot;, Id = &quot;δ&quot;, Constellation = &quot;Sco&quot;, No = &quot;A&quot;, VMag = 2.29, RightAscension = 240.083359, Declination= -22.621710}," calcext:value-type="string">
            <text:p>new IAUNamed {Name = "Dschubba", Designation = "HR 5953", Id = "δ", Constellation = "Sco", No = "A", VMag = 2.29, RightAscension = 240.083359, Declination= -22.621710},</text:p>
          </table:table-cell>
        </table:table-row>
        <table:table-row table:style-name="ro2">
          <table:table-cell office:value-type="string" calcext:value-type="string">
            <text:p>Dubhe</text:p>
          </table:table-cell>
          <table:table-cell office:value-type="string" calcext:value-type="string">
            <text:p>HR 430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037+6145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65.931965</text:p>
          </table:table-cell>
          <table:table-cell office:value-type="string" calcext:value-type="string">
            <text:p>61.751035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255];CHAR(34); &quot;, Designation = &quot;;CHAR(34);[.B255];CHAR(34); &quot;, Id = &quot;;CHAR(34);[.C255];CHAR(34);&quot;, Constellation = &quot;;CHAR(34);[.D255];CHAR(34);&quot;, No = &quot;;CHAR(34);[.E255];CHAR(34); &quot;, VMag = &quot;;[.G255]; &quot;, RightAscension = &quot;;[.H255]; &quot;, Declination= &quot;; [.I255]; &quot;},&quot;)" office:value-type="string" office:string-value="new IAUNamed {Name = &quot;Dubhe&quot;, Designation = &quot;HR 4301&quot;, Id = &quot;α&quot;, Constellation = &quot;UMa&quot;, No = &quot;A&quot;, VMag = 1.81, RightAscension = 165.931965, Declination= 61.751035}," calcext:value-type="string">
            <text:p>new IAUNamed {Name = "Dubhe", Designation = "HR 4301", Id = "α", Constellation = "UMa", No = "A", VMag = 1.81, RightAscension = 165.931965, Declination= 61.751035},</text:p>
          </table:table-cell>
        </table:table-row>
        <table:table-row table:style-name="ro2">
          <table:table-cell office:value-type="string" calcext:value-type="string">
            <text:p>Dziban</text:p>
          </table:table-cell>
          <table:table-cell office:value-type="string" calcext:value-type="string">
            <text:p>HR 6636</text:p>
          </table:table-cell>
          <table:table-cell office:value-type="string" calcext:value-type="string">
            <text:p>ψ1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419+720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265.484814</text:p>
          </table:table-cell>
          <table:table-cell office:value-type="string" calcext:value-type="string">
            <text:p>72.148847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56];CHAR(34); &quot;, Designation = &quot;;CHAR(34);[.B256];CHAR(34); &quot;, Id = &quot;;CHAR(34);[.C256];CHAR(34);&quot;, Constellation = &quot;;CHAR(34);[.D256];CHAR(34);&quot;, No = &quot;;CHAR(34);[.E256];CHAR(34); &quot;, VMag = &quot;;[.G256]; &quot;, RightAscension = &quot;;[.H256]; &quot;, Declination= &quot;; [.I256]; &quot;},&quot;)" office:value-type="string" office:string-value="new IAUNamed {Name = &quot;Dziban&quot;, Designation = &quot;HR 6636&quot;, Id = &quot;ψ1&quot;, Constellation = &quot;Dra&quot;, No = &quot;A&quot;, VMag = 4.57, RightAscension = 265.484814, Declination= 72.148847}," calcext:value-type="string">
            <text:p>new IAUNamed {Name = "Dziban", Designation = "HR 6636", Id = "ψ1", Constellation = "Dra", No = "A", VMag = 4.57, RightAscension = 265.484814, Declination= 72.148847},</text:p>
          </table:table-cell>
        </table:table-row>
        <table:table-row table:style-name="ro2">
          <table:table-cell office:value-type="string" calcext:value-type="string">
            <text:p>Edasich</text:p>
          </table:table-cell>
          <table:table-cell office:value-type="string" calcext:value-type="string">
            <text:p>HR 5744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249+5858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31.232396</text:p>
          </table:table-cell>
          <table:table-cell office:value-type="string" calcext:value-type="string">
            <text:p>58.966063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57];CHAR(34); &quot;, Designation = &quot;;CHAR(34);[.B257];CHAR(34); &quot;, Id = &quot;;CHAR(34);[.C257];CHAR(34);&quot;, Constellation = &quot;;CHAR(34);[.D257];CHAR(34);&quot;, No = &quot;;CHAR(34);[.E257];CHAR(34); &quot;, VMag = &quot;;[.G257]; &quot;, RightAscension = &quot;;[.H257]; &quot;, Declination= &quot;; [.I257]; &quot;},&quot;)" office:value-type="string" office:string-value="new IAUNamed {Name = &quot;Edasich&quot;, Designation = &quot;HR 5744&quot;, Id = &quot;ι&quot;, Constellation = &quot;Dra&quot;, No = &quot;-&quot;, VMag = 3.29, RightAscension = 231.232396, Declination= 58.966063}," calcext:value-type="string">
            <text:p>new IAUNamed {Name = "Edasich", Designation = "HR 5744", Id = "ι", Constellation = "Dra", No = "-", VMag = 3.29, RightAscension = 231.232396, Declination= 58.966063},</text:p>
          </table:table-cell>
        </table:table-row>
        <table:table-row table:style-name="ro2">
          <table:table-cell office:value-type="string" calcext:value-type="string">
            <text:p>Electra</text:p>
          </table:table-cell>
          <table:table-cell office:value-type="string" calcext:value-type="string">
            <text:p>HR 11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449+2407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56.218904</text:p>
          </table:table-cell>
          <table:table-cell office:value-type="string" calcext:value-type="string">
            <text:p>24.113336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58];CHAR(34); &quot;, Designation = &quot;;CHAR(34);[.B258];CHAR(34); &quot;, Id = &quot;;CHAR(34);[.C258];CHAR(34);&quot;, Constellation = &quot;;CHAR(34);[.D258];CHAR(34);&quot;, No = &quot;;CHAR(34);[.E258];CHAR(34); &quot;, VMag = &quot;;[.G258]; &quot;, RightAscension = &quot;;[.H258]; &quot;, Declination= &quot;; [.I258]; &quot;},&quot;)" office:value-type="string" office:string-value="new IAUNamed {Name = &quot;Electra&quot;, Designation = &quot;HR 1142&quot;, Id = &quot;17&quot;, Constellation = &quot;Tau&quot;, No = &quot;-&quot;, VMag = 3.72, RightAscension = 56.218904, Declination= 24.113336}," calcext:value-type="string">
            <text:p>new IAUNamed {Name = "Electra", Designation = "HR 1142", Id = "17", Constellation = "Tau", No = "-", VMag = 3.72, RightAscension = 56.218904, Declination= 24.113336},</text:p>
          </table:table-cell>
        </table:table-row>
        <table:table-row table:style-name="ro2">
          <table:table-cell office:value-type="string" calcext:value-type="string">
            <text:p>Elnath</text:p>
          </table:table-cell>
          <table:table-cell office:value-type="string" calcext:value-type="string">
            <text:p>HR 1791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5263+2836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81.572971</text:p>
          </table:table-cell>
          <table:table-cell office:value-type="string" calcext:value-type="string">
            <text:p>28.607452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59];CHAR(34); &quot;, Designation = &quot;;CHAR(34);[.B259];CHAR(34); &quot;, Id = &quot;;CHAR(34);[.C259];CHAR(34);&quot;, Constellation = &quot;;CHAR(34);[.D259];CHAR(34);&quot;, No = &quot;;CHAR(34);[.E259];CHAR(34); &quot;, VMag = &quot;;[.G259]; &quot;, RightAscension = &quot;;[.H259]; &quot;, Declination= &quot;; [.I259]; &quot;},&quot;)" office:value-type="string" office:string-value="new IAUNamed {Name = &quot;Elnath&quot;, Designation = &quot;HR 1791&quot;, Id = &quot;β&quot;, Constellation = &quot;Tau&quot;, No = &quot;Aa&quot;, VMag = 1.65, RightAscension = 81.572971, Declination= 28.607452}," calcext:value-type="string">
            <text:p>new IAUNamed {Name = "Elnath", Designation = "HR 1791", Id = "β", Constellation = "Tau", No = "Aa", VMag = 1.65, RightAscension = 81.572971, Declination= 28.607452},</text:p>
          </table:table-cell>
        </table:table-row>
        <table:table-row table:style-name="ro2">
          <table:table-cell office:value-type="string" calcext:value-type="string">
            <text:p>Eltanin</text:p>
          </table:table-cell>
          <table:table-cell office:value-type="string" calcext:value-type="string">
            <text:p>HR 6705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566+5129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269.151541</text:p>
          </table:table-cell>
          <table:table-cell office:value-type="string" calcext:value-type="string">
            <text:p>51.488896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60];CHAR(34); &quot;, Designation = &quot;;CHAR(34);[.B260];CHAR(34); &quot;, Id = &quot;;CHAR(34);[.C260];CHAR(34);&quot;, Constellation = &quot;;CHAR(34);[.D260];CHAR(34);&quot;, No = &quot;;CHAR(34);[.E260];CHAR(34); &quot;, VMag = &quot;;[.G260]; &quot;, RightAscension = &quot;;[.H260]; &quot;, Declination= &quot;; [.I260]; &quot;},&quot;)" office:value-type="string" office:string-value="new IAUNamed {Name = &quot;Eltanin&quot;, Designation = &quot;HR 6705&quot;, Id = &quot;γ&quot;, Constellation = &quot;Dra&quot;, No = &quot;-&quot;, VMag = 2.24, RightAscension = 269.151541, Declination= 51.488896}," calcext:value-type="string">
            <text:p>new IAUNamed {Name = "Eltanin", Designation = "HR 6705", Id = "γ", Constellation = "Dra", No = "-", VMag = 2.24, RightAscension = 269.151541, Declination= 51.488896},</text:p>
          </table:table-cell>
        </table:table-row>
        <table:table-row table:style-name="ro2">
          <table:table-cell office:value-type="string" calcext:value-type="string">
            <text:p>Enif</text:p>
          </table:table-cell>
          <table:table-cell office:value-type="string" calcext:value-type="string">
            <text:p>HR 8308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442+0953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326.046484</text:p>
          </table:table-cell>
          <table:table-cell office:value-type="string" calcext:value-type="string">
            <text:p>9.87500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61];CHAR(34); &quot;, Designation = &quot;;CHAR(34);[.B261];CHAR(34); &quot;, Id = &quot;;CHAR(34);[.C261];CHAR(34);&quot;, Constellation = &quot;;CHAR(34);[.D261];CHAR(34);&quot;, No = &quot;;CHAR(34);[.E261];CHAR(34); &quot;, VMag = &quot;;[.G261]; &quot;, RightAscension = &quot;;[.H261]; &quot;, Declination= &quot;; [.I261]; &quot;},&quot;)" office:value-type="string" office:string-value="new IAUNamed {Name = &quot;Enif&quot;, Designation = &quot;HR 8308&quot;, Id = &quot;ε&quot;, Constellation = &quot;Peg&quot;, No = &quot;-&quot;, VMag = 2.38, RightAscension = 326.046484, Declination= 9.875009}," calcext:value-type="string">
            <text:p>new IAUNamed {Name = "Enif", Designation = "HR 8308", Id = "ε", Constellation = "Peg", No = "-", VMag = 2.38, RightAscension = 326.046484, Declination= 9.875009},</text:p>
          </table:table-cell>
        </table:table-row>
        <table:table-row table:style-name="ro2">
          <table:table-cell office:value-type="string" calcext:value-type="string">
            <text:p>Errai</text:p>
          </table:table-cell>
          <table:table-cell office:value-type="string" calcext:value-type="string">
            <text:p>HR 8974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3393+7738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354.836655</text:p>
          </table:table-cell>
          <table:table-cell office:value-type="string" calcext:value-type="string">
            <text:p>77.632313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62];CHAR(34); &quot;, Designation = &quot;;CHAR(34);[.B262];CHAR(34); &quot;, Id = &quot;;CHAR(34);[.C262];CHAR(34);&quot;, Constellation = &quot;;CHAR(34);[.D262];CHAR(34);&quot;, No = &quot;;CHAR(34);[.E262];CHAR(34); &quot;, VMag = &quot;;[.G262]; &quot;, RightAscension = &quot;;[.H262]; &quot;, Declination= &quot;; [.I262]; &quot;},&quot;)" office:value-type="string" office:string-value="new IAUNamed {Name = &quot;Errai&quot;, Designation = &quot;HR 8974&quot;, Id = &quot;γ&quot;, Constellation = &quot;Cep&quot;, No = &quot;Aa&quot;, VMag = 3.21, RightAscension = 354.836655, Declination= 77.632313}," calcext:value-type="string">
            <text:p>new IAUNamed {Name = "Errai", Designation = "HR 8974", Id = "γ", Constellation = "Cep", No = "Aa", VMag = 3.21, RightAscension = 354.836655, Declination= 77.632313},</text:p>
          </table:table-cell>
        </table:table-row>
        <table:table-row table:style-name="ro2">
          <table:table-cell office:value-type="string" calcext:value-type="string">
            <text:p>Fafnir</text:p>
          </table:table-cell>
          <table:table-cell office:value-type="string" calcext:value-type="string">
            <text:p>HR 69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8260+653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276.496406</text:p>
          </table:table-cell>
          <table:table-cell office:value-type="string" calcext:value-type="string">
            <text:p>65.563480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63];CHAR(34); &quot;, Designation = &quot;;CHAR(34);[.B263];CHAR(34); &quot;, Id = &quot;;CHAR(34);[.C263];CHAR(34);&quot;, Constellation = &quot;;CHAR(34);[.D263];CHAR(34);&quot;, No = &quot;;CHAR(34);[.E263];CHAR(34); &quot;, VMag = &quot;;[.G263]; &quot;, RightAscension = &quot;;[.H263]; &quot;, Declination= &quot;; [.I263]; &quot;},&quot;)" office:value-type="string" office:string-value="new IAUNamed {Name = &quot;Fafnir&quot;, Designation = &quot;HR 6945&quot;, Id = &quot;42&quot;, Constellation = &quot;Dra&quot;, No = &quot;A&quot;, VMag = 4.82, RightAscension = 276.496406, Declination= 65.563480}," calcext:value-type="string">
            <text:p>new IAUNamed {Name = "Fafnir", Designation = "HR 6945", Id = "42", Constellation = "Dra", No = "A", VMag = 4.82, RightAscension = 276.496406, Declination= 65.563480},</text:p>
          </table:table-cell>
        </table:table-row>
        <table:table-row table:style-name="ro2">
          <table:table-cell office:value-type="string" calcext:value-type="string">
            <text:p>Fang</text:p>
          </table:table-cell>
          <table:table-cell office:value-type="string" calcext:value-type="string">
            <text:p>HR 5944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5589-260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239.712972</text:p>
          </table:table-cell>
          <table:table-cell office:value-type="string" calcext:value-type="string">
            <text:p>-26.114108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64];CHAR(34); &quot;, Designation = &quot;;CHAR(34);[.B264];CHAR(34); &quot;, Id = &quot;;CHAR(34);[.C264];CHAR(34);&quot;, Constellation = &quot;;CHAR(34);[.D264];CHAR(34);&quot;, No = &quot;;CHAR(34);[.E264];CHAR(34); &quot;, VMag = &quot;;[.G264]; &quot;, RightAscension = &quot;;[.H264]; &quot;, Declination= &quot;; [.I264]; &quot;},&quot;)" office:value-type="string" office:string-value="new IAUNamed {Name = &quot;Fang&quot;, Designation = &quot;HR 5944&quot;, Id = &quot;π&quot;, Constellation = &quot;Sco&quot;, No = &quot;Aa&quot;, VMag = 2.89, RightAscension = 239.712972, Declination= -26.114108}," calcext:value-type="string">
            <text:p>new IAUNamed {Name = "Fang", Designation = "HR 5944", Id = "π", Constellation = "Sco", No = "Aa", VMag = 2.89, RightAscension = 239.712972, Declination= -26.114108},</text:p>
          </table:table-cell>
        </table:table-row>
        <table:table-row table:style-name="ro2">
          <table:table-cell office:value-type="string" calcext:value-type="string">
            <text:p>Fomalhaut</text:p>
          </table:table-cell>
          <table:table-cell office:value-type="string" calcext:value-type="string">
            <text:p>HR 8728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2577-293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344.412693</text:p>
          </table:table-cell>
          <table:table-cell office:value-type="string" calcext:value-type="string">
            <text:p>-29.622237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65];CHAR(34); &quot;, Designation = &quot;;CHAR(34);[.B265];CHAR(34); &quot;, Id = &quot;;CHAR(34);[.C265];CHAR(34);&quot;, Constellation = &quot;;CHAR(34);[.D265];CHAR(34);&quot;, No = &quot;;CHAR(34);[.E265];CHAR(34); &quot;, VMag = &quot;;[.G265]; &quot;, RightAscension = &quot;;[.H265]; &quot;, Declination= &quot;; [.I265]; &quot;},&quot;)" office:value-type="string" office:string-value="new IAUNamed {Name = &quot;Fomalhaut&quot;, Designation = &quot;HR 8728&quot;, Id = &quot;α&quot;, Constellation = &quot;PsA&quot;, No = &quot;A&quot;, VMag = 1.17, RightAscension = 344.412693, Declination= -29.622237}," calcext:value-type="string">
            <text:p>new IAUNamed {Name = "Fomalhaut", Designation = "HR 8728", Id = "α", Constellation = "PsA", No = "A", VMag = 1.17, RightAscension = 344.412693, Declination= -29.622237},</text:p>
          </table:table-cell>
        </table:table-row>
        <table:table-row table:style-name="ro2">
          <table:table-cell office:value-type="string" calcext:value-type="string">
            <text:p>Fulu</text:p>
          </table:table-cell>
          <table:table-cell office:value-type="string" calcext:value-type="string">
            <text:p>HR 153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C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9.242851</text:p>
          </table:table-cell>
          <table:table-cell office:value-type="string" calcext:value-type="string">
            <text:p>53.896908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66];CHAR(34); &quot;, Designation = &quot;;CHAR(34);[.B266];CHAR(34); &quot;, Id = &quot;;CHAR(34);[.C266];CHAR(34);&quot;, Constellation = &quot;;CHAR(34);[.D266];CHAR(34);&quot;, No = &quot;;CHAR(34);[.E266];CHAR(34); &quot;, VMag = &quot;;[.G266]; &quot;, RightAscension = &quot;;[.H266]; &quot;, Declination= &quot;; [.I266]; &quot;},&quot;)" office:value-type="string" office:string-value="new IAUNamed {Name = &quot;Fulu&quot;, Designation = &quot;HR 153&quot;, Id = &quot;ζ&quot;, Constellation = &quot;Cas&quot;, No = &quot;-&quot;, VMag = 3.69, RightAscension = 9.242851, Declination= 53.896908}," calcext:value-type="string">
            <text:p>new IAUNamed {Name = "Fulu", Designation = "HR 153", Id = "ζ", Constellation = "Cas", No = "-", VMag = 3.69, RightAscension = 9.242851, Declination= 53.896908},</text:p>
          </table:table-cell>
        </table:table-row>
        <table:table-row table:style-name="ro2">
          <table:table-cell office:value-type="string" calcext:value-type="string">
            <text:p>Furud</text:p>
          </table:table-cell>
          <table:table-cell office:value-type="string" calcext:value-type="string">
            <text:p>HR 2282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6203-3004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95.078300</text:p>
          </table:table-cell>
          <table:table-cell office:value-type="string" calcext:value-type="string">
            <text:p>-30.063367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67];CHAR(34); &quot;, Designation = &quot;;CHAR(34);[.B267];CHAR(34); &quot;, Id = &quot;;CHAR(34);[.C267];CHAR(34);&quot;, Constellation = &quot;;CHAR(34);[.D267];CHAR(34);&quot;, No = &quot;;CHAR(34);[.E267];CHAR(34); &quot;, VMag = &quot;;[.G267]; &quot;, RightAscension = &quot;;[.H267]; &quot;, Declination= &quot;; [.I267]; &quot;},&quot;)" office:value-type="string" office:string-value="new IAUNamed {Name = &quot;Furud&quot;, Designation = &quot;HR 2282&quot;, Id = &quot;ζ&quot;, Constellation = &quot;CMa&quot;, No = &quot;Aa&quot;, VMag = 3.02, RightAscension = 95.078300, Declination= -30.063367}," calcext:value-type="string">
            <text:p>new IAUNamed {Name = "Furud", Designation = "HR 2282", Id = "ζ", Constellation = "CMa", No = "Aa", VMag = 3.02, RightAscension = 95.078300, Declination= -30.063367},</text:p>
          </table:table-cell>
        </table:table-row>
        <table:table-row table:style-name="ro2">
          <table:table-cell office:value-type="string" calcext:value-type="string">
            <text:p>Fuyue</text:p>
          </table:table-cell>
          <table:table-cell office:value-type="string" calcext:value-type="string">
            <text:p>HR 66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99-3703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267.464503</text:p>
          </table:table-cell>
          <table:table-cell office:value-type="string" calcext:value-type="string">
            <text:p>-37.043305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68];CHAR(34); &quot;, Designation = &quot;;CHAR(34);[.B268];CHAR(34); &quot;, Id = &quot;;CHAR(34);[.C268];CHAR(34);&quot;, Constellation = &quot;;CHAR(34);[.D268];CHAR(34);&quot;, No = &quot;;CHAR(34);[.E268];CHAR(34); &quot;, VMag = &quot;;[.G268]; &quot;, RightAscension = &quot;;[.H268]; &quot;, Declination= &quot;; [.I268]; &quot;},&quot;)" office:value-type="string" office:string-value="new IAUNamed {Name = &quot;Fuyue&quot;, Designation = &quot;HR 6630&quot;, Id = &quot;-&quot;, Constellation = &quot;Sco&quot;, No = &quot;-&quot;, VMag = 3.19, RightAscension = 267.464503, Declination= -37.043305}," calcext:value-type="string">
            <text:p>new IAUNamed {Name = "Fuyue", Designation = "HR 6630", Id = "-", Constellation = "Sco", No = "-", VMag = 3.19, RightAscension = 267.464503, Declination= -37.043305},</text:p>
          </table:table-cell>
        </table:table-row>
        <table:table-row table:style-name="ro2">
          <table:table-cell office:value-type="string" calcext:value-type="string">
            <text:p>Gacrux</text:p>
          </table:table-cell>
          <table:table-cell office:value-type="string" calcext:value-type="string">
            <text:p>HR 4763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312-5707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87.791498</text:p>
          </table:table-cell>
          <table:table-cell office:value-type="string" calcext:value-type="string">
            <text:p>-57.113213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69];CHAR(34); &quot;, Designation = &quot;;CHAR(34);[.B269];CHAR(34); &quot;, Id = &quot;;CHAR(34);[.C269];CHAR(34);&quot;, Constellation = &quot;;CHAR(34);[.D269];CHAR(34);&quot;, No = &quot;;CHAR(34);[.E269];CHAR(34); &quot;, VMag = &quot;;[.G269]; &quot;, RightAscension = &quot;;[.H269]; &quot;, Declination= &quot;; [.I269]; &quot;},&quot;)" office:value-type="string" office:string-value="new IAUNamed {Name = &quot;Gacrux&quot;, Designation = &quot;HR 4763&quot;, Id = &quot;γ&quot;, Constellation = &quot;Cru&quot;, No = &quot;-&quot;, VMag = 1.59, RightAscension = 187.791498, Declination= -57.113213}," calcext:value-type="string">
            <text:p>new IAUNamed {Name = "Gacrux", Designation = "HR 4763", Id = "γ", Constellation = "Cru", No = "-", VMag = 1.59, RightAscension = 187.791498, Declination= -57.113213},</text:p>
          </table:table-cell>
        </table:table-row>
        <table:table-row table:style-name="ro2">
          <table:table-cell office:value-type="string" calcext:value-type="string">
            <text:p>Giausar</text:p>
          </table:table-cell>
          <table:table-cell office:value-type="string" calcext:value-type="string">
            <text:p>HR 4434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D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172.850920</text:p>
          </table:table-cell>
          <table:table-cell office:value-type="string" calcext:value-type="string">
            <text:p>69.331075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270];CHAR(34); &quot;, Designation = &quot;;CHAR(34);[.B270];CHAR(34); &quot;, Id = &quot;;CHAR(34);[.C270];CHAR(34);&quot;, Constellation = &quot;;CHAR(34);[.D270];CHAR(34);&quot;, No = &quot;;CHAR(34);[.E270];CHAR(34); &quot;, VMag = &quot;;[.G270]; &quot;, RightAscension = &quot;;[.H270]; &quot;, Declination= &quot;; [.I270]; &quot;},&quot;)" office:value-type="string" office:string-value="new IAUNamed {Name = &quot;Giausar&quot;, Designation = &quot;HR 4434&quot;, Id = &quot;λ&quot;, Constellation = &quot;Dra&quot;, No = &quot;-&quot;, VMag = 3.82, RightAscension = 172.850920, Declination= 69.331075}," calcext:value-type="string">
            <text:p>new IAUNamed {Name = "Giausar", Designation = "HR 4434", Id = "λ", Constellation = "Dra", No = "-", VMag = 3.82, RightAscension = 172.850920, Declination= 69.331075},</text:p>
          </table:table-cell>
        </table:table-row>
        <table:table-row table:style-name="ro2">
          <table:table-cell office:value-type="string" calcext:value-type="string">
            <text:p>Gienah</text:p>
          </table:table-cell>
          <table:table-cell office:value-type="string" calcext:value-type="string">
            <text:p>HR 4662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158-173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183.951543</text:p>
          </table:table-cell>
          <table:table-cell office:value-type="string" calcext:value-type="string">
            <text:p>-17.541929</text:p>
          </table:table-cell>
          <table:table-cell office:value-type="date" office:date-value="2016-11-06" calcext:value-type="date">
            <text:p>2016-11-06</text:p>
          </table:table-cell>
          <table:table-cell/>
          <table:table-cell table:formula="of:=CONCATENATE(&quot;new IAUNamed {Name = &quot;;CHAR(34);[.A271];CHAR(34); &quot;, Designation = &quot;;CHAR(34);[.B271];CHAR(34); &quot;, Id = &quot;;CHAR(34);[.C271];CHAR(34);&quot;, Constellation = &quot;;CHAR(34);[.D271];CHAR(34);&quot;, No = &quot;;CHAR(34);[.E271];CHAR(34); &quot;, VMag = &quot;;[.G271]; &quot;, RightAscension = &quot;;[.H271]; &quot;, Declination= &quot;; [.I271]; &quot;},&quot;)" office:value-type="string" office:string-value="new IAUNamed {Name = &quot;Gienah&quot;, Designation = &quot;HR 4662&quot;, Id = &quot;γ&quot;, Constellation = &quot;Crv&quot;, No = &quot;A&quot;, VMag = 2.58, RightAscension = 183.951543, Declination= -17.541929}," calcext:value-type="string">
            <text:p>new IAUNamed {Name = "Gienah", Designation = "HR 4662", Id = "γ", Constellation = "Crv", No = "A", VMag = 2.58, RightAscension = 183.951543, Declination= -17.541929},</text:p>
          </table:table-cell>
        </table:table-row>
        <table:table-row table:style-name="ro2">
          <table:table-cell office:value-type="string" calcext:value-type="string">
            <text:p>Gomeisa</text:p>
          </table:table-cell>
          <table:table-cell office:value-type="string" calcext:value-type="string">
            <text:p>HR 2845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7272+081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11.787674</text:p>
          </table:table-cell>
          <table:table-cell office:value-type="string" calcext:value-type="string">
            <text:p>8.28931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72];CHAR(34); &quot;, Designation = &quot;;CHAR(34);[.B272];CHAR(34); &quot;, Id = &quot;;CHAR(34);[.C272];CHAR(34);&quot;, Constellation = &quot;;CHAR(34);[.D272];CHAR(34);&quot;, No = &quot;;CHAR(34);[.E272];CHAR(34); &quot;, VMag = &quot;;[.G272]; &quot;, RightAscension = &quot;;[.H272]; &quot;, Declination= &quot;; [.I272]; &quot;},&quot;)" office:value-type="string" office:string-value="new IAUNamed {Name = &quot;Gomeisa&quot;, Designation = &quot;HR 2845&quot;, Id = &quot;β&quot;, Constellation = &quot;CMi&quot;, No = &quot;A&quot;, VMag = 2.89, RightAscension = 111.787674, Declination= 8.289316}," calcext:value-type="string">
            <text:p>new IAUNamed {Name = "Gomeisa", Designation = "HR 2845", Id = "β", Constellation = "CMi", No = "A", VMag = 2.89, RightAscension = 111.787674, Declination= 8.289316},</text:p>
          </table:table-cell>
        </table:table-row>
        <table:table-row table:style-name="ro2">
          <table:table-cell office:value-type="string" calcext:value-type="string">
            <text:p>Grumium</text:p>
          </table:table-cell>
          <table:table-cell office:value-type="string" calcext:value-type="string">
            <text:p>HR 6688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535+5652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268.382207</text:p>
          </table:table-cell>
          <table:table-cell office:value-type="string" calcext:value-type="string">
            <text:p>56.872646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73];CHAR(34); &quot;, Designation = &quot;;CHAR(34);[.B273];CHAR(34); &quot;, Id = &quot;;CHAR(34);[.C273];CHAR(34);&quot;, Constellation = &quot;;CHAR(34);[.D273];CHAR(34);&quot;, No = &quot;;CHAR(34);[.E273];CHAR(34); &quot;, VMag = &quot;;[.G273]; &quot;, RightAscension = &quot;;[.H273]; &quot;, Declination= &quot;; [.I273]; &quot;},&quot;)" office:value-type="string" office:string-value="new IAUNamed {Name = &quot;Grumium&quot;, Designation = &quot;HR 6688&quot;, Id = &quot;ξ&quot;, Constellation = &quot;Dra&quot;, No = &quot;A&quot;, VMag = 3.73, RightAscension = 268.382207, Declination= 56.872646}," calcext:value-type="string">
            <text:p>new IAUNamed {Name = "Grumium", Designation = "HR 6688", Id = "ξ", Constellation = "Dra", No = "A", VMag = 3.73, RightAscension = 268.382207, Declination= 56.872646},</text:p>
          </table:table-cell>
        </table:table-row>
        <table:table-row table:style-name="ro2">
          <table:table-cell office:value-type="string" calcext:value-type="string">
            <text:p>Hadar</text:p>
          </table:table-cell>
          <table:table-cell office:value-type="string" calcext:value-type="string">
            <text:p>HR 5267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038-602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10.955856</text:p>
          </table:table-cell>
          <table:table-cell office:value-type="string" calcext:value-type="string">
            <text:p>-60.373035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74];CHAR(34); &quot;, Designation = &quot;;CHAR(34);[.B274];CHAR(34); &quot;, Id = &quot;;CHAR(34);[.C274];CHAR(34);&quot;, Constellation = &quot;;CHAR(34);[.D274];CHAR(34);&quot;, No = &quot;;CHAR(34);[.E274];CHAR(34); &quot;, VMag = &quot;;[.G274]; &quot;, RightAscension = &quot;;[.H274]; &quot;, Declination= &quot;; [.I274]; &quot;},&quot;)" office:value-type="string" office:string-value="new IAUNamed {Name = &quot;Hadar&quot;, Designation = &quot;HR 5267&quot;, Id = &quot;β&quot;, Constellation = &quot;Cen&quot;, No = &quot;Aa&quot;, VMag = 0.61, RightAscension = 210.955856, Declination= -60.373035}," calcext:value-type="string">
            <text:p>new IAUNamed {Name = "Hadar", Designation = "HR 5267", Id = "β", Constellation = "Cen", No = "Aa", VMag = 0.61, RightAscension = 210.955856, Declination= -60.373035},</text:p>
          </table:table-cell>
        </table:table-row>
        <table:table-row table:style-name="ro2">
          <table:table-cell office:value-type="string" calcext:value-type="string">
            <text:p>Haedus</text:p>
          </table:table-cell>
          <table:table-cell office:value-type="string" calcext:value-type="string">
            <text:p>HR 1641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Au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76.628722</text:p>
          </table:table-cell>
          <table:table-cell office:value-type="string" calcext:value-type="string">
            <text:p>41.234476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75];CHAR(34); &quot;, Designation = &quot;;CHAR(34);[.B275];CHAR(34); &quot;, Id = &quot;;CHAR(34);[.C275];CHAR(34);&quot;, Constellation = &quot;;CHAR(34);[.D275];CHAR(34);&quot;, No = &quot;;CHAR(34);[.E275];CHAR(34); &quot;, VMag = &quot;;[.G275]; &quot;, RightAscension = &quot;;[.H275]; &quot;, Declination= &quot;; [.I275]; &quot;},&quot;)" office:value-type="string" office:string-value="new IAUNamed {Name = &quot;Haedus&quot;, Designation = &quot;HR 1641&quot;, Id = &quot;η&quot;, Constellation = &quot;Aur&quot;, No = &quot;-&quot;, VMag = 3.18, RightAscension = 76.628722, Declination= 41.234476}," calcext:value-type="string">
            <text:p>new IAUNamed {Name = "Haedus", Designation = "HR 1641", Id = "η", Constellation = "Aur", No = "-", VMag = 3.18, RightAscension = 76.628722, Declination= 41.234476},</text:p>
          </table:table-cell>
        </table:table-row>
        <table:table-row table:style-name="ro2">
          <table:table-cell office:value-type="string" calcext:value-type="string">
            <text:p>Hamal</text:p>
          </table:table-cell>
          <table:table-cell office:value-type="string" calcext:value-type="string">
            <text:p>HR 617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31.793357</text:p>
          </table:table-cell>
          <table:table-cell office:value-type="string" calcext:value-type="string">
            <text:p>23.462418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76];CHAR(34); &quot;, Designation = &quot;;CHAR(34);[.B276];CHAR(34); &quot;, Id = &quot;;CHAR(34);[.C276];CHAR(34);&quot;, Constellation = &quot;;CHAR(34);[.D276];CHAR(34);&quot;, No = &quot;;CHAR(34);[.E276];CHAR(34); &quot;, VMag = &quot;;[.G276]; &quot;, RightAscension = &quot;;[.H276]; &quot;, Declination= &quot;; [.I276]; &quot;},&quot;)" office:value-type="string" office:string-value="new IAUNamed {Name = &quot;Hamal&quot;, Designation = &quot;HR 617&quot;, Id = &quot;α&quot;, Constellation = &quot;Ari&quot;, No = &quot;-&quot;, VMag = 2.01, RightAscension = 31.793357, Declination= 23.462418}," calcext:value-type="string">
            <text:p>new IAUNamed {Name = "Hamal", Designation = "HR 617", Id = "α", Constellation = "Ari", No = "-", VMag = 2.01, RightAscension = 31.793357, Declination= 23.462418},</text:p>
          </table:table-cell>
        </table:table-row>
        <table:table-row table:style-name="ro2">
          <table:table-cell office:value-type="string" calcext:value-type="string">
            <text:p>Hassaleh</text:p>
          </table:table-cell>
          <table:table-cell office:value-type="string" calcext:value-type="string">
            <text:p>HR 1577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Au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74.248421</text:p>
          </table:table-cell>
          <table:table-cell office:value-type="string" calcext:value-type="string">
            <text:p>33.166100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77];CHAR(34); &quot;, Designation = &quot;;CHAR(34);[.B277];CHAR(34); &quot;, Id = &quot;;CHAR(34);[.C277];CHAR(34);&quot;, Constellation = &quot;;CHAR(34);[.D277];CHAR(34);&quot;, No = &quot;;CHAR(34);[.E277];CHAR(34); &quot;, VMag = &quot;;[.G277]; &quot;, RightAscension = &quot;;[.H277]; &quot;, Declination= &quot;; [.I277]; &quot;},&quot;)" office:value-type="string" office:string-value="new IAUNamed {Name = &quot;Hassaleh&quot;, Designation = &quot;HR 1577&quot;, Id = &quot;ι&quot;, Constellation = &quot;Aur&quot;, No = &quot;-&quot;, VMag = 2.69, RightAscension = 74.248421, Declination= 33.166100}," calcext:value-type="string">
            <text:p>new IAUNamed {Name = "Hassaleh", Designation = "HR 1577", Id = "ι", Constellation = "Aur", No = "-", VMag = 2.69, RightAscension = 74.248421, Declination= 33.166100},</text:p>
          </table:table-cell>
        </table:table-row>
        <table:table-row table:style-name="ro2">
          <table:table-cell office:value-type="string" calcext:value-type="string">
            <text:p>Hatysa</text:p>
          </table:table-cell>
          <table:table-cell office:value-type="string" calcext:value-type="string">
            <text:p>HR 1899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5354-0555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83.858258</text:p>
          </table:table-cell>
          <table:table-cell office:value-type="string" calcext:value-type="string">
            <text:p>-05.909901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78];CHAR(34); &quot;, Designation = &quot;;CHAR(34);[.B278];CHAR(34); &quot;, Id = &quot;;CHAR(34);[.C278];CHAR(34);&quot;, Constellation = &quot;;CHAR(34);[.D278];CHAR(34);&quot;, No = &quot;;CHAR(34);[.E278];CHAR(34); &quot;, VMag = &quot;;[.G278]; &quot;, RightAscension = &quot;;[.H278]; &quot;, Declination= &quot;; [.I278]; &quot;},&quot;)" office:value-type="string" office:string-value="new IAUNamed {Name = &quot;Hatysa&quot;, Designation = &quot;HR 1899&quot;, Id = &quot;ι&quot;, Constellation = &quot;Ori&quot;, No = &quot;Aa&quot;, VMag = 2.80, RightAscension = 83.858258, Declination= -05.909901}," calcext:value-type="string">
            <text:p>new IAUNamed {Name = "Hatysa", Designation = "HR 1899", Id = "ι", Constellation = "Ori", No = "Aa", VMag = 2.80, RightAscension = 83.858258, Declination= -05.909901},</text:p>
          </table:table-cell>
        </table:table-row>
        <table:table-row table:style-name="ro2">
          <table:table-cell office:value-type="string" calcext:value-type="string">
            <text:p>Helvetios</text:p>
          </table:table-cell>
          <table:table-cell office:value-type="string" calcext:value-type="string">
            <text:p>HR 87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575+2046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344.366583</text:p>
          </table:table-cell>
          <table:table-cell office:value-type="string" calcext:value-type="string">
            <text:p>20.768831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79];CHAR(34); &quot;, Designation = &quot;;CHAR(34);[.B279];CHAR(34); &quot;, Id = &quot;;CHAR(34);[.C279];CHAR(34);&quot;, Constellation = &quot;;CHAR(34);[.D279];CHAR(34);&quot;, No = &quot;;CHAR(34);[.E279];CHAR(34); &quot;, VMag = &quot;;[.G279]; &quot;, RightAscension = &quot;;[.H279]; &quot;, Declination= &quot;; [.I279]; &quot;},&quot;)" office:value-type="string" office:string-value="new IAUNamed {Name = &quot;Helvetios&quot;, Designation = &quot;HR 8729&quot;, Id = &quot;51&quot;, Constellation = &quot;Peg&quot;, No = &quot;-&quot;, VMag = 5.49, RightAscension = 344.366583, Declination= 20.768831}," calcext:value-type="string">
            <text:p>new IAUNamed {Name = "Helvetios", Designation = "HR 8729", Id = "51", Constellation = "Peg", No = "-", VMag = 5.49, RightAscension = 344.366583, Declination= 20.768831},</text:p>
          </table:table-cell>
        </table:table-row>
        <table:table-row table:style-name="ro2">
          <table:table-cell office:value-type="string" calcext:value-type="string">
            <text:p>Homam</text:p>
          </table:table-cell>
          <table:table-cell office:value-type="string" calcext:value-type="string">
            <text:p>HR 8634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2415+1050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340.365503</text:p>
          </table:table-cell>
          <table:table-cell office:value-type="string" calcext:value-type="string">
            <text:p>10.831363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80];CHAR(34); &quot;, Designation = &quot;;CHAR(34);[.B280];CHAR(34); &quot;, Id = &quot;;CHAR(34);[.C280];CHAR(34);&quot;, Constellation = &quot;;CHAR(34);[.D280];CHAR(34);&quot;, No = &quot;;CHAR(34);[.E280];CHAR(34); &quot;, VMag = &quot;;[.G280]; &quot;, RightAscension = &quot;;[.H280]; &quot;, Declination= &quot;; [.I280]; &quot;},&quot;)" office:value-type="string" office:string-value="new IAUNamed {Name = &quot;Homam&quot;, Designation = &quot;HR 8634&quot;, Id = &quot;ζ&quot;, Constellation = &quot;Peg&quot;, No = &quot;A&quot;, VMag = 3.41, RightAscension = 340.365503, Declination= 10.831363}," calcext:value-type="string">
            <text:p>new IAUNamed {Name = "Homam", Designation = "HR 8634", Id = "ζ", Constellation = "Peg", No = "A", VMag = 3.41, RightAscension = 340.365503, Declination= 10.831363},</text:p>
          </table:table-cell>
        </table:table-row>
        <table:table-row table:style-name="ro2">
          <table:table-cell office:value-type="string" calcext:value-type="string">
            <text:p>Iklil</text:p>
          </table:table-cell>
          <table:table-cell office:value-type="string" calcext:value-type="string">
            <text:p>HR 5928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5569-2913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239.221151</text:p>
          </table:table-cell>
          <table:table-cell office:value-type="string" calcext:value-type="string">
            <text:p>-29.214073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81];CHAR(34); &quot;, Designation = &quot;;CHAR(34);[.B281];CHAR(34); &quot;, Id = &quot;;CHAR(34);[.C281];CHAR(34);&quot;, Constellation = &quot;;CHAR(34);[.D281];CHAR(34);&quot;, No = &quot;;CHAR(34);[.E281];CHAR(34); &quot;, VMag = &quot;;[.G281]; &quot;, RightAscension = &quot;;[.H281]; &quot;, Declination= &quot;; [.I281]; &quot;},&quot;)" office:value-type="string" office:string-value="new IAUNamed {Name = &quot;Iklil&quot;, Designation = &quot;HR 5928&quot;, Id = &quot;ρ&quot;, Constellation = &quot;Sco&quot;, No = &quot;Aa&quot;, VMag = 3.87, RightAscension = 239.221151, Declination= -29.214073}," calcext:value-type="string">
            <text:p>new IAUNamed {Name = "Iklil", Designation = "HR 5928", Id = "ρ", Constellation = "Sco", No = "Aa", VMag = 3.87, RightAscension = 239.221151, Declination= -29.214073},</text:p>
          </table:table-cell>
        </table:table-row>
        <table:table-row table:style-name="ro2">
          <table:table-cell office:value-type="string" calcext:value-type="string">
            <text:p>Intercrus</text:p>
          </table:table-cell>
          <table:table-cell office:value-type="string" calcext:value-type="string">
            <text:p>HR 3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9287+4536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42.166618</text:p>
          </table:table-cell>
          <table:table-cell office:value-type="string" calcext:value-type="string">
            <text:p>45.601482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82];CHAR(34); &quot;, Designation = &quot;;CHAR(34);[.B282];CHAR(34); &quot;, Id = &quot;;CHAR(34);[.C282];CHAR(34);&quot;, Constellation = &quot;;CHAR(34);[.D282];CHAR(34);&quot;, No = &quot;;CHAR(34);[.E282];CHAR(34); &quot;, VMag = &quot;;[.G282]; &quot;, RightAscension = &quot;;[.H282]; &quot;, Declination= &quot;; [.I282]; &quot;},&quot;)" office:value-type="string" office:string-value="new IAUNamed {Name = &quot;Intercrus&quot;, Designation = &quot;HR 3743&quot;, Id = &quot;-&quot;, Constellation = &quot;UMa&quot;, No = &quot;-&quot;, VMag = 5.41, RightAscension = 142.166618, Declination= 45.601482}," calcext:value-type="string">
            <text:p>new IAUNamed {Name = "Intercrus", Designation = "HR 3743", Id = "-", Constellation = "UMa", No = "-", VMag = 5.41, RightAscension = 142.166618, Declination= 45.601482},</text:p>
          </table:table-cell>
        </table:table-row>
        <table:table-row table:style-name="ro2">
          <table:table-cell office:value-type="string" calcext:value-type="string">
            <text:p>Izar</text:p>
          </table:table-cell>
          <table:table-cell office:value-type="string" calcext:value-type="string">
            <text:p>HR 5506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50+2704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21.246763</text:p>
          </table:table-cell>
          <table:table-cell office:value-type="string" calcext:value-type="string">
            <text:p>27.07420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83];CHAR(34); &quot;, Designation = &quot;;CHAR(34);[.B283];CHAR(34); &quot;, Id = &quot;;CHAR(34);[.C283];CHAR(34);&quot;, Constellation = &quot;;CHAR(34);[.D283];CHAR(34);&quot;, No = &quot;;CHAR(34);[.E283];CHAR(34); &quot;, VMag = &quot;;[.G283]; &quot;, RightAscension = &quot;;[.H283]; &quot;, Declination= &quot;; [.I283]; &quot;},&quot;)" office:value-type="string" office:string-value="new IAUNamed {Name = &quot;Izar&quot;, Designation = &quot;HR 5506&quot;, Id = &quot;ε&quot;, Constellation = &quot;Boo&quot;, No = &quot;A&quot;, VMag = 2.35, RightAscension = 221.246763, Declination= 27.074207}," calcext:value-type="string">
            <text:p>new IAUNamed {Name = "Izar", Designation = "HR 5506", Id = "ε", Constellation = "Boo", No = "A", VMag = 2.35, RightAscension = 221.246763, Declination= 27.074207},</text:p>
          </table:table-cell>
        </table:table-row>
        <table:table-row table:style-name="ro2">
          <table:table-cell office:value-type="string" calcext:value-type="string">
            <text:p>Jabbah</text:p>
          </table:table-cell>
          <table:table-cell office:value-type="string" calcext:value-type="string">
            <text:p>HR 6027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6120-1928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242.998894</text:p>
          </table:table-cell>
          <table:table-cell office:value-type="string" calcext:value-type="string">
            <text:p>-19.460708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84];CHAR(34); &quot;, Designation = &quot;;CHAR(34);[.B284];CHAR(34); &quot;, Id = &quot;;CHAR(34);[.C284];CHAR(34);&quot;, Constellation = &quot;;CHAR(34);[.D284];CHAR(34);&quot;, No = &quot;;CHAR(34);[.E284];CHAR(34); &quot;, VMag = &quot;;[.G284]; &quot;, RightAscension = &quot;;[.H284]; &quot;, Declination= &quot;; [.I284]; &quot;},&quot;)" office:value-type="string" office:string-value="new IAUNamed {Name = &quot;Jabbah&quot;, Designation = &quot;HR 6027&quot;, Id = &quot;ν&quot;, Constellation = &quot;Sco&quot;, No = &quot;Aa&quot;, VMag = 4.50, RightAscension = 242.998894, Declination= -19.460708}," calcext:value-type="string">
            <text:p>new IAUNamed {Name = "Jabbah", Designation = "HR 6027", Id = "ν", Constellation = "Sco", No = "Aa", VMag = 4.50, RightAscension = 242.998894, Declination= -19.460708},</text:p>
          </table:table-cell>
        </table:table-row>
        <table:table-row table:style-name="ro2">
          <table:table-cell office:value-type="string" calcext:value-type="string">
            <text:p>Jishui</text:p>
          </table:table-cell>
          <table:table-cell office:value-type="string" calcext:value-type="string">
            <text:p>HR 2930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Ge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114.791387</text:p>
          </table:table-cell>
          <table:table-cell office:value-type="string" calcext:value-type="string">
            <text:p>34.584346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85];CHAR(34); &quot;, Designation = &quot;;CHAR(34);[.B285];CHAR(34); &quot;, Id = &quot;;CHAR(34);[.C285];CHAR(34);&quot;, Constellation = &quot;;CHAR(34);[.D285];CHAR(34);&quot;, No = &quot;;CHAR(34);[.E285];CHAR(34); &quot;, VMag = &quot;;[.G285]; &quot;, RightAscension = &quot;;[.H285]; &quot;, Declination= &quot;; [.I285]; &quot;},&quot;)" office:value-type="string" office:string-value="new IAUNamed {Name = &quot;Jishui&quot;, Designation = &quot;HR 2930&quot;, Id = &quot;ο&quot;, Constellation = &quot;Gem&quot;, No = &quot;-&quot;, VMag = 4.89, RightAscension = 114.791387, Declination= 34.584346}," calcext:value-type="string">
            <text:p>new IAUNamed {Name = "Jishui", Designation = "HR 2930", Id = "ο", Constellation = "Gem", No = "-", VMag = 4.89, RightAscension = 114.791387, Declination= 34.584346},</text:p>
          </table:table-cell>
        </table:table-row>
        <table:table-row table:style-name="ro2">
          <table:table-cell office:value-type="string" calcext:value-type="string">
            <text:p>Kaffaljidhma</text:p>
          </table:table-cell>
          <table:table-cell office:value-type="string" calcext:value-type="string">
            <text:p>HR 804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2433+0314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40.825163</text:p>
          </table:table-cell>
          <table:table-cell office:value-type="string" calcext:value-type="string">
            <text:p>3.235816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286];CHAR(34); &quot;, Designation = &quot;;CHAR(34);[.B286];CHAR(34); &quot;, Id = &quot;;CHAR(34);[.C286];CHAR(34);&quot;, Constellation = &quot;;CHAR(34);[.D286];CHAR(34);&quot;, No = &quot;;CHAR(34);[.E286];CHAR(34); &quot;, VMag = &quot;;[.G286]; &quot;, RightAscension = &quot;;[.H286]; &quot;, Declination= &quot;; [.I286]; &quot;},&quot;)" office:value-type="string" office:string-value="new IAUNamed {Name = &quot;Kaffaljidhma&quot;, Designation = &quot;HR 804&quot;, Id = &quot;γ&quot;, Constellation = &quot;Cet&quot;, No = &quot;A&quot;, VMag = 3.56, RightAscension = 40.825163, Declination= 3.235816}," calcext:value-type="string">
            <text:p>new IAUNamed {Name = "Kaffaljidhma", Designation = "HR 804", Id = "γ", Constellation = "Cet", No = "A", VMag = 3.56, RightAscension = 40.825163, Declination= 3.235816},</text:p>
          </table:table-cell>
        </table:table-row>
        <table:table-row table:style-name="ro2">
          <table:table-cell office:value-type="string" calcext:value-type="string">
            <text:p>Kang</text:p>
          </table:table-cell>
          <table:table-cell office:value-type="string" calcext:value-type="string">
            <text:p>HR 5315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Vi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13.223939</text:p>
          </table:table-cell>
          <table:table-cell office:value-type="string" calcext:value-type="string">
            <text:p>-10.273704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287];CHAR(34); &quot;, Designation = &quot;;CHAR(34);[.B287];CHAR(34); &quot;, Id = &quot;;CHAR(34);[.C287];CHAR(34);&quot;, Constellation = &quot;;CHAR(34);[.D287];CHAR(34);&quot;, No = &quot;;CHAR(34);[.E287];CHAR(34); &quot;, VMag = &quot;;[.G287]; &quot;, RightAscension = &quot;;[.H287]; &quot;, Declination= &quot;; [.I287]; &quot;},&quot;)" office:value-type="string" office:string-value="new IAUNamed {Name = &quot;Kang&quot;, Designation = &quot;HR 5315&quot;, Id = &quot;κ&quot;, Constellation = &quot;Vir&quot;, No = &quot;-&quot;, VMag = 4.18, RightAscension = 213.223939, Declination= -10.273704}," calcext:value-type="string">
            <text:p>new IAUNamed {Name = "Kang", Designation = "HR 5315", Id = "κ", Constellation = "Vir", No = "-", VMag = 4.18, RightAscension = 213.223939, Declination= -10.273704},</text:p>
          </table:table-cell>
        </table:table-row>
        <table:table-row table:style-name="ro2">
          <table:table-cell office:value-type="string" calcext:value-type="string">
            <text:p>Kaus Australis</text:p>
          </table:table-cell>
          <table:table-cell office:value-type="string" calcext:value-type="string">
            <text:p>HR 6879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8242-3423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276.042993</text:p>
          </table:table-cell>
          <table:table-cell office:value-type="string" calcext:value-type="string">
            <text:p>-34.38461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88];CHAR(34); &quot;, Designation = &quot;;CHAR(34);[.B288];CHAR(34); &quot;, Id = &quot;;CHAR(34);[.C288];CHAR(34);&quot;, Constellation = &quot;;CHAR(34);[.D288];CHAR(34);&quot;, No = &quot;;CHAR(34);[.E288];CHAR(34); &quot;, VMag = &quot;;[.G288]; &quot;, RightAscension = &quot;;[.H288]; &quot;, Declination= &quot;; [.I288]; &quot;},&quot;)" office:value-type="string" office:string-value="new IAUNamed {Name = &quot;Kaus Australis&quot;, Designation = &quot;HR 6879&quot;, Id = &quot;ε&quot;, Constellation = &quot;Sgr&quot;, No = &quot;A&quot;, VMag = 1.79, RightAscension = 276.042993, Declination= -34.384616}," calcext:value-type="string">
            <text:p>new IAUNamed {Name = "Kaus Australis", Designation = "HR 6879", Id = "ε", Constellation = "Sgr", No = "A", VMag = 1.79, RightAscension = 276.042993, Declination= -34.384616},</text:p>
          </table:table-cell>
        </table:table-row>
        <table:table-row table:style-name="ro2">
          <table:table-cell office:value-type="string" calcext:value-type="string">
            <text:p>Kaus Borealis</text:p>
          </table:table-cell>
          <table:table-cell office:value-type="string" calcext:value-type="string">
            <text:p>HR 691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280-252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276.992668</text:p>
          </table:table-cell>
          <table:table-cell office:value-type="string" calcext:value-type="string">
            <text:p>-25.421701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89];CHAR(34); &quot;, Designation = &quot;;CHAR(34);[.B289];CHAR(34); &quot;, Id = &quot;;CHAR(34);[.C289];CHAR(34);&quot;, Constellation = &quot;;CHAR(34);[.D289];CHAR(34);&quot;, No = &quot;;CHAR(34);[.E289];CHAR(34); &quot;, VMag = &quot;;[.G289]; &quot;, RightAscension = &quot;;[.H289]; &quot;, Declination= &quot;; [.I289]; &quot;},&quot;)" office:value-type="string" office:string-value="new IAUNamed {Name = &quot;Kaus Borealis&quot;, Designation = &quot;HR 6913&quot;, Id = &quot;λ&quot;, Constellation = &quot;Sgr&quot;, No = &quot;-&quot;, VMag = 2.82, RightAscension = 276.992668, Declination= -25.421701}," calcext:value-type="string">
            <text:p>new IAUNamed {Name = "Kaus Borealis", Designation = "HR 6913", Id = "λ", Constellation = "Sgr", No = "-", VMag = 2.82, RightAscension = 276.992668, Declination= -25.421701},</text:p>
          </table:table-cell>
        </table:table-row>
        <table:table-row table:style-name="ro2">
          <table:table-cell office:value-type="string" calcext:value-type="string">
            <text:p>Kaus Media</text:p>
          </table:table-cell>
          <table:table-cell office:value-type="string" calcext:value-type="string">
            <text:p>HR 6859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210-295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275.248508</text:p>
          </table:table-cell>
          <table:table-cell office:value-type="string" calcext:value-type="string">
            <text:p>-29.82810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90];CHAR(34); &quot;, Designation = &quot;;CHAR(34);[.B290];CHAR(34); &quot;, Id = &quot;;CHAR(34);[.C290];CHAR(34);&quot;, Constellation = &quot;;CHAR(34);[.D290];CHAR(34);&quot;, No = &quot;;CHAR(34);[.E290];CHAR(34); &quot;, VMag = &quot;;[.G290]; &quot;, RightAscension = &quot;;[.H290]; &quot;, Declination= &quot;; [.I290]; &quot;},&quot;)" office:value-type="string" office:string-value="new IAUNamed {Name = &quot;Kaus Media&quot;, Designation = &quot;HR 6859&quot;, Id = &quot;δ&quot;, Constellation = &quot;Sgr&quot;, No = &quot;-&quot;, VMag = 2.72, RightAscension = 275.248508, Declination= -29.828104}," calcext:value-type="string">
            <text:p>new IAUNamed {Name = "Kaus Media", Designation = "HR 6859", Id = "δ", Constellation = "Sgr", No = "-", VMag = 2.72, RightAscension = 275.248508, Declination= -29.828104},</text:p>
          </table:table-cell>
        </table:table-row>
        <table:table-row table:style-name="ro2">
          <table:table-cell office:value-type="string" calcext:value-type="string">
            <text:p>Keid</text:p>
          </table:table-cell>
          <table:table-cell office:value-type="string" calcext:value-type="string">
            <text:p>HR 1325</text:p>
          </table:table-cell>
          <table:table-cell office:value-type="string" calcext:value-type="string">
            <text:p>ο2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4153-0739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63.817999</text:p>
          </table:table-cell>
          <table:table-cell office:value-type="string" calcext:value-type="string">
            <text:p>-7.652872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91];CHAR(34); &quot;, Designation = &quot;;CHAR(34);[.B291];CHAR(34); &quot;, Id = &quot;;CHAR(34);[.C291];CHAR(34);&quot;, Constellation = &quot;;CHAR(34);[.D291];CHAR(34);&quot;, No = &quot;;CHAR(34);[.E291];CHAR(34); &quot;, VMag = &quot;;[.G291]; &quot;, RightAscension = &quot;;[.H291]; &quot;, Declination= &quot;; [.I291]; &quot;},&quot;)" office:value-type="string" office:string-value="new IAUNamed {Name = &quot;Keid&quot;, Designation = &quot;HR 1325&quot;, Id = &quot;ο2&quot;, Constellation = &quot;Eri&quot;, No = &quot;A&quot;, VMag = 4.43, RightAscension = 63.817999, Declination= -7.652872}," calcext:value-type="string">
            <text:p>new IAUNamed {Name = "Keid", Designation = "HR 1325", Id = "ο2", Constellation = "Eri", No = "A", VMag = 4.43, RightAscension = 63.817999, Declination= -7.652872},</text:p>
          </table:table-cell>
        </table:table-row>
        <table:table-row table:style-name="ro2">
          <table:table-cell office:value-type="string" calcext:value-type="string">
            <text:p>Khambalia</text:p>
          </table:table-cell>
          <table:table-cell office:value-type="string" calcext:value-type="string">
            <text:p>HR 5359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191-1322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214.777468</text:p>
          </table:table-cell>
          <table:table-cell office:value-type="string" calcext:value-type="string">
            <text:p>-13.371096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292];CHAR(34); &quot;, Designation = &quot;;CHAR(34);[.B292];CHAR(34); &quot;, Id = &quot;;CHAR(34);[.C292];CHAR(34);&quot;, Constellation = &quot;;CHAR(34);[.D292];CHAR(34);&quot;, No = &quot;;CHAR(34);[.E292];CHAR(34); &quot;, VMag = &quot;;[.G292]; &quot;, RightAscension = &quot;;[.H292]; &quot;, Declination= &quot;; [.I292]; &quot;},&quot;)" office:value-type="string" office:string-value="new IAUNamed {Name = &quot;Khambalia&quot;, Designation = &quot;HR 5359&quot;, Id = &quot;λ&quot;, Constellation = &quot;Vir&quot;, No = &quot;A&quot;, VMag = 4.52, RightAscension = 214.777468, Declination= -13.371096}," calcext:value-type="string">
            <text:p>new IAUNamed {Name = "Khambalia", Designation = "HR 5359", Id = "λ", Constellation = "Vir", No = "A", VMag = 4.52, RightAscension = 214.777468, Declination= -13.371096},</text:p>
          </table:table-cell>
        </table:table-row>
        <table:table-row table:style-name="ro2">
          <table:table-cell office:value-type="string" calcext:value-type="string">
            <text:p>Kitalpha</text:p>
          </table:table-cell>
          <table:table-cell office:value-type="string" calcext:value-type="string">
            <text:p>HR 813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1158+051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318.955949</text:p>
          </table:table-cell>
          <table:table-cell office:value-type="string" calcext:value-type="string">
            <text:p>5.247865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93];CHAR(34); &quot;, Designation = &quot;;CHAR(34);[.B293];CHAR(34); &quot;, Id = &quot;;CHAR(34);[.C293];CHAR(34);&quot;, Constellation = &quot;;CHAR(34);[.D293];CHAR(34);&quot;, No = &quot;;CHAR(34);[.E293];CHAR(34); &quot;, VMag = &quot;;[.G293]; &quot;, RightAscension = &quot;;[.H293]; &quot;, Declination= &quot;; [.I293]; &quot;},&quot;)" office:value-type="string" office:string-value="new IAUNamed {Name = &quot;Kitalpha&quot;, Designation = &quot;HR 8131&quot;, Id = &quot;α&quot;, Constellation = &quot;Equ&quot;, No = &quot;A&quot;, VMag = 3.92, RightAscension = 318.955949, Declination= 5.247865}," calcext:value-type="string">
            <text:p>new IAUNamed {Name = "Kitalpha", Designation = "HR 8131", Id = "α", Constellation = "Equ", No = "A", VMag = 3.92, RightAscension = 318.955949, Declination= 5.247865},</text:p>
          </table:table-cell>
        </table:table-row>
        <table:table-row table:style-name="ro2">
          <table:table-cell office:value-type="string" calcext:value-type="string">
            <text:p>Kochab</text:p>
          </table:table-cell>
          <table:table-cell office:value-type="string" calcext:value-type="string">
            <text:p>HR 5563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4507+7409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222.676357</text:p>
          </table:table-cell>
          <table:table-cell office:value-type="string" calcext:value-type="string">
            <text:p>74.15550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294];CHAR(34); &quot;, Designation = &quot;;CHAR(34);[.B294];CHAR(34); &quot;, Id = &quot;;CHAR(34);[.C294];CHAR(34);&quot;, Constellation = &quot;;CHAR(34);[.D294];CHAR(34);&quot;, No = &quot;;CHAR(34);[.E294];CHAR(34); &quot;, VMag = &quot;;[.G294]; &quot;, RightAscension = &quot;;[.H294]; &quot;, Declination= &quot;; [.I294]; &quot;},&quot;)" office:value-type="string" office:string-value="new IAUNamed {Name = &quot;Kochab&quot;, Designation = &quot;HR 5563&quot;, Id = &quot;β&quot;, Constellation = &quot;UMi&quot;, No = &quot;-&quot;, VMag = 2.07, RightAscension = 222.676357, Declination= 74.155504}," calcext:value-type="string">
            <text:p>new IAUNamed {Name = "Kochab", Designation = "HR 5563", Id = "β", Constellation = "UMi", No = "-", VMag = 2.07, RightAscension = 222.676357, Declination= 74.155504},</text:p>
          </table:table-cell>
        </table:table-row>
        <table:table-row table:style-name="ro2">
          <table:table-cell office:value-type="string" calcext:value-type="string">
            <text:p>Kornephoros</text:p>
          </table:table-cell>
          <table:table-cell office:value-type="string" calcext:value-type="string">
            <text:p>HR 6148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6302+2129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247.554998</text:p>
          </table:table-cell>
          <table:table-cell office:value-type="string" calcext:value-type="string">
            <text:p>21.489611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95];CHAR(34); &quot;, Designation = &quot;;CHAR(34);[.B295];CHAR(34); &quot;, Id = &quot;;CHAR(34);[.C295];CHAR(34);&quot;, Constellation = &quot;;CHAR(34);[.D295];CHAR(34);&quot;, No = &quot;;CHAR(34);[.E295];CHAR(34); &quot;, VMag = &quot;;[.G295]; &quot;, RightAscension = &quot;;[.H295]; &quot;, Declination= &quot;; [.I295]; &quot;},&quot;)" office:value-type="string" office:string-value="new IAUNamed {Name = &quot;Kornephoros&quot;, Designation = &quot;HR 6148&quot;, Id = &quot;β&quot;, Constellation = &quot;Her&quot;, No = &quot;Aa&quot;, VMag = 2.78, RightAscension = 247.554998, Declination= 21.489611}," calcext:value-type="string">
            <text:p>new IAUNamed {Name = "Kornephoros", Designation = "HR 6148", Id = "β", Constellation = "Her", No = "Aa", VMag = 2.78, RightAscension = 247.554998, Declination= 21.489611},</text:p>
          </table:table-cell>
        </table:table-row>
        <table:table-row table:style-name="ro2">
          <table:table-cell office:value-type="string" calcext:value-type="string">
            <text:p>Kurhah</text:p>
          </table:table-cell>
          <table:table-cell office:value-type="string" calcext:value-type="string">
            <text:p>HR 8417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2038+6438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330.947724</text:p>
          </table:table-cell>
          <table:table-cell office:value-type="string" calcext:value-type="string">
            <text:p>64.627971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296];CHAR(34); &quot;, Designation = &quot;;CHAR(34);[.B296];CHAR(34); &quot;, Id = &quot;;CHAR(34);[.C296];CHAR(34);&quot;, Constellation = &quot;;CHAR(34);[.D296];CHAR(34);&quot;, No = &quot;;CHAR(34);[.E296];CHAR(34); &quot;, VMag = &quot;;[.G296]; &quot;, RightAscension = &quot;;[.H296]; &quot;, Declination= &quot;; [.I296]; &quot;},&quot;)" office:value-type="string" office:string-value="new IAUNamed {Name = &quot;Kurhah&quot;, Designation = &quot;HR 8417&quot;, Id = &quot;ξ&quot;, Constellation = &quot;Cep&quot;, No = &quot;Aa&quot;, VMag = 4.26, RightAscension = 330.947724, Declination= 64.627971}," calcext:value-type="string">
            <text:p>new IAUNamed {Name = "Kurhah", Designation = "HR 8417", Id = "ξ", Constellation = "Cep", No = "Aa", VMag = 4.26, RightAscension = 330.947724, Declination= 64.627971},</text:p>
          </table:table-cell>
        </table:table-row>
        <table:table-row table:style-name="ro2">
          <table:table-cell office:value-type="string" calcext:value-type="string">
            <text:p>Lesath</text:p>
          </table:table-cell>
          <table:table-cell office:value-type="string" calcext:value-type="string">
            <text:p>HR 6508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S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262.690979</text:p>
          </table:table-cell>
          <table:table-cell office:value-type="string" calcext:value-type="string">
            <text:p>-37.295813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297];CHAR(34); &quot;, Designation = &quot;;CHAR(34);[.B297];CHAR(34); &quot;, Id = &quot;;CHAR(34);[.C297];CHAR(34);&quot;, Constellation = &quot;;CHAR(34);[.D297];CHAR(34);&quot;, No = &quot;;CHAR(34);[.E297];CHAR(34); &quot;, VMag = &quot;;[.G297]; &quot;, RightAscension = &quot;;[.H297]; &quot;, Declination= &quot;; [.I297]; &quot;},&quot;)" office:value-type="string" office:string-value="new IAUNamed {Name = &quot;Lesath&quot;, Designation = &quot;HR 6508&quot;, Id = &quot;υ&quot;, Constellation = &quot;Sco&quot;, No = &quot;-&quot;, VMag = 2.70, RightAscension = 262.690979, Declination= -37.295813}," calcext:value-type="string">
            <text:p>new IAUNamed {Name = "Lesath", Designation = "HR 6508", Id = "υ", Constellation = "Sco", No = "-", VMag = 2.70, RightAscension = 262.690979, Declination= -37.295813},</text:p>
          </table:table-cell>
        </table:table-row>
        <table:table-row table:style-name="ro2">
          <table:table-cell office:value-type="string" calcext:value-type="string">
            <text:p>Libertas</text:p>
          </table:table-cell>
          <table:table-cell office:value-type="string" calcext:value-type="string">
            <text:p>HR 7595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542+0828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298.562008</text:p>
          </table:table-cell>
          <table:table-cell office:value-type="string" calcext:value-type="string">
            <text:p>8.461453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98];CHAR(34); &quot;, Designation = &quot;;CHAR(34);[.B298];CHAR(34); &quot;, Id = &quot;;CHAR(34);[.C298];CHAR(34);&quot;, Constellation = &quot;;CHAR(34);[.D298];CHAR(34);&quot;, No = &quot;;CHAR(34);[.E298];CHAR(34); &quot;, VMag = &quot;;[.G298]; &quot;, RightAscension = &quot;;[.H298]; &quot;, Declination= &quot;; [.I298]; &quot;},&quot;)" office:value-type="string" office:string-value="new IAUNamed {Name = &quot;Libertas&quot;, Designation = &quot;HR 7595&quot;, Id = &quot;ξ&quot;, Constellation = &quot;Aql&quot;, No = &quot;A&quot;, VMag = 4.71, RightAscension = 298.562008, Declination= 8.461453}," calcext:value-type="string">
            <text:p>new IAUNamed {Name = "Libertas", Designation = "HR 7595", Id = "ξ", Constellation = "Aql", No = "A", VMag = 4.71, RightAscension = 298.562008, Declination= 8.461453},</text:p>
          </table:table-cell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PSR B1257+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95.012701</text:p>
          </table:table-cell>
          <table:table-cell office:value-type="string" calcext:value-type="string">
            <text:p>12.682417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299];CHAR(34); &quot;, Designation = &quot;;CHAR(34);[.B299];CHAR(34); &quot;, Id = &quot;;CHAR(34);[.C299];CHAR(34);&quot;, Constellation = &quot;;CHAR(34);[.D299];CHAR(34);&quot;, No = &quot;;CHAR(34);[.E299];CHAR(34); &quot;, VMag = &quot;;[.G299]; &quot;, RightAscension = &quot;;[.H299]; &quot;, Declination= &quot;; [.I299]; &quot;},&quot;)" office:value-type="string" office:string-value="new IAUNamed {Name = &quot;Lich&quot;, Designation = &quot;PSR B1257+12&quot;, Id = &quot;-&quot;, Constellation = &quot;Vir&quot;, No = &quot;-&quot;, VMag = -, RightAscension = 195.012701, Declination= 12.682417}," calcext:value-type="string">
            <text:p>new IAUNamed {Name = "Lich", Designation = "PSR B1257+12", Id = "-", Constellation = "Vir", No = "-", VMag = -, RightAscension = 195.012701, Declination= 12.682417},</text:p>
          </table:table-cell>
        </table:table-row>
        <table:table-row table:style-name="ro2">
          <table:table-cell office:value-type="string" calcext:value-type="string">
            <text:p>Lilii Borea</text:p>
          </table:table-cell>
          <table:table-cell office:value-type="string" calcext:value-type="string">
            <text:p>HR 8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1.977256</text:p>
          </table:table-cell>
          <table:table-cell office:value-type="string" calcext:value-type="string">
            <text:p>29.247115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00];CHAR(34); &quot;, Designation = &quot;;CHAR(34);[.B300];CHAR(34); &quot;, Id = &quot;;CHAR(34);[.C300];CHAR(34);&quot;, Constellation = &quot;;CHAR(34);[.D300];CHAR(34);&quot;, No = &quot;;CHAR(34);[.E300];CHAR(34); &quot;, VMag = &quot;;[.G300]; &quot;, RightAscension = &quot;;[.H300]; &quot;, Declination= &quot;; [.I300]; &quot;},&quot;)" office:value-type="string" office:string-value="new IAUNamed {Name = &quot;Lilii Borea&quot;, Designation = &quot;HR 824&quot;, Id = &quot;39&quot;, Constellation = &quot;Ari&quot;, No = &quot;-&quot;, VMag = 4.52, RightAscension = 41.977256, Declination= 29.247115}," calcext:value-type="string">
            <text:p>new IAUNamed {Name = "Lilii Borea", Designation = "HR 824", Id = "39", Constellation = "Ari", No = "-", VMag = 4.52, RightAscension = 41.977256, Declination= 29.247115},</text:p>
          </table:table-cell>
        </table:table-row>
        <table:table-row table:style-name="ro2">
          <table:table-cell office:value-type="string" calcext:value-type="string">
            <text:p>Maasym</text:p>
          </table:table-cell>
          <table:table-cell office:value-type="string" calcext:value-type="string">
            <text:p>HR 6526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H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262.684626</text:p>
          </table:table-cell>
          <table:table-cell office:value-type="string" calcext:value-type="string">
            <text:p>26.110645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01];CHAR(34); &quot;, Designation = &quot;;CHAR(34);[.B301];CHAR(34); &quot;, Id = &quot;;CHAR(34);[.C301];CHAR(34);&quot;, Constellation = &quot;;CHAR(34);[.D301];CHAR(34);&quot;, No = &quot;;CHAR(34);[.E301];CHAR(34); &quot;, VMag = &quot;;[.G301]; &quot;, RightAscension = &quot;;[.H301]; &quot;, Declination= &quot;; [.I301]; &quot;},&quot;)" office:value-type="string" office:string-value="new IAUNamed {Name = &quot;Maasym&quot;, Designation = &quot;HR 6526&quot;, Id = &quot;λ&quot;, Constellation = &quot;Her&quot;, No = &quot;-&quot;, VMag = 4.41, RightAscension = 262.684626, Declination= 26.110645}," calcext:value-type="string">
            <text:p>new IAUNamed {Name = "Maasym", Designation = "HR 6526", Id = "λ", Constellation = "Her", No = "-", VMag = 4.41, RightAscension = 262.684626, Declination= 26.110645},</text:p>
          </table:table-cell>
        </table:table-row>
        <table:table-row table:style-name="ro2">
          <table:table-cell office:value-type="string" calcext:value-type="string">
            <text:p>Mahasim</text:p>
          </table:table-cell>
          <table:table-cell office:value-type="string" calcext:value-type="string">
            <text:p>HR 2095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597+3713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89.930292</text:p>
          </table:table-cell>
          <table:table-cell office:value-type="string" calcext:value-type="string">
            <text:p>37.212585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302];CHAR(34); &quot;, Designation = &quot;;CHAR(34);[.B302];CHAR(34); &quot;, Id = &quot;;CHAR(34);[.C302];CHAR(34);&quot;, Constellation = &quot;;CHAR(34);[.D302];CHAR(34);&quot;, No = &quot;;CHAR(34);[.E302];CHAR(34); &quot;, VMag = &quot;;[.G302]; &quot;, RightAscension = &quot;;[.H302]; &quot;, Declination= &quot;; [.I302]; &quot;},&quot;)" office:value-type="string" office:string-value="new IAUNamed {Name = &quot;Mahasim&quot;, Designation = &quot;HR 2095&quot;, Id = &quot;θ&quot;, Constellation = &quot;Aur&quot;, No = &quot;A&quot;, VMag = 2.65, RightAscension = 89.930292, Declination= 37.212585}," calcext:value-type="string">
            <text:p>new IAUNamed {Name = "Mahasim", Designation = "HR 2095", Id = "θ", Constellation = "Aur", No = "A", VMag = 2.65, RightAscension = 89.930292, Declination= 37.212585},</text:p>
          </table:table-cell>
        </table:table-row>
        <table:table-row table:style-name="ro2">
          <table:table-cell office:value-type="string" calcext:value-type="string">
            <text:p>Maia</text:p>
          </table:table-cell>
          <table:table-cell office:value-type="string" calcext:value-type="string">
            <text:p>HR 11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458+2422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56.456695</text:p>
          </table:table-cell>
          <table:table-cell office:value-type="string" calcext:value-type="string">
            <text:p>24.367751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03];CHAR(34); &quot;, Designation = &quot;;CHAR(34);[.B303];CHAR(34); &quot;, Id = &quot;;CHAR(34);[.C303];CHAR(34);&quot;, Constellation = &quot;;CHAR(34);[.D303];CHAR(34);&quot;, No = &quot;;CHAR(34);[.E303];CHAR(34); &quot;, VMag = &quot;;[.G303]; &quot;, RightAscension = &quot;;[.H303]; &quot;, Declination= &quot;; [.I303]; &quot;},&quot;)" office:value-type="string" office:string-value="new IAUNamed {Name = &quot;Maia&quot;, Designation = &quot;HR 1149&quot;, Id = &quot;20&quot;, Constellation = &quot;Tau&quot;, No = &quot;-&quot;, VMag = 3.87, RightAscension = 56.456695, Declination= 24.367751}," calcext:value-type="string">
            <text:p>new IAUNamed {Name = "Maia", Designation = "HR 1149", Id = "20", Constellation = "Tau", No = "-", VMag = 3.87, RightAscension = 56.456695, Declination= 24.367751},</text:p>
          </table:table-cell>
        </table:table-row>
        <table:table-row table:style-name="ro2">
          <table:table-cell office:value-type="string" calcext:value-type="string">
            <text:p>Marfik</text:p>
          </table:table-cell>
          <table:table-cell office:value-type="string" calcext:value-type="string">
            <text:p>HR 6149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Op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309+0159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247.728453</text:p>
          </table:table-cell>
          <table:table-cell office:value-type="string" calcext:value-type="string">
            <text:p>1.983888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04];CHAR(34); &quot;, Designation = &quot;;CHAR(34);[.B304];CHAR(34); &quot;, Id = &quot;;CHAR(34);[.C304];CHAR(34);&quot;, Constellation = &quot;;CHAR(34);[.D304];CHAR(34);&quot;, No = &quot;;CHAR(34);[.E304];CHAR(34); &quot;, VMag = &quot;;[.G304]; &quot;, RightAscension = &quot;;[.H304]; &quot;, Declination= &quot;; [.I304]; &quot;},&quot;)" office:value-type="string" office:string-value="new IAUNamed {Name = &quot;Marfik&quot;, Designation = &quot;HR 6149&quot;, Id = &quot;λ&quot;, Constellation = &quot;Oph&quot;, No = &quot;A&quot;, VMag = 3.82, RightAscension = 247.728453, Declination= 1.983888}," calcext:value-type="string">
            <text:p>new IAUNamed {Name = "Marfik", Designation = "HR 6149", Id = "λ", Constellation = "Oph", No = "A", VMag = 3.82, RightAscension = 247.728453, Declination= 1.983888},</text:p>
          </table:table-cell>
        </table:table-row>
        <table:table-row table:style-name="ro2">
          <table:table-cell office:value-type="string" calcext:value-type="string">
            <text:p>Markab</text:p>
          </table:table-cell>
          <table:table-cell office:value-type="string" calcext:value-type="string">
            <text:p>HR 878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46.190223</text:p>
          </table:table-cell>
          <table:table-cell office:value-type="string" calcext:value-type="string">
            <text:p>15.205267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05];CHAR(34); &quot;, Designation = &quot;;CHAR(34);[.B305];CHAR(34); &quot;, Id = &quot;;CHAR(34);[.C305];CHAR(34);&quot;, Constellation = &quot;;CHAR(34);[.D305];CHAR(34);&quot;, No = &quot;;CHAR(34);[.E305];CHAR(34); &quot;, VMag = &quot;;[.G305]; &quot;, RightAscension = &quot;;[.H305]; &quot;, Declination= &quot;; [.I305]; &quot;},&quot;)" office:value-type="string" office:string-value="new IAUNamed {Name = &quot;Markab&quot;, Designation = &quot;HR 8781&quot;, Id = &quot;α&quot;, Constellation = &quot;Peg&quot;, No = &quot;-&quot;, VMag = 2.49, RightAscension = 346.190223, Declination= 15.205267}," calcext:value-type="string">
            <text:p>new IAUNamed {Name = "Markab", Designation = "HR 8781", Id = "α", Constellation = "Peg", No = "-", VMag = 2.49, RightAscension = 346.190223, Declination= 15.205267},</text:p>
          </table:table-cell>
        </table:table-row>
        <table:table-row table:style-name="ro2">
          <table:table-cell office:value-type="string" calcext:value-type="string">
            <text:p>Markeb</text:p>
          </table:table-cell>
          <table:table-cell office:value-type="string" calcext:value-type="string">
            <text:p>HR 3734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V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40.528407</text:p>
          </table:table-cell>
          <table:table-cell office:value-type="string" calcext:value-type="string">
            <text:p>-55.010667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06];CHAR(34); &quot;, Designation = &quot;;CHAR(34);[.B306];CHAR(34); &quot;, Id = &quot;;CHAR(34);[.C306];CHAR(34);&quot;, Constellation = &quot;;CHAR(34);[.D306];CHAR(34);&quot;, No = &quot;;CHAR(34);[.E306];CHAR(34); &quot;, VMag = &quot;;[.G306]; &quot;, RightAscension = &quot;;[.H306]; &quot;, Declination= &quot;; [.I306]; &quot;},&quot;)" office:value-type="string" office:string-value="new IAUNamed {Name = &quot;Markeb&quot;, Designation = &quot;HR 3734&quot;, Id = &quot;κ&quot;, Constellation = &quot;Vel&quot;, No = &quot;-&quot;, VMag = 2.47, RightAscension = 140.528407, Declination= -55.010667}," calcext:value-type="string">
            <text:p>new IAUNamed {Name = "Markeb", Designation = "HR 3734", Id = "κ", Constellation = "Vel", No = "-", VMag = 2.47, RightAscension = 140.528407, Declination= -55.010667},</text:p>
          </table:table-cell>
        </table:table-row>
        <table:table-row table:style-name="ro2">
          <table:table-cell office:value-type="string" calcext:value-type="string">
            <text:p>Marsic</text:p>
          </table:table-cell>
          <table:table-cell office:value-type="string" calcext:value-type="string">
            <text:p>HR 6008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081+1703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42.018857</text:p>
          </table:table-cell>
          <table:table-cell office:value-type="string" calcext:value-type="string">
            <text:p>17.046980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307];CHAR(34); &quot;, Designation = &quot;;CHAR(34);[.B307];CHAR(34); &quot;, Id = &quot;;CHAR(34);[.C307];CHAR(34);&quot;, Constellation = &quot;;CHAR(34);[.D307];CHAR(34);&quot;, No = &quot;;CHAR(34);[.E307];CHAR(34); &quot;, VMag = &quot;;[.G307]; &quot;, RightAscension = &quot;;[.H307]; &quot;, Declination= &quot;; [.I307]; &quot;},&quot;)" office:value-type="string" office:string-value="new IAUNamed {Name = &quot;Marsic&quot;, Designation = &quot;HR 6008&quot;, Id = &quot;κ&quot;, Constellation = &quot;Her&quot;, No = &quot;A&quot;, VMag = 5.00, RightAscension = 242.018857, Declination= 17.046980}," calcext:value-type="string">
            <text:p>new IAUNamed {Name = "Marsic", Designation = "HR 6008", Id = "κ", Constellation = "Her", No = "A", VMag = 5.00, RightAscension = 242.018857, Declination= 17.046980},</text:p>
          </table:table-cell>
        </table:table-row>
        <table:table-row table:style-name="ro2">
          <table:table-cell office:value-type="string" calcext:value-type="string">
            <text:p>Matar</text:p>
          </table:table-cell>
          <table:table-cell office:value-type="string" calcext:value-type="string">
            <text:p>HR 8650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2430+3013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40.750579</text:p>
          </table:table-cell>
          <table:table-cell office:value-type="string" calcext:value-type="string">
            <text:p>30.221244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08];CHAR(34); &quot;, Designation = &quot;;CHAR(34);[.B308];CHAR(34); &quot;, Id = &quot;;CHAR(34);[.C308];CHAR(34);&quot;, Constellation = &quot;;CHAR(34);[.D308];CHAR(34);&quot;, No = &quot;;CHAR(34);[.E308];CHAR(34); &quot;, VMag = &quot;;[.G308]; &quot;, RightAscension = &quot;;[.H308]; &quot;, Declination= &quot;; [.I308]; &quot;},&quot;)" office:value-type="string" office:string-value="new IAUNamed {Name = &quot;Matar&quot;, Designation = &quot;HR 8650&quot;, Id = &quot;η&quot;, Constellation = &quot;Peg&quot;, No = &quot;Aa&quot;, VMag = 2.93, RightAscension = 340.750579, Declination= 30.221244}," calcext:value-type="string">
            <text:p>new IAUNamed {Name = "Matar", Designation = "HR 8650", Id = "η", Constellation = "Peg", No = "Aa", VMag = 2.93, RightAscension = 340.750579, Declination= 30.221244},</text:p>
          </table:table-cell>
        </table:table-row>
        <table:table-row table:style-name="ro2">
          <table:table-cell office:value-type="string" calcext:value-type="string">
            <text:p>Mebsuta</text:p>
          </table:table-cell>
          <table:table-cell office:value-type="string" calcext:value-type="string">
            <text:p>HR 2473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439+2508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100.983026</text:p>
          </table:table-cell>
          <table:table-cell office:value-type="string" calcext:value-type="string">
            <text:p>25.131127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09];CHAR(34); &quot;, Designation = &quot;;CHAR(34);[.B309];CHAR(34); &quot;, Id = &quot;;CHAR(34);[.C309];CHAR(34);&quot;, Constellation = &quot;;CHAR(34);[.D309];CHAR(34);&quot;, No = &quot;;CHAR(34);[.E309];CHAR(34); &quot;, VMag = &quot;;[.G309]; &quot;, RightAscension = &quot;;[.H309]; &quot;, Declination= &quot;; [.I309]; &quot;},&quot;)" office:value-type="string" office:string-value="new IAUNamed {Name = &quot;Mebsuta&quot;, Designation = &quot;HR 2473&quot;, Id = &quot;ε&quot;, Constellation = &quot;Gem&quot;, No = &quot;-&quot;, VMag = 3.06, RightAscension = 100.983026, Declination= 25.131127}," calcext:value-type="string">
            <text:p>new IAUNamed {Name = "Mebsuta", Designation = "HR 2473", Id = "ε", Constellation = "Gem", No = "-", VMag = 3.06, RightAscension = 100.983026, Declination= 25.131127},</text:p>
          </table:table-cell>
        </table:table-row>
        <table:table-row table:style-name="ro2">
          <table:table-cell office:value-type="string" calcext:value-type="string">
            <text:p>Megrez</text:p>
          </table:table-cell>
          <table:table-cell office:value-type="string" calcext:value-type="string">
            <text:p>HR 4660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154+5702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183.856503</text:p>
          </table:table-cell>
          <table:table-cell office:value-type="string" calcext:value-type="string">
            <text:p>57.032615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10];CHAR(34); &quot;, Designation = &quot;;CHAR(34);[.B310];CHAR(34); &quot;, Id = &quot;;CHAR(34);[.C310];CHAR(34);&quot;, Constellation = &quot;;CHAR(34);[.D310];CHAR(34);&quot;, No = &quot;;CHAR(34);[.E310];CHAR(34); &quot;, VMag = &quot;;[.G310]; &quot;, RightAscension = &quot;;[.H310]; &quot;, Declination= &quot;; [.I310]; &quot;},&quot;)" office:value-type="string" office:string-value="new IAUNamed {Name = &quot;Megrez&quot;, Designation = &quot;HR 4660&quot;, Id = &quot;δ&quot;, Constellation = &quot;UMa&quot;, No = &quot;-&quot;, VMag = 3.32, RightAscension = 183.856503, Declination= 57.032615}," calcext:value-type="string">
            <text:p>new IAUNamed {Name = "Megrez", Designation = "HR 4660", Id = "δ", Constellation = "UMa", No = "-", VMag = 3.32, RightAscension = 183.856503, Declination= 57.032615},</text:p>
          </table:table-cell>
        </table:table-row>
        <table:table-row table:style-name="ro2">
          <table:table-cell office:value-type="string" calcext:value-type="string">
            <text:p>Meissa</text:p>
          </table:table-cell>
          <table:table-cell office:value-type="string" calcext:value-type="string">
            <text:p>HR 1879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351+0956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83.784486</text:p>
          </table:table-cell>
          <table:table-cell office:value-type="string" calcext:value-type="string">
            <text:p>9.93415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11];CHAR(34); &quot;, Designation = &quot;;CHAR(34);[.B311];CHAR(34); &quot;, Id = &quot;;CHAR(34);[.C311];CHAR(34);&quot;, Constellation = &quot;;CHAR(34);[.D311];CHAR(34);&quot;, No = &quot;;CHAR(34);[.E311];CHAR(34); &quot;, VMag = &quot;;[.G311]; &quot;, RightAscension = &quot;;[.H311]; &quot;, Declination= &quot;; [.I311]; &quot;},&quot;)" office:value-type="string" office:string-value="new IAUNamed {Name = &quot;Meissa&quot;, Designation = &quot;HR 1879&quot;, Id = &quot;λ&quot;, Constellation = &quot;Ori&quot;, No = &quot;A&quot;, VMag = 3.39, RightAscension = 83.784486, Declination= 9.934156}," calcext:value-type="string">
            <text:p>new IAUNamed {Name = "Meissa", Designation = "HR 1879", Id = "λ", Constellation = "Ori", No = "A", VMag = 3.39, RightAscension = 83.784486, Declination= 9.934156},</text:p>
          </table:table-cell>
        </table:table-row>
        <table:table-row table:style-name="ro2">
          <table:table-cell office:value-type="string" calcext:value-type="string">
            <text:p>Mekbuda</text:p>
          </table:table-cell>
          <table:table-cell office:value-type="string" calcext:value-type="string">
            <text:p>HR 2650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7041+2034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106.027215</text:p>
          </table:table-cell>
          <table:table-cell office:value-type="string" calcext:value-type="string">
            <text:p>20.570295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12];CHAR(34); &quot;, Designation = &quot;;CHAR(34);[.B312];CHAR(34); &quot;, Id = &quot;;CHAR(34);[.C312];CHAR(34);&quot;, Constellation = &quot;;CHAR(34);[.D312];CHAR(34);&quot;, No = &quot;;CHAR(34);[.E312];CHAR(34); &quot;, VMag = &quot;;[.G312]; &quot;, RightAscension = &quot;;[.H312]; &quot;, Declination= &quot;; [.I312]; &quot;},&quot;)" office:value-type="string" office:string-value="new IAUNamed {Name = &quot;Mekbuda&quot;, Designation = &quot;HR 2650&quot;, Id = &quot;ζ&quot;, Constellation = &quot;Gem&quot;, No = &quot;Aa&quot;, VMag = 4.01, RightAscension = 106.027215, Declination= 20.570295}," calcext:value-type="string">
            <text:p>new IAUNamed {Name = "Mekbuda", Designation = "HR 2650", Id = "ζ", Constellation = "Gem", No = "Aa", VMag = 4.01, RightAscension = 106.027215, Declination= 20.570295},</text:p>
          </table:table-cell>
        </table:table-row>
        <table:table-row table:style-name="ro2">
          <table:table-cell office:value-type="string" calcext:value-type="string">
            <text:p>Meleph</text:p>
          </table:table-cell>
          <table:table-cell office:value-type="string" calcext:value-type="string">
            <text:p>HR 3429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8405+1933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130.112544</text:p>
          </table:table-cell>
          <table:table-cell office:value-type="string" calcext:value-type="string">
            <text:p>19.544809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13];CHAR(34); &quot;, Designation = &quot;;CHAR(34);[.B313];CHAR(34); &quot;, Id = &quot;;CHAR(34);[.C313];CHAR(34);&quot;, Constellation = &quot;;CHAR(34);[.D313];CHAR(34);&quot;, No = &quot;;CHAR(34);[.E313];CHAR(34); &quot;, VMag = &quot;;[.G313]; &quot;, RightAscension = &quot;;[.H313]; &quot;, Declination= &quot;; [.I313]; &quot;},&quot;)" office:value-type="string" office:string-value="new IAUNamed {Name = &quot;Meleph&quot;, Designation = &quot;HR 3429&quot;, Id = &quot;ε&quot;, Constellation = &quot;Cnc&quot;, No = &quot;Aa&quot;, VMag = 6.29, RightAscension = 130.112544, Declination= 19.544809}," calcext:value-type="string">
            <text:p>new IAUNamed {Name = "Meleph", Designation = "HR 3429", Id = "ε", Constellation = "Cnc", No = "Aa", VMag = 6.29, RightAscension = 130.112544, Declination= 19.544809},</text:p>
          </table:table-cell>
        </table:table-row>
        <table:table-row table:style-name="ro2">
          <table:table-cell office:value-type="string" calcext:value-type="string">
            <text:p>Menkalinan</text:p>
          </table:table-cell>
          <table:table-cell office:value-type="string" calcext:value-type="string">
            <text:p>HR 2088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5595+4457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9.882179</text:p>
          </table:table-cell>
          <table:table-cell office:value-type="string" calcext:value-type="string">
            <text:p>44.947433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14];CHAR(34); &quot;, Designation = &quot;;CHAR(34);[.B314];CHAR(34); &quot;, Id = &quot;;CHAR(34);[.C314];CHAR(34);&quot;, Constellation = &quot;;CHAR(34);[.D314];CHAR(34);&quot;, No = &quot;;CHAR(34);[.E314];CHAR(34); &quot;, VMag = &quot;;[.G314]; &quot;, RightAscension = &quot;;[.H314]; &quot;, Declination= &quot;; [.I314]; &quot;},&quot;)" office:value-type="string" office:string-value="new IAUNamed {Name = &quot;Menkalinan&quot;, Designation = &quot;HR 2088&quot;, Id = &quot;β&quot;, Constellation = &quot;Aur&quot;, No = &quot;Aa&quot;, VMag = 1.90, RightAscension = 89.882179, Declination= 44.947433}," calcext:value-type="string">
            <text:p>new IAUNamed {Name = "Menkalinan", Designation = "HR 2088", Id = "β", Constellation = "Aur", No = "Aa", VMag = 1.90, RightAscension = 89.882179, Declination= 44.947433},</text:p>
          </table:table-cell>
        </table:table-row>
        <table:table-row table:style-name="ro2">
          <table:table-cell office:value-type="string" calcext:value-type="string">
            <text:p>Menkar</text:p>
          </table:table-cell>
          <table:table-cell office:value-type="string" calcext:value-type="string">
            <text:p>HR 91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45.569885</text:p>
          </table:table-cell>
          <table:table-cell office:value-type="string" calcext:value-type="string">
            <text:p>4.089737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15];CHAR(34); &quot;, Designation = &quot;;CHAR(34);[.B315];CHAR(34); &quot;, Id = &quot;;CHAR(34);[.C315];CHAR(34);&quot;, Constellation = &quot;;CHAR(34);[.D315];CHAR(34);&quot;, No = &quot;;CHAR(34);[.E315];CHAR(34); &quot;, VMag = &quot;;[.G315]; &quot;, RightAscension = &quot;;[.H315]; &quot;, Declination= &quot;; [.I315]; &quot;},&quot;)" office:value-type="string" office:string-value="new IAUNamed {Name = &quot;Menkar&quot;, Designation = &quot;HR 911&quot;, Id = &quot;α&quot;, Constellation = &quot;Cet&quot;, No = &quot;-&quot;, VMag = 2.54, RightAscension = 45.569885, Declination= 4.089737}," calcext:value-type="string">
            <text:p>new IAUNamed {Name = "Menkar", Designation = "HR 911", Id = "α", Constellation = "Cet", No = "-", VMag = 2.54, RightAscension = 45.569885, Declination= 4.089737},</text:p>
          </table:table-cell>
        </table:table-row>
        <table:table-row table:style-name="ro2">
          <table:table-cell office:value-type="string" calcext:value-type="string">
            <text:p>Menkent</text:p>
          </table:table-cell>
          <table:table-cell office:value-type="string" calcext:value-type="string">
            <text:p>HR 5288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4067-3622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11.670617</text:p>
          </table:table-cell>
          <table:table-cell office:value-type="string" calcext:value-type="string">
            <text:p>-36.369958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16];CHAR(34); &quot;, Designation = &quot;;CHAR(34);[.B316];CHAR(34); &quot;, Id = &quot;;CHAR(34);[.C316];CHAR(34);&quot;, Constellation = &quot;;CHAR(34);[.D316];CHAR(34);&quot;, No = &quot;;CHAR(34);[.E316];CHAR(34); &quot;, VMag = &quot;;[.G316]; &quot;, RightAscension = &quot;;[.H316]; &quot;, Declination= &quot;; [.I316]; &quot;},&quot;)" office:value-type="string" office:string-value="new IAUNamed {Name = &quot;Menkent&quot;, Designation = &quot;HR 5288&quot;, Id = &quot;θ&quot;, Constellation = &quot;Cen&quot;, No = &quot;-&quot;, VMag = 2.06, RightAscension = 211.670617, Declination= -36.369958}," calcext:value-type="string">
            <text:p>new IAUNamed {Name = "Menkent", Designation = "HR 5288", Id = "θ", Constellation = "Cen", No = "-", VMag = 2.06, RightAscension = 211.670617, Declination= -36.369958},</text:p>
          </table:table-cell>
        </table:table-row>
        <table:table-row table:style-name="ro2">
          <table:table-cell office:value-type="string" calcext:value-type="string">
            <text:p>Menkib</text:p>
          </table:table-cell>
          <table:table-cell office:value-type="string" calcext:value-type="string">
            <text:p>HR 1228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590+3547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59.741253</text:p>
          </table:table-cell>
          <table:table-cell office:value-type="string" calcext:value-type="string">
            <text:p>35.791032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17];CHAR(34); &quot;, Designation = &quot;;CHAR(34);[.B317];CHAR(34); &quot;, Id = &quot;;CHAR(34);[.C317];CHAR(34);&quot;, Constellation = &quot;;CHAR(34);[.D317];CHAR(34);&quot;, No = &quot;;CHAR(34);[.E317];CHAR(34); &quot;, VMag = &quot;;[.G317]; &quot;, RightAscension = &quot;;[.H317]; &quot;, Declination= &quot;; [.I317]; &quot;},&quot;)" office:value-type="string" office:string-value="new IAUNamed {Name = &quot;Menkib&quot;, Designation = &quot;HR 1228&quot;, Id = &quot;ξ&quot;, Constellation = &quot;Per&quot;, No = &quot;-&quot;, VMag = 3.98, RightAscension = 59.741253, Declination= 35.791032}," calcext:value-type="string">
            <text:p>new IAUNamed {Name = "Menkib", Designation = "HR 1228", Id = "ξ", Constellation = "Per", No = "-", VMag = 3.98, RightAscension = 59.741253, Declination= 35.791032},</text:p>
          </table:table-cell>
        </table:table-row>
        <table:table-row table:style-name="ro2">
          <table:table-cell office:value-type="string" calcext:value-type="string">
            <text:p>Merak</text:p>
          </table:table-cell>
          <table:table-cell office:value-type="string" calcext:value-type="string">
            <text:p>HR 4295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165.460319</text:p>
          </table:table-cell>
          <table:table-cell office:value-type="string" calcext:value-type="string">
            <text:p>56.382426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18];CHAR(34); &quot;, Designation = &quot;;CHAR(34);[.B318];CHAR(34); &quot;, Id = &quot;;CHAR(34);[.C318];CHAR(34);&quot;, Constellation = &quot;;CHAR(34);[.D318];CHAR(34);&quot;, No = &quot;;CHAR(34);[.E318];CHAR(34); &quot;, VMag = &quot;;[.G318]; &quot;, RightAscension = &quot;;[.H318]; &quot;, Declination= &quot;; [.I318]; &quot;},&quot;)" office:value-type="string" office:string-value="new IAUNamed {Name = &quot;Merak&quot;, Designation = &quot;HR 4295&quot;, Id = &quot;β&quot;, Constellation = &quot;UMa&quot;, No = &quot;-&quot;, VMag = 2.34, RightAscension = 165.460319, Declination= 56.382426}," calcext:value-type="string">
            <text:p>new IAUNamed {Name = "Merak", Designation = "HR 4295", Id = "β", Constellation = "UMa", No = "-", VMag = 2.34, RightAscension = 165.460319, Declination= 56.382426},</text:p>
          </table:table-cell>
        </table:table-row>
        <table:table-row table:style-name="ro2">
          <table:table-cell office:value-type="string" calcext:value-type="string">
            <text:p>Merga</text:p>
          </table:table-cell>
          <table:table-cell office:value-type="string" calcext:value-type="string">
            <text:p>HR 55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222.327791</text:p>
          </table:table-cell>
          <table:table-cell office:value-type="string" calcext:value-type="string">
            <text:p>46.116206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19];CHAR(34); &quot;, Designation = &quot;;CHAR(34);[.B319];CHAR(34); &quot;, Id = &quot;;CHAR(34);[.C319];CHAR(34);&quot;, Constellation = &quot;;CHAR(34);[.D319];CHAR(34);&quot;, No = &quot;;CHAR(34);[.E319];CHAR(34); &quot;, VMag = &quot;;[.G319]; &quot;, RightAscension = &quot;;[.H319]; &quot;, Declination= &quot;; [.I319]; &quot;},&quot;)" office:value-type="string" office:string-value="new IAUNamed {Name = &quot;Merga&quot;, Designation = &quot;HR 5533&quot;, Id = &quot;38&quot;, Constellation = &quot;Boo&quot;, No = &quot;-&quot;, VMag = 5.76, RightAscension = 222.327791, Declination= 46.116206}," calcext:value-type="string">
            <text:p>new IAUNamed {Name = "Merga", Designation = "HR 5533", Id = "38", Constellation = "Boo", No = "-", VMag = 5.76, RightAscension = 222.327791, Declination= 46.116206},</text:p>
          </table:table-cell>
        </table:table-row>
        <table:table-row table:style-name="ro2">
          <table:table-cell office:value-type="string" calcext:value-type="string">
            <text:p>Meridiana</text:p>
          </table:table-cell>
          <table:table-cell office:value-type="string" calcext:value-type="string">
            <text:p>HR 7254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287.368087</text:p>
          </table:table-cell>
          <table:table-cell office:value-type="string" calcext:value-type="string">
            <text:p>-37.904473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20];CHAR(34); &quot;, Designation = &quot;;CHAR(34);[.B320];CHAR(34); &quot;, Id = &quot;;CHAR(34);[.C320];CHAR(34);&quot;, Constellation = &quot;;CHAR(34);[.D320];CHAR(34);&quot;, No = &quot;;CHAR(34);[.E320];CHAR(34); &quot;, VMag = &quot;;[.G320]; &quot;, RightAscension = &quot;;[.H320]; &quot;, Declination= &quot;; [.I320]; &quot;},&quot;)" office:value-type="string" office:string-value="new IAUNamed {Name = &quot;Meridiana&quot;, Designation = &quot;HR 7254&quot;, Id = &quot;α&quot;, Constellation = &quot;CrA&quot;, No = &quot;-&quot;, VMag = 4.11, RightAscension = 287.368087, Declination= -37.904473}," calcext:value-type="string">
            <text:p>new IAUNamed {Name = "Meridiana", Designation = "HR 7254", Id = "α", Constellation = "CrA", No = "-", VMag = 4.11, RightAscension = 287.368087, Declination= -37.904473},</text:p>
          </table:table-cell>
        </table:table-row>
        <table:table-row table:style-name="ro2">
          <table:table-cell office:value-type="string" calcext:value-type="string">
            <text:p>Merope</text:p>
          </table:table-cell>
          <table:table-cell office:value-type="string" calcext:value-type="string">
            <text:p>HR 11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3463+2357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56.581552</text:p>
          </table:table-cell>
          <table:table-cell office:value-type="string" calcext:value-type="string">
            <text:p>23.948348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21];CHAR(34); &quot;, Designation = &quot;;CHAR(34);[.B321];CHAR(34); &quot;, Id = &quot;;CHAR(34);[.C321];CHAR(34);&quot;, Constellation = &quot;;CHAR(34);[.D321];CHAR(34);&quot;, No = &quot;;CHAR(34);[.E321];CHAR(34); &quot;, VMag = &quot;;[.G321]; &quot;, RightAscension = &quot;;[.H321]; &quot;, Declination= &quot;; [.I321]; &quot;},&quot;)" office:value-type="string" office:string-value="new IAUNamed {Name = &quot;Merope&quot;, Designation = &quot;HR 1156&quot;, Id = &quot;23&quot;, Constellation = &quot;Tau&quot;, No = &quot;Aa&quot;, VMag = 4.14, RightAscension = 56.581552, Declination= 23.948348}," calcext:value-type="string">
            <text:p>new IAUNamed {Name = "Merope", Designation = "HR 1156", Id = "23", Constellation = "Tau", No = "Aa", VMag = 4.14, RightAscension = 56.581552, Declination= 23.948348},</text:p>
          </table:table-cell>
        </table:table-row>
        <table:table-row table:style-name="ro2">
          <table:table-cell office:value-type="string" calcext:value-type="string">
            <text:p>Mesarthim</text:p>
          </table:table-cell>
          <table:table-cell office:value-type="string" calcext:value-type="string">
            <text:p>HR 546</text:p>
          </table:table-cell>
          <table:table-cell office:value-type="string" calcext:value-type="string">
            <text:p>γ1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1535+1918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28.382560</text:p>
          </table:table-cell>
          <table:table-cell office:value-type="string" calcext:value-type="string">
            <text:p>19.293852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22];CHAR(34); &quot;, Designation = &quot;;CHAR(34);[.B322];CHAR(34); &quot;, Id = &quot;;CHAR(34);[.C322];CHAR(34);&quot;, Constellation = &quot;;CHAR(34);[.D322];CHAR(34);&quot;, No = &quot;;CHAR(34);[.E322];CHAR(34); &quot;, VMag = &quot;;[.G322]; &quot;, RightAscension = &quot;;[.H322]; &quot;, Declination= &quot;; [.I322]; &quot;},&quot;)" office:value-type="string" office:string-value="new IAUNamed {Name = &quot;Mesarthim&quot;, Designation = &quot;HR 546&quot;, Id = &quot;γ1&quot;, Constellation = &quot;Ari&quot;, No = &quot;A&quot;, VMag = 4.75, RightAscension = 28.382560, Declination= 19.293852}," calcext:value-type="string">
            <text:p>new IAUNamed {Name = "Mesarthim", Designation = "HR 546", Id = "γ1", Constellation = "Ari", No = "A", VMag = 4.75, RightAscension = 28.382560, Declination= 19.293852},</text:p>
          </table:table-cell>
        </table:table-row>
        <table:table-row table:style-name="ro2">
          <table:table-cell office:value-type="string" calcext:value-type="string">
            <text:p>Miaplacidus</text:p>
          </table:table-cell>
          <table:table-cell office:value-type="string" calcext:value-type="string">
            <text:p>HR 3685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38.299906</text:p>
          </table:table-cell>
          <table:table-cell office:value-type="string" calcext:value-type="string">
            <text:p>-69.717208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23];CHAR(34); &quot;, Designation = &quot;;CHAR(34);[.B323];CHAR(34); &quot;, Id = &quot;;CHAR(34);[.C323];CHAR(34);&quot;, Constellation = &quot;;CHAR(34);[.D323];CHAR(34);&quot;, No = &quot;;CHAR(34);[.E323];CHAR(34); &quot;, VMag = &quot;;[.G323]; &quot;, RightAscension = &quot;;[.H323]; &quot;, Declination= &quot;; [.I323]; &quot;},&quot;)" office:value-type="string" office:string-value="new IAUNamed {Name = &quot;Miaplacidus&quot;, Designation = &quot;HR 3685&quot;, Id = &quot;β&quot;, Constellation = &quot;Car&quot;, No = &quot;-&quot;, VMag = 1.67, RightAscension = 138.299906, Declination= -69.717208}," calcext:value-type="string">
            <text:p>new IAUNamed {Name = "Miaplacidus", Designation = "HR 3685", Id = "β", Constellation = "Car", No = "-", VMag = 1.67, RightAscension = 138.299906, Declination= -69.717208},</text:p>
          </table:table-cell>
        </table:table-row>
        <table:table-row table:style-name="ro2">
          <table:table-cell office:value-type="string" calcext:value-type="string">
            <text:p>Mimosa</text:p>
          </table:table-cell>
          <table:table-cell office:value-type="string" calcext:value-type="string">
            <text:p>HR 4853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477-594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91.930263</text:p>
          </table:table-cell>
          <table:table-cell office:value-type="string" calcext:value-type="string">
            <text:p>-59.68876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24];CHAR(34); &quot;, Designation = &quot;;CHAR(34);[.B324];CHAR(34); &quot;, Id = &quot;;CHAR(34);[.C324];CHAR(34);&quot;, Constellation = &quot;;CHAR(34);[.D324];CHAR(34);&quot;, No = &quot;;CHAR(34);[.E324];CHAR(34); &quot;, VMag = &quot;;[.G324]; &quot;, RightAscension = &quot;;[.H324]; &quot;, Declination= &quot;; [.I324]; &quot;},&quot;)" office:value-type="string" office:string-value="new IAUNamed {Name = &quot;Mimosa&quot;, Designation = &quot;HR 4853&quot;, Id = &quot;β&quot;, Constellation = &quot;Cru&quot;, No = &quot;-&quot;, VMag = 1.25, RightAscension = 191.930263, Declination= -59.688764}," calcext:value-type="string">
            <text:p>new IAUNamed {Name = "Mimosa", Designation = "HR 4853", Id = "β", Constellation = "Cru", No = "-", VMag = 1.25, RightAscension = 191.930263, Declination= -59.688764},</text:p>
          </table:table-cell>
        </table:table-row>
        <table:table-row table:style-name="ro2">
          <table:table-cell office:value-type="string" calcext:value-type="string">
            <text:p>Minchir</text:p>
          </table:table-cell>
          <table:table-cell office:value-type="string" calcext:value-type="string">
            <text:p>HR 3418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Hy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29.689323</text:p>
          </table:table-cell>
          <table:table-cell office:value-type="string" calcext:value-type="string">
            <text:p>3.341436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25];CHAR(34); &quot;, Designation = &quot;;CHAR(34);[.B325];CHAR(34); &quot;, Id = &quot;;CHAR(34);[.C325];CHAR(34);&quot;, Constellation = &quot;;CHAR(34);[.D325];CHAR(34);&quot;, No = &quot;;CHAR(34);[.E325];CHAR(34); &quot;, VMag = &quot;;[.G325]; &quot;, RightAscension = &quot;;[.H325]; &quot;, Declination= &quot;; [.I325]; &quot;},&quot;)" office:value-type="string" office:string-value="new IAUNamed {Name = &quot;Minchir&quot;, Designation = &quot;HR 3418&quot;, Id = &quot;σ&quot;, Constellation = &quot;Hya&quot;, No = &quot;-&quot;, VMag = 4.45, RightAscension = 129.689323, Declination= 3.341436}," calcext:value-type="string">
            <text:p>new IAUNamed {Name = "Minchir", Designation = "HR 3418", Id = "σ", Constellation = "Hya", No = "-", VMag = 4.45, RightAscension = 129.689323, Declination= 3.341436},</text:p>
          </table:table-cell>
        </table:table-row>
        <table:table-row table:style-name="ro2">
          <table:table-cell office:value-type="string" calcext:value-type="string">
            <text:p>Minelauva</text:p>
          </table:table-cell>
          <table:table-cell office:value-type="string" calcext:value-type="string">
            <text:p>HR 4910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556+0324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93.900869</text:p>
          </table:table-cell>
          <table:table-cell office:value-type="string" calcext:value-type="string">
            <text:p>3.397470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326];CHAR(34); &quot;, Designation = &quot;;CHAR(34);[.B326];CHAR(34); &quot;, Id = &quot;;CHAR(34);[.C326];CHAR(34);&quot;, Constellation = &quot;;CHAR(34);[.D326];CHAR(34);&quot;, No = &quot;;CHAR(34);[.E326];CHAR(34); &quot;, VMag = &quot;;[.G326]; &quot;, RightAscension = &quot;;[.H326]; &quot;, Declination= &quot;; [.I326]; &quot;},&quot;)" office:value-type="string" office:string-value="new IAUNamed {Name = &quot;Minelauva&quot;, Designation = &quot;HR 4910&quot;, Id = &quot;δ&quot;, Constellation = &quot;Vir&quot;, No = &quot;-&quot;, VMag = 3.39, RightAscension = 193.900869, Declination= 3.397470}," calcext:value-type="string">
            <text:p>new IAUNamed {Name = "Minelauva", Designation = "HR 4910", Id = "δ", Constellation = "Vir", No = "-", VMag = 3.39, RightAscension = 193.900869, Declination= 3.397470},</text:p>
          </table:table-cell>
        </table:table-row>
        <table:table-row table:style-name="ro2">
          <table:table-cell office:value-type="string" calcext:value-type="string">
            <text:p>Mintaka</text:p>
          </table:table-cell>
          <table:table-cell office:value-type="string" calcext:value-type="string">
            <text:p>HR 1852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5320-0018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83.001667</text:p>
          </table:table-cell>
          <table:table-cell office:value-type="string" calcext:value-type="string">
            <text:p>-0.299095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27];CHAR(34); &quot;, Designation = &quot;;CHAR(34);[.B327];CHAR(34); &quot;, Id = &quot;;CHAR(34);[.C327];CHAR(34);&quot;, Constellation = &quot;;CHAR(34);[.D327];CHAR(34);&quot;, No = &quot;;CHAR(34);[.E327];CHAR(34); &quot;, VMag = &quot;;[.G327]; &quot;, RightAscension = &quot;;[.H327]; &quot;, Declination= &quot;; [.I327]; &quot;},&quot;)" office:value-type="string" office:string-value="new IAUNamed {Name = &quot;Mintaka&quot;, Designation = &quot;HR 1852&quot;, Id = &quot;δ&quot;, Constellation = &quot;Ori&quot;, No = &quot;Aa&quot;, VMag = 2.25, RightAscension = 83.001667, Declination= -0.299095}," calcext:value-type="string">
            <text:p>new IAUNamed {Name = "Mintaka", Designation = "HR 1852", Id = "δ", Constellation = "Ori", No = "Aa", VMag = 2.25, RightAscension = 83.001667, Declination= -0.299095},</text:p>
          </table:table-cell>
        </table:table-row>
        <table:table-row table:style-name="ro2">
          <table:table-cell office:value-type="string" calcext:value-type="string">
            <text:p>Mira</text:p>
          </table:table-cell>
          <table:table-cell office:value-type="string" calcext:value-type="string">
            <text:p>HR 681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2193-0259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34.836617</text:p>
          </table:table-cell>
          <table:table-cell office:value-type="string" calcext:value-type="string">
            <text:p>-2.977640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28];CHAR(34); &quot;, Designation = &quot;;CHAR(34);[.B328];CHAR(34); &quot;, Id = &quot;;CHAR(34);[.C328];CHAR(34);&quot;, Constellation = &quot;;CHAR(34);[.D328];CHAR(34);&quot;, No = &quot;;CHAR(34);[.E328];CHAR(34); &quot;, VMag = &quot;;[.G328]; &quot;, RightAscension = &quot;;[.H328]; &quot;, Declination= &quot;; [.I328]; &quot;},&quot;)" office:value-type="string" office:string-value="new IAUNamed {Name = &quot;Mira&quot;, Designation = &quot;HR 681&quot;, Id = &quot;ο&quot;, Constellation = &quot;Cet&quot;, No = &quot;Aa&quot;, VMag = 6.47, RightAscension = 34.836617, Declination= -2.977640}," calcext:value-type="string">
            <text:p>new IAUNamed {Name = "Mira", Designation = "HR 681", Id = "ο", Constellation = "Cet", No = "Aa", VMag = 6.47, RightAscension = 34.836617, Declination= -2.977640},</text:p>
          </table:table-cell>
        </table:table-row>
        <table:table-row table:style-name="ro2">
          <table:table-cell office:value-type="string" calcext:value-type="string">
            <text:p>Mirach</text:p>
          </table:table-cell>
          <table:table-cell office:value-type="string" calcext:value-type="string">
            <text:p>HR 337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097+3537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7.433013</text:p>
          </table:table-cell>
          <table:table-cell office:value-type="string" calcext:value-type="string">
            <text:p>35.620557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29];CHAR(34); &quot;, Designation = &quot;;CHAR(34);[.B329];CHAR(34); &quot;, Id = &quot;;CHAR(34);[.C329];CHAR(34);&quot;, Constellation = &quot;;CHAR(34);[.D329];CHAR(34);&quot;, No = &quot;;CHAR(34);[.E329];CHAR(34); &quot;, VMag = &quot;;[.G329]; &quot;, RightAscension = &quot;;[.H329]; &quot;, Declination= &quot;; [.I329]; &quot;},&quot;)" office:value-type="string" office:string-value="new IAUNamed {Name = &quot;Mirach&quot;, Designation = &quot;HR 337&quot;, Id = &quot;β&quot;, Constellation = &quot;And&quot;, No = &quot;-&quot;, VMag = 2.07, RightAscension = 17.433013, Declination= 35.620557}," calcext:value-type="string">
            <text:p>new IAUNamed {Name = "Mirach", Designation = "HR 337", Id = "β", Constellation = "And", No = "-", VMag = 2.07, RightAscension = 17.433013, Declination= 35.620557},</text:p>
          </table:table-cell>
        </table:table-row>
        <table:table-row table:style-name="ro2">
          <table:table-cell office:value-type="string" calcext:value-type="string">
            <text:p>Miram</text:p>
          </table:table-cell>
          <table:table-cell office:value-type="string" calcext:value-type="string">
            <text:p>HR 834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2507+555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.674207</text:p>
          </table:table-cell>
          <table:table-cell office:value-type="string" calcext:value-type="string">
            <text:p>55.895497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30];CHAR(34); &quot;, Designation = &quot;;CHAR(34);[.B330];CHAR(34); &quot;, Id = &quot;;CHAR(34);[.C330];CHAR(34);&quot;, Constellation = &quot;;CHAR(34);[.D330];CHAR(34);&quot;, No = &quot;;CHAR(34);[.E330];CHAR(34); &quot;, VMag = &quot;;[.G330]; &quot;, RightAscension = &quot;;[.H330]; &quot;, Declination= &quot;; [.I330]; &quot;},&quot;)" office:value-type="string" office:string-value="new IAUNamed {Name = &quot;Miram&quot;, Designation = &quot;HR 834&quot;, Id = &quot;η&quot;, Constellation = &quot;Per&quot;, No = &quot;A&quot;, VMag = 3.77, RightAscension = 42.674207, Declination= 55.895497}," calcext:value-type="string">
            <text:p>new IAUNamed {Name = "Miram", Designation = "HR 834", Id = "η", Constellation = "Per", No = "A", VMag = 3.77, RightAscension = 42.674207, Declination= 55.895497},</text:p>
          </table:table-cell>
        </table:table-row>
        <table:table-row table:style-name="ro2">
          <table:table-cell office:value-type="string" calcext:value-type="string">
            <text:p>Mirfak</text:p>
          </table:table-cell>
          <table:table-cell office:value-type="string" calcext:value-type="string">
            <text:p>HR 1017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243+4952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1.080709</text:p>
          </table:table-cell>
          <table:table-cell office:value-type="string" calcext:value-type="string">
            <text:p>49.86117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31];CHAR(34); &quot;, Designation = &quot;;CHAR(34);[.B331];CHAR(34); &quot;, Id = &quot;;CHAR(34);[.C331];CHAR(34);&quot;, Constellation = &quot;;CHAR(34);[.D331];CHAR(34);&quot;, No = &quot;;CHAR(34);[.E331];CHAR(34); &quot;, VMag = &quot;;[.G331]; &quot;, RightAscension = &quot;;[.H331]; &quot;, Declination= &quot;; [.I331]; &quot;},&quot;)" office:value-type="string" office:string-value="new IAUNamed {Name = &quot;Mirfak&quot;, Designation = &quot;HR 1017&quot;, Id = &quot;α&quot;, Constellation = &quot;Per&quot;, No = &quot;-&quot;, VMag = 1.79, RightAscension = 51.080709, Declination= 49.861179}," calcext:value-type="string">
            <text:p>new IAUNamed {Name = "Mirfak", Designation = "HR 1017", Id = "α", Constellation = "Per", No = "-", VMag = 1.79, RightAscension = 51.080709, Declination= 49.861179},</text:p>
          </table:table-cell>
        </table:table-row>
        <table:table-row table:style-name="ro2">
          <table:table-cell office:value-type="string" calcext:value-type="string">
            <text:p>Mirzam</text:p>
          </table:table-cell>
          <table:table-cell office:value-type="string" calcext:value-type="string">
            <text:p>HR 2294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227-1757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5.674939</text:p>
          </table:table-cell>
          <table:table-cell office:value-type="string" calcext:value-type="string">
            <text:p>-17.95591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32];CHAR(34); &quot;, Designation = &quot;;CHAR(34);[.B332];CHAR(34); &quot;, Id = &quot;;CHAR(34);[.C332];CHAR(34);&quot;, Constellation = &quot;;CHAR(34);[.D332];CHAR(34);&quot;, No = &quot;;CHAR(34);[.E332];CHAR(34); &quot;, VMag = &quot;;[.G332]; &quot;, RightAscension = &quot;;[.H332]; &quot;, Declination= &quot;; [.I332]; &quot;},&quot;)" office:value-type="string" office:string-value="new IAUNamed {Name = &quot;Mirzam&quot;, Designation = &quot;HR 2294&quot;, Id = &quot;β&quot;, Constellation = &quot;CMa&quot;, No = &quot;-&quot;, VMag = 1.98, RightAscension = 95.674939, Declination= -17.955919}," calcext:value-type="string">
            <text:p>new IAUNamed {Name = "Mirzam", Designation = "HR 2294", Id = "β", Constellation = "CMa", No = "-", VMag = 1.98, RightAscension = 95.674939, Declination= -17.955919},</text:p>
          </table:table-cell>
        </table:table-row>
        <table:table-row table:style-name="ro2">
          <table:table-cell office:value-type="string" calcext:value-type="string">
            <text:p>Misam</text:p>
          </table:table-cell>
          <table:table-cell office:value-type="string" calcext:value-type="string">
            <text:p>HR 941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3095+4451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47.374048</text:p>
          </table:table-cell>
          <table:table-cell office:value-type="string" calcext:value-type="string">
            <text:p>44.857541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33];CHAR(34); &quot;, Designation = &quot;;CHAR(34);[.B333];CHAR(34); &quot;, Id = &quot;;CHAR(34);[.C333];CHAR(34);&quot;, Constellation = &quot;;CHAR(34);[.D333];CHAR(34);&quot;, No = &quot;;CHAR(34);[.E333];CHAR(34); &quot;, VMag = &quot;;[.G333]; &quot;, RightAscension = &quot;;[.H333]; &quot;, Declination= &quot;; [.I333]; &quot;},&quot;)" office:value-type="string" office:string-value="new IAUNamed {Name = &quot;Misam&quot;, Designation = &quot;HR 941&quot;, Id = &quot;κ&quot;, Constellation = &quot;Per&quot;, No = &quot;Aa&quot;, VMag = 3.79, RightAscension = 47.374048, Declination= 44.857541}," calcext:value-type="string">
            <text:p>new IAUNamed {Name = "Misam", Designation = "HR 941", Id = "κ", Constellation = "Per", No = "Aa", VMag = 3.79, RightAscension = 47.374048, Declination= 44.857541},</text:p>
          </table:table-cell>
        </table:table-row>
        <table:table-row table:style-name="ro2">
          <table:table-cell office:value-type="string" calcext:value-type="string">
            <text:p>Mizar</text:p>
          </table:table-cell>
          <table:table-cell office:value-type="string" calcext:value-type="string">
            <text:p>HR 5054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3239+5456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00.981429</text:p>
          </table:table-cell>
          <table:table-cell office:value-type="string" calcext:value-type="string">
            <text:p>54.925362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34];CHAR(34); &quot;, Designation = &quot;;CHAR(34);[.B334];CHAR(34); &quot;, Id = &quot;;CHAR(34);[.C334];CHAR(34);&quot;, Constellation = &quot;;CHAR(34);[.D334];CHAR(34);&quot;, No = &quot;;CHAR(34);[.E334];CHAR(34); &quot;, VMag = &quot;;[.G334]; &quot;, RightAscension = &quot;;[.H334]; &quot;, Declination= &quot;; [.I334]; &quot;},&quot;)" office:value-type="string" office:string-value="new IAUNamed {Name = &quot;Mizar&quot;, Designation = &quot;HR 5054&quot;, Id = &quot;ζ&quot;, Constellation = &quot;UMa&quot;, No = &quot;Aa&quot;, VMag = 2.23, RightAscension = 200.981429, Declination= 54.925362}," calcext:value-type="string">
            <text:p>new IAUNamed {Name = "Mizar", Designation = "HR 5054", Id = "ζ", Constellation = "UMa", No = "Aa", VMag = 2.23, RightAscension = 200.981429, Declination= 54.925362},</text:p>
          </table:table-cell>
        </table:table-row>
        <table:table-row table:style-name="ro2">
          <table:table-cell office:value-type="string" calcext:value-type="string">
            <text:p>Mothallah</text:p>
          </table:table-cell>
          <table:table-cell office:value-type="string" calcext:value-type="string">
            <text:p>HR 544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531+2935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28.270450</text:p>
          </table:table-cell>
          <table:table-cell office:value-type="string" calcext:value-type="string">
            <text:p>29.578826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35];CHAR(34); &quot;, Designation = &quot;;CHAR(34);[.B335];CHAR(34); &quot;, Id = &quot;;CHAR(34);[.C335];CHAR(34);&quot;, Constellation = &quot;;CHAR(34);[.D335];CHAR(34);&quot;, No = &quot;;CHAR(34);[.E335];CHAR(34); &quot;, VMag = &quot;;[.G335]; &quot;, RightAscension = &quot;;[.H335]; &quot;, Declination= &quot;; [.I335]; &quot;},&quot;)" office:value-type="string" office:string-value="new IAUNamed {Name = &quot;Mothallah&quot;, Designation = &quot;HR 544&quot;, Id = &quot;α&quot;, Constellation = &quot;Tri&quot;, No = &quot;-&quot;, VMag = 3.42, RightAscension = 28.270450, Declination= 29.578826}," calcext:value-type="string">
            <text:p>new IAUNamed {Name = "Mothallah", Designation = "HR 544", Id = "α", Constellation = "Tri", No = "-", VMag = 3.42, RightAscension = 28.270450, Declination= 29.578826},</text:p>
          </table:table-cell>
        </table:table-row>
        <table:table-row table:style-name="ro2">
          <table:table-cell office:value-type="string" calcext:value-type="string">
            <text:p>Muliphein</text:p>
          </table:table-cell>
          <table:table-cell office:value-type="string" calcext:value-type="string">
            <text:p>HR 2657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C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05.939554</text:p>
          </table:table-cell>
          <table:table-cell office:value-type="string" calcext:value-type="string">
            <text:p>-15.633286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36];CHAR(34); &quot;, Designation = &quot;;CHAR(34);[.B336];CHAR(34); &quot;, Id = &quot;;CHAR(34);[.C336];CHAR(34);&quot;, Constellation = &quot;;CHAR(34);[.D336];CHAR(34);&quot;, No = &quot;;CHAR(34);[.E336];CHAR(34); &quot;, VMag = &quot;;[.G336]; &quot;, RightAscension = &quot;;[.H336]; &quot;, Declination= &quot;; [.I336]; &quot;},&quot;)" office:value-type="string" office:string-value="new IAUNamed {Name = &quot;Muliphein&quot;, Designation = &quot;HR 2657&quot;, Id = &quot;γ&quot;, Constellation = &quot;CMa&quot;, No = &quot;-&quot;, VMag = 4.11, RightAscension = 105.939554, Declination= -15.633286}," calcext:value-type="string">
            <text:p>new IAUNamed {Name = "Muliphein", Designation = "HR 2657", Id = "γ", Constellation = "CMa", No = "-", VMag = 4.11, RightAscension = 105.939554, Declination= -15.633286},</text:p>
          </table:table-cell>
        </table:table-row>
        <table:table-row table:style-name="ro2">
          <table:table-cell office:value-type="string" calcext:value-type="string">
            <text:p>Muphrid</text:p>
          </table:table-cell>
          <table:table-cell office:value-type="string" calcext:value-type="string">
            <text:p>HR 5235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3547+1824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208.671161</text:p>
          </table:table-cell>
          <table:table-cell office:value-type="string" calcext:value-type="string">
            <text:p>18.397717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37];CHAR(34); &quot;, Designation = &quot;;CHAR(34);[.B337];CHAR(34); &quot;, Id = &quot;;CHAR(34);[.C337];CHAR(34);&quot;, Constellation = &quot;;CHAR(34);[.D337];CHAR(34);&quot;, No = &quot;;CHAR(34);[.E337];CHAR(34); &quot;, VMag = &quot;;[.G337]; &quot;, RightAscension = &quot;;[.H337]; &quot;, Declination= &quot;; [.I337]; &quot;},&quot;)" office:value-type="string" office:string-value="new IAUNamed {Name = &quot;Muphrid&quot;, Designation = &quot;HR 5235&quot;, Id = &quot;η&quot;, Constellation = &quot;Boo&quot;, No = &quot;Aa&quot;, VMag = 2.68, RightAscension = 208.671161, Declination= 18.397717}," calcext:value-type="string">
            <text:p>new IAUNamed {Name = "Muphrid", Designation = "HR 5235", Id = "η", Constellation = "Boo", No = "Aa", VMag = 2.68, RightAscension = 208.671161, Declination= 18.397717},</text:p>
          </table:table-cell>
        </table:table-row>
        <table:table-row table:style-name="ro2">
          <table:table-cell office:value-type="string" calcext:value-type="string">
            <text:p>Muscida</text:p>
          </table:table-cell>
          <table:table-cell office:value-type="string" calcext:value-type="string">
            <text:p>HR 3323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8303+6043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27.566128</text:p>
          </table:table-cell>
          <table:table-cell office:value-type="string" calcext:value-type="string">
            <text:p>60.718170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38];CHAR(34); &quot;, Designation = &quot;;CHAR(34);[.B338];CHAR(34); &quot;, Id = &quot;;CHAR(34);[.C338];CHAR(34);&quot;, Constellation = &quot;;CHAR(34);[.D338];CHAR(34);&quot;, No = &quot;;CHAR(34);[.E338];CHAR(34); &quot;, VMag = &quot;;[.G338]; &quot;, RightAscension = &quot;;[.H338]; &quot;, Declination= &quot;; [.I338]; &quot;},&quot;)" office:value-type="string" office:string-value="new IAUNamed {Name = &quot;Muscida&quot;, Designation = &quot;HR 3323&quot;, Id = &quot;ο&quot;, Constellation = &quot;UMa&quot;, No = &quot;A&quot;, VMag = 3.35, RightAscension = 127.566128, Declination= 60.718170}," calcext:value-type="string">
            <text:p>new IAUNamed {Name = "Muscida", Designation = "HR 3323", Id = "ο", Constellation = "UMa", No = "A", VMag = 3.35, RightAscension = 127.566128, Declination= 60.718170},</text:p>
          </table:table-cell>
        </table:table-row>
        <table:table-row table:style-name="ro2">
          <table:table-cell office:value-type="string" calcext:value-type="string">
            <text:p>Musica</text:p>
          </table:table-cell>
          <table:table-cell office:value-type="string" calcext:value-type="string">
            <text:p>HR 80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584+1050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314.608058</text:p>
          </table:table-cell>
          <table:table-cell office:value-type="string" calcext:value-type="string">
            <text:p>10.839286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339];CHAR(34); &quot;, Designation = &quot;;CHAR(34);[.B339];CHAR(34); &quot;, Id = &quot;;CHAR(34);[.C339];CHAR(34);&quot;, Constellation = &quot;;CHAR(34);[.D339];CHAR(34);&quot;, No = &quot;;CHAR(34);[.E339];CHAR(34); &quot;, VMag = &quot;;[.G339]; &quot;, RightAscension = &quot;;[.H339]; &quot;, Declination= &quot;; [.I339]; &quot;},&quot;)" office:value-type="string" office:string-value="new IAUNamed {Name = &quot;Musica&quot;, Designation = &quot;HR 8030&quot;, Id = &quot;18&quot;, Constellation = &quot;Del&quot;, No = &quot;-&quot;, VMag = 5.48, RightAscension = 314.608058, Declination= 10.839286}," calcext:value-type="string">
            <text:p>new IAUNamed {Name = "Musica", Designation = "HR 8030", Id = "18", Constellation = "Del", No = "-", VMag = 5.48, RightAscension = 314.608058, Declination= 10.839286},</text:p>
          </table:table-cell>
        </table:table-row>
        <table:table-row table:style-name="ro2">
          <table:table-cell office:value-type="string" calcext:value-type="string">
            <text:p>Naos</text:p>
          </table:table-cell>
          <table:table-cell office:value-type="string" calcext:value-type="string">
            <text:p>HR 3165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Pu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20.896031</text:p>
          </table:table-cell>
          <table:table-cell office:value-type="string" calcext:value-type="string">
            <text:p>-40.003148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40];CHAR(34); &quot;, Designation = &quot;;CHAR(34);[.B340];CHAR(34); &quot;, Id = &quot;;CHAR(34);[.C340];CHAR(34);&quot;, Constellation = &quot;;CHAR(34);[.D340];CHAR(34);&quot;, No = &quot;;CHAR(34);[.E340];CHAR(34); &quot;, VMag = &quot;;[.G340]; &quot;, RightAscension = &quot;;[.H340]; &quot;, Declination= &quot;; [.I340]; &quot;},&quot;)" office:value-type="string" office:string-value="new IAUNamed {Name = &quot;Naos&quot;, Designation = &quot;HR 3165&quot;, Id = &quot;ζ&quot;, Constellation = &quot;Pup&quot;, No = &quot;-&quot;, VMag = 2.21, RightAscension = 120.896031, Declination= -40.003148}," calcext:value-type="string">
            <text:p>new IAUNamed {Name = "Naos", Designation = "HR 3165", Id = "ζ", Constellation = "Pup", No = "-", VMag = 2.21, RightAscension = 120.896031, Declination= -40.003148},</text:p>
          </table:table-cell>
        </table:table-row>
        <table:table-row table:style-name="ro2">
          <table:table-cell office:value-type="string" calcext:value-type="string">
            <text:p>Nashira</text:p>
          </table:table-cell>
          <table:table-cell office:value-type="string" calcext:value-type="string">
            <text:p>HR 8278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25.022735</text:p>
          </table:table-cell>
          <table:table-cell office:value-type="string" calcext:value-type="string">
            <text:p>-16.662308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41];CHAR(34); &quot;, Designation = &quot;;CHAR(34);[.B341];CHAR(34); &quot;, Id = &quot;;CHAR(34);[.C341];CHAR(34);&quot;, Constellation = &quot;;CHAR(34);[.D341];CHAR(34);&quot;, No = &quot;;CHAR(34);[.E341];CHAR(34); &quot;, VMag = &quot;;[.G341]; &quot;, RightAscension = &quot;;[.H341]; &quot;, Declination= &quot;; [.I341]; &quot;},&quot;)" office:value-type="string" office:string-value="new IAUNamed {Name = &quot;Nashira&quot;, Designation = &quot;HR 8278&quot;, Id = &quot;γ&quot;, Constellation = &quot;Cap&quot;, No = &quot;A&quot;, VMag = 3.69, RightAscension = 325.022735, Declination= -16.662308}," calcext:value-type="string">
            <text:p>new IAUNamed {Name = "Nashira", Designation = "HR 8278", Id = "γ", Constellation = "Cap", No = "A", VMag = 3.69, RightAscension = 325.022735, Declination= -16.662308},</text:p>
          </table:table-cell>
        </table:table-row>
        <table:table-row table:style-name="ro2">
          <table:table-cell office:value-type="string" calcext:value-type="string">
            <text:p>Nekkar</text:p>
          </table:table-cell>
          <table:table-cell office:value-type="string" calcext:value-type="string">
            <text:p>HR 5602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Bo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25.486510</text:p>
          </table:table-cell>
          <table:table-cell office:value-type="string" calcext:value-type="string">
            <text:p>40.39056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42];CHAR(34); &quot;, Designation = &quot;;CHAR(34);[.B342];CHAR(34); &quot;, Id = &quot;;CHAR(34);[.C342];CHAR(34);&quot;, Constellation = &quot;;CHAR(34);[.D342];CHAR(34);&quot;, No = &quot;;CHAR(34);[.E342];CHAR(34); &quot;, VMag = &quot;;[.G342]; &quot;, RightAscension = &quot;;[.H342]; &quot;, Declination= &quot;; [.I342]; &quot;},&quot;)" office:value-type="string" office:string-value="new IAUNamed {Name = &quot;Nekkar&quot;, Designation = &quot;HR 5602&quot;, Id = &quot;β&quot;, Constellation = &quot;Boo&quot;, No = &quot;-&quot;, VMag = 3.49, RightAscension = 225.486510, Declination= 40.390567}," calcext:value-type="string">
            <text:p>new IAUNamed {Name = "Nekkar", Designation = "HR 5602", Id = "β", Constellation = "Boo", No = "-", VMag = 3.49, RightAscension = 225.486510, Declination= 40.390567},</text:p>
          </table:table-cell>
        </table:table-row>
        <table:table-row table:style-name="ro2">
          <table:table-cell office:value-type="string" calcext:value-type="string">
            <text:p>Nembus</text:p>
          </table:table-cell>
          <table:table-cell office:value-type="string" calcext:value-type="string">
            <text:p>HR 4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24.498154</text:p>
          </table:table-cell>
          <table:table-cell office:value-type="string" calcext:value-type="string">
            <text:p>48.628214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43];CHAR(34); &quot;, Designation = &quot;;CHAR(34);[.B343];CHAR(34); &quot;, Id = &quot;;CHAR(34);[.C343];CHAR(34);&quot;, Constellation = &quot;;CHAR(34);[.D343];CHAR(34);&quot;, No = &quot;;CHAR(34);[.E343];CHAR(34); &quot;, VMag = &quot;;[.G343]; &quot;, RightAscension = &quot;;[.H343]; &quot;, Declination= &quot;; [.I343]; &quot;},&quot;)" office:value-type="string" office:string-value="new IAUNamed {Name = &quot;Nembus&quot;, Designation = &quot;HR 464&quot;, Id = &quot;51&quot;, Constellation = &quot;And&quot;, No = &quot;-&quot;, VMag = 3.59, RightAscension = 24.498154, Declination= 48.628214}," calcext:value-type="string">
            <text:p>new IAUNamed {Name = "Nembus", Designation = "HR 464", Id = "51", Constellation = "And", No = "-", VMag = 3.59, RightAscension = 24.498154, Declination= 48.628214},</text:p>
          </table:table-cell>
        </table:table-row>
        <table:table-row table:style-name="ro2">
          <table:table-cell office:value-type="string" calcext:value-type="string">
            <text:p>Nihal</text:p>
          </table:table-cell>
          <table:table-cell office:value-type="string" calcext:value-type="string">
            <text:p>HR 1829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Le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282-2046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82.061346</text:p>
          </table:table-cell>
          <table:table-cell office:value-type="string" calcext:value-type="string">
            <text:p>-20.759441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44];CHAR(34); &quot;, Designation = &quot;;CHAR(34);[.B344];CHAR(34); &quot;, Id = &quot;;CHAR(34);[.C344];CHAR(34);&quot;, Constellation = &quot;;CHAR(34);[.D344];CHAR(34);&quot;, No = &quot;;CHAR(34);[.E344];CHAR(34); &quot;, VMag = &quot;;[.G344]; &quot;, RightAscension = &quot;;[.H344]; &quot;, Declination= &quot;; [.I344]; &quot;},&quot;)" office:value-type="string" office:string-value="new IAUNamed {Name = &quot;Nihal&quot;, Designation = &quot;HR 1829&quot;, Id = &quot;β&quot;, Constellation = &quot;Lep&quot;, No = &quot;A&quot;, VMag = 2.81, RightAscension = 82.061346, Declination= -20.759441}," calcext:value-type="string">
            <text:p>new IAUNamed {Name = "Nihal", Designation = "HR 1829", Id = "β", Constellation = "Lep", No = "A", VMag = 2.81, RightAscension = 82.061346, Declination= -20.759441},</text:p>
          </table:table-cell>
        </table:table-row>
        <table:table-row table:style-name="ro2">
          <table:table-cell office:value-type="string" calcext:value-type="string">
            <text:p>Nunki</text:p>
          </table:table-cell>
          <table:table-cell office:value-type="string" calcext:value-type="string">
            <text:p>HR 7121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8553-26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83.816360</text:p>
          </table:table-cell>
          <table:table-cell office:value-type="string" calcext:value-type="string">
            <text:p>-26.296724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45];CHAR(34); &quot;, Designation = &quot;;CHAR(34);[.B345];CHAR(34); &quot;, Id = &quot;;CHAR(34);[.C345];CHAR(34);&quot;, Constellation = &quot;;CHAR(34);[.D345];CHAR(34);&quot;, No = &quot;;CHAR(34);[.E345];CHAR(34); &quot;, VMag = &quot;;[.G345]; &quot;, RightAscension = &quot;;[.H345]; &quot;, Declination= &quot;; [.I345]; &quot;},&quot;)" office:value-type="string" office:string-value="new IAUNamed {Name = &quot;Nunki&quot;, Designation = &quot;HR 7121&quot;, Id = &quot;σ&quot;, Constellation = &quot;Sgr&quot;, No = &quot;Aa&quot;, VMag = 2.05, RightAscension = 283.816360, Declination= -26.296724}," calcext:value-type="string">
            <text:p>new IAUNamed {Name = "Nunki", Designation = "HR 7121", Id = "σ", Constellation = "Sgr", No = "Aa", VMag = 2.05, RightAscension = 283.816360, Declination= -26.296724},</text:p>
          </table:table-cell>
        </table:table-row>
        <table:table-row table:style-name="ro2">
          <table:table-cell office:value-type="string" calcext:value-type="string">
            <text:p>Nusakan</text:p>
          </table:table-cell>
          <table:table-cell office:value-type="string" calcext:value-type="string">
            <text:p>HR 5747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278+2906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231.957211</text:p>
          </table:table-cell>
          <table:table-cell office:value-type="string" calcext:value-type="string">
            <text:p>29.105699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46];CHAR(34); &quot;, Designation = &quot;;CHAR(34);[.B346];CHAR(34); &quot;, Id = &quot;;CHAR(34);[.C346];CHAR(34);&quot;, Constellation = &quot;;CHAR(34);[.D346];CHAR(34);&quot;, No = &quot;;CHAR(34);[.E346];CHAR(34); &quot;, VMag = &quot;;[.G346]; &quot;, RightAscension = &quot;;[.H346]; &quot;, Declination= &quot;; [.I346]; &quot;},&quot;)" office:value-type="string" office:string-value="new IAUNamed {Name = &quot;Nusakan&quot;, Designation = &quot;HR 5747&quot;, Id = &quot;β&quot;, Constellation = &quot;CrB&quot;, No = &quot;A&quot;, VMag = 3.66, RightAscension = 231.957211, Declination= 29.105699}," calcext:value-type="string">
            <text:p>new IAUNamed {Name = "Nusakan", Designation = "HR 5747", Id = "β", Constellation = "CrB", No = "A", VMag = 3.66, RightAscension = 231.957211, Declination= 29.105699},</text:p>
          </table:table-cell>
        </table:table-row>
        <table:table-row table:style-name="ro2">
          <table:table-cell office:value-type="string" calcext:value-type="string">
            <text:p>Ogma</text:p>
          </table:table-cell>
          <table:table-cell office:value-type="string" calcext:value-type="string">
            <text:p>HD 1490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247.623409</text:p>
          </table:table-cell>
          <table:table-cell office:value-type="string" calcext:value-type="string">
            <text:p>38.347311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347];CHAR(34); &quot;, Designation = &quot;;CHAR(34);[.B347];CHAR(34); &quot;, Id = &quot;;CHAR(34);[.C347];CHAR(34);&quot;, Constellation = &quot;;CHAR(34);[.D347];CHAR(34);&quot;, No = &quot;;CHAR(34);[.E347];CHAR(34); &quot;, VMag = &quot;;[.G347]; &quot;, RightAscension = &quot;;[.H347]; &quot;, Declination= &quot;; [.I347]; &quot;},&quot;)" office:value-type="string" office:string-value="new IAUNamed {Name = &quot;Ogma&quot;, Designation = &quot;HD 149026&quot;, Id = &quot;-&quot;, Constellation = &quot;Her&quot;, No = &quot;-&quot;, VMag = 8.16, RightAscension = 247.623409, Declination= 38.347311}," calcext:value-type="string">
            <text:p>new IAUNamed {Name = "Ogma", Designation = "HD 149026", Id = "-", Constellation = "Her", No = "-", VMag = 8.16, RightAscension = 247.623409, Declination= 38.347311},</text:p>
          </table:table-cell>
        </table:table-row>
        <table:table-row table:style-name="ro2">
          <table:table-cell office:value-type="string" calcext:value-type="string">
            <text:p>Peacock</text:p>
          </table:table-cell>
          <table:table-cell office:value-type="string" calcext:value-type="string">
            <text:p>HR 7790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Pav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0256-564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306.411904</text:p>
          </table:table-cell>
          <table:table-cell office:value-type="string" calcext:value-type="string">
            <text:p>-56.735090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48];CHAR(34); &quot;, Designation = &quot;;CHAR(34);[.B348];CHAR(34); &quot;, Id = &quot;;CHAR(34);[.C348];CHAR(34);&quot;, Constellation = &quot;;CHAR(34);[.D348];CHAR(34);&quot;, No = &quot;;CHAR(34);[.E348];CHAR(34); &quot;, VMag = &quot;;[.G348]; &quot;, RightAscension = &quot;;[.H348]; &quot;, Declination= &quot;; [.I348]; &quot;},&quot;)" office:value-type="string" office:string-value="new IAUNamed {Name = &quot;Peacock&quot;, Designation = &quot;HR 7790&quot;, Id = &quot;α&quot;, Constellation = &quot;Pav&quot;, No = &quot;Aa&quot;, VMag = 1.94, RightAscension = 306.411904, Declination= -56.735090}," calcext:value-type="string">
            <text:p>new IAUNamed {Name = "Peacock", Designation = "HR 7790", Id = "α", Constellation = "Pav", No = "Aa", VMag = 1.94, RightAscension = 306.411904, Declination= -56.735090},</text:p>
          </table:table-cell>
        </table:table-row>
        <table:table-row table:style-name="ro2">
          <table:table-cell office:value-type="string" calcext:value-type="string">
            <text:p>Phact</text:p>
          </table:table-cell>
          <table:table-cell office:value-type="string" calcext:value-type="string">
            <text:p>HR 1956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396-3404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84.912254</text:p>
          </table:table-cell>
          <table:table-cell office:value-type="string" calcext:value-type="string">
            <text:p>-34.074110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49];CHAR(34); &quot;, Designation = &quot;;CHAR(34);[.B349];CHAR(34); &quot;, Id = &quot;;CHAR(34);[.C349];CHAR(34);&quot;, Constellation = &quot;;CHAR(34);[.D349];CHAR(34);&quot;, No = &quot;;CHAR(34);[.E349];CHAR(34); &quot;, VMag = &quot;;[.G349]; &quot;, RightAscension = &quot;;[.H349]; &quot;, Declination= &quot;; [.I349]; &quot;},&quot;)" office:value-type="string" office:string-value="new IAUNamed {Name = &quot;Phact&quot;, Designation = &quot;HR 1956&quot;, Id = &quot;α&quot;, Constellation = &quot;Col&quot;, No = &quot;-&quot;, VMag = 2.65, RightAscension = 84.912254, Declination= -34.074110}," calcext:value-type="string">
            <text:p>new IAUNamed {Name = "Phact", Designation = "HR 1956", Id = "α", Constellation = "Col", No = "-", VMag = 2.65, RightAscension = 84.912254, Declination= -34.074110},</text:p>
          </table:table-cell>
        </table:table-row>
        <table:table-row table:style-name="ro2">
          <table:table-cell office:value-type="string" calcext:value-type="string">
            <text:p>Phecda</text:p>
          </table:table-cell>
          <table:table-cell office:value-type="string" calcext:value-type="string">
            <text:p>HR 4554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1538+534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78.457679</text:p>
          </table:table-cell>
          <table:table-cell office:value-type="string" calcext:value-type="string">
            <text:p>53.694758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50];CHAR(34); &quot;, Designation = &quot;;CHAR(34);[.B350];CHAR(34); &quot;, Id = &quot;;CHAR(34);[.C350];CHAR(34);&quot;, Constellation = &quot;;CHAR(34);[.D350];CHAR(34);&quot;, No = &quot;;CHAR(34);[.E350];CHAR(34); &quot;, VMag = &quot;;[.G350]; &quot;, RightAscension = &quot;;[.H350]; &quot;, Declination= &quot;; [.I350]; &quot;},&quot;)" office:value-type="string" office:string-value="new IAUNamed {Name = &quot;Phecda&quot;, Designation = &quot;HR 4554&quot;, Id = &quot;γ&quot;, Constellation = &quot;UMa&quot;, No = &quot;Aa&quot;, VMag = 2.41, RightAscension = 178.457679, Declination= 53.694758}," calcext:value-type="string">
            <text:p>new IAUNamed {Name = "Phecda", Designation = "HR 4554", Id = "γ", Constellation = "UMa", No = "Aa", VMag = 2.41, RightAscension = 178.457679, Declination= 53.694758},</text:p>
          </table:table-cell>
        </table:table-row>
        <table:table-row table:style-name="ro2">
          <table:table-cell office:value-type="string" calcext:value-type="string">
            <text:p>Pherkad</text:p>
          </table:table-cell>
          <table:table-cell office:value-type="string" calcext:value-type="string">
            <text:p>HR 5735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UM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30.182150</text:p>
          </table:table-cell>
          <table:table-cell office:value-type="string" calcext:value-type="string">
            <text:p>71.83401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51];CHAR(34); &quot;, Designation = &quot;;CHAR(34);[.B351];CHAR(34); &quot;, Id = &quot;;CHAR(34);[.C351];CHAR(34);&quot;, Constellation = &quot;;CHAR(34);[.D351];CHAR(34);&quot;, No = &quot;;CHAR(34);[.E351];CHAR(34); &quot;, VMag = &quot;;[.G351]; &quot;, RightAscension = &quot;;[.H351]; &quot;, Declination= &quot;; [.I351]; &quot;},&quot;)" office:value-type="string" office:string-value="new IAUNamed {Name = &quot;Pherkad&quot;, Designation = &quot;HR 5735&quot;, Id = &quot;γ&quot;, Constellation = &quot;UMi&quot;, No = &quot;-&quot;, VMag = 3.00, RightAscension = 230.182150, Declination= 71.834017}," calcext:value-type="string">
            <text:p>new IAUNamed {Name = "Pherkad", Designation = "HR 5735", Id = "γ", Constellation = "UMi", No = "-", VMag = 3.00, RightAscension = 230.182150, Declination= 71.834017},</text:p>
          </table:table-cell>
        </table:table-row>
        <table:table-row table:style-name="ro2">
          <table:table-cell office:value-type="string" calcext:value-type="string">
            <text:p>Pipirima</text:p>
          </table:table-cell>
          <table:table-cell office:value-type="string" calcext:value-type="string">
            <text:p>HR 6252</text:p>
          </table:table-cell>
          <table:table-cell office:value-type="string" calcext:value-type="string">
            <text:p>μ2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6523-3801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253.083939</text:p>
          </table:table-cell>
          <table:table-cell office:value-type="string" calcext:value-type="string">
            <text:p>-38.017535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52];CHAR(34); &quot;, Designation = &quot;;CHAR(34);[.B352];CHAR(34); &quot;, Id = &quot;;CHAR(34);[.C352];CHAR(34);&quot;, Constellation = &quot;;CHAR(34);[.D352];CHAR(34);&quot;, No = &quot;;CHAR(34);[.E352];CHAR(34); &quot;, VMag = &quot;;[.G352]; &quot;, RightAscension = &quot;;[.H352]; &quot;, Declination= &quot;; [.I352]; &quot;},&quot;)" office:value-type="string" office:string-value="new IAUNamed {Name = &quot;Pipirima&quot;, Designation = &quot;HR 6252&quot;, Id = &quot;μ2&quot;, Constellation = &quot;Sco&quot;, No = &quot;A&quot;, VMag = 3.56, RightAscension = 253.083939, Declination= -38.017535}," calcext:value-type="string">
            <text:p>new IAUNamed {Name = "Pipirima", Designation = "HR 6252", Id = "μ2", Constellation = "Sco", No = "A", VMag = 3.56, RightAscension = 253.083939, Declination= -38.017535},</text:p>
          </table:table-cell>
        </table:table-row>
        <table:table-row table:style-name="ro2">
          <table:table-cell office:value-type="string" calcext:value-type="string">
            <text:p>Pleione</text:p>
          </table:table-cell>
          <table:table-cell office:value-type="string" calcext:value-type="string">
            <text:p>HR 11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3492+2408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57.296738</text:p>
          </table:table-cell>
          <table:table-cell office:value-type="string" calcext:value-type="string">
            <text:p>24.136710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53];CHAR(34); &quot;, Designation = &quot;;CHAR(34);[.B353];CHAR(34); &quot;, Id = &quot;;CHAR(34);[.C353];CHAR(34);&quot;, Constellation = &quot;;CHAR(34);[.D353];CHAR(34);&quot;, No = &quot;;CHAR(34);[.E353];CHAR(34); &quot;, VMag = &quot;;[.G353]; &quot;, RightAscension = &quot;;[.H353]; &quot;, Declination= &quot;; [.I353]; &quot;},&quot;)" office:value-type="string" office:string-value="new IAUNamed {Name = &quot;Pleione&quot;, Designation = &quot;HR 1180&quot;, Id = &quot;28&quot;, Constellation = &quot;Tau&quot;, No = &quot;Aa&quot;, VMag = 5.05, RightAscension = 57.296738, Declination= 24.136710}," calcext:value-type="string">
            <text:p>new IAUNamed {Name = "Pleione", Designation = "HR 1180", Id = "28", Constellation = "Tau", No = "Aa", VMag = 5.05, RightAscension = 57.296738, Declination= 24.136710},</text:p>
          </table:table-cell>
        </table:table-row>
        <table:table-row table:style-name="ro1">
          <table:table-cell office:value-type="string" calcext:value-type="string">
            <text:p>Polaris Australis</text:p>
          </table:table-cell>
          <table:table-cell office:value-type="string" calcext:value-type="string">
            <text:p>HR 7228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Oc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317.195164</text:p>
          </table:table-cell>
          <table:table-cell office:value-type="string" calcext:value-type="string">
            <text:p>-88.956499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54];CHAR(34); &quot;, Designation = &quot;;CHAR(34);[.B354];CHAR(34); &quot;, Id = &quot;;CHAR(34);[.C354];CHAR(34);&quot;, Constellation = &quot;;CHAR(34);[.D354];CHAR(34);&quot;, No = &quot;;CHAR(34);[.E354];CHAR(34); &quot;, VMag = &quot;;[.G354]; &quot;, RightAscension = &quot;;[.H354]; &quot;, Declination= &quot;; [.I354]; &quot;},&quot;)" office:value-type="string" office:string-value="new IAUNamed {Name = &quot;Polaris Australis&quot;, Designation = &quot;HR 7228&quot;, Id = &quot;σ&quot;, Constellation = &quot;Oct&quot;, No = &quot;-&quot;, VMag = 5.45, RightAscension = 317.195164, Declination= -88.956499}," calcext:value-type="string">
            <text:p>new IAUNamed {Name = "Polaris Australis", Designation = "HR 7228", Id = "σ", Constellation = "Oct", No = "-", VMag = 5.45, RightAscension = 317.195164, Declination= -88.956499},</text:p>
          </table:table-cell>
        </table:table-row>
        <table:table-row table:style-name="ro2">
          <table:table-cell office:value-type="string" calcext:value-type="string">
            <text:p>Polaris</text:p>
          </table:table-cell>
          <table:table-cell office:value-type="string" calcext:value-type="string">
            <text:p>HR 424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2318+8916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37.954561</text:p>
          </table:table-cell>
          <table:table-cell office:value-type="string" calcext:value-type="string">
            <text:p>89.264109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55];CHAR(34); &quot;, Designation = &quot;;CHAR(34);[.B355];CHAR(34); &quot;, Id = &quot;;CHAR(34);[.C355];CHAR(34);&quot;, Constellation = &quot;;CHAR(34);[.D355];CHAR(34);&quot;, No = &quot;;CHAR(34);[.E355];CHAR(34); &quot;, VMag = &quot;;[.G355]; &quot;, RightAscension = &quot;;[.H355]; &quot;, Declination= &quot;; [.I355]; &quot;},&quot;)" office:value-type="string" office:string-value="new IAUNamed {Name = &quot;Polaris&quot;, Designation = &quot;HR 424&quot;, Id = &quot;α&quot;, Constellation = &quot;UMi&quot;, No = &quot;Aa&quot;, VMag = 1.97, RightAscension = 37.954561, Declination= 89.264109}," calcext:value-type="string">
            <text:p>new IAUNamed {Name = "Polaris", Designation = "HR 424", Id = "α", Constellation = "UMi", No = "Aa", VMag = 1.97, RightAscension = 37.954561, Declination= 89.264109},</text:p>
          </table:table-cell>
        </table:table-row>
        <table:table-row table:style-name="ro2">
          <table:table-cell office:value-type="string" calcext:value-type="string">
            <text:p>Polis</text:p>
          </table:table-cell>
          <table:table-cell office:value-type="string" calcext:value-type="string">
            <text:p>HR 6812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8138-2104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273.440870</text:p>
          </table:table-cell>
          <table:table-cell office:value-type="string" calcext:value-type="string">
            <text:p>-21.058832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56];CHAR(34); &quot;, Designation = &quot;;CHAR(34);[.B356];CHAR(34); &quot;, Id = &quot;;CHAR(34);[.C356];CHAR(34);&quot;, Constellation = &quot;;CHAR(34);[.D356];CHAR(34);&quot;, No = &quot;;CHAR(34);[.E356];CHAR(34); &quot;, VMag = &quot;;[.G356]; &quot;, RightAscension = &quot;;[.H356]; &quot;, Declination= &quot;; [.I356]; &quot;},&quot;)" office:value-type="string" office:string-value="new IAUNamed {Name = &quot;Polis&quot;, Designation = &quot;HR 6812&quot;, Id = &quot;μ&quot;, Constellation = &quot;Sgr&quot;, No = &quot;Aa&quot;, VMag = 3.84, RightAscension = 273.440870, Declination= -21.058832}," calcext:value-type="string">
            <text:p>new IAUNamed {Name = "Polis", Designation = "HR 6812", Id = "μ", Constellation = "Sgr", No = "Aa", VMag = 3.84, RightAscension = 273.440870, Declination= -21.058832},</text:p>
          </table:table-cell>
        </table:table-row>
        <table:table-row table:style-name="ro2">
          <table:table-cell office:value-type="string" calcext:value-type="string">
            <text:p>Pollux</text:p>
          </table:table-cell>
          <table:table-cell office:value-type="string" calcext:value-type="string">
            <text:p>HR 2990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453+280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16.328958</text:p>
          </table:table-cell>
          <table:table-cell office:value-type="string" calcext:value-type="string">
            <text:p>28.026199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357];CHAR(34); &quot;, Designation = &quot;;CHAR(34);[.B357];CHAR(34); &quot;, Id = &quot;;CHAR(34);[.C357];CHAR(34);&quot;, Constellation = &quot;;CHAR(34);[.D357];CHAR(34);&quot;, No = &quot;;CHAR(34);[.E357];CHAR(34); &quot;, VMag = &quot;;[.G357]; &quot;, RightAscension = &quot;;[.H357]; &quot;, Declination= &quot;; [.I357]; &quot;},&quot;)" office:value-type="string" office:string-value="new IAUNamed {Name = &quot;Pollux&quot;, Designation = &quot;HR 2990&quot;, Id = &quot;β&quot;, Constellation = &quot;Gem&quot;, No = &quot;-&quot;, VMag = 1.16, RightAscension = 116.328958, Declination= 28.026199}," calcext:value-type="string">
            <text:p>new IAUNamed {Name = "Pollux", Designation = "HR 2990", Id = "β", Constellation = "Gem", No = "-", VMag = 1.16, RightAscension = 116.328958, Declination= 28.026199},</text:p>
          </table:table-cell>
        </table:table-row>
        <table:table-row table:style-name="ro2">
          <table:table-cell office:value-type="string" calcext:value-type="string">
            <text:p>Porrima</text:p>
          </table:table-cell>
          <table:table-cell office:value-type="string" calcext:value-type="string">
            <text:p>HR 4825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417-012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190.415181</text:p>
          </table:table-cell>
          <table:table-cell office:value-type="string" calcext:value-type="string">
            <text:p>-1.449373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58];CHAR(34); &quot;, Designation = &quot;;CHAR(34);[.B358];CHAR(34); &quot;, Id = &quot;;CHAR(34);[.C358];CHAR(34);&quot;, Constellation = &quot;;CHAR(34);[.D358];CHAR(34);&quot;, No = &quot;;CHAR(34);[.E358];CHAR(34); &quot;, VMag = &quot;;[.G358]; &quot;, RightAscension = &quot;;[.H358]; &quot;, Declination= &quot;; [.I358]; &quot;},&quot;)" office:value-type="string" office:string-value="new IAUNamed {Name = &quot;Porrima&quot;, Designation = &quot;HR 4825&quot;, Id = &quot;γ&quot;, Constellation = &quot;Vir&quot;, No = &quot;A&quot;, VMag = 2.74, RightAscension = 190.415181, Declination= -1.449373}," calcext:value-type="string">
            <text:p>new IAUNamed {Name = "Porrima", Designation = "HR 4825", Id = "γ", Constellation = "Vir", No = "A", VMag = 2.74, RightAscension = 190.415181, Declination= -1.449373},</text:p>
          </table:table-cell>
        </table:table-row>
        <table:table-row table:style-name="ro2">
          <table:table-cell office:value-type="string" calcext:value-type="string">
            <text:p>Praecipua</text:p>
          </table:table-cell>
          <table:table-cell office:value-type="string" calcext:value-type="string">
            <text:p>HR 42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M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63.327937</text:p>
          </table:table-cell>
          <table:table-cell office:value-type="string" calcext:value-type="string">
            <text:p>34.214872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359];CHAR(34); &quot;, Designation = &quot;;CHAR(34);[.B359];CHAR(34); &quot;, Id = &quot;;CHAR(34);[.C359];CHAR(34);&quot;, Constellation = &quot;;CHAR(34);[.D359];CHAR(34);&quot;, No = &quot;;CHAR(34);[.E359];CHAR(34); &quot;, VMag = &quot;;[.G359]; &quot;, RightAscension = &quot;;[.H359]; &quot;, Declination= &quot;; [.I359]; &quot;},&quot;)" office:value-type="string" office:string-value="new IAUNamed {Name = &quot;Praecipua&quot;, Designation = &quot;HR 4247&quot;, Id = &quot;46&quot;, Constellation = &quot;LMi&quot;, No = &quot;-&quot;, VMag = 3.79, RightAscension = 163.327937, Declination= 34.214872}," calcext:value-type="string">
            <text:p>new IAUNamed {Name = "Praecipua", Designation = "HR 4247", Id = "46", Constellation = "LMi", No = "-", VMag = 3.79, RightAscension = 163.327937, Declination= 34.214872},</text:p>
          </table:table-cell>
        </table:table-row>
        <table:table-row table:style-name="ro1">
          <table:table-cell office:value-type="string" calcext:value-type="string">
            <text:p>Prima Hyadum</text:p>
          </table:table-cell>
          <table:table-cell office:value-type="string" calcext:value-type="string">
            <text:p>HR 1346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4198+153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64.948349</text:p>
          </table:table-cell>
          <table:table-cell office:value-type="string" calcext:value-type="string">
            <text:p>15.627643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60];CHAR(34); &quot;, Designation = &quot;;CHAR(34);[.B360];CHAR(34); &quot;, Id = &quot;;CHAR(34);[.C360];CHAR(34);&quot;, Constellation = &quot;;CHAR(34);[.D360];CHAR(34);&quot;, No = &quot;;CHAR(34);[.E360];CHAR(34); &quot;, VMag = &quot;;[.G360]; &quot;, RightAscension = &quot;;[.H360]; &quot;, Declination= &quot;; [.I360]; &quot;},&quot;)" office:value-type="string" office:string-value="new IAUNamed {Name = &quot;Prima Hyadum&quot;, Designation = &quot;HR 1346&quot;, Id = &quot;γ&quot;, Constellation = &quot;Tau&quot;, No = &quot;A&quot;, VMag = 3.65, RightAscension = 64.948349, Declination= 15.627643}," calcext:value-type="string">
            <text:p>new IAUNamed {Name = "Prima Hyadum", Designation = "HR 1346", Id = "γ", Constellation = "Tau", No = "A", VMag = 3.65, RightAscension = 64.948349, Declination= 15.627643},</text:p>
          </table:table-cell>
        </table:table-row>
        <table:table-row table:style-name="ro2">
          <table:table-cell office:value-type="string" calcext:value-type="string">
            <text:p>Procyon</text:p>
          </table:table-cell>
          <table:table-cell office:value-type="string" calcext:value-type="string">
            <text:p>HR 2943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7393+051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114.825493</text:p>
          </table:table-cell>
          <table:table-cell office:value-type="string" calcext:value-type="string">
            <text:p>5.224993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61];CHAR(34); &quot;, Designation = &quot;;CHAR(34);[.B361];CHAR(34); &quot;, Id = &quot;;CHAR(34);[.C361];CHAR(34);&quot;, Constellation = &quot;;CHAR(34);[.D361];CHAR(34);&quot;, No = &quot;;CHAR(34);[.E361];CHAR(34); &quot;, VMag = &quot;;[.G361]; &quot;, RightAscension = &quot;;[.H361]; &quot;, Declination= &quot;; [.I361]; &quot;},&quot;)" office:value-type="string" office:string-value="new IAUNamed {Name = &quot;Procyon&quot;, Designation = &quot;HR 2943&quot;, Id = &quot;α&quot;, Constellation = &quot;CMi&quot;, No = &quot;A&quot;, VMag = 0.40, RightAscension = 114.825493, Declination= 5.224993}," calcext:value-type="string">
            <text:p>new IAUNamed {Name = "Procyon", Designation = "HR 2943", Id = "α", Constellation = "CMi", No = "A", VMag = 0.40, RightAscension = 114.825493, Declination= 5.224993},</text:p>
          </table:table-cell>
        </table:table-row>
        <table:table-row table:style-name="ro2">
          <table:table-cell office:value-type="string" calcext:value-type="string">
            <text:p>Propus</text:p>
          </table:table-cell>
          <table:table-cell office:value-type="string" calcext:value-type="string">
            <text:p>HR 2216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6149+2230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93.719405</text:p>
          </table:table-cell>
          <table:table-cell office:value-type="string" calcext:value-type="string">
            <text:p>22.50679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62];CHAR(34); &quot;, Designation = &quot;;CHAR(34);[.B362];CHAR(34); &quot;, Id = &quot;;CHAR(34);[.C362];CHAR(34);&quot;, Constellation = &quot;;CHAR(34);[.D362];CHAR(34);&quot;, No = &quot;;CHAR(34);[.E362];CHAR(34); &quot;, VMag = &quot;;[.G362]; &quot;, RightAscension = &quot;;[.H362]; &quot;, Declination= &quot;; [.I362]; &quot;},&quot;)" office:value-type="string" office:string-value="new IAUNamed {Name = &quot;Propus&quot;, Designation = &quot;HR 2216&quot;, Id = &quot;η&quot;, Constellation = &quot;Gem&quot;, No = &quot;A&quot;, VMag = 3.31, RightAscension = 93.719405, Declination= 22.506794}," calcext:value-type="string">
            <text:p>new IAUNamed {Name = "Propus", Designation = "HR 2216", Id = "η", Constellation = "Gem", No = "A", VMag = 3.31, RightAscension = 93.719405, Declination= 22.506794},</text:p>
          </table:table-cell>
        </table:table-row>
        <table:table-row table:style-name="ro1">
          <table:table-cell office:value-type="string" calcext:value-type="string">
            <text:p>Proxima Centauri</text:p>
          </table:table-cell>
          <table:table-cell office:value-type="string" calcext:value-type="string">
            <text:p>GJ 55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396-6050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217.428953</text:p>
          </table:table-cell>
          <table:table-cell office:value-type="string" calcext:value-type="string">
            <text:p>-62.679484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63];CHAR(34); &quot;, Designation = &quot;;CHAR(34);[.B363];CHAR(34); &quot;, Id = &quot;;CHAR(34);[.C363];CHAR(34);&quot;, Constellation = &quot;;CHAR(34);[.D363];CHAR(34);&quot;, No = &quot;;CHAR(34);[.E363];CHAR(34); &quot;, VMag = &quot;;[.G363]; &quot;, RightAscension = &quot;;[.H363]; &quot;, Declination= &quot;; [.I363]; &quot;},&quot;)" office:value-type="string" office:string-value="new IAUNamed {Name = &quot;Proxima Centauri&quot;, Designation = &quot;GJ 551&quot;, Id = &quot;α&quot;, Constellation = &quot;Cen&quot;, No = &quot;C&quot;, VMag = 11.01, RightAscension = 217.428953, Declination= -62.679484}," calcext:value-type="string">
            <text:p>new IAUNamed {Name = "Proxima Centauri", Designation = "GJ 551", Id = "α", Constellation = "Cen", No = "C", VMag = 11.01, RightAscension = 217.428953, Declination= -62.679484},</text:p>
          </table:table-cell>
        </table:table-row>
        <table:table-row table:style-name="ro2">
          <table:table-cell office:value-type="string" calcext:value-type="string">
            <text:p>Ran</text:p>
          </table:table-cell>
          <table:table-cell office:value-type="string" calcext:value-type="string">
            <text:p>HR 1084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329-0927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53.232687</text:p>
          </table:table-cell>
          <table:table-cell office:value-type="string" calcext:value-type="string">
            <text:p>-9.458259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364];CHAR(34); &quot;, Designation = &quot;;CHAR(34);[.B364];CHAR(34); &quot;, Id = &quot;;CHAR(34);[.C364];CHAR(34);&quot;, Constellation = &quot;;CHAR(34);[.D364];CHAR(34);&quot;, No = &quot;;CHAR(34);[.E364];CHAR(34); &quot;, VMag = &quot;;[.G364]; &quot;, RightAscension = &quot;;[.H364]; &quot;, Declination= &quot;; [.I364]; &quot;},&quot;)" office:value-type="string" office:string-value="new IAUNamed {Name = &quot;Ran&quot;, Designation = &quot;HR 1084&quot;, Id = &quot;ε&quot;, Constellation = &quot;Eri&quot;, No = &quot;-&quot;, VMag = 3.73, RightAscension = 53.232687, Declination= -9.458259}," calcext:value-type="string">
            <text:p>new IAUNamed {Name = "Ran", Designation = "HR 1084", Id = "ε", Constellation = "Eri", No = "-", VMag = 3.73, RightAscension = 53.232687, Declination= -9.458259},</text:p>
          </table:table-cell>
        </table:table-row>
        <table:table-row table:style-name="ro2">
          <table:table-cell office:value-type="string" calcext:value-type="string">
            <text:p>Rasalas</text:p>
          </table:table-cell>
          <table:table-cell office:value-type="string" calcext:value-type="string">
            <text:p>HR 3905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L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148.190903</text:p>
          </table:table-cell>
          <table:table-cell office:value-type="string" calcext:value-type="string">
            <text:p>26.006953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65];CHAR(34); &quot;, Designation = &quot;;CHAR(34);[.B365];CHAR(34); &quot;, Id = &quot;;CHAR(34);[.C365];CHAR(34);&quot;, Constellation = &quot;;CHAR(34);[.D365];CHAR(34);&quot;, No = &quot;;CHAR(34);[.E365];CHAR(34); &quot;, VMag = &quot;;[.G365]; &quot;, RightAscension = &quot;;[.H365]; &quot;, Declination= &quot;; [.I365]; &quot;},&quot;)" office:value-type="string" office:string-value="new IAUNamed {Name = &quot;Rasalas&quot;, Designation = &quot;HR 3905&quot;, Id = &quot;μ&quot;, Constellation = &quot;Leo&quot;, No = &quot;-&quot;, VMag = 3.88, RightAscension = 148.190903, Declination= 26.006953}," calcext:value-type="string">
            <text:p>new IAUNamed {Name = "Rasalas", Designation = "HR 3905", Id = "μ", Constellation = "Leo", No = "-", VMag = 3.88, RightAscension = 148.190903, Declination= 26.006953},</text:p>
          </table:table-cell>
        </table:table-row>
        <table:table-row table:style-name="ro2">
          <table:table-cell office:value-type="string" calcext:value-type="string">
            <text:p>Rasalgethi</text:p>
          </table:table-cell>
          <table:table-cell office:value-type="string" calcext:value-type="string">
            <text:p>HR 6406</text:p>
          </table:table-cell>
          <table:table-cell office:value-type="string" calcext:value-type="string">
            <text:p>α1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7146+1423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258.661910</text:p>
          </table:table-cell>
          <table:table-cell office:value-type="string" calcext:value-type="string">
            <text:p>14.390333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66];CHAR(34); &quot;, Designation = &quot;;CHAR(34);[.B366];CHAR(34); &quot;, Id = &quot;;CHAR(34);[.C366];CHAR(34);&quot;, Constellation = &quot;;CHAR(34);[.D366];CHAR(34);&quot;, No = &quot;;CHAR(34);[.E366];CHAR(34); &quot;, VMag = &quot;;[.G366]; &quot;, RightAscension = &quot;;[.H366]; &quot;, Declination= &quot;; [.I366]; &quot;},&quot;)" office:value-type="string" office:string-value="new IAUNamed {Name = &quot;Rasalgethi&quot;, Designation = &quot;HR 6406&quot;, Id = &quot;α1&quot;, Constellation = &quot;Her&quot;, No = &quot;Aa&quot;, VMag = 3.37, RightAscension = 258.661910, Declination= 14.390333}," calcext:value-type="string">
            <text:p>new IAUNamed {Name = "Rasalgethi", Designation = "HR 6406", Id = "α1", Constellation = "Her", No = "Aa", VMag = 3.37, RightAscension = 258.661910, Declination= 14.390333},</text:p>
          </table:table-cell>
        </table:table-row>
        <table:table-row table:style-name="ro2">
          <table:table-cell office:value-type="string" calcext:value-type="string">
            <text:p>Rasalhague</text:p>
          </table:table-cell>
          <table:table-cell office:value-type="string" calcext:value-type="string">
            <text:p>HR 6556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Op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349+1234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63.733627</text:p>
          </table:table-cell>
          <table:table-cell office:value-type="string" calcext:value-type="string">
            <text:p>12.560035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67];CHAR(34); &quot;, Designation = &quot;;CHAR(34);[.B367];CHAR(34); &quot;, Id = &quot;;CHAR(34);[.C367];CHAR(34);&quot;, Constellation = &quot;;CHAR(34);[.D367];CHAR(34);&quot;, No = &quot;;CHAR(34);[.E367];CHAR(34); &quot;, VMag = &quot;;[.G367]; &quot;, RightAscension = &quot;;[.H367]; &quot;, Declination= &quot;; [.I367]; &quot;},&quot;)" office:value-type="string" office:string-value="new IAUNamed {Name = &quot;Rasalhague&quot;, Designation = &quot;HR 6556&quot;, Id = &quot;α&quot;, Constellation = &quot;Oph&quot;, No = &quot;A&quot;, VMag = 2.08, RightAscension = 263.733627, Declination= 12.560035}," calcext:value-type="string">
            <text:p>new IAUNamed {Name = "Rasalhague", Designation = "HR 6556", Id = "α", Constellation = "Oph", No = "A", VMag = 2.08, RightAscension = 263.733627, Declination= 12.560035},</text:p>
          </table:table-cell>
        </table:table-row>
        <table:table-row table:style-name="ro2">
          <table:table-cell office:value-type="string" calcext:value-type="string">
            <text:p>Rastaban</text:p>
          </table:table-cell>
          <table:table-cell office:value-type="string" calcext:value-type="string">
            <text:p>HR 6536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304+521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262.608174</text:p>
          </table:table-cell>
          <table:table-cell office:value-type="string" calcext:value-type="string">
            <text:p>52.301389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68];CHAR(34); &quot;, Designation = &quot;;CHAR(34);[.B368];CHAR(34); &quot;, Id = &quot;;CHAR(34);[.C368];CHAR(34);&quot;, Constellation = &quot;;CHAR(34);[.D368];CHAR(34);&quot;, No = &quot;;CHAR(34);[.E368];CHAR(34); &quot;, VMag = &quot;;[.G368]; &quot;, RightAscension = &quot;;[.H368]; &quot;, Declination= &quot;; [.I368]; &quot;},&quot;)" office:value-type="string" office:string-value="new IAUNamed {Name = &quot;Rastaban&quot;, Designation = &quot;HR 6536&quot;, Id = &quot;β&quot;, Constellation = &quot;Dra&quot;, No = &quot;A&quot;, VMag = 2.79, RightAscension = 262.608174, Declination= 52.301389}," calcext:value-type="string">
            <text:p>new IAUNamed {Name = "Rastaban", Designation = "HR 6536", Id = "β", Constellation = "Dra", No = "A", VMag = 2.79, RightAscension = 262.608174, Declination= 52.301389},</text:p>
          </table:table-cell>
        </table:table-row>
        <table:table-row table:style-name="ro2">
          <table:table-cell office:value-type="string" calcext:value-type="string">
            <text:p>Regulus</text:p>
          </table:table-cell>
          <table:table-cell office:value-type="string" calcext:value-type="string">
            <text:p>HR 3982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84+1158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52.092962</text:p>
          </table:table-cell>
          <table:table-cell office:value-type="string" calcext:value-type="string">
            <text:p>11.967209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69];CHAR(34); &quot;, Designation = &quot;;CHAR(34);[.B369];CHAR(34); &quot;, Id = &quot;;CHAR(34);[.C369];CHAR(34);&quot;, Constellation = &quot;;CHAR(34);[.D369];CHAR(34);&quot;, No = &quot;;CHAR(34);[.E369];CHAR(34); &quot;, VMag = &quot;;[.G369]; &quot;, RightAscension = &quot;;[.H369]; &quot;, Declination= &quot;; [.I369]; &quot;},&quot;)" office:value-type="string" office:string-value="new IAUNamed {Name = &quot;Regulus&quot;, Designation = &quot;HR 3982&quot;, Id = &quot;α&quot;, Constellation = &quot;Leo&quot;, No = &quot;A&quot;, VMag = 1.36, RightAscension = 152.092962, Declination= 11.967209}," calcext:value-type="string">
            <text:p>new IAUNamed {Name = "Regulus", Designation = "HR 3982", Id = "α", Constellation = "Leo", No = "A", VMag = 1.36, RightAscension = 152.092962, Declination= 11.967209},</text:p>
          </table:table-cell>
        </table:table-row>
        <table:table-row table:style-name="ro2">
          <table:table-cell office:value-type="string" calcext:value-type="string">
            <text:p>Revati</text:p>
          </table:table-cell>
          <table:table-cell office:value-type="string" calcext:value-type="string">
            <text:p>HR 361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1137+0735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18.432864</text:p>
          </table:table-cell>
          <table:table-cell office:value-type="string" calcext:value-type="string">
            <text:p>7.575354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370];CHAR(34); &quot;, Designation = &quot;;CHAR(34);[.B370];CHAR(34); &quot;, Id = &quot;;CHAR(34);[.C370];CHAR(34);&quot;, Constellation = &quot;;CHAR(34);[.D370];CHAR(34);&quot;, No = &quot;;CHAR(34);[.E370];CHAR(34); &quot;, VMag = &quot;;[.G370]; &quot;, RightAscension = &quot;;[.H370]; &quot;, Declination= &quot;; [.I370]; &quot;},&quot;)" office:value-type="string" office:string-value="new IAUNamed {Name = &quot;Revati&quot;, Designation = &quot;HR 361&quot;, Id = &quot;ζ&quot;, Constellation = &quot;Psc&quot;, No = &quot;A&quot;, VMag = 5.21, RightAscension = 18.432864, Declination= 7.575354}," calcext:value-type="string">
            <text:p>new IAUNamed {Name = "Revati", Designation = "HR 361", Id = "ζ", Constellation = "Psc", No = "A", VMag = 5.21, RightAscension = 18.432864, Declination= 7.575354},</text:p>
          </table:table-cell>
        </table:table-row>
        <table:table-row table:style-name="ro2">
          <table:table-cell office:value-type="string" calcext:value-type="string">
            <text:p>Rigel</text:p>
          </table:table-cell>
          <table:table-cell office:value-type="string" calcext:value-type="string">
            <text:p>HR 1713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145-081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78.634467</text:p>
          </table:table-cell>
          <table:table-cell office:value-type="string" calcext:value-type="string">
            <text:p>-8.201638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71];CHAR(34); &quot;, Designation = &quot;;CHAR(34);[.B371];CHAR(34); &quot;, Id = &quot;;CHAR(34);[.C371];CHAR(34);&quot;, Constellation = &quot;;CHAR(34);[.D371];CHAR(34);&quot;, No = &quot;;CHAR(34);[.E371];CHAR(34); &quot;, VMag = &quot;;[.G371]; &quot;, RightAscension = &quot;;[.H371]; &quot;, Declination= &quot;; [.I371]; &quot;},&quot;)" office:value-type="string" office:string-value="new IAUNamed {Name = &quot;Rigel&quot;, Designation = &quot;HR 1713&quot;, Id = &quot;β&quot;, Constellation = &quot;Ori&quot;, No = &quot;A&quot;, VMag = 0.18, RightAscension = 78.634467, Declination= -8.201638}," calcext:value-type="string">
            <text:p>new IAUNamed {Name = "Rigel", Designation = "HR 1713", Id = "β", Constellation = "Ori", No = "A", VMag = 0.18, RightAscension = 78.634467, Declination= -8.201638},</text:p>
          </table:table-cell>
        </table:table-row>
        <table:table-row table:style-name="ro1">
          <table:table-cell office:value-type="string" calcext:value-type="string">
            <text:p>Rigil Kentaurus</text:p>
          </table:table-cell>
          <table:table-cell office:value-type="string" calcext:value-type="string">
            <text:p>HR 5459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6-605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219.902066</text:p>
          </table:table-cell>
          <table:table-cell office:value-type="string" calcext:value-type="string">
            <text:p>-60.833975</text:p>
          </table:table-cell>
          <table:table-cell office:value-type="date" office:date-value="2016-11-06" calcext:value-type="date">
            <text:p>2016-11-06</text:p>
          </table:table-cell>
          <table:table-cell/>
          <table:table-cell table:formula="of:=CONCATENATE(&quot;new IAUNamed {Name = &quot;;CHAR(34);[.A372];CHAR(34); &quot;, Designation = &quot;;CHAR(34);[.B372];CHAR(34); &quot;, Id = &quot;;CHAR(34);[.C372];CHAR(34);&quot;, Constellation = &quot;;CHAR(34);[.D372];CHAR(34);&quot;, No = &quot;;CHAR(34);[.E372];CHAR(34); &quot;, VMag = &quot;;[.G372]; &quot;, RightAscension = &quot;;[.H372]; &quot;, Declination= &quot;; [.I372]; &quot;},&quot;)" office:value-type="string" office:string-value="new IAUNamed {Name = &quot;Rigil Kentaurus&quot;, Designation = &quot;HR 5459&quot;, Id = &quot;α&quot;, Constellation = &quot;Cen&quot;, No = &quot;A&quot;, VMag = -0.01, RightAscension = 219.902066, Declination= -60.833975}," calcext:value-type="string">
            <text:p>new IAUNamed {Name = "Rigil Kentaurus", Designation = "HR 5459", Id = "α", Constellation = "Cen", No = "A", VMag = -0.01, RightAscension = 219.902066, Declination= -60.833975},</text:p>
          </table:table-cell>
        </table:table-row>
        <table:table-row table:style-name="ro2">
          <table:table-cell office:value-type="string" calcext:value-type="string">
            <text:p>Rotanev</text:p>
          </table:table-cell>
          <table:table-cell office:value-type="string" calcext:value-type="string">
            <text:p>HR 7882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75+1436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09.387235</text:p>
          </table:table-cell>
          <table:table-cell office:value-type="string" calcext:value-type="string">
            <text:p>14.595115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73];CHAR(34); &quot;, Designation = &quot;;CHAR(34);[.B373];CHAR(34); &quot;, Id = &quot;;CHAR(34);[.C373];CHAR(34);&quot;, Constellation = &quot;;CHAR(34);[.D373];CHAR(34);&quot;, No = &quot;;CHAR(34);[.E373];CHAR(34); &quot;, VMag = &quot;;[.G373]; &quot;, RightAscension = &quot;;[.H373]; &quot;, Declination= &quot;; [.I373]; &quot;},&quot;)" office:value-type="string" office:string-value="new IAUNamed {Name = &quot;Rotanev&quot;, Designation = &quot;HR 7882&quot;, Id = &quot;β&quot;, Constellation = &quot;Del&quot;, No = &quot;A&quot;, VMag = 3.64, RightAscension = 309.387235, Declination= 14.595115}," calcext:value-type="string">
            <text:p>new IAUNamed {Name = "Rotanev", Designation = "HR 7882", Id = "β", Constellation = "Del", No = "A", VMag = 3.64, RightAscension = 309.387235, Declination= 14.595115},</text:p>
          </table:table-cell>
        </table:table-row>
        <table:table-row table:style-name="ro2">
          <table:table-cell office:value-type="string" calcext:value-type="string">
            <text:p>Ruchbah</text:p>
          </table:table-cell>
          <table:table-cell office:value-type="string" calcext:value-type="string">
            <text:p>HR 403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1258+6014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1.453964</text:p>
          </table:table-cell>
          <table:table-cell office:value-type="string" calcext:value-type="string">
            <text:p>60.235284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74];CHAR(34); &quot;, Designation = &quot;;CHAR(34);[.B374];CHAR(34); &quot;, Id = &quot;;CHAR(34);[.C374];CHAR(34);&quot;, Constellation = &quot;;CHAR(34);[.D374];CHAR(34);&quot;, No = &quot;;CHAR(34);[.E374];CHAR(34); &quot;, VMag = &quot;;[.G374]; &quot;, RightAscension = &quot;;[.H374]; &quot;, Declination= &quot;; [.I374]; &quot;},&quot;)" office:value-type="string" office:string-value="new IAUNamed {Name = &quot;Ruchbah&quot;, Designation = &quot;HR 403&quot;, Id = &quot;δ&quot;, Constellation = &quot;Cas&quot;, No = &quot;Aa&quot;, VMag = 2.66, RightAscension = 21.453964, Declination= 60.235284}," calcext:value-type="string">
            <text:p>new IAUNamed {Name = "Ruchbah", Designation = "HR 403", Id = "δ", Constellation = "Cas", No = "Aa", VMag = 2.66, RightAscension = 21.453964, Declination= 60.235284},</text:p>
          </table:table-cell>
        </table:table-row>
        <table:table-row table:style-name="ro2">
          <table:table-cell office:value-type="string" calcext:value-type="string">
            <text:p>Rukbat</text:p>
          </table:table-cell>
          <table:table-cell office:value-type="string" calcext:value-type="string">
            <text:p>HR 7348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g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290.971570</text:p>
          </table:table-cell>
          <table:table-cell office:value-type="string" calcext:value-type="string">
            <text:p>-40.615940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75];CHAR(34); &quot;, Designation = &quot;;CHAR(34);[.B375];CHAR(34); &quot;, Id = &quot;;CHAR(34);[.C375];CHAR(34);&quot;, Constellation = &quot;;CHAR(34);[.D375];CHAR(34);&quot;, No = &quot;;CHAR(34);[.E375];CHAR(34); &quot;, VMag = &quot;;[.G375]; &quot;, RightAscension = &quot;;[.H375]; &quot;, Declination= &quot;; [.I375]; &quot;},&quot;)" office:value-type="string" office:string-value="new IAUNamed {Name = &quot;Rukbat&quot;, Designation = &quot;HR 7348&quot;, Id = &quot;α&quot;, Constellation = &quot;Sgr&quot;, No = &quot;-&quot;, VMag = 3.96, RightAscension = 290.971570, Declination= -40.615940}," calcext:value-type="string">
            <text:p>new IAUNamed {Name = "Rukbat", Designation = "HR 7348", Id = "α", Constellation = "Sgr", No = "-", VMag = 3.96, RightAscension = 290.971570, Declination= -40.615940},</text:p>
          </table:table-cell>
        </table:table-row>
        <table:table-row table:style-name="ro2">
          <table:table-cell office:value-type="string" calcext:value-type="string">
            <text:p>Sabik</text:p>
          </table:table-cell>
          <table:table-cell office:value-type="string" calcext:value-type="string">
            <text:p>HR 6378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Op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104-154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57.594529</text:p>
          </table:table-cell>
          <table:table-cell office:value-type="string" calcext:value-type="string">
            <text:p>-15.72490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76];CHAR(34); &quot;, Designation = &quot;;CHAR(34);[.B376];CHAR(34); &quot;, Id = &quot;;CHAR(34);[.C376];CHAR(34);&quot;, Constellation = &quot;;CHAR(34);[.D376];CHAR(34);&quot;, No = &quot;;CHAR(34);[.E376];CHAR(34); &quot;, VMag = &quot;;[.G376]; &quot;, RightAscension = &quot;;[.H376]; &quot;, Declination= &quot;; [.I376]; &quot;},&quot;)" office:value-type="string" office:string-value="new IAUNamed {Name = &quot;Sabik&quot;, Designation = &quot;HR 6378&quot;, Id = &quot;η&quot;, Constellation = &quot;Oph&quot;, No = &quot;A&quot;, VMag = 2.43, RightAscension = 257.594529, Declination= -15.724907}," calcext:value-type="string">
            <text:p>new IAUNamed {Name = "Sabik", Designation = "HR 6378", Id = "η", Constellation = "Oph", No = "A", VMag = 2.43, RightAscension = 257.594529, Declination= -15.724907},</text:p>
          </table:table-cell>
        </table:table-row>
        <table:table-row table:style-name="ro2">
          <table:table-cell office:value-type="string" calcext:value-type="string">
            <text:p>Saclateni</text:p>
          </table:table-cell>
          <table:table-cell office:value-type="string" calcext:value-type="string">
            <text:p>HR 1612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025+4105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75.619531</text:p>
          </table:table-cell>
          <table:table-cell office:value-type="string" calcext:value-type="string">
            <text:p>41.075839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377];CHAR(34); &quot;, Designation = &quot;;CHAR(34);[.B377];CHAR(34); &quot;, Id = &quot;;CHAR(34);[.C377];CHAR(34);&quot;, Constellation = &quot;;CHAR(34);[.D377];CHAR(34);&quot;, No = &quot;;CHAR(34);[.E377];CHAR(34); &quot;, VMag = &quot;;[.G377]; &quot;, RightAscension = &quot;;[.H377]; &quot;, Declination= &quot;; [.I377]; &quot;},&quot;)" office:value-type="string" office:string-value="new IAUNamed {Name = &quot;Saclateni&quot;, Designation = &quot;HR 1612&quot;, Id = &quot;ζ&quot;, Constellation = &quot;Aur&quot;, No = &quot;A&quot;, VMag = 3.69, RightAscension = 75.619531, Declination= 41.075839}," calcext:value-type="string">
            <text:p>new IAUNamed {Name = "Saclateni", Designation = "HR 1612", Id = "ζ", Constellation = "Aur", No = "A", VMag = 3.69, RightAscension = 75.619531, Declination= 41.075839},</text:p>
          </table:table-cell>
        </table:table-row>
        <table:table-row table:style-name="ro2">
          <table:table-cell office:value-type="string" calcext:value-type="string">
            <text:p>Sadachbia</text:p>
          </table:table-cell>
          <table:table-cell office:value-type="string" calcext:value-type="string">
            <text:p>HR 8518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2217-0123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335.414064</text:p>
          </table:table-cell>
          <table:table-cell office:value-type="string" calcext:value-type="string">
            <text:p>-1.387334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78];CHAR(34); &quot;, Designation = &quot;;CHAR(34);[.B378];CHAR(34); &quot;, Id = &quot;;CHAR(34);[.C378];CHAR(34);&quot;, Constellation = &quot;;CHAR(34);[.D378];CHAR(34);&quot;, No = &quot;;CHAR(34);[.E378];CHAR(34); &quot;, VMag = &quot;;[.G378]; &quot;, RightAscension = &quot;;[.H378]; &quot;, Declination= &quot;; [.I378]; &quot;},&quot;)" office:value-type="string" office:string-value="new IAUNamed {Name = &quot;Sadachbia&quot;, Designation = &quot;HR 8518&quot;, Id = &quot;γ&quot;, Constellation = &quot;Aqr&quot;, No = &quot;Aa&quot;, VMag = 3.86, RightAscension = 335.414064, Declination= -1.387334}," calcext:value-type="string">
            <text:p>new IAUNamed {Name = "Sadachbia", Designation = "HR 8518", Id = "γ", Constellation = "Aqr", No = "Aa", VMag = 3.86, RightAscension = 335.414064, Declination= -1.387334},</text:p>
          </table:table-cell>
        </table:table-row>
        <table:table-row table:style-name="ro2">
          <table:table-cell office:value-type="string" calcext:value-type="string">
            <text:p>Sadalbari</text:p>
          </table:table-cell>
          <table:table-cell office:value-type="string" calcext:value-type="string">
            <text:p>HR 8684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42.500809</text:p>
          </table:table-cell>
          <table:table-cell office:value-type="string" calcext:value-type="string">
            <text:p>24.60157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79];CHAR(34); &quot;, Designation = &quot;;CHAR(34);[.B379];CHAR(34); &quot;, Id = &quot;;CHAR(34);[.C379];CHAR(34);&quot;, Constellation = &quot;;CHAR(34);[.D379];CHAR(34);&quot;, No = &quot;;CHAR(34);[.E379];CHAR(34); &quot;, VMag = &quot;;[.G379]; &quot;, RightAscension = &quot;;[.H379]; &quot;, Declination= &quot;; [.I379]; &quot;},&quot;)" office:value-type="string" office:string-value="new IAUNamed {Name = &quot;Sadalbari&quot;, Designation = &quot;HR 8684&quot;, Id = &quot;μ&quot;, Constellation = &quot;Peg&quot;, No = &quot;-&quot;, VMag = 3.51, RightAscension = 342.500809, Declination= 24.601577}," calcext:value-type="string">
            <text:p>new IAUNamed {Name = "Sadalbari", Designation = "HR 8684", Id = "μ", Constellation = "Peg", No = "-", VMag = 3.51, RightAscension = 342.500809, Declination= 24.601577},</text:p>
          </table:table-cell>
        </table:table-row>
        <table:table-row table:style-name="ro2">
          <table:table-cell office:value-type="string" calcext:value-type="string">
            <text:p>Sadalmelik</text:p>
          </table:table-cell>
          <table:table-cell office:value-type="string" calcext:value-type="string">
            <text:p>HR 8414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2058-0019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331.445983</text:p>
          </table:table-cell>
          <table:table-cell office:value-type="string" calcext:value-type="string">
            <text:p>-0.319849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80];CHAR(34); &quot;, Designation = &quot;;CHAR(34);[.B380];CHAR(34); &quot;, Id = &quot;;CHAR(34);[.C380];CHAR(34);&quot;, Constellation = &quot;;CHAR(34);[.D380];CHAR(34);&quot;, No = &quot;;CHAR(34);[.E380];CHAR(34); &quot;, VMag = &quot;;[.G380]; &quot;, RightAscension = &quot;;[.H380]; &quot;, Declination= &quot;; [.I380]; &quot;},&quot;)" office:value-type="string" office:string-value="new IAUNamed {Name = &quot;Sadalmelik&quot;, Designation = &quot;HR 8414&quot;, Id = &quot;α&quot;, Constellation = &quot;Aqr&quot;, No = &quot;A&quot;, VMag = 2.95, RightAscension = 331.445983, Declination= -0.319849}," calcext:value-type="string">
            <text:p>new IAUNamed {Name = "Sadalmelik", Designation = "HR 8414", Id = "α", Constellation = "Aqr", No = "A", VMag = 2.95, RightAscension = 331.445983, Declination= -0.319849},</text:p>
          </table:table-cell>
        </table:table-row>
        <table:table-row table:style-name="ro2">
          <table:table-cell office:value-type="string" calcext:value-type="string">
            <text:p>Sadalsuud</text:p>
          </table:table-cell>
          <table:table-cell office:value-type="string" calcext:value-type="string">
            <text:p>HR 8232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1316-0534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322.889715</text:p>
          </table:table-cell>
          <table:table-cell office:value-type="string" calcext:value-type="string">
            <text:p>-5.571176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81];CHAR(34); &quot;, Designation = &quot;;CHAR(34);[.B381];CHAR(34); &quot;, Id = &quot;;CHAR(34);[.C381];CHAR(34);&quot;, Constellation = &quot;;CHAR(34);[.D381];CHAR(34);&quot;, No = &quot;;CHAR(34);[.E381];CHAR(34); &quot;, VMag = &quot;;[.G381]; &quot;, RightAscension = &quot;;[.H381]; &quot;, Declination= &quot;; [.I381]; &quot;},&quot;)" office:value-type="string" office:string-value="new IAUNamed {Name = &quot;Sadalsuud&quot;, Designation = &quot;HR 8232&quot;, Id = &quot;β&quot;, Constellation = &quot;Aqr&quot;, No = &quot;A&quot;, VMag = 2.90, RightAscension = 322.889715, Declination= -5.571176}," calcext:value-type="string">
            <text:p>new IAUNamed {Name = "Sadalsuud", Designation = "HR 8232", Id = "β", Constellation = "Aqr", No = "A", VMag = 2.90, RightAscension = 322.889715, Declination= -5.571176},</text:p>
          </table:table-cell>
        </table:table-row>
        <table:table-row table:style-name="ro2">
          <table:table-cell office:value-type="string" calcext:value-type="string">
            <text:p>Sadr</text:p>
          </table:table-cell>
          <table:table-cell office:value-type="string" calcext:value-type="string">
            <text:p>HR 7796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Cy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222+401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305.557091</text:p>
          </table:table-cell>
          <table:table-cell office:value-type="string" calcext:value-type="string">
            <text:p>40.256679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82];CHAR(34); &quot;, Designation = &quot;;CHAR(34);[.B382];CHAR(34); &quot;, Id = &quot;;CHAR(34);[.C382];CHAR(34);&quot;, Constellation = &quot;;CHAR(34);[.D382];CHAR(34);&quot;, No = &quot;;CHAR(34);[.E382];CHAR(34); &quot;, VMag = &quot;;[.G382]; &quot;, RightAscension = &quot;;[.H382]; &quot;, Declination= &quot;; [.I382]; &quot;},&quot;)" office:value-type="string" office:string-value="new IAUNamed {Name = &quot;Sadr&quot;, Designation = &quot;HR 7796&quot;, Id = &quot;γ&quot;, Constellation = &quot;Cyg&quot;, No = &quot;A&quot;, VMag = 2.23, RightAscension = 305.557091, Declination= 40.256679}," calcext:value-type="string">
            <text:p>new IAUNamed {Name = "Sadr", Designation = "HR 7796", Id = "γ", Constellation = "Cyg", No = "A", VMag = 2.23, RightAscension = 305.557091, Declination= 40.256679},</text:p>
          </table:table-cell>
        </table:table-row>
        <table:table-row table:style-name="ro2">
          <table:table-cell office:value-type="string" calcext:value-type="string">
            <text:p>Saiph</text:p>
          </table:table-cell>
          <table:table-cell office:value-type="string" calcext:value-type="string">
            <text:p>HR 2004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86.939120</text:p>
          </table:table-cell>
          <table:table-cell office:value-type="string" calcext:value-type="string">
            <text:p>-9.669605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83];CHAR(34); &quot;, Designation = &quot;;CHAR(34);[.B383];CHAR(34); &quot;, Id = &quot;;CHAR(34);[.C383];CHAR(34);&quot;, Constellation = &quot;;CHAR(34);[.D383];CHAR(34);&quot;, No = &quot;;CHAR(34);[.E383];CHAR(34); &quot;, VMag = &quot;;[.G383]; &quot;, RightAscension = &quot;;[.H383]; &quot;, Declination= &quot;; [.I383]; &quot;},&quot;)" office:value-type="string" office:string-value="new IAUNamed {Name = &quot;Saiph&quot;, Designation = &quot;HR 2004&quot;, Id = &quot;κ&quot;, Constellation = &quot;Ori&quot;, No = &quot;-&quot;, VMag = 2.07, RightAscension = 86.939120, Declination= -9.669605}," calcext:value-type="string">
            <text:p>new IAUNamed {Name = "Saiph", Designation = "HR 2004", Id = "κ", Constellation = "Ori", No = "-", VMag = 2.07, RightAscension = 86.939120, Declination= -9.669605},</text:p>
          </table:table-cell>
        </table:table-row>
        <table:table-row table:style-name="ro2">
          <table:table-cell office:value-type="string" calcext:value-type="string">
            <text:p>Salm</text:p>
          </table:table-cell>
          <table:table-cell office:value-type="string" calcext:value-type="string">
            <text:p>HR 8880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350.159341</text:p>
          </table:table-cell>
          <table:table-cell office:value-type="string" calcext:value-type="string">
            <text:p>23.740336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84];CHAR(34); &quot;, Designation = &quot;;CHAR(34);[.B384];CHAR(34); &quot;, Id = &quot;;CHAR(34);[.C384];CHAR(34);&quot;, Constellation = &quot;;CHAR(34);[.D384];CHAR(34);&quot;, No = &quot;;CHAR(34);[.E384];CHAR(34); &quot;, VMag = &quot;;[.G384]; &quot;, RightAscension = &quot;;[.H384]; &quot;, Declination= &quot;; [.I384]; &quot;},&quot;)" office:value-type="string" office:string-value="new IAUNamed {Name = &quot;Salm&quot;, Designation = &quot;HR 8880&quot;, Id = &quot;τ&quot;, Constellation = &quot;Peg&quot;, No = &quot;-&quot;, VMag = 4.58, RightAscension = 350.159341, Declination= 23.740336}," calcext:value-type="string">
            <text:p>new IAUNamed {Name = "Salm", Designation = "HR 8880", Id = "τ", Constellation = "Peg", No = "-", VMag = 4.58, RightAscension = 350.159341, Declination= 23.740336},</text:p>
          </table:table-cell>
        </table:table-row>
        <table:table-row table:style-name="ro2">
          <table:table-cell office:value-type="string" calcext:value-type="string">
            <text:p>Sargas</text:p>
          </table:table-cell>
          <table:table-cell office:value-type="string" calcext:value-type="string">
            <text:p>HR 6553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373-4300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264.329711</text:p>
          </table:table-cell>
          <table:table-cell office:value-type="string" calcext:value-type="string">
            <text:p>-42.997824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85];CHAR(34); &quot;, Designation = &quot;;CHAR(34);[.B385];CHAR(34); &quot;, Id = &quot;;CHAR(34);[.C385];CHAR(34);&quot;, Constellation = &quot;;CHAR(34);[.D385];CHAR(34);&quot;, No = &quot;;CHAR(34);[.E385];CHAR(34); &quot;, VMag = &quot;;[.G385]; &quot;, RightAscension = &quot;;[.H385]; &quot;, Declination= &quot;; [.I385]; &quot;},&quot;)" office:value-type="string" office:string-value="new IAUNamed {Name = &quot;Sargas&quot;, Designation = &quot;HR 6553&quot;, Id = &quot;θ&quot;, Constellation = &quot;Sco&quot;, No = &quot;A&quot;, VMag = 1.86, RightAscension = 264.329711, Declination= -42.997824}," calcext:value-type="string">
            <text:p>new IAUNamed {Name = "Sargas", Designation = "HR 6553", Id = "θ", Constellation = "Sco", No = "A", VMag = 1.86, RightAscension = 264.329711, Declination= -42.997824},</text:p>
          </table:table-cell>
        </table:table-row>
        <table:table-row table:style-name="ro2">
          <table:table-cell office:value-type="string" calcext:value-type="string">
            <text:p>Sarin</text:p>
          </table:table-cell>
          <table:table-cell office:value-type="string" calcext:value-type="string">
            <text:p>HR 6410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7150+2450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258.757963</text:p>
          </table:table-cell>
          <table:table-cell office:value-type="string" calcext:value-type="string">
            <text:p>24.839204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86];CHAR(34); &quot;, Designation = &quot;;CHAR(34);[.B386];CHAR(34); &quot;, Id = &quot;;CHAR(34);[.C386];CHAR(34);&quot;, Constellation = &quot;;CHAR(34);[.D386];CHAR(34);&quot;, No = &quot;;CHAR(34);[.E386];CHAR(34); &quot;, VMag = &quot;;[.G386]; &quot;, RightAscension = &quot;;[.H386]; &quot;, Declination= &quot;; [.I386]; &quot;},&quot;)" office:value-type="string" office:string-value="new IAUNamed {Name = &quot;Sarin&quot;, Designation = &quot;HR 6410&quot;, Id = &quot;δ&quot;, Constellation = &quot;Her&quot;, No = &quot;Aa&quot;, VMag = 3.12, RightAscension = 258.757963, Declination= 24.839204}," calcext:value-type="string">
            <text:p>new IAUNamed {Name = "Sarin", Designation = "HR 6410", Id = "δ", Constellation = "Her", No = "Aa", VMag = 3.12, RightAscension = 258.757963, Declination= 24.839204},</text:p>
          </table:table-cell>
        </table:table-row>
        <table:table-row table:style-name="ro2">
          <table:table-cell office:value-type="string" calcext:value-type="string">
            <text:p>Sceptrum</text:p>
          </table:table-cell>
          <table:table-cell office:value-type="string" calcext:value-type="string">
            <text:p>HR 14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4382-1418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69.545104</text:p>
          </table:table-cell>
          <table:table-cell office:value-type="string" calcext:value-type="string">
            <text:p>-14.304017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387];CHAR(34); &quot;, Designation = &quot;;CHAR(34);[.B387];CHAR(34); &quot;, Id = &quot;;CHAR(34);[.C387];CHAR(34);&quot;, Constellation = &quot;;CHAR(34);[.D387];CHAR(34);&quot;, No = &quot;;CHAR(34);[.E387];CHAR(34); &quot;, VMag = &quot;;[.G387]; &quot;, RightAscension = &quot;;[.H387]; &quot;, Declination= &quot;; [.I387]; &quot;},&quot;)" office:value-type="string" office:string-value="new IAUNamed {Name = &quot;Sceptrum&quot;, Designation = &quot;HR 1481&quot;, Id = &quot;53&quot;, Constellation = &quot;Eri&quot;, No = &quot;A&quot;, VMag = 4.02, RightAscension = 69.545104, Declination= -14.304017}," calcext:value-type="string">
            <text:p>new IAUNamed {Name = "Sceptrum", Designation = "HR 1481", Id = "53", Constellation = "Eri", No = "A", VMag = 4.02, RightAscension = 69.545104, Declination= -14.304017},</text:p>
          </table:table-cell>
        </table:table-row>
        <table:table-row table:style-name="ro2">
          <table:table-cell office:value-type="string" calcext:value-type="string">
            <text:p>Scheat</text:p>
          </table:table-cell>
          <table:table-cell office:value-type="string" calcext:value-type="string">
            <text:p>HR 8775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038+2805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345.943572</text:p>
          </table:table-cell>
          <table:table-cell office:value-type="string" calcext:value-type="string">
            <text:p>28.082785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88];CHAR(34); &quot;, Designation = &quot;;CHAR(34);[.B388];CHAR(34); &quot;, Id = &quot;;CHAR(34);[.C388];CHAR(34);&quot;, Constellation = &quot;;CHAR(34);[.D388];CHAR(34);&quot;, No = &quot;;CHAR(34);[.E388];CHAR(34); &quot;, VMag = &quot;;[.G388]; &quot;, RightAscension = &quot;;[.H388]; &quot;, Declination= &quot;; [.I388]; &quot;},&quot;)" office:value-type="string" office:string-value="new IAUNamed {Name = &quot;Scheat&quot;, Designation = &quot;HR 8775&quot;, Id = &quot;β&quot;, Constellation = &quot;Peg&quot;, No = &quot;-&quot;, VMag = 2.44, RightAscension = 345.943572, Declination= 28.082785}," calcext:value-type="string">
            <text:p>new IAUNamed {Name = "Scheat", Designation = "HR 8775", Id = "β", Constellation = "Peg", No = "-", VMag = 2.44, RightAscension = 345.943572, Declination= 28.082785},</text:p>
          </table:table-cell>
        </table:table-row>
        <table:table-row table:style-name="ro2">
          <table:table-cell office:value-type="string" calcext:value-type="string">
            <text:p>Schedar</text:p>
          </table:table-cell>
          <table:table-cell office:value-type="string" calcext:value-type="string">
            <text:p>HR 168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405+563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10.126838</text:p>
          </table:table-cell>
          <table:table-cell office:value-type="string" calcext:value-type="string">
            <text:p>56.537331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89];CHAR(34); &quot;, Designation = &quot;;CHAR(34);[.B389];CHAR(34); &quot;, Id = &quot;;CHAR(34);[.C389];CHAR(34);&quot;, Constellation = &quot;;CHAR(34);[.D389];CHAR(34);&quot;, No = &quot;;CHAR(34);[.E389];CHAR(34); &quot;, VMag = &quot;;[.G389]; &quot;, RightAscension = &quot;;[.H389]; &quot;, Declination= &quot;; [.I389]; &quot;},&quot;)" office:value-type="string" office:string-value="new IAUNamed {Name = &quot;Schedar&quot;, Designation = &quot;HR 168&quot;, Id = &quot;α&quot;, Constellation = &quot;Cas&quot;, No = &quot;-&quot;, VMag = 2.24, RightAscension = 10.126838, Declination= 56.537331}," calcext:value-type="string">
            <text:p>new IAUNamed {Name = "Schedar", Designation = "HR 168", Id = "α", Constellation = "Cas", No = "-", VMag = 2.24, RightAscension = 10.126838, Declination= 56.537331},</text:p>
          </table:table-cell>
        </table:table-row>
        <table:table-row table:style-name="ro1">
          <table:table-cell office:value-type="string" calcext:value-type="string">
            <text:p>Secunda Hyadum</text:p>
          </table:table-cell>
          <table:table-cell office:value-type="string" calcext:value-type="string">
            <text:p>HR 1373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4230+1732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65.733719</text:p>
          </table:table-cell>
          <table:table-cell office:value-type="string" calcext:value-type="string">
            <text:p>17.542514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90];CHAR(34); &quot;, Designation = &quot;;CHAR(34);[.B390];CHAR(34); &quot;, Id = &quot;;CHAR(34);[.C390];CHAR(34);&quot;, Constellation = &quot;;CHAR(34);[.D390];CHAR(34);&quot;, No = &quot;;CHAR(34);[.E390];CHAR(34); &quot;, VMag = &quot;;[.G390]; &quot;, RightAscension = &quot;;[.H390]; &quot;, Declination= &quot;; [.I390]; &quot;},&quot;)" office:value-type="string" office:string-value="new IAUNamed {Name = &quot;Secunda Hyadum&quot;, Designation = &quot;HR 1373&quot;, Id = &quot;δ&quot;, Constellation = &quot;Tau&quot;, No = &quot;Aa&quot;, VMag = 3.78, RightAscension = 65.733719, Declination= 17.542514}," calcext:value-type="string">
            <text:p>new IAUNamed {Name = "Secunda Hyadum", Designation = "HR 1373", Id = "δ", Constellation = "Tau", No = "Aa", VMag = 3.78, RightAscension = 65.733719, Declination= 17.542514},</text:p>
          </table:table-cell>
        </table:table-row>
        <table:table-row table:style-name="ro2">
          <table:table-cell office:value-type="string" calcext:value-type="string">
            <text:p>Segin</text:p>
          </table:table-cell>
          <table:table-cell office:value-type="string" calcext:value-type="string">
            <text:p>HR 0542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C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28.598857</text:p>
          </table:table-cell>
          <table:table-cell office:value-type="string" calcext:value-type="string">
            <text:p>63.670101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391];CHAR(34); &quot;, Designation = &quot;;CHAR(34);[.B391];CHAR(34); &quot;, Id = &quot;;CHAR(34);[.C391];CHAR(34);&quot;, Constellation = &quot;;CHAR(34);[.D391];CHAR(34);&quot;, No = &quot;;CHAR(34);[.E391];CHAR(34); &quot;, VMag = &quot;;[.G391]; &quot;, RightAscension = &quot;;[.H391]; &quot;, Declination= &quot;; [.I391]; &quot;},&quot;)" office:value-type="string" office:string-value="new IAUNamed {Name = &quot;Segin&quot;, Designation = &quot;HR 0542&quot;, Id = &quot;ε&quot;, Constellation = &quot;Cas&quot;, No = &quot;-&quot;, VMag = 3.35, RightAscension = 28.598857, Declination= 63.670101}," calcext:value-type="string">
            <text:p>new IAUNamed {Name = "Segin", Designation = "HR 0542", Id = "ε", Constellation = "Cas", No = "-", VMag = 3.35, RightAscension = 28.598857, Declination= 63.670101},</text:p>
          </table:table-cell>
        </table:table-row>
        <table:table-row table:style-name="ro2">
          <table:table-cell office:value-type="string" calcext:value-type="string">
            <text:p>Seginus</text:p>
          </table:table-cell>
          <table:table-cell office:value-type="string" calcext:value-type="string">
            <text:p>HR 5435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321+3818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218.019466</text:p>
          </table:table-cell>
          <table:table-cell office:value-type="string" calcext:value-type="string">
            <text:p>38.308251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92];CHAR(34); &quot;, Designation = &quot;;CHAR(34);[.B392];CHAR(34); &quot;, Id = &quot;;CHAR(34);[.C392];CHAR(34);&quot;, Constellation = &quot;;CHAR(34);[.D392];CHAR(34);&quot;, No = &quot;;CHAR(34);[.E392];CHAR(34); &quot;, VMag = &quot;;[.G392]; &quot;, RightAscension = &quot;;[.H392]; &quot;, Declination= &quot;; [.I392]; &quot;},&quot;)" office:value-type="string" office:string-value="new IAUNamed {Name = &quot;Seginus&quot;, Designation = &quot;HR 5435&quot;, Id = &quot;γ&quot;, Constellation = &quot;Boo&quot;, No = &quot;Aa&quot;, VMag = 3.04, RightAscension = 218.019466, Declination= 38.308251}," calcext:value-type="string">
            <text:p>new IAUNamed {Name = "Seginus", Designation = "HR 5435", Id = "γ", Constellation = "Boo", No = "Aa", VMag = 3.04, RightAscension = 218.019466, Declination= 38.308251},</text:p>
          </table:table-cell>
        </table:table-row>
        <table:table-row table:style-name="ro2">
          <table:table-cell office:value-type="string" calcext:value-type="string">
            <text:p>Sham</text:p>
          </table:table-cell>
          <table:table-cell office:value-type="string" calcext:value-type="string">
            <text:p>HR 7479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401+1801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295.024133</text:p>
          </table:table-cell>
          <table:table-cell office:value-type="string" calcext:value-type="string">
            <text:p>18.013891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93];CHAR(34); &quot;, Designation = &quot;;CHAR(34);[.B393];CHAR(34); &quot;, Id = &quot;;CHAR(34);[.C393];CHAR(34);&quot;, Constellation = &quot;;CHAR(34);[.D393];CHAR(34);&quot;, No = &quot;;CHAR(34);[.E393];CHAR(34); &quot;, VMag = &quot;;[.G393]; &quot;, RightAscension = &quot;;[.H393]; &quot;, Declination= &quot;; [.I393]; &quot;},&quot;)" office:value-type="string" office:string-value="new IAUNamed {Name = &quot;Sham&quot;, Designation = &quot;HR 7479&quot;, Id = &quot;α&quot;, Constellation = &quot;Sge&quot;, No = &quot;-&quot;, VMag = 4.39, RightAscension = 295.024133, Declination= 18.013891}," calcext:value-type="string">
            <text:p>new IAUNamed {Name = "Sham", Designation = "HR 7479", Id = "α", Constellation = "Sge", No = "-", VMag = 4.39, RightAscension = 295.024133, Declination= 18.013891},</text:p>
          </table:table-cell>
        </table:table-row>
        <table:table-row table:style-name="ro2">
          <table:table-cell office:value-type="string" calcext:value-type="string">
            <text:p>Shaula</text:p>
          </table:table-cell>
          <table:table-cell office:value-type="string" calcext:value-type="string">
            <text:p>HR 6527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7336-370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263.402167</text:p>
          </table:table-cell>
          <table:table-cell office:value-type="string" calcext:value-type="string">
            <text:p>-37.103824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94];CHAR(34); &quot;, Designation = &quot;;CHAR(34);[.B394];CHAR(34); &quot;, Id = &quot;;CHAR(34);[.C394];CHAR(34);&quot;, Constellation = &quot;;CHAR(34);[.D394];CHAR(34);&quot;, No = &quot;;CHAR(34);[.E394];CHAR(34); &quot;, VMag = &quot;;[.G394]; &quot;, RightAscension = &quot;;[.H394]; &quot;, Declination= &quot;; [.I394]; &quot;},&quot;)" office:value-type="string" office:string-value="new IAUNamed {Name = &quot;Shaula&quot;, Designation = &quot;HR 6527&quot;, Id = &quot;λ&quot;, Constellation = &quot;Sco&quot;, No = &quot;Aa&quot;, VMag = 1.62, RightAscension = 263.402167, Declination= -37.103824}," calcext:value-type="string">
            <text:p>new IAUNamed {Name = "Shaula", Designation = "HR 6527", Id = "λ", Constellation = "Sco", No = "Aa", VMag = 1.62, RightAscension = 263.402167, Declination= -37.103824},</text:p>
          </table:table-cell>
        </table:table-row>
        <table:table-row table:style-name="ro2">
          <table:table-cell office:value-type="string" calcext:value-type="string">
            <text:p>Sheliak</text:p>
          </table:table-cell>
          <table:table-cell office:value-type="string" calcext:value-type="string">
            <text:p>HR 7106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Lyr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18501+3322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282.519978</text:p>
          </table:table-cell>
          <table:table-cell office:value-type="string" calcext:value-type="string">
            <text:p>33.362668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95];CHAR(34); &quot;, Designation = &quot;;CHAR(34);[.B395];CHAR(34); &quot;, Id = &quot;;CHAR(34);[.C395];CHAR(34);&quot;, Constellation = &quot;;CHAR(34);[.D395];CHAR(34);&quot;, No = &quot;;CHAR(34);[.E395];CHAR(34); &quot;, VMag = &quot;;[.G395]; &quot;, RightAscension = &quot;;[.H395]; &quot;, Declination= &quot;; [.I395]; &quot;},&quot;)" office:value-type="string" office:string-value="new IAUNamed {Name = &quot;Sheliak&quot;, Designation = &quot;HR 7106&quot;, Id = &quot;β&quot;, Constellation = &quot;Lyr&quot;, No = &quot;Aa1&quot;, VMag = 3.52, RightAscension = 282.519978, Declination= 33.362668}," calcext:value-type="string">
            <text:p>new IAUNamed {Name = "Sheliak", Designation = "HR 7106", Id = "β", Constellation = "Lyr", No = "Aa1", VMag = 3.52, RightAscension = 282.519978, Declination= 33.362668},</text:p>
          </table:table-cell>
        </table:table-row>
        <table:table-row table:style-name="ro2">
          <table:table-cell office:value-type="string" calcext:value-type="string">
            <text:p>Sheratan</text:p>
          </table:table-cell>
          <table:table-cell office:value-type="string" calcext:value-type="string">
            <text:p>HR 553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1546+204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8.660046</text:p>
          </table:table-cell>
          <table:table-cell office:value-type="string" calcext:value-type="string">
            <text:p>20.808031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396];CHAR(34); &quot;, Designation = &quot;;CHAR(34);[.B396];CHAR(34); &quot;, Id = &quot;;CHAR(34);[.C396];CHAR(34);&quot;, Constellation = &quot;;CHAR(34);[.D396];CHAR(34);&quot;, No = &quot;;CHAR(34);[.E396];CHAR(34); &quot;, VMag = &quot;;[.G396]; &quot;, RightAscension = &quot;;[.H396]; &quot;, Declination= &quot;; [.I396]; &quot;},&quot;)" office:value-type="string" office:string-value="new IAUNamed {Name = &quot;Sheratan&quot;, Designation = &quot;HR 553&quot;, Id = &quot;β&quot;, Constellation = &quot;Ari&quot;, No = &quot;A&quot;, VMag = 2.64, RightAscension = 28.660046, Declination= 20.808031}," calcext:value-type="string">
            <text:p>new IAUNamed {Name = "Sheratan", Designation = "HR 553", Id = "β", Constellation = "Ari", No = "A", VMag = 2.64, RightAscension = 28.660046, Declination= 20.808031},</text:p>
          </table:table-cell>
        </table:table-row>
        <table:table-row table:style-name="ro2">
          <table:table-cell office:value-type="string" calcext:value-type="string">
            <text:p>Sirius</text:p>
          </table:table-cell>
          <table:table-cell office:value-type="string" calcext:value-type="string">
            <text:p>HR 249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6451-1643</text:p>
          </table:table-cell>
          <table:table-cell office:value-type="string" calcext:value-type="string">
            <text:p>-1.44</text:p>
          </table:table-cell>
          <table:table-cell office:value-type="string" calcext:value-type="string">
            <text:p>101.287155</text:p>
          </table:table-cell>
          <table:table-cell office:value-type="string" calcext:value-type="string">
            <text:p>-16.716116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397];CHAR(34); &quot;, Designation = &quot;;CHAR(34);[.B397];CHAR(34); &quot;, Id = &quot;;CHAR(34);[.C397];CHAR(34);&quot;, Constellation = &quot;;CHAR(34);[.D397];CHAR(34);&quot;, No = &quot;;CHAR(34);[.E397];CHAR(34); &quot;, VMag = &quot;;[.G397]; &quot;, RightAscension = &quot;;[.H397]; &quot;, Declination= &quot;; [.I397]; &quot;},&quot;)" office:value-type="string" office:string-value="new IAUNamed {Name = &quot;Sirius&quot;, Designation = &quot;HR 2491&quot;, Id = &quot;α&quot;, Constellation = &quot;CMa&quot;, No = &quot;A&quot;, VMag = -1.44, RightAscension = 101.287155, Declination= -16.716116}," calcext:value-type="string">
            <text:p>new IAUNamed {Name = "Sirius", Designation = "HR 2491", Id = "α", Constellation = "CMa", No = "A", VMag = -1.44, RightAscension = 101.287155, Declination= -16.716116},</text:p>
          </table:table-cell>
        </table:table-row>
        <table:table-row table:style-name="ro2">
          <table:table-cell office:value-type="string" calcext:value-type="string">
            <text:p>Situla</text:p>
          </table:table-cell>
          <table:table-cell office:value-type="string" calcext:value-type="string">
            <text:p>HR 8610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2378-0414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339.439084</text:p>
          </table:table-cell>
          <table:table-cell office:value-type="string" calcext:value-type="string">
            <text:p>-4.228056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398];CHAR(34); &quot;, Designation = &quot;;CHAR(34);[.B398];CHAR(34); &quot;, Id = &quot;;CHAR(34);[.C398];CHAR(34);&quot;, Constellation = &quot;;CHAR(34);[.D398];CHAR(34);&quot;, No = &quot;;CHAR(34);[.E398];CHAR(34); &quot;, VMag = &quot;;[.G398]; &quot;, RightAscension = &quot;;[.H398]; &quot;, Declination= &quot;; [.I398]; &quot;},&quot;)" office:value-type="string" office:string-value="new IAUNamed {Name = &quot;Situla&quot;, Designation = &quot;HR 8610&quot;, Id = &quot;κ&quot;, Constellation = &quot;Aqr&quot;, No = &quot;A&quot;, VMag = 5.04, RightAscension = 339.439084, Declination= -4.228056}," calcext:value-type="string">
            <text:p>new IAUNamed {Name = "Situla", Designation = "HR 8610", Id = "κ", Constellation = "Aqr", No = "A", VMag = 5.04, RightAscension = 339.439084, Declination= -4.228056},</text:p>
          </table:table-cell>
        </table:table-row>
        <table:table-row table:style-name="ro2">
          <table:table-cell office:value-type="string" calcext:value-type="string">
            <text:p>Skat</text:p>
          </table:table-cell>
          <table:table-cell office:value-type="string" calcext:value-type="string">
            <text:p>HR 8709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43.662556</text:p>
          </table:table-cell>
          <table:table-cell office:value-type="string" calcext:value-type="string">
            <text:p>-15.82082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399];CHAR(34); &quot;, Designation = &quot;;CHAR(34);[.B399];CHAR(34); &quot;, Id = &quot;;CHAR(34);[.C399];CHAR(34);&quot;, Constellation = &quot;;CHAR(34);[.D399];CHAR(34);&quot;, No = &quot;;CHAR(34);[.E399];CHAR(34); &quot;, VMag = &quot;;[.G399]; &quot;, RightAscension = &quot;;[.H399]; &quot;, Declination= &quot;; [.I399]; &quot;},&quot;)" office:value-type="string" office:string-value="new IAUNamed {Name = &quot;Skat&quot;, Designation = &quot;HR 8709&quot;, Id = &quot;δ&quot;, Constellation = &quot;Aqr&quot;, No = &quot;A&quot;, VMag = 3.27, RightAscension = 343.662556, Declination= -15.820827}," calcext:value-type="string">
            <text:p>new IAUNamed {Name = "Skat", Designation = "HR 8709", Id = "δ", Constellation = "Aqr", No = "A", VMag = 3.27, RightAscension = 343.662556, Declination= -15.820827},</text:p>
          </table:table-cell>
        </table:table-row>
        <table:table-row table:style-name="ro2">
          <table:table-cell office:value-type="string" calcext:value-type="string">
            <text:p>Spica</text:p>
          </table:table-cell>
          <table:table-cell office:value-type="string" calcext:value-type="string">
            <text:p>HR 5056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3252-111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201.298247</text:p>
          </table:table-cell>
          <table:table-cell office:value-type="string" calcext:value-type="string">
            <text:p>-11.161319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400];CHAR(34); &quot;, Designation = &quot;;CHAR(34);[.B400];CHAR(34); &quot;, Id = &quot;;CHAR(34);[.C400];CHAR(34);&quot;, Constellation = &quot;;CHAR(34);[.D400];CHAR(34);&quot;, No = &quot;;CHAR(34);[.E400];CHAR(34); &quot;, VMag = &quot;;[.G400]; &quot;, RightAscension = &quot;;[.H400]; &quot;, Declination= &quot;; [.I400]; &quot;},&quot;)" office:value-type="string" office:string-value="new IAUNamed {Name = &quot;Spica&quot;, Designation = &quot;HR 5056&quot;, Id = &quot;α&quot;, Constellation = &quot;Vir&quot;, No = &quot;Aa&quot;, VMag = 0.98, RightAscension = 201.298247, Declination= -11.161319}," calcext:value-type="string">
            <text:p>new IAUNamed {Name = "Spica", Designation = "HR 5056", Id = "α", Constellation = "Vir", No = "Aa", VMag = 0.98, RightAscension = 201.298247, Declination= -11.161319},</text:p>
          </table:table-cell>
        </table:table-row>
        <table:table-row table:style-name="ro2">
          <table:table-cell office:value-type="string" calcext:value-type="string">
            <text:p>Sualocin</text:p>
          </table:table-cell>
          <table:table-cell office:value-type="string" calcext:value-type="string">
            <text:p>HR 7906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0396+155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09.909530</text:p>
          </table:table-cell>
          <table:table-cell office:value-type="string" calcext:value-type="string">
            <text:p>15.912073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401];CHAR(34); &quot;, Designation = &quot;;CHAR(34);[.B401];CHAR(34); &quot;, Id = &quot;;CHAR(34);[.C401];CHAR(34);&quot;, Constellation = &quot;;CHAR(34);[.D401];CHAR(34);&quot;, No = &quot;;CHAR(34);[.E401];CHAR(34); &quot;, VMag = &quot;;[.G401]; &quot;, RightAscension = &quot;;[.H401]; &quot;, Declination= &quot;; [.I401]; &quot;},&quot;)" office:value-type="string" office:string-value="new IAUNamed {Name = &quot;Sualocin&quot;, Designation = &quot;HR 7906&quot;, Id = &quot;α&quot;, Constellation = &quot;Del&quot;, No = &quot;Aa&quot;, VMag = 3.77, RightAscension = 309.909530, Declination= 15.912073}," calcext:value-type="string">
            <text:p>new IAUNamed {Name = "Sualocin", Designation = "HR 7906", Id = "α", Constellation = "Del", No = "Aa", VMag = 3.77, RightAscension = 309.909530, Declination= 15.912073},</text:p>
          </table:table-cell>
        </table:table-row>
        <table:table-row table:style-name="ro2">
          <table:table-cell office:value-type="string" calcext:value-type="string">
            <text:p>Subra</text:p>
          </table:table-cell>
          <table:table-cell office:value-type="string" calcext:value-type="string">
            <text:p>HR 3852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9412+0954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45.287640</text:p>
          </table:table-cell>
          <table:table-cell office:value-type="string" calcext:value-type="string">
            <text:p>9.892308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402];CHAR(34); &quot;, Designation = &quot;;CHAR(34);[.B402];CHAR(34); &quot;, Id = &quot;;CHAR(34);[.C402];CHAR(34);&quot;, Constellation = &quot;;CHAR(34);[.D402];CHAR(34);&quot;, No = &quot;;CHAR(34);[.E402];CHAR(34); &quot;, VMag = &quot;;[.G402]; &quot;, RightAscension = &quot;;[.H402]; &quot;, Declination= &quot;; [.I402]; &quot;},&quot;)" office:value-type="string" office:string-value="new IAUNamed {Name = &quot;Subra&quot;, Designation = &quot;HR 3852&quot;, Id = &quot;ο&quot;, Constellation = &quot;Leo&quot;, No = &quot;Aa&quot;, VMag = 3.52, RightAscension = 145.287640, Declination= 9.892308}," calcext:value-type="string">
            <text:p>new IAUNamed {Name = "Subra", Designation = "HR 3852", Id = "ο", Constellation = "Leo", No = "Aa", VMag = 3.52, RightAscension = 145.287640, Declination= 9.892308},</text:p>
          </table:table-cell>
        </table:table-row>
        <table:table-row table:style-name="ro2">
          <table:table-cell office:value-type="string" calcext:value-type="string">
            <text:p>Suhail</text:p>
          </table:table-cell>
          <table:table-cell office:value-type="string" calcext:value-type="string">
            <text:p>HR 3634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9080-4326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36.998993</text:p>
          </table:table-cell>
          <table:table-cell office:value-type="string" calcext:value-type="string">
            <text:p>-43.432589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03];CHAR(34); &quot;, Designation = &quot;;CHAR(34);[.B403];CHAR(34); &quot;, Id = &quot;;CHAR(34);[.C403];CHAR(34);&quot;, Constellation = &quot;;CHAR(34);[.D403];CHAR(34);&quot;, No = &quot;;CHAR(34);[.E403];CHAR(34); &quot;, VMag = &quot;;[.G403]; &quot;, RightAscension = &quot;;[.H403]; &quot;, Declination= &quot;; [.I403]; &quot;},&quot;)" office:value-type="string" office:string-value="new IAUNamed {Name = &quot;Suhail&quot;, Designation = &quot;HR 3634&quot;, Id = &quot;λ&quot;, Constellation = &quot;Vel&quot;, No = &quot;-&quot;, VMag = 2.23, RightAscension = 136.998993, Declination= -43.432589}," calcext:value-type="string">
            <text:p>new IAUNamed {Name = "Suhail", Designation = "HR 3634", Id = "λ", Constellation = "Vel", No = "-", VMag = 2.23, RightAscension = 136.998993, Declination= -43.432589},</text:p>
          </table:table-cell>
        </table:table-row>
        <table:table-row table:style-name="ro2">
          <table:table-cell office:value-type="string" calcext:value-type="string">
            <text:p>Sulafat</text:p>
          </table:table-cell>
          <table:table-cell office:value-type="string" calcext:value-type="string">
            <text:p>HR 7178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L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589+3241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84.735928</text:p>
          </table:table-cell>
          <table:table-cell office:value-type="string" calcext:value-type="string">
            <text:p>32.68955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04];CHAR(34); &quot;, Designation = &quot;;CHAR(34);[.B404];CHAR(34); &quot;, Id = &quot;;CHAR(34);[.C404];CHAR(34);&quot;, Constellation = &quot;;CHAR(34);[.D404];CHAR(34);&quot;, No = &quot;;CHAR(34);[.E404];CHAR(34); &quot;, VMag = &quot;;[.G404]; &quot;, RightAscension = &quot;;[.H404]; &quot;, Declination= &quot;; [.I404]; &quot;},&quot;)" office:value-type="string" office:string-value="new IAUNamed {Name = &quot;Sulafat&quot;, Designation = &quot;HR 7178&quot;, Id = &quot;γ&quot;, Constellation = &quot;Lyr&quot;, No = &quot;-&quot;, VMag = 3.25, RightAscension = 284.735928, Declination= 32.689557}," calcext:value-type="string">
            <text:p>new IAUNamed {Name = "Sulafat", Designation = "HR 7178", Id = "γ", Constellation = "Lyr", No = "-", VMag = 3.25, RightAscension = 284.735928, Declination= 32.689557},</text:p>
          </table:table-cell>
        </table:table-row>
        <table:table-row table:style-name="ro2">
          <table:table-cell office:value-type="string" calcext:value-type="string">
            <text:p>Syrma</text:p>
          </table:table-cell>
          <table:table-cell office:value-type="string" calcext:value-type="string">
            <text:p>HR 5338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Vi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214.003623</text:p>
          </table:table-cell>
          <table:table-cell office:value-type="string" calcext:value-type="string">
            <text:p>-6.000545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405];CHAR(34); &quot;, Designation = &quot;;CHAR(34);[.B405];CHAR(34); &quot;, Id = &quot;;CHAR(34);[.C405];CHAR(34);&quot;, Constellation = &quot;;CHAR(34);[.D405];CHAR(34);&quot;, No = &quot;;CHAR(34);[.E405];CHAR(34); &quot;, VMag = &quot;;[.G405]; &quot;, RightAscension = &quot;;[.H405]; &quot;, Declination= &quot;; [.I405]; &quot;},&quot;)" office:value-type="string" office:string-value="new IAUNamed {Name = &quot;Syrma&quot;, Designation = &quot;HR 5338&quot;, Id = &quot;ι&quot;, Constellation = &quot;Vir&quot;, No = &quot;-&quot;, VMag = 4.07, RightAscension = 214.003623, Declination= -6.000545}," calcext:value-type="string">
            <text:p>new IAUNamed {Name = "Syrma", Designation = "HR 5338", Id = "ι", Constellation = "Vir", No = "-", VMag = 4.07, RightAscension = 214.003623, Declination= -6.000545},</text:p>
          </table:table-cell>
        </table:table-row>
        <table:table-row table:style-name="ro2">
          <table:table-cell office:value-type="string" calcext:value-type="string">
            <text:p>Tabit</text:p>
          </table:table-cell>
          <table:table-cell office:value-type="string" calcext:value-type="string">
            <text:p>HR 1543</text:p>
          </table:table-cell>
          <table:table-cell office:value-type="string" calcext:value-type="string">
            <text:p>π3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498+0658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72.460045</text:p>
          </table:table-cell>
          <table:table-cell office:value-type="string" calcext:value-type="string">
            <text:p>6.961275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406];CHAR(34); &quot;, Designation = &quot;;CHAR(34);[.B406];CHAR(34); &quot;, Id = &quot;;CHAR(34);[.C406];CHAR(34);&quot;, Constellation = &quot;;CHAR(34);[.D406];CHAR(34);&quot;, No = &quot;;CHAR(34);[.E406];CHAR(34); &quot;, VMag = &quot;;[.G406]; &quot;, RightAscension = &quot;;[.H406]; &quot;, Declination= &quot;; [.I406]; &quot;},&quot;)" office:value-type="string" office:string-value="new IAUNamed {Name = &quot;Tabit&quot;, Designation = &quot;HR 1543&quot;, Id = &quot;π3&quot;, Constellation = &quot;Ori&quot;, No = &quot;-&quot;, VMag = 3.19, RightAscension = 72.460045, Declination= 6.961275}," calcext:value-type="string">
            <text:p>new IAUNamed {Name = "Tabit", Designation = "HR 1543", Id = "π3", Constellation = "Ori", No = "-", VMag = 3.19, RightAscension = 72.460045, Declination= 6.961275},</text:p>
          </table:table-cell>
        </table:table-row>
        <table:table-row table:style-name="ro2">
          <table:table-cell office:value-type="string" calcext:value-type="string">
            <text:p>Taiyangshou</text:p>
          </table:table-cell>
          <table:table-cell office:value-type="string" calcext:value-type="string">
            <text:p>HR 4518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U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76.512559</text:p>
          </table:table-cell>
          <table:table-cell office:value-type="string" calcext:value-type="string">
            <text:p>47.779406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407];CHAR(34); &quot;, Designation = &quot;;CHAR(34);[.B407];CHAR(34); &quot;, Id = &quot;;CHAR(34);[.C407];CHAR(34);&quot;, Constellation = &quot;;CHAR(34);[.D407];CHAR(34);&quot;, No = &quot;;CHAR(34);[.E407];CHAR(34); &quot;, VMag = &quot;;[.G407]; &quot;, RightAscension = &quot;;[.H407]; &quot;, Declination= &quot;; [.I407]; &quot;},&quot;)" office:value-type="string" office:string-value="new IAUNamed {Name = &quot;Taiyangshou&quot;, Designation = &quot;HR 4518&quot;, Id = &quot;χ&quot;, Constellation = &quot;UMa&quot;, No = &quot;-&quot;, VMag = 3.69, RightAscension = 176.512559, Declination= 47.779406}," calcext:value-type="string">
            <text:p>new IAUNamed {Name = "Taiyangshou", Designation = "HR 4518", Id = "χ", Constellation = "UMa", No = "-", VMag = 3.69, RightAscension = 176.512559, Declination= 47.779406},</text:p>
          </table:table-cell>
        </table:table-row>
        <table:table-row table:style-name="ro2">
          <table:table-cell office:value-type="string" calcext:value-type="string">
            <text:p>Taiyi</text:p>
          </table:table-cell>
          <table:table-cell office:value-type="string" calcext:value-type="string">
            <text:p>HR 49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193.868951</text:p>
          </table:table-cell>
          <table:table-cell office:value-type="string" calcext:value-type="string">
            <text:p>65.438474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408];CHAR(34); &quot;, Designation = &quot;;CHAR(34);[.B408];CHAR(34); &quot;, Id = &quot;;CHAR(34);[.C408];CHAR(34);&quot;, Constellation = &quot;;CHAR(34);[.D408];CHAR(34);&quot;, No = &quot;;CHAR(34);[.E408];CHAR(34); &quot;, VMag = &quot;;[.G408]; &quot;, RightAscension = &quot;;[.H408]; &quot;, Declination= &quot;; [.I408]; &quot;},&quot;)" office:value-type="string" office:string-value="new IAUNamed {Name = &quot;Taiyi&quot;, Designation = &quot;HR 4916&quot;, Id = &quot;8&quot;, Constellation = &quot;Dra&quot;, No = &quot;-&quot;, VMag = 5.23, RightAscension = 193.868951, Declination= 65.438474}," calcext:value-type="string">
            <text:p>new IAUNamed {Name = "Taiyi", Designation = "HR 4916", Id = "8", Constellation = "Dra", No = "-", VMag = 5.23, RightAscension = 193.868951, Declination= 65.438474},</text:p>
          </table:table-cell>
        </table:table-row>
        <table:table-row table:style-name="ro2">
          <table:table-cell office:value-type="string" calcext:value-type="string">
            <text:p>Talitha</text:p>
          </table:table-cell>
          <table:table-cell office:value-type="string" calcext:value-type="string">
            <text:p>HR 3569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8592+4803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34.801890</text:p>
          </table:table-cell>
          <table:table-cell office:value-type="string" calcext:value-type="string">
            <text:p>48.04182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409];CHAR(34); &quot;, Designation = &quot;;CHAR(34);[.B409];CHAR(34); &quot;, Id = &quot;;CHAR(34);[.C409];CHAR(34);&quot;, Constellation = &quot;;CHAR(34);[.D409];CHAR(34);&quot;, No = &quot;;CHAR(34);[.E409];CHAR(34); &quot;, VMag = &quot;;[.G409]; &quot;, RightAscension = &quot;;[.H409]; &quot;, Declination= &quot;; [.I409]; &quot;},&quot;)" office:value-type="string" office:string-value="new IAUNamed {Name = &quot;Talitha&quot;, Designation = &quot;HR 3569&quot;, Id = &quot;ι&quot;, Constellation = &quot;UMa&quot;, No = &quot;Aa&quot;, VMag = 3.12, RightAscension = 134.801890, Declination= 48.041826}," calcext:value-type="string">
            <text:p>new IAUNamed {Name = "Talitha", Designation = "HR 3569", Id = "ι", Constellation = "UMa", No = "Aa", VMag = 3.12, RightAscension = 134.801890, Declination= 48.041826},</text:p>
          </table:table-cell>
        </table:table-row>
        <table:table-row table:style-name="ro1">
          <table:table-cell office:value-type="string" calcext:value-type="string">
            <text:p>Tania Australis</text:p>
          </table:table-cell>
          <table:table-cell office:value-type="string" calcext:value-type="string">
            <text:p>HR 4069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155.582250</text:p>
          </table:table-cell>
          <table:table-cell office:value-type="string" calcext:value-type="string">
            <text:p>41.49951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410];CHAR(34); &quot;, Designation = &quot;;CHAR(34);[.B410];CHAR(34); &quot;, Id = &quot;;CHAR(34);[.C410];CHAR(34);&quot;, Constellation = &quot;;CHAR(34);[.D410];CHAR(34);&quot;, No = &quot;;CHAR(34);[.E410];CHAR(34); &quot;, VMag = &quot;;[.G410]; &quot;, RightAscension = &quot;;[.H410]; &quot;, Declination= &quot;; [.I410]; &quot;},&quot;)" office:value-type="string" office:string-value="new IAUNamed {Name = &quot;Tania Australis&quot;, Designation = &quot;HR 4069&quot;, Id = &quot;μ&quot;, Constellation = &quot;UMa&quot;, No = &quot;A&quot;, VMag = 3.06, RightAscension = 155.582250, Declination= 41.499519}," calcext:value-type="string">
            <text:p>new IAUNamed {Name = "Tania Australis", Designation = "HR 4069", Id = "μ", Constellation = "UMa", No = "A", VMag = 3.06, RightAscension = 155.582250, Declination= 41.499519},</text:p>
          </table:table-cell>
        </table:table-row>
        <table:table-row table:style-name="ro1">
          <table:table-cell office:value-type="string" calcext:value-type="string">
            <text:p>Tania Borealis</text:p>
          </table:table-cell>
          <table:table-cell office:value-type="string" calcext:value-type="string">
            <text:p>HR 403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54.274095</text:p>
          </table:table-cell>
          <table:table-cell office:value-type="string" calcext:value-type="string">
            <text:p>42.91435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411];CHAR(34); &quot;, Designation = &quot;;CHAR(34);[.B411];CHAR(34); &quot;, Id = &quot;;CHAR(34);[.C411];CHAR(34);&quot;, Constellation = &quot;;CHAR(34);[.D411];CHAR(34);&quot;, No = &quot;;CHAR(34);[.E411];CHAR(34); &quot;, VMag = &quot;;[.G411]; &quot;, RightAscension = &quot;;[.H411]; &quot;, Declination= &quot;; [.I411]; &quot;},&quot;)" office:value-type="string" office:string-value="new IAUNamed {Name = &quot;Tania Borealis&quot;, Designation = &quot;HR 4033&quot;, Id = &quot;λ&quot;, Constellation = &quot;UMa&quot;, No = &quot;A&quot;, VMag = 3.45, RightAscension = 154.274095, Declination= 42.914356}," calcext:value-type="string">
            <text:p>new IAUNamed {Name = "Tania Borealis", Designation = "HR 4033", Id = "λ", Constellation = "UMa", No = "A", VMag = 3.45, RightAscension = 154.274095, Declination= 42.914356},</text:p>
          </table:table-cell>
        </table:table-row>
        <table:table-row table:style-name="ro2">
          <table:table-cell office:value-type="string" calcext:value-type="string">
            <text:p>Tarazed</text:p>
          </table:table-cell>
          <table:table-cell office:value-type="string" calcext:value-type="string">
            <text:p>HR 7525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463+1037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296.564915</text:p>
          </table:table-cell>
          <table:table-cell office:value-type="string" calcext:value-type="string">
            <text:p>10.613262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12];CHAR(34); &quot;, Designation = &quot;;CHAR(34);[.B412];CHAR(34); &quot;, Id = &quot;;CHAR(34);[.C412];CHAR(34);&quot;, Constellation = &quot;;CHAR(34);[.D412];CHAR(34);&quot;, No = &quot;;CHAR(34);[.E412];CHAR(34); &quot;, VMag = &quot;;[.G412]; &quot;, RightAscension = &quot;;[.H412]; &quot;, Declination= &quot;; [.I412]; &quot;},&quot;)" office:value-type="string" office:string-value="new IAUNamed {Name = &quot;Tarazed&quot;, Designation = &quot;HR 7525&quot;, Id = &quot;γ&quot;, Constellation = &quot;Aql&quot;, No = &quot;-&quot;, VMag = 2.72, RightAscension = 296.564915, Declination= 10.613262}," calcext:value-type="string">
            <text:p>new IAUNamed {Name = "Tarazed", Designation = "HR 7525", Id = "γ", Constellation = "Aql", No = "-", VMag = 2.72, RightAscension = 296.564915, Declination= 10.613262},</text:p>
          </table:table-cell>
        </table:table-row>
        <table:table-row table:style-name="ro2">
          <table:table-cell office:value-type="string" calcext:value-type="string">
            <text:p>Taygeta</text:p>
          </table:table-cell>
          <table:table-cell office:value-type="string" calcext:value-type="string">
            <text:p>HR 11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3452+2428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56.302063</text:p>
          </table:table-cell>
          <table:table-cell office:value-type="string" calcext:value-type="string">
            <text:p>24.467270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13];CHAR(34); &quot;, Designation = &quot;;CHAR(34);[.B413];CHAR(34); &quot;, Id = &quot;;CHAR(34);[.C413];CHAR(34);&quot;, Constellation = &quot;;CHAR(34);[.D413];CHAR(34);&quot;, No = &quot;;CHAR(34);[.E413];CHAR(34); &quot;, VMag = &quot;;[.G413]; &quot;, RightAscension = &quot;;[.H413]; &quot;, Declination= &quot;; [.I413]; &quot;},&quot;)" office:value-type="string" office:string-value="new IAUNamed {Name = &quot;Taygeta&quot;, Designation = &quot;HR 1145&quot;, Id = &quot;19&quot;, Constellation = &quot;Tau&quot;, No = &quot;Aa&quot;, VMag = 4.30, RightAscension = 56.302063, Declination= 24.467270}," calcext:value-type="string">
            <text:p>new IAUNamed {Name = "Taygeta", Designation = "HR 1145", Id = "19", Constellation = "Tau", No = "Aa", VMag = 4.30, RightAscension = 56.302063, Declination= 24.467270},</text:p>
          </table:table-cell>
        </table:table-row>
        <table:table-row table:style-name="ro2">
          <table:table-cell office:value-type="string" calcext:value-type="string">
            <text:p>Tegmine</text:p>
          </table:table-cell>
          <table:table-cell office:value-type="string" calcext:value-type="string">
            <text:p>HR 3208</text:p>
          </table:table-cell>
          <table:table-cell office:value-type="string" calcext:value-type="string">
            <text:p>ζ1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8122+1739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123.053160</text:p>
          </table:table-cell>
          <table:table-cell office:value-type="string" calcext:value-type="string">
            <text:p>17.647821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414];CHAR(34); &quot;, Designation = &quot;;CHAR(34);[.B414];CHAR(34); &quot;, Id = &quot;;CHAR(34);[.C414];CHAR(34);&quot;, Constellation = &quot;;CHAR(34);[.D414];CHAR(34);&quot;, No = &quot;;CHAR(34);[.E414];CHAR(34); &quot;, VMag = &quot;;[.G414]; &quot;, RightAscension = &quot;;[.H414]; &quot;, Declination= &quot;; [.I414]; &quot;},&quot;)" office:value-type="string" office:string-value="new IAUNamed {Name = &quot;Tegmine&quot;, Designation = &quot;HR 3208&quot;, Id = &quot;ζ1&quot;, Constellation = &quot;Cnc&quot;, No = &quot;A&quot;, VMag = 4.67, RightAscension = 123.053160, Declination= 17.647821}," calcext:value-type="string">
            <text:p>new IAUNamed {Name = "Tegmine", Designation = "HR 3208", Id = "ζ1", Constellation = "Cnc", No = "A", VMag = 4.67, RightAscension = 123.053160, Declination= 17.647821},</text:p>
          </table:table-cell>
        </table:table-row>
        <table:table-row table:style-name="ro2">
          <table:table-cell office:value-type="string" calcext:value-type="string">
            <text:p>Tejat</text:p>
          </table:table-cell>
          <table:table-cell office:value-type="string" calcext:value-type="string">
            <text:p>HR 2286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6230+2231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5.740112</text:p>
          </table:table-cell>
          <table:table-cell office:value-type="string" calcext:value-type="string">
            <text:p>22.513583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415];CHAR(34); &quot;, Designation = &quot;;CHAR(34);[.B415];CHAR(34); &quot;, Id = &quot;;CHAR(34);[.C415];CHAR(34);&quot;, Constellation = &quot;;CHAR(34);[.D415];CHAR(34);&quot;, No = &quot;;CHAR(34);[.E415];CHAR(34); &quot;, VMag = &quot;;[.G415]; &quot;, RightAscension = &quot;;[.H415]; &quot;, Declination= &quot;; [.I415]; &quot;},&quot;)" office:value-type="string" office:string-value="new IAUNamed {Name = &quot;Tejat&quot;, Designation = &quot;HR 2286&quot;, Id = &quot;μ&quot;, Constellation = &quot;Gem&quot;, No = &quot;Aa&quot;, VMag = 2.87, RightAscension = 95.740112, Declination= 22.513583}," calcext:value-type="string">
            <text:p>new IAUNamed {Name = "Tejat", Designation = "HR 2286", Id = "μ", Constellation = "Gem", No = "Aa", VMag = 2.87, RightAscension = 95.740112, Declination= 22.513583},</text:p>
          </table:table-cell>
        </table:table-row>
        <table:table-row table:style-name="ro2">
          <table:table-cell office:value-type="string" calcext:value-type="string">
            <text:p>Terebellum</text:p>
          </table:table-cell>
          <table:table-cell office:value-type="string" calcext:value-type="string">
            <text:p>HR 7597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298.959838</text:p>
          </table:table-cell>
          <table:table-cell office:value-type="string" calcext:value-type="string">
            <text:p>-26.299534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416];CHAR(34); &quot;, Designation = &quot;;CHAR(34);[.B416];CHAR(34); &quot;, Id = &quot;;CHAR(34);[.C416];CHAR(34);&quot;, Constellation = &quot;;CHAR(34);[.D416];CHAR(34);&quot;, No = &quot;;CHAR(34);[.E416];CHAR(34); &quot;, VMag = &quot;;[.G416]; &quot;, RightAscension = &quot;;[.H416]; &quot;, Declination= &quot;; [.I416]; &quot;},&quot;)" office:value-type="string" office:string-value="new IAUNamed {Name = &quot;Terebellum&quot;, Designation = &quot;HR 7597&quot;, Id = &quot;ω&quot;, Constellation = &quot;Sgr&quot;, No = &quot;A&quot;, VMag = 4.70, RightAscension = 298.959838, Declination= -26.299534}," calcext:value-type="string">
            <text:p>new IAUNamed {Name = "Terebellum", Designation = "HR 7597", Id = "ω", Constellation = "Sgr", No = "A", VMag = 4.70, RightAscension = 298.959838, Declination= -26.299534},</text:p>
          </table:table-cell>
        </table:table-row>
        <table:table-row table:style-name="ro2">
          <table:table-cell office:value-type="string" calcext:value-type="string">
            <text:p>Theemin</text:p>
          </table:table-cell>
          <table:table-cell office:value-type="string" calcext:value-type="string">
            <text:p>HR 1464</text:p>
          </table:table-cell>
          <table:table-cell office:value-type="string" calcext:value-type="string">
            <text:p>υ2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68.887660</text:p>
          </table:table-cell>
          <table:table-cell office:value-type="string" calcext:value-type="string">
            <text:p>-30.562341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formula="of:=CONCATENATE(&quot;new IAUNamed {Name = &quot;;CHAR(34);[.A417];CHAR(34); &quot;, Designation = &quot;;CHAR(34);[.B417];CHAR(34); &quot;, Id = &quot;;CHAR(34);[.C417];CHAR(34);&quot;, Constellation = &quot;;CHAR(34);[.D417];CHAR(34);&quot;, No = &quot;;CHAR(34);[.E417];CHAR(34); &quot;, VMag = &quot;;[.G417]; &quot;, RightAscension = &quot;;[.H417]; &quot;, Declination= &quot;; [.I417]; &quot;},&quot;)" office:value-type="string" office:string-value="new IAUNamed {Name = &quot;Theemin&quot;, Designation = &quot;HR 1464&quot;, Id = &quot;υ2&quot;, Constellation = &quot;Eri&quot;, No = &quot;-&quot;, VMag = 3.81, RightAscension = 68.887660, Declination= -30.562341}," calcext:value-type="string">
            <text:p>new IAUNamed {Name = "Theemin", Designation = "HR 1464", Id = "υ2", Constellation = "Eri", No = "-", VMag = 3.81, RightAscension = 68.887660, Declination= -30.562341},</text:p>
          </table:table-cell>
        </table:table-row>
        <table:table-row table:style-name="ro2">
          <table:table-cell office:value-type="string" calcext:value-type="string">
            <text:p>Thuban</text:p>
          </table:table-cell>
          <table:table-cell office:value-type="string" calcext:value-type="string">
            <text:p>HR 529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044+642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211.097291</text:p>
          </table:table-cell>
          <table:table-cell office:value-type="string" calcext:value-type="string">
            <text:p>64.375851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418];CHAR(34); &quot;, Designation = &quot;;CHAR(34);[.B418];CHAR(34); &quot;, Id = &quot;;CHAR(34);[.C418];CHAR(34);&quot;, Constellation = &quot;;CHAR(34);[.D418];CHAR(34);&quot;, No = &quot;;CHAR(34);[.E418];CHAR(34); &quot;, VMag = &quot;;[.G418]; &quot;, RightAscension = &quot;;[.H418]; &quot;, Declination= &quot;; [.I418]; &quot;},&quot;)" office:value-type="string" office:string-value="new IAUNamed {Name = &quot;Thuban&quot;, Designation = &quot;HR 5291&quot;, Id = &quot;α&quot;, Constellation = &quot;Dra&quot;, No = &quot;A&quot;, VMag = 3.67, RightAscension = 211.097291, Declination= 64.375851}," calcext:value-type="string">
            <text:p>new IAUNamed {Name = "Thuban", Designation = "HR 5291", Id = "α", Constellation = "Dra", No = "A", VMag = 3.67, RightAscension = 211.097291, Declination= 64.375851},</text:p>
          </table:table-cell>
        </table:table-row>
        <table:table-row table:style-name="ro2">
          <table:table-cell office:value-type="string" calcext:value-type="string">
            <text:p>Tiaki</text:p>
          </table:table-cell>
          <table:table-cell office:value-type="string" calcext:value-type="string">
            <text:p>HR 8636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Gr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340.666876</text:p>
          </table:table-cell>
          <table:table-cell office:value-type="string" calcext:value-type="string">
            <text:p>-46.884576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419];CHAR(34); &quot;, Designation = &quot;;CHAR(34);[.B419];CHAR(34); &quot;, Id = &quot;;CHAR(34);[.C419];CHAR(34);&quot;, Constellation = &quot;;CHAR(34);[.D419];CHAR(34);&quot;, No = &quot;;CHAR(34);[.E419];CHAR(34); &quot;, VMag = &quot;;[.G419]; &quot;, RightAscension = &quot;;[.H419]; &quot;, Declination= &quot;; [.I419]; &quot;},&quot;)" office:value-type="string" office:string-value="new IAUNamed {Name = &quot;Tiaki&quot;, Designation = &quot;HR 8636&quot;, Id = &quot;β&quot;, Constellation = &quot;Gru&quot;, No = &quot;-&quot;, VMag = 2.12, RightAscension = 340.666876, Declination= -46.884576}," calcext:value-type="string">
            <text:p>new IAUNamed {Name = "Tiaki", Designation = "HR 8636", Id = "β", Constellation = "Gru", No = "-", VMag = 2.12, RightAscension = 340.666876, Declination= -46.884576},</text:p>
          </table:table-cell>
        </table:table-row>
        <table:table-row table:style-name="ro2">
          <table:table-cell office:value-type="string" calcext:value-type="string">
            <text:p>Tianguan</text:p>
          </table:table-cell>
          <table:table-cell office:value-type="string" calcext:value-type="string">
            <text:p>HR 1910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84.411189</text:p>
          </table:table-cell>
          <table:table-cell office:value-type="string" calcext:value-type="string">
            <text:p>21.142544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420];CHAR(34); &quot;, Designation = &quot;;CHAR(34);[.B420];CHAR(34); &quot;, Id = &quot;;CHAR(34);[.C420];CHAR(34);&quot;, Constellation = &quot;;CHAR(34);[.D420];CHAR(34);&quot;, No = &quot;;CHAR(34);[.E420];CHAR(34); &quot;, VMag = &quot;;[.G420]; &quot;, RightAscension = &quot;;[.H420]; &quot;, Declination= &quot;; [.I420]; &quot;},&quot;)" office:value-type="string" office:string-value="new IAUNamed {Name = &quot;Tianguan&quot;, Designation = &quot;HR 1910&quot;, Id = &quot;ζ&quot;, Constellation = &quot;Tau&quot;, No = &quot;A&quot;, VMag = 2.97, RightAscension = 84.411189, Declination= 21.142544}," calcext:value-type="string">
            <text:p>new IAUNamed {Name = "Tianguan", Designation = "HR 1910", Id = "ζ", Constellation = "Tau", No = "A", VMag = 2.97, RightAscension = 84.411189, Declination= 21.142544},</text:p>
          </table:table-cell>
        </table:table-row>
        <table:table-row table:style-name="ro2">
          <table:table-cell office:value-type="string" calcext:value-type="string">
            <text:p>Tianyi</text:p>
          </table:table-cell>
          <table:table-cell office:value-type="string" calcext:value-type="string">
            <text:p>HR 48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191.893099</text:p>
          </table:table-cell>
          <table:table-cell office:value-type="string" calcext:value-type="string">
            <text:p>66.790305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421];CHAR(34); &quot;, Designation = &quot;;CHAR(34);[.B421];CHAR(34); &quot;, Id = &quot;;CHAR(34);[.C421];CHAR(34);&quot;, Constellation = &quot;;CHAR(34);[.D421];CHAR(34);&quot;, No = &quot;;CHAR(34);[.E421];CHAR(34); &quot;, VMag = &quot;;[.G421]; &quot;, RightAscension = &quot;;[.H421]; &quot;, Declination= &quot;; [.I421]; &quot;},&quot;)" office:value-type="string" office:string-value="new IAUNamed {Name = &quot;Tianyi&quot;, Designation = &quot;HR 4863&quot;, Id = &quot;7&quot;, Constellation = &quot;Dra&quot;, No = &quot;-&quot;, VMag = 5.43, RightAscension = 191.893099, Declination= 66.790305}," calcext:value-type="string">
            <text:p>new IAUNamed {Name = "Tianyi", Designation = "HR 4863", Id = "7", Constellation = "Dra", No = "-", VMag = 5.43, RightAscension = 191.893099, Declination= 66.790305},</text:p>
          </table:table-cell>
        </table:table-row>
        <table:table-row table:style-name="ro2">
          <table:table-cell office:value-type="string" calcext:value-type="string">
            <text:p>Titawin</text:p>
          </table:table-cell>
          <table:table-cell office:value-type="string" calcext:value-type="string">
            <text:p>HR 458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1368+4124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24.199342</text:p>
          </table:table-cell>
          <table:table-cell office:value-type="string" calcext:value-type="string">
            <text:p>41.405457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422];CHAR(34); &quot;, Designation = &quot;;CHAR(34);[.B422];CHAR(34); &quot;, Id = &quot;;CHAR(34);[.C422];CHAR(34);&quot;, Constellation = &quot;;CHAR(34);[.D422];CHAR(34);&quot;, No = &quot;;CHAR(34);[.E422];CHAR(34); &quot;, VMag = &quot;;[.G422]; &quot;, RightAscension = &quot;;[.H422]; &quot;, Declination= &quot;; [.I422]; &quot;},&quot;)" office:value-type="string" office:string-value="new IAUNamed {Name = &quot;Titawin&quot;, Designation = &quot;HR 458&quot;, Id = &quot;υ&quot;, Constellation = &quot;And&quot;, No = &quot;A&quot;, VMag = 4.09, RightAscension = 24.199342, Declination= 41.405457}," calcext:value-type="string">
            <text:p>new IAUNamed {Name = "Titawin", Designation = "HR 458", Id = "υ", Constellation = "And", No = "A", VMag = 4.09, RightAscension = 24.199342, Declination= 41.405457},</text:p>
          </table:table-cell>
        </table:table-row>
        <table:table-row table:style-name="ro2">
          <table:table-cell office:value-type="string" calcext:value-type="string">
            <text:p>Tonatiuh</text:p>
          </table:table-cell>
          <table:table-cell office:value-type="string" calcext:value-type="string">
            <text:p>HR 4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181.312995</text:p>
          </table:table-cell>
          <table:table-cell office:value-type="string" calcext:value-type="string">
            <text:p>76.905735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423];CHAR(34); &quot;, Designation = &quot;;CHAR(34);[.B423];CHAR(34); &quot;, Id = &quot;;CHAR(34);[.C423];CHAR(34);&quot;, Constellation = &quot;;CHAR(34);[.D423];CHAR(34);&quot;, No = &quot;;CHAR(34);[.E423];CHAR(34); &quot;, VMag = &quot;;[.G423]; &quot;, RightAscension = &quot;;[.H423]; &quot;, Declination= &quot;; [.I423]; &quot;},&quot;)" office:value-type="string" office:string-value="new IAUNamed {Name = &quot;Tonatiuh&quot;, Designation = &quot;HR 4609&quot;, Id = &quot;-&quot;, Constellation = &quot;Cam&quot;, No = &quot;-&quot;, VMag = 5.80, RightAscension = 181.312995, Declination= 76.905735}," calcext:value-type="string">
            <text:p>new IAUNamed {Name = "Tonatiuh", Designation = "HR 4609", Id = "-", Constellation = "Cam", No = "-", VMag = 5.80, RightAscension = 181.312995, Declination= 76.905735},</text:p>
          </table:table-cell>
        </table:table-row>
        <table:table-row table:style-name="ro2">
          <table:table-cell office:value-type="string" calcext:value-type="string">
            <text:p>Torcular</text:p>
          </table:table-cell>
          <table:table-cell office:value-type="string" calcext:value-type="string">
            <text:p>HR 510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1454+0909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026.348466</text:p>
          </table:table-cell>
          <table:table-cell office:value-type="string" calcext:value-type="string">
            <text:p>9.157737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424];CHAR(34); &quot;, Designation = &quot;;CHAR(34);[.B424];CHAR(34); &quot;, Id = &quot;;CHAR(34);[.C424];CHAR(34);&quot;, Constellation = &quot;;CHAR(34);[.D424];CHAR(34);&quot;, No = &quot;;CHAR(34);[.E424];CHAR(34); &quot;, VMag = &quot;;[.G424]; &quot;, RightAscension = &quot;;[.H424]; &quot;, Declination= &quot;; [.I424]; &quot;},&quot;)" office:value-type="string" office:string-value="new IAUNamed {Name = &quot;Torcular&quot;, Designation = &quot;HR 510&quot;, Id = &quot;ο&quot;, Constellation = &quot;Psc&quot;, No = &quot;A&quot;, VMag = 4.29, RightAscension = 026.348466, Declination= 9.157737}," calcext:value-type="string">
            <text:p>new IAUNamed {Name = "Torcular", Designation = "HR 510", Id = "ο", Constellation = "Psc", No = "A", VMag = 4.29, RightAscension = 026.348466, Declination= 9.157737},</text:p>
          </table:table-cell>
        </table:table-row>
        <table:table-row table:style-name="ro2">
          <table:table-cell office:value-type="string" calcext:value-type="string">
            <text:p>Tureis</text:p>
          </table:table-cell>
          <table:table-cell office:value-type="string" calcext:value-type="string">
            <text:p>HR 3185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8075-2418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21.886037</text:p>
          </table:table-cell>
          <table:table-cell office:value-type="string" calcext:value-type="string">
            <text:p>-24.304324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425];CHAR(34); &quot;, Designation = &quot;;CHAR(34);[.B425];CHAR(34); &quot;, Id = &quot;;CHAR(34);[.C425];CHAR(34);&quot;, Constellation = &quot;;CHAR(34);[.D425];CHAR(34);&quot;, No = &quot;;CHAR(34);[.E425];CHAR(34); &quot;, VMag = &quot;;[.G425]; &quot;, RightAscension = &quot;;[.H425]; &quot;, Declination= &quot;; [.I425]; &quot;},&quot;)" office:value-type="string" office:string-value="new IAUNamed {Name = &quot;Tureis&quot;, Designation = &quot;HR 3185&quot;, Id = &quot;ρ&quot;, Constellation = &quot;Pup&quot;, No = &quot;A&quot;, VMag = 2.83, RightAscension = 121.886037, Declination= -24.304324}," calcext:value-type="string">
            <text:p>new IAUNamed {Name = "Tureis", Designation = "HR 3185", Id = "ρ", Constellation = "Pup", No = "A", VMag = 2.83, RightAscension = 121.886037, Declination= -24.304324},</text:p>
          </table:table-cell>
        </table:table-row>
        <table:table-row table:style-name="ro2">
          <table:table-cell office:value-type="string" calcext:value-type="string">
            <text:p>Unukalhai</text:p>
          </table:table-cell>
          <table:table-cell office:value-type="string" calcext:value-type="string">
            <text:p>HR 5854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443+062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236.066976</text:p>
          </table:table-cell>
          <table:table-cell office:value-type="string" calcext:value-type="string">
            <text:p>6.425629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26];CHAR(34); &quot;, Designation = &quot;;CHAR(34);[.B426];CHAR(34); &quot;, Id = &quot;;CHAR(34);[.C426];CHAR(34);&quot;, Constellation = &quot;;CHAR(34);[.D426];CHAR(34);&quot;, No = &quot;;CHAR(34);[.E426];CHAR(34); &quot;, VMag = &quot;;[.G426]; &quot;, RightAscension = &quot;;[.H426]; &quot;, Declination= &quot;; [.I426]; &quot;},&quot;)" office:value-type="string" office:string-value="new IAUNamed {Name = &quot;Unukalhai&quot;, Designation = &quot;HR 5854&quot;, Id = &quot;α&quot;, Constellation = &quot;Ser&quot;, No = &quot;-&quot;, VMag = 2.63, RightAscension = 236.066976, Declination= 6.425629}," calcext:value-type="string">
            <text:p>new IAUNamed {Name = "Unukalhai", Designation = "HR 5854", Id = "α", Constellation = "Ser", No = "-", VMag = 2.63, RightAscension = 236.066976, Declination= 6.425629},</text:p>
          </table:table-cell>
        </table:table-row>
        <table:table-row table:style-name="ro2">
          <table:table-cell office:value-type="string" calcext:value-type="string">
            <text:p>Unurgunite</text:p>
          </table:table-cell>
          <table:table-cell office:value-type="string" calcext:value-type="string">
            <text:p>HR 2646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017-2756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05.429782</text:p>
          </table:table-cell>
          <table:table-cell office:value-type="string" calcext:value-type="string">
            <text:p>-27.934830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427];CHAR(34); &quot;, Designation = &quot;;CHAR(34);[.B427];CHAR(34); &quot;, Id = &quot;;CHAR(34);[.C427];CHAR(34);&quot;, Constellation = &quot;;CHAR(34);[.D427];CHAR(34);&quot;, No = &quot;;CHAR(34);[.E427];CHAR(34); &quot;, VMag = &quot;;[.G427]; &quot;, RightAscension = &quot;;[.H427]; &quot;, Declination= &quot;; [.I427]; &quot;},&quot;)" office:value-type="string" office:string-value="new IAUNamed {Name = &quot;Unurgunite&quot;, Designation = &quot;HR 2646&quot;, Id = &quot;σ&quot;, Constellation = &quot;CMa&quot;, No = &quot;-&quot;, VMag = 3.49, RightAscension = 105.429782, Declination= -27.934830}," calcext:value-type="string">
            <text:p>new IAUNamed {Name = "Unurgunite", Designation = "HR 2646", Id = "σ", Constellation = "CMa", No = "-", VMag = 3.49, RightAscension = 105.429782, Declination= -27.934830},</text:p>
          </table:table-cell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HR 7001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L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369+38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79.234735</text:p>
          </table:table-cell>
          <table:table-cell office:value-type="string" calcext:value-type="string">
            <text:p>38.783689</text:p>
          </table:table-cell>
          <table:table-cell office:value-type="date" office:date-value="2016-06-30" calcext:value-type="date">
            <text:p>2016-06-30</text:p>
          </table:table-cell>
          <table:table-cell/>
          <table:table-cell table:formula="of:=CONCATENATE(&quot;new IAUNamed {Name = &quot;;CHAR(34);[.A428];CHAR(34); &quot;, Designation = &quot;;CHAR(34);[.B428];CHAR(34); &quot;, Id = &quot;;CHAR(34);[.C428];CHAR(34);&quot;, Constellation = &quot;;CHAR(34);[.D428];CHAR(34);&quot;, No = &quot;;CHAR(34);[.E428];CHAR(34); &quot;, VMag = &quot;;[.G428]; &quot;, RightAscension = &quot;;[.H428]; &quot;, Declination= &quot;; [.I428]; &quot;},&quot;)" office:value-type="string" office:string-value="new IAUNamed {Name = &quot;Vega&quot;, Designation = &quot;HR 7001&quot;, Id = &quot;α&quot;, Constellation = &quot;Lyr&quot;, No = &quot;-&quot;, VMag = 0.03, RightAscension = 279.234735, Declination= 38.783689}," calcext:value-type="string">
            <text:p>new IAUNamed {Name = "Vega", Designation = "HR 7001", Id = "α", Constellation = "Lyr", No = "-", VMag = 0.03, RightAscension = 279.234735, Declination= 38.783689},</text:p>
          </table:table-cell>
        </table:table-row>
        <table:table-row table:style-name="ro2">
          <table:table-cell office:value-type="string" calcext:value-type="string">
            <text:p>Veritate</text:p>
          </table:table-cell>
          <table:table-cell office:value-type="string" calcext:value-type="string">
            <text:p>HR 89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3313+3914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352.822556</text:p>
          </table:table-cell>
          <table:table-cell office:value-type="string" calcext:value-type="string">
            <text:p>39.236197</text:p>
          </table:table-cell>
          <table:table-cell office:value-type="date" office:date-value="2015-12-15" calcext:value-type="date">
            <text:p>2015-12-15</text:p>
          </table:table-cell>
          <table:table-cell/>
          <table:table-cell table:formula="of:=CONCATENATE(&quot;new IAUNamed {Name = &quot;;CHAR(34);[.A429];CHAR(34); &quot;, Designation = &quot;;CHAR(34);[.B429];CHAR(34); &quot;, Id = &quot;;CHAR(34);[.C429];CHAR(34);&quot;, Constellation = &quot;;CHAR(34);[.D429];CHAR(34);&quot;, No = &quot;;CHAR(34);[.E429];CHAR(34); &quot;, VMag = &quot;;[.G429]; &quot;, RightAscension = &quot;;[.H429]; &quot;, Declination= &quot;; [.I429]; &quot;},&quot;)" office:value-type="string" office:string-value="new IAUNamed {Name = &quot;Veritate&quot;, Designation = &quot;HR 8930&quot;, Id = &quot;14&quot;, Constellation = &quot;And&quot;, No = &quot;A&quot;, VMag = 5.22, RightAscension = 352.822556, Declination= 39.236197}," calcext:value-type="string">
            <text:p>new IAUNamed {Name = "Veritate", Designation = "HR 8930", Id = "14", Constellation = "And", No = "A", VMag = 5.22, RightAscension = 352.822556, Declination= 39.236197},</text:p>
          </table:table-cell>
        </table:table-row>
        <table:table-row table:style-name="ro2">
          <table:table-cell office:value-type="string" calcext:value-type="string">
            <text:p>Vindemiatrix</text:p>
          </table:table-cell>
          <table:table-cell office:value-type="string" calcext:value-type="string">
            <text:p>HR 4932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022+1058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95.544157</text:p>
          </table:table-cell>
          <table:table-cell office:value-type="string" calcext:value-type="string">
            <text:p>10.959149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430];CHAR(34); &quot;, Designation = &quot;;CHAR(34);[.B430];CHAR(34); &quot;, Id = &quot;;CHAR(34);[.C430];CHAR(34);&quot;, Constellation = &quot;;CHAR(34);[.D430];CHAR(34);&quot;, No = &quot;;CHAR(34);[.E430];CHAR(34); &quot;, VMag = &quot;;[.G430]; &quot;, RightAscension = &quot;;[.H430]; &quot;, Declination= &quot;; [.I430]; &quot;},&quot;)" office:value-type="string" office:string-value="new IAUNamed {Name = &quot;Vindemiatrix&quot;, Designation = &quot;HR 4932&quot;, Id = &quot;ε&quot;, Constellation = &quot;Vir&quot;, No = &quot;-&quot;, VMag = 2.85, RightAscension = 195.544157, Declination= 10.959149}," calcext:value-type="string">
            <text:p>new IAUNamed {Name = "Vindemiatrix", Designation = "HR 4932", Id = "ε", Constellation = "Vir", No = "-", VMag = 2.85, RightAscension = 195.544157, Declination= 10.959149},</text:p>
          </table:table-cell>
        </table:table-row>
        <table:table-row table:style-name="ro2">
          <table:table-cell office:value-type="string" calcext:value-type="string">
            <text:p>Wasat</text:p>
          </table:table-cell>
          <table:table-cell office:value-type="string" calcext:value-type="string">
            <text:p>HR 2777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7201+2159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10.030749</text:p>
          </table:table-cell>
          <table:table-cell office:value-type="string" calcext:value-type="string">
            <text:p>21.982316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31];CHAR(34); &quot;, Designation = &quot;;CHAR(34);[.B431];CHAR(34); &quot;, Id = &quot;;CHAR(34);[.C431];CHAR(34);&quot;, Constellation = &quot;;CHAR(34);[.D431];CHAR(34);&quot;, No = &quot;;CHAR(34);[.E431];CHAR(34); &quot;, VMag = &quot;;[.G431]; &quot;, RightAscension = &quot;;[.H431]; &quot;, Declination= &quot;; [.I431]; &quot;},&quot;)" office:value-type="string" office:string-value="new IAUNamed {Name = &quot;Wasat&quot;, Designation = &quot;HR 2777&quot;, Id = &quot;δ&quot;, Constellation = &quot;Gem&quot;, No = &quot;Aa&quot;, VMag = 3.50, RightAscension = 110.030749, Declination= 21.982316}," calcext:value-type="string">
            <text:p>new IAUNamed {Name = "Wasat", Designation = "HR 2777", Id = "δ", Constellation = "Gem", No = "Aa", VMag = 3.50, RightAscension = 110.030749, Declination= 21.982316},</text:p>
          </table:table-cell>
        </table:table-row>
        <table:table-row table:style-name="ro2">
          <table:table-cell office:value-type="string" calcext:value-type="string">
            <text:p>Wazn</text:p>
          </table:table-cell>
          <table:table-cell office:value-type="string" calcext:value-type="string">
            <text:p>HR 2040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510-354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87.739968</text:p>
          </table:table-cell>
          <table:table-cell office:value-type="string" calcext:value-type="string">
            <text:p>-35.768310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432];CHAR(34); &quot;, Designation = &quot;;CHAR(34);[.B432];CHAR(34); &quot;, Id = &quot;;CHAR(34);[.C432];CHAR(34);&quot;, Constellation = &quot;;CHAR(34);[.D432];CHAR(34);&quot;, No = &quot;;CHAR(34);[.E432];CHAR(34); &quot;, VMag = &quot;;[.G432]; &quot;, RightAscension = &quot;;[.H432]; &quot;, Declination= &quot;; [.I432]; &quot;},&quot;)" office:value-type="string" office:string-value="new IAUNamed {Name = &quot;Wazn&quot;, Designation = &quot;HR 2040&quot;, Id = &quot;β&quot;, Constellation = &quot;Col&quot;, No = &quot;-&quot;, VMag = 3.12, RightAscension = 87.739968, Declination= -35.768310}," calcext:value-type="string">
            <text:p>new IAUNamed {Name = "Wazn", Designation = "HR 2040", Id = "β", Constellation = "Col", No = "-", VMag = 3.12, RightAscension = 87.739968, Declination= -35.768310},</text:p>
          </table:table-cell>
        </table:table-row>
        <table:table-row table:style-name="ro2">
          <table:table-cell office:value-type="string" calcext:value-type="string">
            <text:p>Wezen</text:p>
          </table:table-cell>
          <table:table-cell office:value-type="string" calcext:value-type="string">
            <text:p>HR 2693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7084-2624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07.097850</text:p>
          </table:table-cell>
          <table:table-cell office:value-type="string" calcext:value-type="string">
            <text:p>-26.393200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433];CHAR(34); &quot;, Designation = &quot;;CHAR(34);[.B433];CHAR(34); &quot;, Id = &quot;;CHAR(34);[.C433];CHAR(34);&quot;, Constellation = &quot;;CHAR(34);[.D433];CHAR(34);&quot;, No = &quot;;CHAR(34);[.E433];CHAR(34); &quot;, VMag = &quot;;[.G433]; &quot;, RightAscension = &quot;;[.H433]; &quot;, Declination= &quot;; [.I433]; &quot;},&quot;)" office:value-type="string" office:string-value="new IAUNamed {Name = &quot;Wezen&quot;, Designation = &quot;HR 2693&quot;, Id = &quot;δ&quot;, Constellation = &quot;CMa&quot;, No = &quot;Aa&quot;, VMag = 1.83, RightAscension = 107.097850, Declination= -26.393200}," calcext:value-type="string">
            <text:p>new IAUNamed {Name = "Wezen", Designation = "HR 2693", Id = "δ", Constellation = "CMa", No = "Aa", VMag = 1.83, RightAscension = 107.097850, Declination= -26.393200},</text:p>
          </table:table-cell>
        </table:table-row>
        <table:table-row table:style-name="ro2">
          <table:table-cell office:value-type="string" calcext:value-type="string">
            <text:p>Xamidimura</text:p>
          </table:table-cell>
          <table:table-cell office:value-type="string" calcext:value-type="string">
            <text:p>HR 6247</text:p>
          </table:table-cell>
          <table:table-cell office:value-type="string" calcext:value-type="string">
            <text:p>μ1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6519-3803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52.967630</text:p>
          </table:table-cell>
          <table:table-cell office:value-type="string" calcext:value-type="string">
            <text:p>-38.047380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434];CHAR(34); &quot;, Designation = &quot;;CHAR(34);[.B434];CHAR(34); &quot;, Id = &quot;;CHAR(34);[.C434];CHAR(34);&quot;, Constellation = &quot;;CHAR(34);[.D434];CHAR(34);&quot;, No = &quot;;CHAR(34);[.E434];CHAR(34); &quot;, VMag = &quot;;[.G434]; &quot;, RightAscension = &quot;;[.H434]; &quot;, Declination= &quot;; [.I434]; &quot;},&quot;)" office:value-type="string" office:string-value="new IAUNamed {Name = &quot;Xamidimura&quot;, Designation = &quot;HR 6247&quot;, Id = &quot;μ1&quot;, Constellation = &quot;Sco&quot;, No = &quot;Aa&quot;, VMag = 3.00, RightAscension = 252.967630, Declination= -38.047380}," calcext:value-type="string">
            <text:p>new IAUNamed {Name = "Xamidimura", Designation = "HR 6247", Id = "μ1", Constellation = "Sco", No = "Aa", VMag = 3.00, RightAscension = 252.967630, Declination= -38.047380},</text:p>
          </table:table-cell>
        </table:table-row>
        <table:table-row table:style-name="ro2">
          <table:table-cell office:value-type="string" calcext:value-type="string">
            <text:p>Xuange</text:p>
          </table:table-cell>
          <table:table-cell office:value-type="string" calcext:value-type="string">
            <text:p>HR 5351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4164+4605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14.095912</text:p>
          </table:table-cell>
          <table:table-cell office:value-type="string" calcext:value-type="string">
            <text:p>46.088306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435];CHAR(34); &quot;, Designation = &quot;;CHAR(34);[.B435];CHAR(34); &quot;, Id = &quot;;CHAR(34);[.C435];CHAR(34);&quot;, Constellation = &quot;;CHAR(34);[.D435];CHAR(34);&quot;, No = &quot;;CHAR(34);[.E435];CHAR(34); &quot;, VMag = &quot;;[.G435]; &quot;, RightAscension = &quot;;[.H435]; &quot;, Declination= &quot;; [.I435]; &quot;},&quot;)" office:value-type="string" office:string-value="new IAUNamed {Name = &quot;Xuange&quot;, Designation = &quot;HR 5351&quot;, Id = &quot;λ&quot;, Constellation = &quot;Boo&quot;, No = &quot;-&quot;, VMag = 4.18, RightAscension = 214.095912, Declination= 46.088306}," calcext:value-type="string">
            <text:p>new IAUNamed {Name = "Xuange", Designation = "HR 5351", Id = "λ", Constellation = "Boo", No = "-", VMag = 4.18, RightAscension = 214.095912, Declination= 46.088306},</text:p>
          </table:table-cell>
        </table:table-row>
        <table:table-row table:style-name="ro2">
          <table:table-cell office:value-type="string" calcext:value-type="string">
            <text:p>Yed Posterior</text:p>
          </table:table-cell>
          <table:table-cell office:value-type="string" calcext:value-type="string">
            <text:p>HR 6075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Op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183-0442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244.580374</text:p>
          </table:table-cell>
          <table:table-cell office:value-type="string" calcext:value-type="string">
            <text:p>-4.692510</text:p>
          </table:table-cell>
          <table:table-cell office:value-type="date" office:date-value="2016-10-05" calcext:value-type="date">
            <text:p>2016-10-05</text:p>
          </table:table-cell>
          <table:table-cell/>
          <table:table-cell table:formula="of:=CONCATENATE(&quot;new IAUNamed {Name = &quot;;CHAR(34);[.A436];CHAR(34); &quot;, Designation = &quot;;CHAR(34);[.B436];CHAR(34); &quot;, Id = &quot;;CHAR(34);[.C436];CHAR(34);&quot;, Constellation = &quot;;CHAR(34);[.D436];CHAR(34);&quot;, No = &quot;;CHAR(34);[.E436];CHAR(34); &quot;, VMag = &quot;;[.G436]; &quot;, RightAscension = &quot;;[.H436]; &quot;, Declination= &quot;; [.I436]; &quot;},&quot;)" office:value-type="string" office:string-value="new IAUNamed {Name = &quot;Yed Posterior&quot;, Designation = &quot;HR 6075&quot;, Id = &quot;ε&quot;, Constellation = &quot;Oph&quot;, No = &quot;-&quot;, VMag = 3.23, RightAscension = 244.580374, Declination= -4.692510}," calcext:value-type="string">
            <text:p>new IAUNamed {Name = "Yed Posterior", Designation = "HR 6075", Id = "ε", Constellation = "Oph", No = "-", VMag = 3.23, RightAscension = 244.580374, Declination= -4.692510},</text:p>
          </table:table-cell>
        </table:table-row>
        <table:table-row table:style-name="ro2">
          <table:table-cell office:value-type="string" calcext:value-type="string">
            <text:p>Yed Prior</text:p>
          </table:table-cell>
          <table:table-cell office:value-type="string" calcext:value-type="string">
            <text:p>HR 6056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Op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143-0342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43.586411</text:p>
          </table:table-cell>
          <table:table-cell office:value-type="string" calcext:value-type="string">
            <text:p>-3.694323</text:p>
          </table:table-cell>
          <table:table-cell office:value-type="date" office:date-value="2016-10-05" calcext:value-type="date">
            <text:p>2016-10-05</text:p>
          </table:table-cell>
          <table:table-cell/>
          <table:table-cell table:formula="of:=CONCATENATE(&quot;new IAUNamed {Name = &quot;;CHAR(34);[.A437];CHAR(34); &quot;, Designation = &quot;;CHAR(34);[.B437];CHAR(34); &quot;, Id = &quot;;CHAR(34);[.C437];CHAR(34);&quot;, Constellation = &quot;;CHAR(34);[.D437];CHAR(34);&quot;, No = &quot;;CHAR(34);[.E437];CHAR(34); &quot;, VMag = &quot;;[.G437]; &quot;, RightAscension = &quot;;[.H437]; &quot;, Declination= &quot;; [.I437]; &quot;},&quot;)" office:value-type="string" office:string-value="new IAUNamed {Name = &quot;Yed Prior&quot;, Designation = &quot;HR 6056&quot;, Id = &quot;δ&quot;, Constellation = &quot;Oph&quot;, No = &quot;-&quot;, VMag = 2.73, RightAscension = 243.586411, Declination= -3.694323}," calcext:value-type="string">
            <text:p>new IAUNamed {Name = "Yed Prior", Designation = "HR 6056", Id = "δ", Constellation = "Oph", No = "-", VMag = 2.73, RightAscension = 243.586411, Declination= -3.694323},</text:p>
          </table:table-cell>
        </table:table-row>
        <table:table-row table:style-name="ro2">
          <table:table-cell office:value-type="string" calcext:value-type="string">
            <text:p>Yildun</text:p>
          </table:table-cell>
          <table:table-cell office:value-type="string" calcext:value-type="string">
            <text:p>HR 6789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322+863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263.054126</text:p>
          </table:table-cell>
          <table:table-cell office:value-type="string" calcext:value-type="string">
            <text:p>86.586462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38];CHAR(34); &quot;, Designation = &quot;;CHAR(34);[.B438];CHAR(34); &quot;, Id = &quot;;CHAR(34);[.C438];CHAR(34);&quot;, Constellation = &quot;;CHAR(34);[.D438];CHAR(34);&quot;, No = &quot;;CHAR(34);[.E438];CHAR(34); &quot;, VMag = &quot;;[.G438]; &quot;, RightAscension = &quot;;[.H438]; &quot;, Declination= &quot;; [.I438]; &quot;},&quot;)" office:value-type="string" office:string-value="new IAUNamed {Name = &quot;Yildun&quot;, Designation = &quot;HR 6789&quot;, Id = &quot;δ&quot;, Constellation = &quot;UMi&quot;, No = &quot;-&quot;, VMag = 4.35, RightAscension = 263.054126, Declination= 86.586462}," calcext:value-type="string">
            <text:p>new IAUNamed {Name = "Yildun", Designation = "HR 6789", Id = "δ", Constellation = "UMi", No = "-", VMag = 4.35, RightAscension = 263.054126, Declination= 86.586462},</text:p>
          </table:table-cell>
        </table:table-row>
        <table:table-row table:style-name="ro2">
          <table:table-cell office:value-type="string" calcext:value-type="string">
            <text:p>Zaniah</text:p>
          </table:table-cell>
          <table:table-cell office:value-type="string" calcext:value-type="string">
            <text:p>HR 4689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2199-004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84.976476</text:p>
          </table:table-cell>
          <table:table-cell office:value-type="string" calcext:value-type="string">
            <text:p>-0.666793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439];CHAR(34); &quot;, Designation = &quot;;CHAR(34);[.B439];CHAR(34); &quot;, Id = &quot;;CHAR(34);[.C439];CHAR(34);&quot;, Constellation = &quot;;CHAR(34);[.D439];CHAR(34);&quot;, No = &quot;;CHAR(34);[.E439];CHAR(34); &quot;, VMag = &quot;;[.G439]; &quot;, RightAscension = &quot;;[.H439]; &quot;, Declination= &quot;; [.I439]; &quot;},&quot;)" office:value-type="string" office:string-value="new IAUNamed {Name = &quot;Zaniah&quot;, Designation = &quot;HR 4689&quot;, Id = &quot;η&quot;, Constellation = &quot;Vir&quot;, No = &quot;Aa&quot;, VMag = 3.89, RightAscension = 184.976476, Declination= -0.666793}," calcext:value-type="string">
            <text:p>new IAUNamed {Name = "Zaniah", Designation = "HR 4689", Id = "η", Constellation = "Vir", No = "Aa", VMag = 3.89, RightAscension = 184.976476, Declination= -0.666793},</text:p>
          </table:table-cell>
        </table:table-row>
        <table:table-row table:style-name="ro2">
          <table:table-cell office:value-type="string" calcext:value-type="string">
            <text:p>Zaurak</text:p>
          </table:table-cell>
          <table:table-cell office:value-type="string" calcext:value-type="string">
            <text:p>HR 1231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580-1331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59.507360</text:p>
          </table:table-cell>
          <table:table-cell office:value-type="string" calcext:value-type="string">
            <text:p>-13.508516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440];CHAR(34); &quot;, Designation = &quot;;CHAR(34);[.B440];CHAR(34); &quot;, Id = &quot;;CHAR(34);[.C440];CHAR(34);&quot;, Constellation = &quot;;CHAR(34);[.D440];CHAR(34);&quot;, No = &quot;;CHAR(34);[.E440];CHAR(34); &quot;, VMag = &quot;;[.G440]; &quot;, RightAscension = &quot;;[.H440]; &quot;, Declination= &quot;; [.I440]; &quot;},&quot;)" office:value-type="string" office:string-value="new IAUNamed {Name = &quot;Zaurak&quot;, Designation = &quot;HR 1231&quot;, Id = &quot;γ&quot;, Constellation = &quot;Eri&quot;, No = &quot;-&quot;, VMag = 2.97, RightAscension = 59.507360, Declination= -13.508516}," calcext:value-type="string">
            <text:p>new IAUNamed {Name = "Zaurak", Designation = "HR 1231", Id = "γ", Constellation = "Eri", No = "-", VMag = 2.97, RightAscension = 59.507360, Declination= -13.508516},</text:p>
          </table:table-cell>
        </table:table-row>
        <table:table-row table:style-name="ro2">
          <table:table-cell office:value-type="string" calcext:value-type="string">
            <text:p>Zavijava</text:p>
          </table:table-cell>
          <table:table-cell office:value-type="string" calcext:value-type="string">
            <text:p>HR 4540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507+0146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77.673826</text:p>
          </table:table-cell>
          <table:table-cell office:value-type="string" calcext:value-type="string">
            <text:p>1.76471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41];CHAR(34); &quot;, Designation = &quot;;CHAR(34);[.B441];CHAR(34); &quot;, Id = &quot;;CHAR(34);[.C441];CHAR(34);&quot;, Constellation = &quot;;CHAR(34);[.D441];CHAR(34);&quot;, No = &quot;;CHAR(34);[.E441];CHAR(34); &quot;, VMag = &quot;;[.G441]; &quot;, RightAscension = &quot;;[.H441]; &quot;, Declination= &quot;; [.I441]; &quot;},&quot;)" office:value-type="string" office:string-value="new IAUNamed {Name = &quot;Zavijava&quot;, Designation = &quot;HR 4540&quot;, Id = &quot;β&quot;, Constellation = &quot;Vir&quot;, No = &quot;-&quot;, VMag = 3.59, RightAscension = 177.673826, Declination= 1.764717}," calcext:value-type="string">
            <text:p>new IAUNamed {Name = "Zavijava", Designation = "HR 4540", Id = "β", Constellation = "Vir", No = "-", VMag = 3.59, RightAscension = 177.673826, Declination= 1.764717},</text:p>
          </table:table-cell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HR 3903</text:p>
          </table:table-cell>
          <table:table-cell office:value-type="string" calcext:value-type="string">
            <text:p>υ1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47.869558</text:p>
          </table:table-cell>
          <table:table-cell office:value-type="string" calcext:value-type="string">
            <text:p>-14.846603</text:p>
          </table:table-cell>
          <table:table-cell office:value-type="date" office:date-value="2017-06-30" calcext:value-type="date">
            <text:p>2017-06-30</text:p>
          </table:table-cell>
          <table:table-cell/>
          <table:table-cell table:formula="of:=CONCATENATE(&quot;new IAUNamed {Name = &quot;;CHAR(34);[.A442];CHAR(34); &quot;, Designation = &quot;;CHAR(34);[.B442];CHAR(34); &quot;, Id = &quot;;CHAR(34);[.C442];CHAR(34);&quot;, Constellation = &quot;;CHAR(34);[.D442];CHAR(34);&quot;, No = &quot;;CHAR(34);[.E442];CHAR(34); &quot;, VMag = &quot;;[.G442]; &quot;, RightAscension = &quot;;[.H442]; &quot;, Declination= &quot;; [.I442]; &quot;},&quot;)" office:value-type="string" office:string-value="new IAUNamed {Name = &quot;Zhang&quot;, Designation = &quot;HR 3903&quot;, Id = &quot;υ1&quot;, Constellation = &quot;Hya&quot;, No = &quot;A&quot;, VMag = 4.11, RightAscension = 147.869558, Declination= -14.846603}," calcext:value-type="string">
            <text:p>new IAUNamed {Name = "Zhang", Designation = "HR 3903", Id = "υ1", Constellation = "Hya", No = "A", VMag = 4.11, RightAscension = 147.869558, Declination= -14.846603},</text:p>
          </table:table-cell>
        </table:table-row>
        <table:table-row table:style-name="ro2">
          <table:table-cell office:value-type="string" calcext:value-type="string">
            <text:p>Zibal</text:p>
          </table:table-cell>
          <table:table-cell office:value-type="string" calcext:value-type="string">
            <text:p>HR 984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3158-0849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48.958436</text:p>
          </table:table-cell>
          <table:table-cell office:value-type="string" calcext:value-type="string">
            <text:p>-8.819731</text:p>
          </table:table-cell>
          <table:table-cell office:value-type="date" office:date-value="2016-09-12" calcext:value-type="date">
            <text:p>2016-09-12</text:p>
          </table:table-cell>
          <table:table-cell/>
          <table:table-cell table:formula="of:=CONCATENATE(&quot;new IAUNamed {Name = &quot;;CHAR(34);[.A443];CHAR(34); &quot;, Designation = &quot;;CHAR(34);[.B443];CHAR(34); &quot;, Id = &quot;;CHAR(34);[.C443];CHAR(34);&quot;, Constellation = &quot;;CHAR(34);[.D443];CHAR(34);&quot;, No = &quot;;CHAR(34);[.E443];CHAR(34); &quot;, VMag = &quot;;[.G443]; &quot;, RightAscension = &quot;;[.H443]; &quot;, Declination= &quot;; [.I443]; &quot;},&quot;)" office:value-type="string" office:string-value="new IAUNamed {Name = &quot;Zibal&quot;, Designation = &quot;HR 984&quot;, Id = &quot;ζ&quot;, Constellation = &quot;Eri&quot;, No = &quot;Aa&quot;, VMag = 4.80, RightAscension = 48.958436, Declination= -8.819731}," calcext:value-type="string">
            <text:p>new IAUNamed {Name = "Zibal", Designation = "HR 984", Id = "ζ", Constellation = "Eri", No = "Aa", VMag = 4.80, RightAscension = 48.958436, Declination= -8.819731},</text:p>
          </table:table-cell>
        </table:table-row>
        <table:table-row table:style-name="ro2">
          <table:table-cell office:value-type="string" calcext:value-type="string">
            <text:p>Zosma</text:p>
          </table:table-cell>
          <table:table-cell office:value-type="string" calcext:value-type="string">
            <text:p>HR 4357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141+203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68.527089</text:p>
          </table:table-cell>
          <table:table-cell office:value-type="string" calcext:value-type="string">
            <text:p>20.523718</text:p>
          </table:table-cell>
          <table:table-cell office:value-type="date" office:date-value="2016-07-20" calcext:value-type="date">
            <text:p>2016-07-20</text:p>
          </table:table-cell>
          <table:table-cell/>
          <table:table-cell table:formula="of:=CONCATENATE(&quot;new IAUNamed {Name = &quot;;CHAR(34);[.A444];CHAR(34); &quot;, Designation = &quot;;CHAR(34);[.B444];CHAR(34); &quot;, Id = &quot;;CHAR(34);[.C444];CHAR(34);&quot;, Constellation = &quot;;CHAR(34);[.D444];CHAR(34);&quot;, No = &quot;;CHAR(34);[.E444];CHAR(34); &quot;, VMag = &quot;;[.G444]; &quot;, RightAscension = &quot;;[.H444]; &quot;, Declination= &quot;; [.I444]; &quot;},&quot;)" office:value-type="string" office:string-value="new IAUNamed {Name = &quot;Zosma&quot;, Designation = &quot;HR 4357&quot;, Id = &quot;δ&quot;, Constellation = &quot;Leo&quot;, No = &quot;-&quot;, VMag = 2.56, RightAscension = 168.527089, Declination= 20.523718}," calcext:value-type="string">
            <text:p>new IAUNamed {Name = "Zosma", Designation = "HR 4357", Id = "δ", Constellation = "Leo", No = "-", VMag = 2.56, RightAscension = 168.527089, Declination= 20.523718},</text:p>
          </table:table-cell>
        </table:table-row>
        <table:table-row table:style-name="ro1">
          <table:table-cell office:value-type="string" calcext:value-type="string">
            <text:p>Zubenelgenubi</text:p>
          </table:table-cell>
          <table:table-cell office:value-type="string" calcext:value-type="string">
            <text:p>HR 5531</text:p>
          </table:table-cell>
          <table:table-cell office:value-type="string" calcext:value-type="string">
            <text:p>α2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509-1603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22.719638</text:p>
          </table:table-cell>
          <table:table-cell office:value-type="string" calcext:value-type="string">
            <text:p>-16.041777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45];CHAR(34); &quot;, Designation = &quot;;CHAR(34);[.B445];CHAR(34); &quot;, Id = &quot;;CHAR(34);[.C445];CHAR(34);&quot;, Constellation = &quot;;CHAR(34);[.D445];CHAR(34);&quot;, No = &quot;;CHAR(34);[.E445];CHAR(34); &quot;, VMag = &quot;;[.G445]; &quot;, RightAscension = &quot;;[.H445]; &quot;, Declination= &quot;; [.I445]; &quot;},&quot;)" office:value-type="string" office:string-value="new IAUNamed {Name = &quot;Zubenelgenubi&quot;, Designation = &quot;HR 5531&quot;, Id = &quot;α2&quot;, Constellation = &quot;Lib&quot;, No = &quot;Aa&quot;, VMag = 2.75, RightAscension = 222.719638, Declination= -16.041777}," calcext:value-type="string">
            <text:p>new IAUNamed {Name = "Zubenelgenubi", Designation = "HR 5531", Id = "α2", Constellation = "Lib", No = "Aa", VMag = 2.75, RightAscension = 222.719638, Declination= -16.041777},</text:p>
          </table:table-cell>
        </table:table-row>
        <table:table-row table:style-name="ro1">
          <table:table-cell office:value-type="string" calcext:value-type="string">
            <text:p>Zubenelhakrabi</text:p>
          </table:table-cell>
          <table:table-cell office:value-type="string" calcext:value-type="string">
            <text:p>HR 5787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355-1447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233.881578</text:p>
          </table:table-cell>
          <table:table-cell office:value-type="string" calcext:value-type="string">
            <text:p>-14.789536</text:p>
          </table:table-cell>
          <table:table-cell office:value-type="date" office:date-value="2017-09-05" calcext:value-type="date">
            <text:p>2017-09-05</text:p>
          </table:table-cell>
          <table:table-cell/>
          <table:table-cell table:formula="of:=CONCATENATE(&quot;new IAUNamed {Name = &quot;;CHAR(34);[.A446];CHAR(34); &quot;, Designation = &quot;;CHAR(34);[.B446];CHAR(34); &quot;, Id = &quot;;CHAR(34);[.C446];CHAR(34);&quot;, Constellation = &quot;;CHAR(34);[.D446];CHAR(34);&quot;, No = &quot;;CHAR(34);[.E446];CHAR(34); &quot;, VMag = &quot;;[.G446]; &quot;, RightAscension = &quot;;[.H446]; &quot;, Declination= &quot;; [.I446]; &quot;},&quot;)" office:value-type="string" office:string-value="new IAUNamed {Name = &quot;Zubenelhakrabi&quot;, Designation = &quot;HR 5787&quot;, Id = &quot;γ&quot;, Constellation = &quot;Lib&quot;, No = &quot;A&quot;, VMag = 3.91, RightAscension = 233.881578, Declination= -14.789536}," calcext:value-type="string">
            <text:p>new IAUNamed {Name = "Zubenelhakrabi", Designation = "HR 5787", Id = "γ", Constellation = "Lib", No = "A", VMag = 3.91, RightAscension = 233.881578, Declination= -14.789536},</text:p>
          </table:table-cell>
        </table:table-row>
        <table:table-row table:style-name="ro1">
          <table:table-cell office:value-type="string" calcext:value-type="string">
            <text:p>Zubeneschamali</text:p>
          </table:table-cell>
          <table:table-cell office:value-type="string" calcext:value-type="string">
            <text:p>HR 5685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Li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29.251724</text:p>
          </table:table-cell>
          <table:table-cell office:value-type="string" calcext:value-type="string">
            <text:p>-9.382914</text:p>
          </table:table-cell>
          <table:table-cell office:value-type="date" office:date-value="2016-08-21" calcext:value-type="date">
            <text:p>2016-08-21</text:p>
          </table:table-cell>
          <table:table-cell/>
          <table:table-cell table:formula="of:=CONCATENATE(&quot;new IAUNamed {Name = &quot;;CHAR(34);[.A447];CHAR(34); &quot;, Designation = &quot;;CHAR(34);[.B447];CHAR(34); &quot;, Id = &quot;;CHAR(34);[.C447];CHAR(34);&quot;, Constellation = &quot;;CHAR(34);[.D447];CHAR(34);&quot;, No = &quot;;CHAR(34);[.E447];CHAR(34); &quot;, VMag = &quot;;[.G447]; &quot;, RightAscension = &quot;;[.H447]; &quot;, Declination= &quot;; [.I447]; &quot;},&quot;)" office:value-type="string" office:string-value="new IAUNamed {Name = &quot;Zubeneschamali&quot;, Designation = &quot;HR 5685&quot;, Id = &quot;β&quot;, Constellation = &quot;Lib&quot;, No = &quot;-&quot;, VMag = 2.61, RightAscension = 229.251724, Declination= -9.382914}," calcext:value-type="string">
            <text:p>new IAUNamed {Name = "Zubeneschamali", Designation = "HR 5685", Id = "β", Constellation = "Lib", No = "-", VMag = 2.61, RightAscension = 229.251724, Declination= -9.382914},</text:p>
          </table:table-cell>
        </table:table-row>
        <table:table-row table:style-name="ro2">
          <table:table-cell office:value-type="string" calcext:value-type="string">
            <text:p>Larawag</text:p>
          </table:table-cell>
          <table:table-cell office:value-type="string" calcext:value-type="string">
            <text:p>HR 6241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S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52.540878</text:p>
          </table:table-cell>
          <table:table-cell office:value-type="string" calcext:value-type="string">
            <text:p>-34.293232</text:p>
          </table:table-cell>
          <table:table-cell office:value-type="date" office:date-value="2017-11-19" calcext:value-type="date">
            <text:p>2017-11-19</text:p>
          </table:table-cell>
          <table:table-cell/>
          <table:table-cell table:formula="of:=CONCATENATE(&quot;new IAUNamed {Name = &quot;;CHAR(34);[.A448];CHAR(34); &quot;, Designation = &quot;;CHAR(34);[.B448];CHAR(34); &quot;, Id = &quot;;CHAR(34);[.C448];CHAR(34);&quot;, Constellation = &quot;;CHAR(34);[.D448];CHAR(34);&quot;, No = &quot;;CHAR(34);[.E448];CHAR(34); &quot;, VMag = &quot;;[.G448]; &quot;, RightAscension = &quot;;[.H448]; &quot;, Declination= &quot;; [.I448]; &quot;},&quot;)" office:value-type="string" office:string-value="new IAUNamed {Name = &quot;Larawag&quot;, Designation = &quot;HR 6241&quot;, Id = &quot;ε&quot;, Constellation = &quot;Sco&quot;, No = &quot;-&quot;, VMag = 2.29, RightAscension = 252.540878, Declination= -34.293232}," calcext:value-type="string">
            <text:p>new IAUNamed {Name = "Larawag", Designation = "HR 6241", Id = "ε", Constellation = "Sco", No = "-", VMag = 2.29, RightAscension = 252.540878, Declination= -34.293232},</text:p>
          </table:table-cell>
        </table:table-row>
        <table:table-row table:style-name="ro2">
          <table:table-cell office:value-type="string" calcext:value-type="string">
            <text:p>Ginan</text:p>
          </table:table-cell>
          <table:table-cell office:value-type="string" calcext:value-type="string">
            <text:p>HR 4700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Cr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85.340039</text:p>
          </table:table-cell>
          <table:table-cell office:value-type="string" calcext:value-type="string">
            <text:p>-60.401147</text:p>
          </table:table-cell>
          <table:table-cell office:value-type="date" office:date-value="2017-11-19" calcext:value-type="date">
            <text:p>2017-11-19</text:p>
          </table:table-cell>
          <table:table-cell/>
          <table:table-cell table:formula="of:=CONCATENATE(&quot;new IAUNamed {Name = &quot;;CHAR(34);[.A449];CHAR(34); &quot;, Designation = &quot;;CHAR(34);[.B449];CHAR(34); &quot;, Id = &quot;;CHAR(34);[.C449];CHAR(34);&quot;, Constellation = &quot;;CHAR(34);[.D449];CHAR(34);&quot;, No = &quot;;CHAR(34);[.E449];CHAR(34); &quot;, VMag = &quot;;[.G449]; &quot;, RightAscension = &quot;;[.H449]; &quot;, Declination= &quot;; [.I449]; &quot;},&quot;)" office:value-type="string" office:string-value="new IAUNamed {Name = &quot;Ginan&quot;, Designation = &quot;HR 4700&quot;, Id = &quot;ε&quot;, Constellation = &quot;Cru&quot;, No = &quot;-&quot;, VMag = 3.59, RightAscension = 185.340039, Declination= -60.401147}," calcext:value-type="string">
            <text:p>new IAUNamed {Name = "Ginan", Designation = "HR 4700", Id = "ε", Constellation = "Cru", No = "-", VMag = 3.59, RightAscension = 185.340039, Declination= -60.401147},</text:p>
          </table:table-cell>
        </table:table-row>
        <table:table-row table:style-name="ro2">
          <table:table-cell office:value-type="string" calcext:value-type="string">
            <text:p>Wurren</text:p>
          </table:table-cell>
          <table:table-cell office:value-type="string" calcext:value-type="string">
            <text:p>HR 338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1084-5515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17.096173</text:p>
          </table:table-cell>
          <table:table-cell office:value-type="string" calcext:value-type="string">
            <text:p>-55.245758</text:p>
          </table:table-cell>
          <table:table-cell office:value-type="date" office:date-value="2017-11-19" calcext:value-type="date">
            <text:p>2017-11-19</text:p>
          </table:table-cell>
          <table:table-cell/>
          <table:table-cell table:formula="of:=CONCATENATE(&quot;new IAUNamed {Name = &quot;;CHAR(34);[.A450];CHAR(34); &quot;, Designation = &quot;;CHAR(34);[.B450];CHAR(34); &quot;, Id = &quot;;CHAR(34);[.C450];CHAR(34);&quot;, Constellation = &quot;;CHAR(34);[.D450];CHAR(34);&quot;, No = &quot;;CHAR(34);[.E450];CHAR(34); &quot;, VMag = &quot;;[.G450]; &quot;, RightAscension = &quot;;[.H450]; &quot;, Declination= &quot;; [.I450]; &quot;},&quot;)" office:value-type="string" office:string-value="new IAUNamed {Name = &quot;Wurren&quot;, Designation = &quot;HR 338&quot;, Id = &quot;ζ&quot;, Constellation = &quot;Phe&quot;, No = &quot;Aa&quot;, VMag = 4.02, RightAscension = 17.096173, Declination= -55.245758}," calcext:value-type="string">
            <text:p>new IAUNamed {Name = "Wurren", Designation = "HR 338", Id = "ζ", Constellation = "Phe", No = "Aa", VMag = 4.02, RightAscension = 17.096173, Declination= -55.245758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scadia Mono" svg:font-family="'Cascadia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6:41:25.535000000</meta:creation-date>
    <dc:date>2022-02-10T17:08:52.742000000</dc:date>
    <meta:editing-duration>PT7M7S</meta:editing-duration>
    <meta:editing-cycles>1</meta:editing-cycles>
    <meta:generator>LibreOffice/7.0.2.2$Windows_X86_64 LibreOffice_project/8349ace3c3162073abd90d81fd06dcfb6b36b994</meta:generator>
    <meta:document-statistic meta:table-count="1" meta:cell-count="4949" meta:object-count="0"/>
  </office:meta>
</office:document-meta>
</file>